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555in" svg:height="5.302in" svg:x="2.3354in" svg:y="157.1972in">
            <draw:object draw:notify-on-update-of-ranges="Sheet1.A1:Sheet1.A913 Sheet1.B1:Sheet1.B9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0000000</text:p>
          </table:table-cell>
          <table:table-cell office:value-type="float" office:value="9375" calcext:value-type="float">
            <text:p>9375</text:p>
          </table:table-cell>
          <table:table-cell table:formula="of:=AVERAGE([.B1];[.B2];[.B3];[.B4])" office:value-type="float" office:value="9906.25" calcext:value-type="float">
            <text:p>9906.25</text:p>
          </table:table-cell>
          <table:table-cell table:formula="of:=AVERAGE([.C1];[.C2];[.C3];[.C4])" office:value-type="float" office:value="10079.9375" calcext:value-type="float">
            <text:p>10079.9375</text:p>
          </table:table-cell>
        </table:table-row>
        <table:table-row table:style-name="ro1">
          <table:table-cell office:value-type="string" calcext:value-type="string">
            <text:p>0000002</text:p>
          </table:table-cell>
          <table:table-cell office:value-type="float" office:value="9985" calcext:value-type="float">
            <text:p>9985</text:p>
          </table:table-cell>
          <table:table-cell table:formula="of:=AVERAGE([.B2];[.B3];[.B4];[.B5])" office:value-type="float" office:value="10102.5" calcext:value-type="float">
            <text:p>10102.5</text:p>
          </table:table-cell>
          <table:table-cell table:formula="of:=AVERAGE([.C2];[.C3];[.C4];[.C5])" office:value-type="float" office:value="10145.75" calcext:value-type="float">
            <text:p>10145.75</text:p>
          </table:table-cell>
        </table:table-row>
        <table:table-row table:style-name="ro1">
          <table:table-cell office:value-type="string" calcext:value-type="string">
            <text:p>0000004</text:p>
          </table:table-cell>
          <table:table-cell office:value-type="float" office:value="10105" calcext:value-type="float">
            <text:p>10105</text:p>
          </table:table-cell>
          <table:table-cell table:formula="of:=AVERAGE([.B3];[.B4];[.B5];[.B6])" office:value-type="float" office:value="10146.25" calcext:value-type="float">
            <text:p>10146.25</text:p>
          </table:table-cell>
          <table:table-cell table:formula="of:=AVERAGE([.C3];[.C4];[.C5];[.C6])" office:value-type="float" office:value="10159.625" calcext:value-type="float">
            <text:p>10159.625</text:p>
          </table:table-cell>
        </table:table-row>
        <table:table-row table:style-name="ro1">
          <table:table-cell office:value-type="string" calcext:value-type="string">
            <text:p>0000006</text:p>
          </table:table-cell>
          <table:table-cell office:value-type="float" office:value="10160" calcext:value-type="float">
            <text:p>10160</text:p>
          </table:table-cell>
          <table:table-cell table:formula="of:=AVERAGE([.B4];[.B5];[.B6];[.B7])" office:value-type="float" office:value="10164.75" calcext:value-type="float">
            <text:p>10164.75</text:p>
          </table:table-cell>
          <table:table-cell table:formula="of:=AVERAGE([.C4];[.C5];[.C6];[.C7])" office:value-type="float" office:value="10155.625" calcext:value-type="float">
            <text:p>10155.625</text:p>
          </table:table-cell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10160" calcext:value-type="float">
            <text:p>10160</text:p>
          </table:table-cell>
          <table:table-cell table:formula="of:=AVERAGE([.B5];[.B6];[.B7];[.B8])" office:value-type="float" office:value="10169.5" calcext:value-type="float">
            <text:p>10169.5</text:p>
          </table:table-cell>
          <table:table-cell table:formula="of:=AVERAGE([.C5];[.C6];[.C7];[.C8])" office:value-type="float" office:value="10138.3125" calcext:value-type="float">
            <text:p>10138.3125</text:p>
          </table:table-cell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10160" calcext:value-type="float">
            <text:p>10160</text:p>
          </table:table-cell>
          <table:table-cell table:formula="of:=AVERAGE([.B6];[.B7];[.B8];[.B9])" office:value-type="float" office:value="10158" calcext:value-type="float">
            <text:p>10158</text:p>
          </table:table-cell>
          <table:table-cell table:formula="of:=AVERAGE([.C6];[.C7];[.C8];[.C9])"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014</text:p>
          </table:table-cell>
          <table:table-cell office:value-type="float" office:value="10179" calcext:value-type="float">
            <text:p>10179</text:p>
          </table:table-cell>
          <table:table-cell table:formula="of:=AVERAGE([.B7];[.B8];[.B9];[.B10])" office:value-type="float" office:value="10130.25" calcext:value-type="float">
            <text:p>10130.25</text:p>
          </table:table-cell>
          <table:table-cell table:formula="of:=AVERAGE([.C7];[.C8];[.C9];[.C10])" office:value-type="float" office:value="10089.125" calcext:value-type="float">
            <text:p>10089.125</text:p>
          </table:table-cell>
        </table:table-row>
        <table:table-row table:style-name="ro1">
          <table:table-cell office:value-type="string" calcext:value-type="string">
            <text:p>0000016</text:p>
          </table:table-cell>
          <table:table-cell office:value-type="float" office:value="10179" calcext:value-type="float">
            <text:p>10179</text:p>
          </table:table-cell>
          <table:table-cell table:formula="of:=AVERAGE([.B8];[.B9];[.B10];[.B11])" office:value-type="float" office:value="10095.5" calcext:value-type="float">
            <text:p>10095.5</text:p>
          </table:table-cell>
          <table:table-cell table:formula="of:=AVERAGE([.C8];[.C9];[.C10];[.C11])" office:value-type="float" office:value="10072.375" calcext:value-type="float">
            <text:p>10072.375</text:p>
          </table:table-cell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10114" calcext:value-type="float">
            <text:p>10114</text:p>
          </table:table-cell>
          <table:table-cell table:formula="of:=AVERAGE([.B9];[.B10];[.B11];[.B12])" office:value-type="float" office:value="10072.25" calcext:value-type="float">
            <text:p>10072.25</text:p>
          </table:table-cell>
          <table:table-cell table:formula="of:=AVERAGE([.C9];[.C10];[.C11];[.C12])" office:value-type="float" office:value="10068.375" calcext:value-type="float">
            <text:p>10068.375</text:p>
          </table:table-cell>
        </table:table-row>
        <table:table-row table:style-name="ro1">
          <table:table-cell office:value-type="string" calcext:value-type="string">
            <text:p>0000022</text:p>
          </table:table-cell>
          <table:table-cell office:value-type="float" office:value="10049" calcext:value-type="float">
            <text:p>10049</text:p>
          </table:table-cell>
          <table:table-cell table:formula="of:=AVERAGE([.B10];[.B11];[.B12];[.B13])" office:value-type="float" office:value="10058.5" calcext:value-type="float">
            <text:p>10058.5</text:p>
          </table:table-cell>
          <table:table-cell table:formula="of:=AVERAGE([.C10];[.C11];[.C12];[.C13])" office:value-type="float" office:value="10070.1875" calcext:value-type="float">
            <text:p>10070.1875</text:p>
          </table:table-cell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10040" calcext:value-type="float">
            <text:p>10040</text:p>
          </table:table-cell>
          <table:table-cell table:formula="of:=AVERAGE([.B11];[.B12];[.B13];[.B14])" office:value-type="float" office:value="10063.25" calcext:value-type="float">
            <text:p>10063.25</text:p>
          </table:table-cell>
          <table:table-cell table:formula="of:=AVERAGE([.C11];[.C12];[.C13];[.C14])" office:value-type="float" office:value="10076.5625" calcext:value-type="float">
            <text:p>10076.5625</text:p>
          </table:table-cell>
        </table:table-row>
        <table:table-row table:style-name="ro1">
          <table:table-cell office:value-type="string" calcext:value-type="string">
            <text:p>0000026</text:p>
          </table:table-cell>
          <table:table-cell office:value-type="float" office:value="10086" calcext:value-type="float">
            <text:p>10086</text:p>
          </table:table-cell>
          <table:table-cell table:formula="of:=AVERAGE([.B12];[.B13];[.B14];[.B15])" office:value-type="float" office:value="10079.5" calcext:value-type="float">
            <text:p>10079.5</text:p>
          </table:table-cell>
          <table:table-cell table:formula="of:=AVERAGE([.C12];[.C13];[.C14];[.C15])" office:value-type="float" office:value="10080" calcext:value-type="float">
            <text:p>10080</text:p>
          </table:table-cell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10059" calcext:value-type="float">
            <text:p>10059</text:p>
          </table:table-cell>
          <table:table-cell table:formula="of:=AVERAGE([.B13];[.B14];[.B15];[.B16])" office:value-type="float" office:value="10079.5" calcext:value-type="float">
            <text:p>10079.5</text:p>
          </table:table-cell>
          <table:table-cell table:formula="of:=AVERAGE([.C13];[.C14];[.C15];[.C16])" office:value-type="float" office:value="10079.9375" calcext:value-type="float">
            <text:p>10079.9375</text:p>
          </table:table-cell>
        </table:table-row>
        <table:table-row table:style-name="ro1">
          <table:table-cell office:value-type="string" calcext:value-type="string">
            <text:p>0000032</text:p>
          </table:table-cell>
          <table:table-cell office:value-type="float" office:value="10068" calcext:value-type="float">
            <text:p>10068</text:p>
          </table:table-cell>
          <table:table-cell table:formula="of:=AVERAGE([.B14];[.B15];[.B16];[.B17])" office:value-type="float" office:value="10084" calcext:value-type="float">
            <text:p>10084</text:p>
          </table:table-cell>
          <table:table-cell table:formula="of:=AVERAGE([.C14];[.C15];[.C16];[.C17])" office:value-type="float" office:value="10084.5" calcext:value-type="float">
            <text:p>10084.5</text:p>
          </table:table-cell>
        </table:table-row>
        <table:table-row table:style-name="ro1">
          <table:table-cell office:value-type="string" calcext:value-type="string">
            <text:p>0000034</text:p>
          </table:table-cell>
          <table:table-cell office:value-type="float" office:value="10105" calcext:value-type="float">
            <text:p>10105</text:p>
          </table:table-cell>
          <table:table-cell table:formula="of:=AVERAGE([.B15];[.B16];[.B17];[.B18])" office:value-type="float" office:value="10077" calcext:value-type="float">
            <text:p>10077</text:p>
          </table:table-cell>
          <table:table-cell table:formula="of:=AVERAGE([.C15];[.C16];[.C17];[.C18])" office:value-type="float" office:value="10097.1875" calcext:value-type="float">
            <text:p>10097.1875</text:p>
          </table:table-cell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10086" calcext:value-type="float">
            <text:p>10086</text:p>
          </table:table-cell>
          <table:table-cell table:formula="of:=AVERAGE([.B16];[.B17];[.B18];[.B19])" office:value-type="float" office:value="10079.25" calcext:value-type="float">
            <text:p>10079.25</text:p>
          </table:table-cell>
          <table:table-cell table:formula="of:=AVERAGE([.C16];[.C17];[.C18];[.C19])" office:value-type="float" office:value="10123.75" calcext:value-type="float">
            <text:p>10123.75</text:p>
          </table:table-cell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10077" calcext:value-type="float">
            <text:p>10077</text:p>
          </table:table-cell>
          <table:table-cell table:formula="of:=AVERAGE([.B17];[.B18];[.B19];[.B20])" office:value-type="float" office:value="10097.75" calcext:value-type="float">
            <text:p>10097.75</text:p>
          </table:table-cell>
          <table:table-cell table:formula="of:=AVERAGE([.C17];[.C18];[.C19];[.C20])" office:value-type="float" office:value="10153.8125" calcext:value-type="float">
            <text:p>10153.8125</text:p>
          </table:table-cell>
        </table:table-row>
        <table:table-row table:style-name="ro1">
          <table:table-cell office:value-type="string" calcext:value-type="string">
            <text:p>0000042</text:p>
          </table:table-cell>
          <table:table-cell office:value-type="float" office:value="10040" calcext:value-type="float">
            <text:p>10040</text:p>
          </table:table-cell>
          <table:table-cell table:formula="of:=AVERAGE([.B18];[.B19];[.B20];[.B21])" office:value-type="float" office:value="10134.75" calcext:value-type="float">
            <text:p>10134.75</text:p>
          </table:table-cell>
          <table:table-cell table:formula="of:=AVERAGE([.C18];[.C19];[.C20];[.C21])" office:value-type="float" office:value="10181" calcext:value-type="float">
            <text:p>10181</text:p>
          </table:table-cell>
        </table:table-row>
        <table:table-row table:style-name="ro1">
          <table:table-cell office:value-type="string" calcext:value-type="string">
            <text:p>0000044</text:p>
          </table:table-cell>
          <table:table-cell office:value-type="float" office:value="10114" calcext:value-type="float">
            <text:p>10114</text:p>
          </table:table-cell>
          <table:table-cell table:formula="of:=AVERAGE([.B19];[.B20];[.B21];[.B22])" office:value-type="float" office:value="10183.25" calcext:value-type="float">
            <text:p>10183.25</text:p>
          </table:table-cell>
          <table:table-cell table:formula="of:=AVERAGE([.C19];[.C20];[.C21];[.C22])" office:value-type="float" office:value="10197.75" calcext:value-type="float">
            <text:p>10197.75</text:p>
          </table:table-cell>
        </table:table-row>
        <table:table-row table:style-name="ro1">
          <table:table-cell office:value-type="string" calcext:value-type="string">
            <text:p>0000046</text:p>
          </table:table-cell>
          <table:table-cell office:value-type="float" office:value="10160" calcext:value-type="float">
            <text:p>10160</text:p>
          </table:table-cell>
          <table:table-cell table:formula="of:=AVERAGE([.B20];[.B21];[.B22];[.B23])" office:value-type="float" office:value="10199.5" calcext:value-type="float">
            <text:p>10199.5</text:p>
          </table:table-cell>
          <table:table-cell table:formula="of:=AVERAGE([.C20];[.C21];[.C22];[.C23])" office:value-type="float" office:value="10193.125" calcext:value-type="float">
            <text:p>10193.125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10225" calcext:value-type="float">
            <text:p>10225</text:p>
          </table:table-cell>
          <table:table-cell table:formula="of:=AVERAGE([.B21];[.B22];[.B23];[.B24])" office:value-type="float" office:value="10206.5" calcext:value-type="float">
            <text:p>10206.5</text:p>
          </table:table-cell>
          <table:table-cell table:formula="of:=AVERAGE([.C21];[.C22];[.C23];[.C24])" office:value-type="float" office:value="10175.75" calcext:value-type="float">
            <text:p>10175.75</text:p>
          </table:table-cell>
        </table:table-row>
        <table:table-row table:style-name="ro1">
          <table:table-cell office:value-type="string" calcext:value-type="string">
            <text:p>0000052</text:p>
          </table:table-cell>
          <table:table-cell office:value-type="float" office:value="10234" calcext:value-type="float">
            <text:p>10234</text:p>
          </table:table-cell>
          <table:table-cell table:formula="of:=AVERAGE([.B22];[.B23];[.B24];[.B25])" office:value-type="float" office:value="10201.75" calcext:value-type="float">
            <text:p>10201.75</text:p>
          </table:table-cell>
          <table:table-cell table:formula="of:=AVERAGE([.C22];[.C23];[.C24];[.C25])" office:value-type="float" office:value="10149.6875" calcext:value-type="float">
            <text:p>10149.6875</text:p>
          </table:table-cell>
        </table:table-row>
        <table:table-row table:style-name="ro1">
          <table:table-cell office:value-type="string" calcext:value-type="string">
            <text:p>0000054</text:p>
          </table:table-cell>
          <table:table-cell office:value-type="float" office:value="10179" calcext:value-type="float">
            <text:p>10179</text:p>
          </table:table-cell>
          <table:table-cell table:formula="of:=AVERAGE([.B23];[.B24];[.B25];[.B26])" office:value-type="float" office:value="10164.75" calcext:value-type="float">
            <text:p>10164.75</text:p>
          </table:table-cell>
          <table:table-cell table:formula="of:=AVERAGE([.C23];[.C24];[.C25];[.C26])" office:value-type="float" office:value="10117.3125" calcext:value-type="float">
            <text:p>10117.3125</text:p>
          </table:table-cell>
        </table:table-row>
        <table:table-row table:style-name="ro1">
          <table:table-cell office:value-type="string" calcext:value-type="string">
            <text:p>0000056</text:p>
          </table:table-cell>
          <table:table-cell office:value-type="float" office:value="10188" calcext:value-type="float">
            <text:p>10188</text:p>
          </table:table-cell>
          <table:table-cell table:formula="of:=AVERAGE([.B24];[.B25];[.B26];[.B27])" office:value-type="float" office:value="10130" calcext:value-type="float">
            <text:p>10130</text:p>
          </table:table-cell>
          <table:table-cell table:formula="of:=AVERAGE([.C24];[.C25];[.C26];[.C27])" office:value-type="float" office:value="10094.8125" calcext:value-type="float">
            <text:p>10094.8125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10206" calcext:value-type="float">
            <text:p>10206</text:p>
          </table:table-cell>
          <table:table-cell table:formula="of:=AVERAGE([.B25];[.B26];[.B27];[.B28])" office:value-type="float" office:value="10102.25" calcext:value-type="float">
            <text:p>10102.25</text:p>
          </table:table-cell>
          <table:table-cell table:formula="of:=AVERAGE([.C25];[.C26];[.C27];[.C28])" office:value-type="float" office:value="10083.875" calcext:value-type="float">
            <text:p>10083.875</text:p>
          </table:table-cell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10086" calcext:value-type="float">
            <text:p>10086</text:p>
          </table:table-cell>
          <table:table-cell table:formula="of:=AVERAGE([.B26];[.B27];[.B28];[.B29])" office:value-type="float" office:value="10072.25" calcext:value-type="float">
            <text:p>10072.25</text:p>
          </table:table-cell>
          <table:table-cell table:formula="of:=AVERAGE([.C26];[.C27];[.C28];[.C29])" office:value-type="float" office:value="10078.125" calcext:value-type="float">
            <text:p>10078.125</text:p>
          </table:table-cell>
        </table:table-row>
        <table:table-row table:style-name="ro1">
          <table:table-cell office:value-type="string" calcext:value-type="string">
            <text:p>0000064</text:p>
          </table:table-cell>
          <table:table-cell office:value-type="float" office:value="10040" calcext:value-type="float">
            <text:p>10040</text:p>
          </table:table-cell>
          <table:table-cell table:formula="of:=AVERAGE([.B27];[.B28];[.B29];[.B30])" office:value-type="float" office:value="10074.75" calcext:value-type="float">
            <text:p>10074.75</text:p>
          </table:table-cell>
          <table:table-cell table:formula="of:=AVERAGE([.C27];[.C28];[.C29];[.C30])" office:value-type="float" office:value="10075.875" calcext:value-type="float">
            <text:p>10075.875</text:p>
          </table:table-cell>
        </table:table-row>
        <table:table-row table:style-name="ro1">
          <table:table-cell office:value-type="string" calcext:value-type="string">
            <text:p>0000066</text:p>
          </table:table-cell>
          <table:table-cell office:value-type="float" office:value="10077" calcext:value-type="float">
            <text:p>10077</text:p>
          </table:table-cell>
          <table:table-cell table:formula="of:=AVERAGE([.B28];[.B29];[.B30];[.B31])" office:value-type="float" office:value="10086.25" calcext:value-type="float">
            <text:p>10086.25</text:p>
          </table:table-cell>
          <table:table-cell table:formula="of:=AVERAGE([.C28];[.C29];[.C30];[.C31])" office:value-type="float" office:value="10069.5" calcext:value-type="float">
            <text:p>10069.5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10086" calcext:value-type="float">
            <text:p>10086</text:p>
          </table:table-cell>
          <table:table-cell table:formula="of:=AVERAGE([.B29];[.B30];[.B31];[.B32])" office:value-type="float" office:value="10079.25" calcext:value-type="float">
            <text:p>10079.25</text:p>
          </table:table-cell>
          <table:table-cell table:formula="of:=AVERAGE([.C29];[.C30];[.C31];[.C32])" office:value-type="float" office:value="10058.5625" calcext:value-type="float">
            <text:p>10058.5625</text:p>
          </table:table-cell>
        </table:table-row>
        <table:table-row table:style-name="ro1">
          <table:table-cell office:value-type="string" calcext:value-type="string">
            <text:p>0000072</text:p>
          </table:table-cell>
          <table:table-cell office:value-type="float" office:value="10096" calcext:value-type="float">
            <text:p>10096</text:p>
          </table:table-cell>
          <table:table-cell table:formula="of:=AVERAGE([.B30];[.B31];[.B32];[.B33])" office:value-type="float" office:value="10063.25" calcext:value-type="float">
            <text:p>10063.25</text:p>
          </table:table-cell>
          <table:table-cell table:formula="of:=AVERAGE([.C30];[.C31];[.C32];[.C33])" office:value-type="float" office:value="10055.75" calcext:value-type="float">
            <text:p>10055.75</text:p>
          </table:table-cell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10086" calcext:value-type="float">
            <text:p>10086</text:p>
          </table:table-cell>
          <table:table-cell table:formula="of:=AVERAGE([.B31];[.B32];[.B33];[.B34])" office:value-type="float" office:value="10049.25" calcext:value-type="float">
            <text:p>10049.25</text:p>
          </table:table-cell>
          <table:table-cell table:formula="of:=AVERAGE([.C31];[.C32];[.C33];[.C34])" office:value-type="float" office:value="10068.4375" calcext:value-type="float">
            <text:p>10068.4375</text:p>
          </table:table-cell>
        </table:table-row>
        <table:table-row table:style-name="ro1">
          <table:table-cell office:value-type="string" calcext:value-type="string">
            <text:p>0000076</text:p>
          </table:table-cell>
          <table:table-cell office:value-type="float" office:value="10049" calcext:value-type="float">
            <text:p>10049</text:p>
          </table:table-cell>
          <table:table-cell table:formula="of:=AVERAGE([.B32];[.B33];[.B34];[.B35])" office:value-type="float" office:value="10042.5" calcext:value-type="float">
            <text:p>10042.5</text:p>
          </table:table-cell>
          <table:table-cell table:formula="of:=AVERAGE([.C32];[.C33];[.C34];[.C35])" office:value-type="float" office:value="10095.625" calcext:value-type="float">
            <text:p>10095.625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10022" calcext:value-type="float">
            <text:p>10022</text:p>
          </table:table-cell>
          <table:table-cell table:formula="of:=AVERAGE([.B33];[.B34];[.B35];[.B36])" office:value-type="float" office:value="10068" calcext:value-type="float">
            <text:p>10068</text:p>
          </table:table-cell>
          <table:table-cell table:formula="of:=AVERAGE([.C33];[.C34];[.C35];[.C36])" office:value-type="float" office:value="10134.3125" calcext:value-type="float">
            <text:p>10134.3125</text:p>
          </table:table-cell>
        </table:table-row>
        <table:table-row table:style-name="ro1">
          <table:table-cell office:value-type="string" calcext:value-type="string">
            <text:p>0000102</text:p>
          </table:table-cell>
          <table:table-cell office:value-type="float" office:value="10040" calcext:value-type="float">
            <text:p>10040</text:p>
          </table:table-cell>
          <table:table-cell table:formula="of:=AVERAGE([.B34];[.B35];[.B36];[.B37])" office:value-type="float" office:value="10114" calcext:value-type="float">
            <text:p>10114</text:p>
          </table:table-cell>
          <table:table-cell table:formula="of:=AVERAGE([.C34];[.C35];[.C36];[.C37])" office:value-type="float" office:value="10171.25" calcext:value-type="float">
            <text:p>10171.25</text:p>
          </table:table-cell>
        </table:table-row>
        <table:table-row table:style-name="ro1">
          <table:table-cell office:value-type="string" calcext:value-type="string">
            <text:p>0000104</text:p>
          </table:table-cell>
          <table:table-cell office:value-type="float" office:value="10059" calcext:value-type="float">
            <text:p>10059</text:p>
          </table:table-cell>
          <table:table-cell table:formula="of:=AVERAGE([.B35];[.B36];[.B37];[.B38])" office:value-type="float" office:value="10158" calcext:value-type="float">
            <text:p>10158</text:p>
          </table:table-cell>
          <table:table-cell table:formula="of:=AVERAGE([.C35];[.C36];[.C37];[.C38])" office:value-type="float" office:value="10199" calcext:value-type="float">
            <text:p>10199</text:p>
          </table:table-cell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10151" calcext:value-type="float">
            <text:p>10151</text:p>
          </table:table-cell>
          <table:table-cell table:formula="of:=AVERAGE([.B36];[.B37];[.B38];[.B39])" office:value-type="float" office:value="10197.25" calcext:value-type="float">
            <text:p>10197.25</text:p>
          </table:table-cell>
          <table:table-cell table:formula="of:=AVERAGE([.C36];[.C37];[.C38];[.C39])" office:value-type="float" office:value="10213.4375" calcext:value-type="float">
            <text:p>10213.4375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10206" calcext:value-type="float">
            <text:p>10206</text:p>
          </table:table-cell>
          <table:table-cell table:formula="of:=AVERAGE([.B37];[.B38];[.B39];[.B40])" office:value-type="float" office:value="10215.75" calcext:value-type="float">
            <text:p>10215.75</text:p>
          </table:table-cell>
          <table:table-cell table:formula="of:=AVERAGE([.C37];[.C38];[.C39];[.C40])" office:value-type="float" office:value="10208.8125" calcext:value-type="float">
            <text:p>10208.8125</text:p>
          </table:table-cell>
        </table:table-row>
        <table:table-row table:style-name="ro1">
          <table:table-cell office:value-type="string" calcext:value-type="string">
            <text:p>0000112</text:p>
          </table:table-cell>
          <table:table-cell office:value-type="float" office:value="10216" calcext:value-type="float">
            <text:p>10216</text:p>
          </table:table-cell>
          <table:table-cell table:formula="of:=AVERAGE([.B38];[.B39];[.B40];[.B41])" office:value-type="float" office:value="10225" calcext:value-type="float">
            <text:p>10225</text:p>
          </table:table-cell>
          <table:table-cell table:formula="of:=AVERAGE([.C38];[.C39];[.C40];[.C41])" office:value-type="float" office:value="10192.625" calcext:value-type="float">
            <text:p>10192.625</text:p>
          </table:table-cell>
        </table:table-row>
        <table:table-row table:style-name="ro1">
          <table:table-cell office:value-type="string" calcext:value-type="string">
            <text:p>0000114</text:p>
          </table:table-cell>
          <table:table-cell office:value-type="float" office:value="10216" calcext:value-type="float">
            <text:p>10216</text:p>
          </table:table-cell>
          <table:table-cell table:formula="of:=AVERAGE([.B39];[.B40];[.B41];[.B42])" office:value-type="float" office:value="10215.75" calcext:value-type="float">
            <text:p>10215.75</text:p>
          </table:table-cell>
          <table:table-cell table:formula="of:=AVERAGE([.C39];[.C40];[.C41];[.C42])" office:value-type="float" office:value="10164.3125" calcext:value-type="float">
            <text:p>10164.3125</text:p>
          </table:table-cell>
        </table:table-row>
        <table:table-row table:style-name="ro1">
          <table:table-cell office:value-type="string" calcext:value-type="string">
            <text:p>0000116</text:p>
          </table:table-cell>
          <table:table-cell office:value-type="float" office:value="10225" calcext:value-type="float">
            <text:p>10225</text:p>
          </table:table-cell>
          <table:table-cell table:formula="of:=AVERAGE([.B40];[.B41];[.B42];[.B43])" office:value-type="float" office:value="10178.75" calcext:value-type="float">
            <text:p>10178.75</text:p>
          </table:table-cell>
          <table:table-cell table:formula="of:=AVERAGE([.C40];[.C41];[.C42];[.C43])" office:value-type="float" office:value="10134.8125" calcext:value-type="float">
            <text:p>10134.8125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10243" calcext:value-type="float">
            <text:p>10243</text:p>
          </table:table-cell>
          <table:table-cell table:formula="of:=AVERAGE([.B41];[.B42];[.B43];[.B44])" office:value-type="float" office:value="10151" calcext:value-type="float">
            <text:p>10151</text:p>
          </table:table-cell>
          <table:table-cell table:formula="of:=AVERAGE([.C41];[.C42];[.C43];[.C44])" office:value-type="float" office:value="10117.4375" calcext:value-type="float">
            <text:p>10117.4375</text:p>
          </table:table-cell>
        </table:table-row>
        <table:table-row table:style-name="ro1">
          <table:table-cell office:value-type="string" calcext:value-type="string">
            <text:p>0000122</text:p>
          </table:table-cell>
          <table:table-cell office:value-type="float" office:value="10179" calcext:value-type="float">
            <text:p>10179</text:p>
          </table:table-cell>
          <table:table-cell table:formula="of:=AVERAGE([.B42];[.B43];[.B44];[.B45])" office:value-type="float" office:value="10111.75" calcext:value-type="float">
            <text:p>10111.75</text:p>
          </table:table-cell>
          <table:table-cell table:formula="of:=AVERAGE([.C42];[.C43];[.C44];[.C45])" office:value-type="float" office:value="10109.3125" calcext:value-type="float">
            <text:p>10109.3125</text:p>
          </table:table-cell>
        </table:table-row>
        <table:table-row table:style-name="ro1">
          <table:table-cell office:value-type="string" calcext:value-type="string">
            <text:p>0000124</text:p>
          </table:table-cell>
          <table:table-cell office:value-type="float" office:value="10068" calcext:value-type="float">
            <text:p>10068</text:p>
          </table:table-cell>
          <table:table-cell table:formula="of:=AVERAGE([.B43];[.B44];[.B45];[.B46])" office:value-type="float" office:value="10097.75" calcext:value-type="float">
            <text:p>10097.75</text:p>
          </table:table-cell>
          <table:table-cell table:formula="of:=AVERAGE([.C43];[.C44];[.C45];[.C46])" office:value-type="float" office:value="10112.1875" calcext:value-type="float">
            <text:p>10112.1875</text:p>
          </table:table-cell>
        </table:table-row>
        <table:table-row table:style-name="ro1">
          <table:table-cell office:value-type="string" calcext:value-type="string">
            <text:p>0000126</text:p>
          </table:table-cell>
          <table:table-cell office:value-type="float" office:value="10114" calcext:value-type="float">
            <text:p>10114</text:p>
          </table:table-cell>
          <table:table-cell table:formula="of:=AVERAGE([.B44];[.B45];[.B46];[.B47])" office:value-type="float" office:value="10109.25" calcext:value-type="float">
            <text:p>10109.25</text:p>
          </table:table-cell>
          <table:table-cell table:formula="of:=AVERAGE([.C44];[.C45];[.C46];[.C47])" office:value-type="float" office:value="10117.4375" calcext:value-type="float">
            <text:p>10117.4375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10086" calcext:value-type="float">
            <text:p>10086</text:p>
          </table:table-cell>
          <table:table-cell table:formula="of:=AVERAGE([.B45];[.B46];[.B47];[.B48])" office:value-type="float" office:value="10118.5" calcext:value-type="float">
            <text:p>10118.5</text:p>
          </table:table-cell>
          <table:table-cell table:formula="of:=AVERAGE([.C45];[.C46];[.C47];[.C48])" office:value-type="float" office:value="10114.0625" calcext:value-type="float">
            <text:p>10114.0625</text:p>
          </table:table-cell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10123" calcext:value-type="float">
            <text:p>10123</text:p>
          </table:table-cell>
          <table:table-cell table:formula="of:=AVERAGE([.B46];[.B47];[.B48];[.B49])" office:value-type="float" office:value="10123.25" calcext:value-type="float">
            <text:p>10123.25</text:p>
          </table:table-cell>
          <table:table-cell table:formula="of:=AVERAGE([.C46];[.C47];[.C48];[.C49])" office:value-type="float" office:value="10100.875" calcext:value-type="float">
            <text:p>10100.875</text:p>
          </table:table-cell>
        </table:table-row>
        <table:table-row table:style-name="ro1">
          <table:table-cell office:value-type="string" calcext:value-type="string">
            <text:p>0000134</text:p>
          </table:table-cell>
          <table:table-cell office:value-type="float" office:value="10114" calcext:value-type="float">
            <text:p>10114</text:p>
          </table:table-cell>
          <table:table-cell table:formula="of:=AVERAGE([.B47];[.B48];[.B49];[.B50])" office:value-type="float" office:value="10118.75" calcext:value-type="float">
            <text:p>10118.75</text:p>
          </table:table-cell>
          <table:table-cell table:formula="of:=AVERAGE([.C47];[.C48];[.C49];[.C50])" office:value-type="float" office:value="10085.9375" calcext:value-type="float">
            <text:p>10085.9375</text:p>
          </table:table-cell>
        </table:table-row>
        <table:table-row table:style-name="ro1">
          <table:table-cell office:value-type="string" calcext:value-type="string">
            <text:p>0000136</text:p>
          </table:table-cell>
          <table:table-cell office:value-type="float" office:value="10151" calcext:value-type="float">
            <text:p>10151</text:p>
          </table:table-cell>
          <table:table-cell table:formula="of:=AVERAGE([.B48];[.B49];[.B50];[.B51])" office:value-type="float" office:value="10095.75" calcext:value-type="float">
            <text:p>10095.75</text:p>
          </table:table-cell>
          <table:table-cell table:formula="of:=AVERAGE([.C48];[.C49];[.C50];[.C51])" office:value-type="float" office:value="10070.375" calcext:value-type="float">
            <text:p>10070.375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10105" calcext:value-type="float">
            <text:p>10105</text:p>
          </table:table-cell>
          <table:table-cell table:formula="of:=AVERAGE([.B49];[.B50];[.B51];[.B52])" office:value-type="float" office:value="10065.75" calcext:value-type="float">
            <text:p>10065.75</text:p>
          </table:table-cell>
          <table:table-cell table:formula="of:=AVERAGE([.C49];[.C50];[.C51];[.C52])" office:value-type="float" office:value="10065.75" calcext:value-type="float">
            <text:p>10065.75</text:p>
          </table:table-cell>
        </table:table-row>
        <table:table-row table:style-name="ro1">
          <table:table-cell office:value-type="string" calcext:value-type="string">
            <text:p>0000142</text:p>
          </table:table-cell>
          <table:table-cell office:value-type="float" office:value="10105" calcext:value-type="float">
            <text:p>10105</text:p>
          </table:table-cell>
          <table:table-cell table:formula="of:=AVERAGE([.B50];[.B51];[.B52];[.B53])" office:value-type="float" office:value="10063.5" calcext:value-type="float">
            <text:p>10063.5</text:p>
          </table:table-cell>
          <table:table-cell table:formula="of:=AVERAGE([.C50];[.C51];[.C52];[.C53])" office:value-type="float" office:value="10071.5" calcext:value-type="float">
            <text:p>10071.5</text:p>
          </table:table-cell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10022" calcext:value-type="float">
            <text:p>10022</text:p>
          </table:table-cell>
          <table:table-cell table:formula="of:=AVERAGE([.B51];[.B52];[.B53];[.B54])" office:value-type="float" office:value="10056.5" calcext:value-type="float">
            <text:p>10056.5</text:p>
          </table:table-cell>
          <table:table-cell table:formula="of:=AVERAGE([.C51];[.C52];[.C53];[.C54])" office:value-type="float" office:value="10077.1875" calcext:value-type="float">
            <text:p>10077.1875</text:p>
          </table:table-cell>
        </table:table-row>
        <table:table-row table:style-name="ro1">
          <table:table-cell office:value-type="string" calcext:value-type="string">
            <text:p>0000146</text:p>
          </table:table-cell>
          <table:table-cell office:value-type="float" office:value="10031" calcext:value-type="float">
            <text:p>10031</text:p>
          </table:table-cell>
          <table:table-cell table:formula="of:=AVERAGE([.B52];[.B53];[.B54];[.B55])" office:value-type="float" office:value="10077.25" calcext:value-type="float">
            <text:p>10077.25</text:p>
          </table:table-cell>
          <table:table-cell table:formula="of:=AVERAGE([.C52];[.C53];[.C54];[.C55])" office:value-type="float" office:value="10084.0625" calcext:value-type="float">
            <text:p>10084.0625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10096" calcext:value-type="float">
            <text:p>10096</text:p>
          </table:table-cell>
          <table:table-cell table:formula="of:=AVERAGE([.B53];[.B54];[.B55];[.B56])" office:value-type="float" office:value="10088.75" calcext:value-type="float">
            <text:p>10088.75</text:p>
          </table:table-cell>
          <table:table-cell table:formula="of:=AVERAGE([.C53];[.C54];[.C55];[.C56])" office:value-type="float" office:value="10086.875" calcext:value-type="float">
            <text:p>10086.875</text:p>
          </table:table-cell>
        </table:table-row>
        <table:table-row table:style-name="ro1">
          <table:table-cell office:value-type="string" calcext:value-type="string">
            <text:p>0000152</text:p>
          </table:table-cell>
          <table:table-cell office:value-type="float" office:value="10077" calcext:value-type="float">
            <text:p>10077</text:p>
          </table:table-cell>
          <table:table-cell table:formula="of:=AVERAGE([.B54];[.B55];[.B56];[.B57])" office:value-type="float" office:value="10086.25" calcext:value-type="float">
            <text:p>10086.25</text:p>
          </table:table-cell>
          <table:table-cell table:formula="of:=AVERAGE([.C54];[.C55];[.C56];[.C57])" office:value-type="float" office:value="10094.3125" calcext:value-type="float">
            <text:p>10094.3125</text:p>
          </table:table-cell>
        </table:table-row>
        <table:table-row table:style-name="ro1">
          <table:table-cell office:value-type="string" calcext:value-type="string">
            <text:p>0000154</text:p>
          </table:table-cell>
          <table:table-cell office:value-type="float" office:value="10105" calcext:value-type="float">
            <text:p>10105</text:p>
          </table:table-cell>
          <table:table-cell table:formula="of:=AVERAGE([.B55];[.B56];[.B57];[.B58])" office:value-type="float" office:value="10084" calcext:value-type="float">
            <text:p>10084</text:p>
          </table:table-cell>
          <table:table-cell table:formula="of:=AVERAGE([.C55];[.C56];[.C57];[.C58])" office:value-type="float" office:value="10108.1875" calcext:value-type="float">
            <text:p>10108.1875</text:p>
          </table:table-cell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10077" calcext:value-type="float">
            <text:p>10077</text:p>
          </table:table-cell>
          <table:table-cell table:formula="of:=AVERAGE([.B56];[.B57];[.B58];[.B59])" office:value-type="float" office:value="10088.5" calcext:value-type="float">
            <text:p>10088.5</text:p>
          </table:table-cell>
          <table:table-cell table:formula="of:=AVERAGE([.C56];[.C57];[.C58];[.C59])" office:value-type="float" office:value="10132.4375" calcext:value-type="float">
            <text:p>10132.4375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10086" calcext:value-type="float">
            <text:p>10086</text:p>
          </table:table-cell>
          <table:table-cell table:formula="of:=AVERAGE([.B57];[.B58];[.B59];[.B60])" office:value-type="float" office:value="10118.5" calcext:value-type="float">
            <text:p>10118.5</text:p>
          </table:table-cell>
          <table:table-cell table:formula="of:=AVERAGE([.C57];[.C58];[.C59];[.C60])" office:value-type="float" office:value="10161.375" calcext:value-type="float">
            <text:p>10161.375</text:p>
          </table:table-cell>
        </table:table-row>
        <table:table-row table:style-name="ro1">
          <table:table-cell office:value-type="string" calcext:value-type="string">
            <text:p>0000162</text:p>
          </table:table-cell>
          <table:table-cell office:value-type="float" office:value="10068" calcext:value-type="float">
            <text:p>10068</text:p>
          </table:table-cell>
          <table:table-cell table:formula="of:=AVERAGE([.B58];[.B59];[.B60];[.B61])" office:value-type="float" office:value="10141.75" calcext:value-type="float">
            <text:p>10141.75</text:p>
          </table:table-cell>
          <table:table-cell table:formula="of:=AVERAGE([.C58];[.C59];[.C60];[.C61])" office:value-type="float" office:value="10184" calcext:value-type="float">
            <text:p>10184</text:p>
          </table:table-cell>
        </table:table-row>
        <table:table-row table:style-name="ro1">
          <table:table-cell office:value-type="string" calcext:value-type="string">
            <text:p>0000164</text:p>
          </table:table-cell>
          <table:table-cell office:value-type="float" office:value="10123" calcext:value-type="float">
            <text:p>10123</text:p>
          </table:table-cell>
          <table:table-cell table:formula="of:=AVERAGE([.B59];[.B60];[.B61];[.B62])" office:value-type="float" office:value="10181" calcext:value-type="float">
            <text:p>10181</text:p>
          </table:table-cell>
          <table:table-cell table:formula="of:=AVERAGE([.C59];[.C60];[.C61];[.C62])" office:value-type="float" office:value="10201.375" calcext:value-type="float">
            <text:p>10201.375</text:p>
          </table:table-cell>
        </table:table-row>
        <table:table-row table:style-name="ro1">
          <table:table-cell office:value-type="string" calcext:value-type="string">
            <text:p>0000166</text:p>
          </table:table-cell>
          <table:table-cell office:value-type="float" office:value="10197" calcext:value-type="float">
            <text:p>10197</text:p>
          </table:table-cell>
          <table:table-cell table:formula="of:=AVERAGE([.B60];[.B61];[.B62];[.B63])" office:value-type="float" office:value="10204.25" calcext:value-type="float">
            <text:p>10204.25</text:p>
          </table:table-cell>
          <table:table-cell table:formula="of:=AVERAGE([.C60];[.C61];[.C62];[.C63])" office:value-type="float" office:value="10200.25" calcext:value-type="float">
            <text:p>10200.25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10179" calcext:value-type="float">
            <text:p>10179</text:p>
          </table:table-cell>
          <table:table-cell table:formula="of:=AVERAGE([.B61];[.B62];[.B63];[.B64])" office:value-type="float" office:value="10209" calcext:value-type="float">
            <text:p>10209</text:p>
          </table:table-cell>
          <table:table-cell table:formula="of:=AVERAGE([.C61];[.C62];[.C63];[.C64])" office:value-type="float" office:value="10183.5" calcext:value-type="float">
            <text:p>10183.5</text:p>
          </table:table-cell>
        </table:table-row>
        <table:table-row table:style-name="ro1">
          <table:table-cell office:value-type="string" calcext:value-type="string">
            <text:p>0000172</text:p>
          </table:table-cell>
          <table:table-cell office:value-type="float" office:value="10225" calcext:value-type="float">
            <text:p>10225</text:p>
          </table:table-cell>
          <table:table-cell table:formula="of:=AVERAGE([.B62];[.B63];[.B64];[.B65])" office:value-type="float" office:value="10211.25" calcext:value-type="float">
            <text:p>10211.25</text:p>
          </table:table-cell>
          <table:table-cell table:formula="of:=AVERAGE([.C62];[.C63];[.C64];[.C65])" office:value-type="float" office:value="10156.3125" calcext:value-type="float">
            <text:p>10156.3125</text:p>
          </table:table-cell>
        </table:table-row>
        <table:table-row table:style-name="ro1">
          <table:table-cell office:value-type="string" calcext:value-type="string">
            <text:p>0000174</text:p>
          </table:table-cell>
          <table:table-cell office:value-type="float" office:value="10216" calcext:value-type="float">
            <text:p>10216</text:p>
          </table:table-cell>
          <table:table-cell table:formula="of:=AVERAGE([.B63];[.B64];[.B65];[.B66])" office:value-type="float" office:value="10176.5" calcext:value-type="float">
            <text:p>10176.5</text:p>
          </table:table-cell>
          <table:table-cell table:formula="of:=AVERAGE([.C63];[.C64];[.C65];[.C66])" office:value-type="float" office:value="10121.625" calcext:value-type="float">
            <text:p>10121.625</text:p>
          </table:table-cell>
        </table:table-row>
        <table:table-row table:style-name="ro1">
          <table:table-cell office:value-type="string" calcext:value-type="string">
            <text:p>0000176</text:p>
          </table:table-cell>
          <table:table-cell office:value-type="float" office:value="10216" calcext:value-type="float">
            <text:p>10216</text:p>
          </table:table-cell>
          <table:table-cell table:formula="of:=AVERAGE([.B64];[.B65];[.B66];[.B67])" office:value-type="float" office:value="10137.25" calcext:value-type="float">
            <text:p>10137.25</text:p>
          </table:table-cell>
          <table:table-cell table:formula="of:=AVERAGE([.C64];[.C65];[.C66];[.C67])" office:value-type="float" office:value="10096.25" calcext:value-type="float">
            <text:p>10096.25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10188" calcext:value-type="float">
            <text:p>10188</text:p>
          </table:table-cell>
          <table:table-cell table:formula="of:=AVERAGE([.B65];[.B66];[.B67];[.B68])" office:value-type="float" office:value="10100.25" calcext:value-type="float">
            <text:p>10100.25</text:p>
          </table:table-cell>
          <table:table-cell table:formula="of:=AVERAGE([.C65];[.C66];[.C67];[.C68])" office:value-type="float" office:value="10082.375" calcext:value-type="float">
            <text:p>10082.375</text:p>
          </table:table-cell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10086" calcext:value-type="float">
            <text:p>10086</text:p>
          </table:table-cell>
          <table:table-cell table:formula="of:=AVERAGE([.B66];[.B67];[.B68];[.B69])" office:value-type="float" office:value="10072.5" calcext:value-type="float">
            <text:p>10072.5</text:p>
          </table:table-cell>
          <table:table-cell table:formula="of:=AVERAGE([.C66];[.C67];[.C68];[.C69])" office:value-type="float" office:value="10078.3125" calcext:value-type="float">
            <text:p>10078.3125</text:p>
          </table:table-cell>
        </table:table-row>
        <table:table-row table:style-name="ro1">
          <table:table-cell office:value-type="string" calcext:value-type="string">
            <text:p>0000204</text:p>
          </table:table-cell>
          <table:table-cell office:value-type="float" office:value="10059" calcext:value-type="float">
            <text:p>10059</text:p>
          </table:table-cell>
          <table:table-cell table:formula="of:=AVERAGE([.B67];[.B68];[.B69];[.B70])" office:value-type="float" office:value="10075" calcext:value-type="float">
            <text:p>10075</text:p>
          </table:table-cell>
          <table:table-cell table:formula="of:=AVERAGE([.C67];[.C68];[.C69];[.C70])" office:value-type="float" office:value="10080.625" calcext:value-type="float">
            <text:p>10080.625</text:p>
          </table:table-cell>
        </table:table-row>
        <table:table-row table:style-name="ro1">
          <table:table-cell office:value-type="string" calcext:value-type="string">
            <text:p>0000206</text:p>
          </table:table-cell>
          <table:table-cell office:value-type="float" office:value="10068" calcext:value-type="float">
            <text:p>10068</text:p>
          </table:table-cell>
          <table:table-cell table:formula="of:=AVERAGE([.B68];[.B69];[.B70];[.B71])" office:value-type="float" office:value="10081.75" calcext:value-type="float">
            <text:p>10081.75</text:p>
          </table:table-cell>
          <table:table-cell table:formula="of:=AVERAGE([.C68];[.C69];[.C70];[.C71])" office:value-type="float" office:value="10079.375" calcext:value-type="float">
            <text:p>10079.375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10077" calcext:value-type="float">
            <text:p>10077</text:p>
          </table:table-cell>
          <table:table-cell table:formula="of:=AVERAGE([.B69];[.B70];[.B71];[.B72])" office:value-type="float" office:value="10084" calcext:value-type="float">
            <text:p>10084</text:p>
          </table:table-cell>
          <table:table-cell table:formula="of:=AVERAGE([.C69];[.C70];[.C71];[.C72])" office:value-type="float" office:value="10075.875" calcext:value-type="float">
            <text:p>10075.875</text:p>
          </table:table-cell>
        </table:table-row>
        <table:table-row table:style-name="ro1">
          <table:table-cell office:value-type="string" calcext:value-type="string">
            <text:p>0000212</text:p>
          </table:table-cell>
          <table:table-cell office:value-type="float" office:value="10096" calcext:value-type="float">
            <text:p>10096</text:p>
          </table:table-cell>
          <table:table-cell table:formula="of:=AVERAGE([.B70];[.B71];[.B72];[.B73])" office:value-type="float" office:value="10081.75" calcext:value-type="float">
            <text:p>10081.75</text:p>
          </table:table-cell>
          <table:table-cell table:formula="of:=AVERAGE([.C70];[.C71];[.C72];[.C73])" office:value-type="float" office:value="10075.3125" calcext:value-type="float">
            <text:p>10075.3125</text:p>
          </table:table-cell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10086" calcext:value-type="float">
            <text:p>10086</text:p>
          </table:table-cell>
          <table:table-cell table:formula="of:=AVERAGE([.B71];[.B72];[.B73];[.B74])" office:value-type="float" office:value="10070" calcext:value-type="float">
            <text:p>10070</text:p>
          </table:table-cell>
          <table:table-cell table:formula="of:=AVERAGE([.C71];[.C72];[.C73];[.C74])" office:value-type="float" office:value="10082.8125" calcext:value-type="float">
            <text:p>10082.8125</text:p>
          </table:table-cell>
        </table:table-row>
        <table:table-row table:style-name="ro1">
          <table:table-cell office:value-type="string" calcext:value-type="string">
            <text:p>0000216</text:p>
          </table:table-cell>
          <table:table-cell office:value-type="float" office:value="10077" calcext:value-type="float">
            <text:p>10077</text:p>
          </table:table-cell>
          <table:table-cell table:formula="of:=AVERAGE([.B72];[.B73];[.B74];[.B75])" office:value-type="float" office:value="10067.75" calcext:value-type="float">
            <text:p>10067.75</text:p>
          </table:table-cell>
          <table:table-cell table:formula="of:=AVERAGE([.C72];[.C73];[.C74];[.C75])" office:value-type="float" office:value="10103.0625" calcext:value-type="float">
            <text:p>10103.0625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10068" calcext:value-type="float">
            <text:p>10068</text:p>
          </table:table-cell>
          <table:table-cell table:formula="of:=AVERAGE([.B73];[.B74];[.B75];[.B76])" office:value-type="float" office:value="10081.75" calcext:value-type="float">
            <text:p>10081.75</text:p>
          </table:table-cell>
          <table:table-cell table:formula="of:=AVERAGE([.C73];[.C74];[.C75];[.C76])" office:value-type="float" office:value="10131.375" calcext:value-type="float">
            <text:p>10131.375</text:p>
          </table:table-cell>
        </table:table-row>
        <table:table-row table:style-name="ro1">
          <table:table-cell office:value-type="string" calcext:value-type="string">
            <text:p>0000222</text:p>
          </table:table-cell>
          <table:table-cell office:value-type="float" office:value="10049" calcext:value-type="float">
            <text:p>10049</text:p>
          </table:table-cell>
          <table:table-cell table:formula="of:=AVERAGE([.B74];[.B75];[.B76];[.B77])" office:value-type="float" office:value="10111.75" calcext:value-type="float">
            <text:p>10111.75</text:p>
          </table:table-cell>
          <table:table-cell table:formula="of:=AVERAGE([.C74];[.C75];[.C76];[.C77])" office:value-type="float" office:value="10159.625" calcext:value-type="float">
            <text:p>10159.625</text:p>
          </table:table-cell>
        </table:table-row>
        <table:table-row table:style-name="ro1">
          <table:table-cell office:value-type="string" calcext:value-type="string">
            <text:p>0000224</text:p>
          </table:table-cell>
          <table:table-cell office:value-type="float" office:value="10077" calcext:value-type="float">
            <text:p>10077</text:p>
          </table:table-cell>
          <table:table-cell table:formula="of:=AVERAGE([.B75];[.B76];[.B77];[.B78])" office:value-type="float" office:value="10151" calcext:value-type="float">
            <text:p>10151</text:p>
          </table:table-cell>
          <table:table-cell table:formula="of:=AVERAGE([.C75];[.C76];[.C77];[.C78])" office:value-type="float" office:value="10182.125" calcext:value-type="float">
            <text:p>10182.125</text:p>
          </table:table-cell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10133" calcext:value-type="float">
            <text:p>10133</text:p>
          </table:table-cell>
          <table:table-cell table:formula="of:=AVERAGE([.B76];[.B77];[.B78];[.B79])" office:value-type="float" office:value="10181" calcext:value-type="float">
            <text:p>10181</text:p>
          </table:table-cell>
          <table:table-cell table:formula="of:=AVERAGE([.C76];[.C77];[.C78];[.C79])" office:value-type="float" office:value="10191.375" calcext:value-type="float">
            <text:p>10191.375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10188" calcext:value-type="float">
            <text:p>10188</text:p>
          </table:table-cell>
          <table:table-cell table:formula="of:=AVERAGE([.B77];[.B78];[.B79];[.B80])" office:value-type="float" office:value="10194.75" calcext:value-type="float">
            <text:p>10194.75</text:p>
          </table:table-cell>
          <table:table-cell table:formula="of:=AVERAGE([.C77];[.C78];[.C79];[.C80])" office:value-type="float" office:value="10184.5" calcext:value-type="float">
            <text:p>10184.5</text:p>
          </table:table-cell>
        </table:table-row>
        <table:table-row table:style-name="ro1">
          <table:table-cell office:value-type="string" calcext:value-type="string">
            <text:p>0000232</text:p>
          </table:table-cell>
          <table:table-cell office:value-type="float" office:value="10206" calcext:value-type="float">
            <text:p>10206</text:p>
          </table:table-cell>
          <table:table-cell table:formula="of:=AVERAGE([.B78];[.B79];[.B80];[.B81])" office:value-type="float" office:value="10201.75" calcext:value-type="float">
            <text:p>10201.75</text:p>
          </table:table-cell>
          <table:table-cell table:formula="of:=AVERAGE([.C78];[.C79];[.C80];[.C81])" office:value-type="float" office:value="10166.125" calcext:value-type="float">
            <text:p>10166.125</text:p>
          </table:table-cell>
        </table:table-row>
        <table:table-row table:style-name="ro1">
          <table:table-cell office:value-type="string" calcext:value-type="string">
            <text:p>0000234</text:p>
          </table:table-cell>
          <table:table-cell office:value-type="float" office:value="10197" calcext:value-type="float">
            <text:p>10197</text:p>
          </table:table-cell>
          <table:table-cell table:formula="of:=AVERAGE([.B79];[.B80];[.B81];[.B82])" office:value-type="float" office:value="10188" calcext:value-type="float">
            <text:p>10188</text:p>
          </table:table-cell>
          <table:table-cell table:formula="of:=AVERAGE([.C79];[.C80];[.C81];[.C82])" office:value-type="float" office:value="10135" calcext:value-type="float">
            <text:p>10135</text:p>
          </table:table-cell>
        </table:table-row>
        <table:table-row table:style-name="ro1">
          <table:table-cell office:value-type="string" calcext:value-type="string">
            <text:p>0000236</text:p>
          </table:table-cell>
          <table:table-cell office:value-type="float" office:value="10188" calcext:value-type="float">
            <text:p>10188</text:p>
          </table:table-cell>
          <table:table-cell table:formula="of:=AVERAGE([.B80];[.B81];[.B82];[.B83])" office:value-type="float" office:value="10153.5" calcext:value-type="float">
            <text:p>10153.5</text:p>
          </table:table-cell>
          <table:table-cell table:formula="of:=AVERAGE([.C80];[.C81];[.C82];[.C83])" office:value-type="float" office:value="10102.125" calcext:value-type="float">
            <text:p>10102.125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10216" calcext:value-type="float">
            <text:p>10216</text:p>
          </table:table-cell>
          <table:table-cell table:formula="of:=AVERAGE([.B81];[.B82];[.B83];[.B84])" office:value-type="float" office:value="10121.25" calcext:value-type="float">
            <text:p>10121.25</text:p>
          </table:table-cell>
          <table:table-cell table:formula="of:=AVERAGE([.C81];[.C82];[.C83];[.C84])" office:value-type="float" office:value="10079" calcext:value-type="float">
            <text:p>10079</text:p>
          </table:table-cell>
        </table:table-row>
        <table:table-row table:style-name="ro1">
          <table:table-cell office:value-type="string" calcext:value-type="string">
            <text:p>0000242</text:p>
          </table:table-cell>
          <table:table-cell office:value-type="float" office:value="10151" calcext:value-type="float">
            <text:p>10151</text:p>
          </table:table-cell>
          <table:table-cell table:formula="of:=AVERAGE([.B82];[.B83];[.B84];[.B85])" office:value-type="float" office:value="10077.25" calcext:value-type="float">
            <text:p>10077.25</text:p>
          </table:table-cell>
          <table:table-cell table:formula="of:=AVERAGE([.C82];[.C83];[.C84];[.C85])" office:value-type="float" office:value="10063.3125" calcext:value-type="float">
            <text:p>10063.3125</text:p>
          </table:table-cell>
        </table:table-row>
        <table:table-row table:style-name="ro1">
          <table:table-cell office:value-type="string" calcext:value-type="string">
            <text:p>0000244</text:p>
          </table:table-cell>
          <table:table-cell office:value-type="float" office:value="10059" calcext:value-type="float">
            <text:p>10059</text:p>
          </table:table-cell>
          <table:table-cell table:formula="of:=AVERAGE([.B83];[.B84];[.B85];[.B86])" office:value-type="float" office:value="10056.5" calcext:value-type="float">
            <text:p>10056.5</text:p>
          </table:table-cell>
          <table:table-cell table:formula="of:=AVERAGE([.C83];[.C84];[.C85];[.C86])" office:value-type="float" office:value="10059.8125" calcext:value-type="float">
            <text:p>10059.8125</text:p>
          </table:table-cell>
        </table:table-row>
        <table:table-row table:style-name="ro1">
          <table:table-cell office:value-type="string" calcext:value-type="string">
            <text:p>0000246</text:p>
          </table:table-cell>
          <table:table-cell office:value-type="float" office:value="10059" calcext:value-type="float">
            <text:p>10059</text:p>
          </table:table-cell>
          <table:table-cell table:formula="of:=AVERAGE([.B84];[.B85];[.B86];[.B87])" office:value-type="float" office:value="10061" calcext:value-type="float">
            <text:p>10061</text:p>
          </table:table-cell>
          <table:table-cell table:formula="of:=AVERAGE([.C84];[.C85];[.C86];[.C87])" office:value-type="float" office:value="10059.1875" calcext:value-type="float">
            <text:p>10059.1875</text:p>
          </table:table-cell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10040" calcext:value-type="float">
            <text:p>10040</text:p>
          </table:table-cell>
          <table:table-cell table:formula="of:=AVERAGE([.B85];[.B86];[.B87];[.B88])" office:value-type="float" office:value="10058.5" calcext:value-type="float">
            <text:p>10058.5</text:p>
          </table:table-cell>
          <table:table-cell table:formula="of:=AVERAGE([.C85];[.C86];[.C87];[.C88])" office:value-type="float" office:value="10052.8125" calcext:value-type="float">
            <text:p>10052.8125</text:p>
          </table:table-cell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10068" calcext:value-type="float">
            <text:p>10068</text:p>
          </table:table-cell>
          <table:table-cell table:formula="of:=AVERAGE([.B86];[.B87];[.B88];[.B89])" office:value-type="float" office:value="10063.25" calcext:value-type="float">
            <text:p>10063.25</text:p>
          </table:table-cell>
          <table:table-cell table:formula="of:=AVERAGE([.C86];[.C87];[.C88];[.C89])" office:value-type="float" office:value="10050" calcext:value-type="float">
            <text:p>10050</text:p>
          </table:table-cell>
        </table:table-row>
        <table:table-row table:style-name="ro1">
          <table:table-cell office:value-type="string" calcext:value-type="string">
            <text:p>0000254</text:p>
          </table:table-cell>
          <table:table-cell office:value-type="float" office:value="10077" calcext:value-type="float">
            <text:p>10077</text:p>
          </table:table-cell>
          <table:table-cell table:formula="of:=AVERAGE([.B87];[.B88];[.B89];[.B90])" office:value-type="float" office:value="10054" calcext:value-type="float">
            <text:p>10054</text:p>
          </table:table-cell>
          <table:table-cell table:formula="of:=AVERAGE([.C87];[.C88];[.C89];[.C90])" office:value-type="float" office:value="10052.3125" calcext:value-type="float">
            <text:p>10052.3125</text:p>
          </table:table-cell>
        </table:table-row>
        <table:table-row table:style-name="ro1">
          <table:table-cell office:value-type="string" calcext:value-type="string">
            <text:p>0000256</text:p>
          </table:table-cell>
          <table:table-cell office:value-type="float" office:value="10049" calcext:value-type="float">
            <text:p>10049</text:p>
          </table:table-cell>
          <table:table-cell table:formula="of:=AVERAGE([.B88];[.B89];[.B90];[.B91])" office:value-type="float" office:value="10035.5" calcext:value-type="float">
            <text:p>10035.5</text:p>
          </table:table-cell>
          <table:table-cell table:formula="of:=AVERAGE([.C88];[.C89];[.C90];[.C91])" office:value-type="float" office:value="10067.3125" calcext:value-type="float">
            <text:p>10067.3125</text:p>
          </table:table-cell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10059" calcext:value-type="float">
            <text:p>10059</text:p>
          </table:table-cell>
          <table:table-cell table:formula="of:=AVERAGE([.B89];[.B90];[.B91];[.B92])" office:value-type="float" office:value="10047.25" calcext:value-type="float">
            <text:p>10047.25</text:p>
          </table:table-cell>
          <table:table-cell table:formula="of:=AVERAGE([.C89];[.C90];[.C91];[.C92])" office:value-type="float" office:value="10099.0625" calcext:value-type="float">
            <text:p>10099.0625</text:p>
          </table:table-cell>
        </table:table-row>
        <table:table-row table:style-name="ro1">
          <table:table-cell office:value-type="string" calcext:value-type="string">
            <text:p>0000262</text:p>
          </table:table-cell>
          <table:table-cell office:value-type="float" office:value="10031" calcext:value-type="float">
            <text:p>10031</text:p>
          </table:table-cell>
          <table:table-cell table:formula="of:=AVERAGE([.B90];[.B91];[.B92];[.B93])" office:value-type="float" office:value="10072.5" calcext:value-type="float">
            <text:p>10072.5</text:p>
          </table:table-cell>
          <table:table-cell table:formula="of:=AVERAGE([.C90];[.C91];[.C92];[.C93])" office:value-type="float" office:value="10134.1875" calcext:value-type="float">
            <text:p>10134.1875</text:p>
          </table:table-cell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10003" calcext:value-type="float">
            <text:p>10003</text:p>
          </table:table-cell>
          <table:table-cell table:formula="of:=AVERAGE([.B91];[.B92];[.B93];[.B94])" office:value-type="float" office:value="10114" calcext:value-type="float">
            <text:p>10114</text:p>
          </table:table-cell>
          <table:table-cell table:formula="of:=AVERAGE([.C91];[.C92];[.C93];[.C94])" office:value-type="float" office:value="10165.3125" calcext:value-type="float">
            <text:p>10165.3125</text:p>
          </table:table-cell>
        </table:table-row>
        <table:table-row table:style-name="ro1">
          <table:table-cell office:value-type="string" calcext:value-type="string">
            <text:p>0000266</text:p>
          </table:table-cell>
          <table:table-cell office:value-type="float" office:value="10096" calcext:value-type="float">
            <text:p>10096</text:p>
          </table:table-cell>
          <table:table-cell table:formula="of:=AVERAGE([.B92];[.B93];[.B94];[.B95])" office:value-type="float" office:value="10162.5" calcext:value-type="float">
            <text:p>10162.5</text:p>
          </table:table-cell>
          <table:table-cell table:formula="of:=AVERAGE([.C92];[.C93];[.C94];[.C95])" office:value-type="float" office:value="10185.5" calcext:value-type="float">
            <text:p>10185.5</text:p>
          </table:table-cell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10160" calcext:value-type="float">
            <text:p>10160</text:p>
          </table:table-cell>
          <table:table-cell table:formula="of:=AVERAGE([.B93];[.B94];[.B95];[.B96])" office:value-type="float" office:value="10187.75" calcext:value-type="float">
            <text:p>10187.75</text:p>
          </table:table-cell>
          <table:table-cell table:formula="of:=AVERAGE([.C93];[.C94];[.C95];[.C96])" office:value-type="float" office:value="10188.375" calcext:value-type="float">
            <text:p>10188.375</text:p>
          </table:table-cell>
        </table:table-row>
        <table:table-row table:style-name="ro1">
          <table:table-cell office:value-type="string" calcext:value-type="string">
            <text:p>0000272</text:p>
          </table:table-cell>
          <table:table-cell office:value-type="float" office:value="10197" calcext:value-type="float">
            <text:p>10197</text:p>
          </table:table-cell>
          <table:table-cell table:formula="of:=AVERAGE([.B94];[.B95];[.B96];[.B97])" office:value-type="float" office:value="10197" calcext:value-type="float">
            <text:p>10197</text:p>
          </table:table-cell>
          <table:table-cell table:formula="of:=AVERAGE([.C94];[.C95];[.C96];[.C97])" office:value-type="float" office:value="10174.5625" calcext:value-type="float">
            <text:p>10174.5625</text:p>
          </table:table-cell>
        </table:table-row>
        <table:table-row table:style-name="ro1">
          <table:table-cell office:value-type="string" calcext:value-type="string">
            <text:p>0000274</text:p>
          </table:table-cell>
          <table:table-cell office:value-type="float" office:value="10197" calcext:value-type="float">
            <text:p>10197</text:p>
          </table:table-cell>
          <table:table-cell table:formula="of:=AVERAGE([.B95];[.B96];[.B97];[.B98])" office:value-type="float" office:value="10194.75" calcext:value-type="float">
            <text:p>10194.75</text:p>
          </table:table-cell>
          <table:table-cell table:formula="of:=AVERAGE([.C95];[.C96];[.C97];[.C98])" office:value-type="float" office:value="10149.8125" calcext:value-type="float">
            <text:p>10149.8125</text:p>
          </table:table-cell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10197" calcext:value-type="float">
            <text:p>10197</text:p>
          </table:table-cell>
          <table:table-cell table:formula="of:=AVERAGE([.B96];[.B97];[.B98];[.B99])" office:value-type="float" office:value="10174" calcext:value-type="float">
            <text:p>10174</text:p>
          </table:table-cell>
          <table:table-cell table:formula="of:=AVERAGE([.C96];[.C97];[.C98];[.C99])" office:value-type="float" office:value="10117.5625" calcext:value-type="float">
            <text:p>10117.5625</text:p>
          </table:table-cell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10197" calcext:value-type="float">
            <text:p>10197</text:p>
          </table:table-cell>
          <table:table-cell table:formula="of:=AVERAGE([.B97];[.B98];[.B99];[.B100])" office:value-type="float" office:value="10132.5" calcext:value-type="float">
            <text:p>10132.5</text:p>
          </table:table-cell>
          <table:table-cell table:formula="of:=AVERAGE([.C97];[.C98];[.C99];[.C100])" office:value-type="float" office:value="10088.1875" calcext:value-type="float">
            <text:p>10088.1875</text:p>
          </table:table-cell>
        </table:table-row>
        <table:table-row table:style-name="ro1">
          <table:table-cell office:value-type="string" calcext:value-type="string">
            <text:p>0000302</text:p>
          </table:table-cell>
          <table:table-cell office:value-type="float" office:value="10188" calcext:value-type="float">
            <text:p>10188</text:p>
          </table:table-cell>
          <table:table-cell table:formula="of:=AVERAGE([.B98];[.B99];[.B100];[.B101])" office:value-type="float" office:value="10098" calcext:value-type="float">
            <text:p>10098</text:p>
          </table:table-cell>
          <table:table-cell table:formula="of:=AVERAGE([.C98];[.C99];[.C100];[.C101])" office:value-type="float" office:value="10071.5" calcext:value-type="float">
            <text:p>10071.5</text:p>
          </table:table-cell>
        </table:table-row>
        <table:table-row table:style-name="ro1">
          <table:table-cell office:value-type="string" calcext:value-type="string">
            <text:p>0000304</text:p>
          </table:table-cell>
          <table:table-cell office:value-type="float" office:value="10114" calcext:value-type="float">
            <text:p>10114</text:p>
          </table:table-cell>
          <table:table-cell table:formula="of:=AVERAGE([.B99];[.B100];[.B101];[.B102])" office:value-type="float" office:value="10065.75" calcext:value-type="float">
            <text:p>10065.75</text:p>
          </table:table-cell>
          <table:table-cell table:formula="of:=AVERAGE([.C99];[.C100];[.C101];[.C102])" office:value-type="float" office:value="10063.4375" calcext:value-type="float">
            <text:p>10063.4375</text:p>
          </table:table-cell>
        </table:table-row>
        <table:table-row table:style-name="ro1">
          <table:table-cell office:value-type="string" calcext:value-type="string">
            <text:p>0000306</text:p>
          </table:table-cell>
          <table:table-cell office:value-type="float" office:value="10031" calcext:value-type="float">
            <text:p>10031</text:p>
          </table:table-cell>
          <table:table-cell table:formula="of:=AVERAGE([.B100];[.B101];[.B102];[.B103])" office:value-type="float" office:value="10056.5" calcext:value-type="float">
            <text:p>10056.5</text:p>
          </table:table-cell>
          <table:table-cell table:formula="of:=AVERAGE([.C100];[.C101];[.C102];[.C103])" office:value-type="float" office:value="10064" calcext:value-type="float">
            <text:p>10064</text:p>
          </table:table-cell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10059" calcext:value-type="float">
            <text:p>10059</text:p>
          </table:table-cell>
          <table:table-cell table:formula="of:=AVERAGE([.B101];[.B102];[.B103];[.B104])" office:value-type="float" office:value="10065.75" calcext:value-type="float">
            <text:p>10065.75</text:p>
          </table:table-cell>
          <table:table-cell table:formula="of:=AVERAGE([.C101];[.C102];[.C103];[.C104])" office:value-type="float" office:value="10065.125" calcext:value-type="float">
            <text:p>10065.125</text:p>
          </table:table-cell>
        </table:table-row>
        <table:table-row table:style-name="ro1">
          <table:table-cell office:value-type="string" calcext:value-type="string">
            <text:p>0000312</text:p>
          </table:table-cell>
          <table:table-cell office:value-type="float" office:value="10059" calcext:value-type="float">
            <text:p>10059</text:p>
          </table:table-cell>
          <table:table-cell table:formula="of:=AVERAGE([.B102];[.B103];[.B104];[.B105])" office:value-type="float" office:value="10065.75" calcext:value-type="float">
            <text:p>10065.75</text:p>
          </table:table-cell>
          <table:table-cell table:formula="of:=AVERAGE([.C102];[.C103];[.C104];[.C105])" office:value-type="float" office:value="10063.375" calcext:value-type="float">
            <text:p>10063.375</text:p>
          </table:table-cell>
        </table:table-row>
        <table:table-row table:style-name="ro1">
          <table:table-cell office:value-type="string" calcext:value-type="string">
            <text:p>0000314</text:p>
          </table:table-cell>
          <table:table-cell office:value-type="float" office:value="10077" calcext:value-type="float">
            <text:p>10077</text:p>
          </table:table-cell>
          <table:table-cell table:formula="of:=AVERAGE([.B103];[.B104];[.B105];[.B106])" office:value-type="float" office:value="10068" calcext:value-type="float">
            <text:p>10068</text:p>
          </table:table-cell>
          <table:table-cell table:formula="of:=AVERAGE([.C103];[.C104];[.C105];[.C106])" office:value-type="float" office:value="10066.8125" calcext:value-type="float">
            <text:p>10066.8125</text:p>
          </table:table-cell>
        </table:table-row>
        <table:table-row table:style-name="ro1">
          <table:table-cell office:value-type="string" calcext:value-type="string">
            <text:p>0000316</text:p>
          </table:table-cell>
          <table:table-cell office:value-type="float" office:value="10068" calcext:value-type="float">
            <text:p>10068</text:p>
          </table:table-cell>
          <table:table-cell table:formula="of:=AVERAGE([.B104];[.B105];[.B106];[.B107])" office:value-type="float" office:value="10061" calcext:value-type="float">
            <text:p>10061</text:p>
          </table:table-cell>
          <table:table-cell table:formula="of:=AVERAGE([.C104];[.C105];[.C106];[.C107])" office:value-type="float" office:value="10078.9375" calcext:value-type="float">
            <text:p>10078.9375</text:p>
          </table:table-cell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10059" calcext:value-type="float">
            <text:p>10059</text:p>
          </table:table-cell>
          <table:table-cell table:formula="of:=AVERAGE([.B105];[.B106];[.B107];[.B108])" office:value-type="float" office:value="10058.75" calcext:value-type="float">
            <text:p>10058.75</text:p>
          </table:table-cell>
          <table:table-cell table:formula="of:=AVERAGE([.C105];[.C106];[.C107];[.C108])" office:value-type="float" office:value="10100.3125" calcext:value-type="float">
            <text:p>10100.3125</text:p>
          </table:table-cell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10068" calcext:value-type="float">
            <text:p>10068</text:p>
          </table:table-cell>
          <table:table-cell table:formula="of:=AVERAGE([.B106];[.B107];[.B108];[.B109])" office:value-type="float" office:value="10079.5" calcext:value-type="float">
            <text:p>10079.5</text:p>
          </table:table-cell>
          <table:table-cell table:formula="of:=AVERAGE([.C106];[.C107];[.C108];[.C109])" office:value-type="float" office:value="10130.875" calcext:value-type="float">
            <text:p>10130.875</text:p>
          </table:table-cell>
        </table:table-row>
        <table:table-row table:style-name="ro1">
          <table:table-cell office:value-type="string" calcext:value-type="string">
            <text:p>0000324</text:p>
          </table:table-cell>
          <table:table-cell office:value-type="float" office:value="10049" calcext:value-type="float">
            <text:p>10049</text:p>
          </table:table-cell>
          <table:table-cell table:formula="of:=AVERAGE([.B107];[.B108];[.B109];[.B110])" office:value-type="float" office:value="10116.5" calcext:value-type="float">
            <text:p>10116.5</text:p>
          </table:table-cell>
          <table:table-cell table:formula="of:=AVERAGE([.C107];[.C108];[.C109];[.C110])" office:value-type="float" office:value="10160.875" calcext:value-type="float">
            <text:p>10160.875</text:p>
          </table:table-cell>
        </table:table-row>
        <table:table-row table:style-name="ro1">
          <table:table-cell office:value-type="string" calcext:value-type="string">
            <text:p>0000326</text:p>
          </table:table-cell>
          <table:table-cell office:value-type="float" office:value="10059" calcext:value-type="float">
            <text:p>10059</text:p>
          </table:table-cell>
          <table:table-cell table:formula="of:=AVERAGE([.B108];[.B109];[.B110];[.B111])" office:value-type="float" office:value="10146.5" calcext:value-type="float">
            <text:p>10146.5</text:p>
          </table:table-cell>
          <table:table-cell table:formula="of:=AVERAGE([.C108];[.C109];[.C110];[.C111])" office:value-type="float" office:value="10182.1875" calcext:value-type="float">
            <text:p>10182.1875</text:p>
          </table:table-cell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10142" calcext:value-type="float">
            <text:p>10142</text:p>
          </table:table-cell>
          <table:table-cell table:formula="of:=AVERAGE([.B109];[.B110];[.B111];[.B112])" office:value-type="float" office:value="10181" calcext:value-type="float">
            <text:p>10181</text:p>
          </table:table-cell>
          <table:table-cell table:formula="of:=AVERAGE([.C109];[.C110];[.C111];[.C112])" office:value-type="float" office:value="10197.75" calcext:value-type="float">
            <text:p>10197.75</text:p>
          </table:table-cell>
        </table:table-row>
        <table:table-row table:style-name="ro1">
          <table:table-cell office:value-type="string" calcext:value-type="string">
            <text:p>0000332</text:p>
          </table:table-cell>
          <table:table-cell office:value-type="float" office:value="10216" calcext:value-type="float">
            <text:p>10216</text:p>
          </table:table-cell>
          <table:table-cell table:formula="of:=AVERAGE([.B110];[.B111];[.B112];[.B113])" office:value-type="float" office:value="10199.5" calcext:value-type="float">
            <text:p>10199.5</text:p>
          </table:table-cell>
          <table:table-cell table:formula="of:=AVERAGE([.C110];[.C111];[.C112];[.C113])" office:value-type="float" office:value="10198.375" calcext:value-type="float">
            <text:p>10198.375</text:p>
          </table:table-cell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10169" calcext:value-type="float">
            <text:p>10169</text:p>
          </table:table-cell>
          <table:table-cell table:formula="of:=AVERAGE([.B111];[.B112];[.B113];[.B114])" office:value-type="float" office:value="10201.75" calcext:value-type="float">
            <text:p>10201.75</text:p>
          </table:table-cell>
          <table:table-cell table:formula="of:=AVERAGE([.C111];[.C112];[.C113];[.C114])" office:value-type="float" office:value="10185.6875" calcext:value-type="float">
            <text:p>10185.6875</text:p>
          </table:table-cell>
        </table:table-row>
        <table:table-row table:style-name="ro1">
          <table:table-cell office:value-type="string" calcext:value-type="string">
            <text:p>0000336</text:p>
          </table:table-cell>
          <table:table-cell office:value-type="float" office:value="10197" calcext:value-type="float">
            <text:p>10197</text:p>
          </table:table-cell>
          <table:table-cell table:formula="of:=AVERAGE([.B112];[.B113];[.B114];[.B115])" office:value-type="float" office:value="10208.75" calcext:value-type="float">
            <text:p>10208.75</text:p>
          </table:table-cell>
          <table:table-cell table:formula="of:=AVERAGE([.C112];[.C113];[.C114];[.C115])" office:value-type="float" office:value="10162.0625" calcext:value-type="float">
            <text:p>10162.0625</text:p>
          </table:table-cell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10216" calcext:value-type="float">
            <text:p>10216</text:p>
          </table:table-cell>
          <table:table-cell table:formula="of:=AVERAGE([.B113];[.B114];[.B115];[.B116])" office:value-type="float" office:value="10183.5" calcext:value-type="float">
            <text:p>10183.5</text:p>
          </table:table-cell>
          <table:table-cell table:formula="of:=AVERAGE([.C113];[.C114];[.C115];[.C116])" office:value-type="float" office:value="10129.75" calcext:value-type="float">
            <text:p>10129.75</text:p>
          </table:table-cell>
        </table:table-row>
        <table:table-row table:style-name="ro1">
          <table:table-cell office:value-type="string" calcext:value-type="string">
            <text:p>0000342</text:p>
          </table:table-cell>
          <table:table-cell office:value-type="float" office:value="10225" calcext:value-type="float">
            <text:p>10225</text:p>
          </table:table-cell>
          <table:table-cell table:formula="of:=AVERAGE([.B114];[.B115];[.B116];[.B117])" office:value-type="float" office:value="10148.75" calcext:value-type="float">
            <text:p>10148.75</text:p>
          </table:table-cell>
          <table:table-cell table:formula="of:=AVERAGE([.C114];[.C115];[.C116];[.C117])" office:value-type="float" office:value="10104.3125" calcext:value-type="float">
            <text:p>10104.3125</text:p>
          </table:table-cell>
        </table:table-row>
        <table:table-row table:style-name="ro1">
          <table:table-cell office:value-type="string" calcext:value-type="string">
            <text:p>0000344</text:p>
          </table:table-cell>
          <table:table-cell office:value-type="float" office:value="10197" calcext:value-type="float">
            <text:p>10197</text:p>
          </table:table-cell>
          <table:table-cell table:formula="of:=AVERAGE([.B115];[.B116];[.B117];[.B118])" office:value-type="float" office:value="10107.25" calcext:value-type="float">
            <text:p>10107.25</text:p>
          </table:table-cell>
          <table:table-cell table:formula="of:=AVERAGE([.C115];[.C116];[.C117];[.C118])" office:value-type="float" office:value="10089.3125" calcext:value-type="float">
            <text:p>10089.3125</text:p>
          </table:table-cell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10096" calcext:value-type="float">
            <text:p>10096</text:p>
          </table:table-cell>
          <table:table-cell table:formula="of:=AVERAGE([.B116];[.B117];[.B118];[.B119])" office:value-type="float" office:value="10079.5" calcext:value-type="float">
            <text:p>10079.5</text:p>
          </table:table-cell>
          <table:table-cell table:formula="of:=AVERAGE([.C116];[.C117];[.C118];[.C119])" office:value-type="float" office:value="10087" calcext:value-type="float">
            <text:p>10087</text:p>
          </table:table-cell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10077" calcext:value-type="float">
            <text:p>10077</text:p>
          </table:table-cell>
          <table:table-cell table:formula="of:=AVERAGE([.B117];[.B118];[.B119];[.B120])" office:value-type="float" office:value="10081.75" calcext:value-type="float">
            <text:p>10081.75</text:p>
          </table:table-cell>
          <table:table-cell table:formula="of:=AVERAGE([.C117];[.C118];[.C119];[.C120])" office:value-type="float" office:value="10091.0625" calcext:value-type="float">
            <text:p>10091.0625</text:p>
          </table:table-cell>
        </table:table-row>
        <table:table-row table:style-name="ro1">
          <table:table-cell office:value-type="string" calcext:value-type="string">
            <text:p>0000352</text:p>
          </table:table-cell>
          <table:table-cell office:value-type="float" office:value="10059" calcext:value-type="float">
            <text:p>10059</text:p>
          </table:table-cell>
          <table:table-cell table:formula="of:=AVERAGE([.B118];[.B119];[.B120];[.B121])" office:value-type="float" office:value="10088.75" calcext:value-type="float">
            <text:p>10088.75</text:p>
          </table:table-cell>
          <table:table-cell table:formula="of:=AVERAGE([.C118];[.C119];[.C120];[.C121])" office:value-type="float" office:value="10093.375" calcext:value-type="float">
            <text:p>10093.375</text:p>
          </table:table-cell>
        </table:table-row>
        <table:table-row table:style-name="ro1">
          <table:table-cell office:value-type="string" calcext:value-type="string">
            <text:p>0000354</text:p>
          </table:table-cell>
          <table:table-cell office:value-type="float" office:value="10086" calcext:value-type="float">
            <text:p>10086</text:p>
          </table:table-cell>
          <table:table-cell table:formula="of:=AVERAGE([.B119];[.B120];[.B121];[.B122])" office:value-type="float" office:value="10098" calcext:value-type="float">
            <text:p>10098</text:p>
          </table:table-cell>
          <table:table-cell table:formula="of:=AVERAGE([.C119];[.C120];[.C121];[.C122])" office:value-type="float" office:value="10095.0625" calcext:value-type="float">
            <text:p>10095.0625</text:p>
          </table:table-cell>
        </table:table-row>
        <table:table-row table:style-name="ro1">
          <table:table-cell office:value-type="string" calcext:value-type="string">
            <text:p>0000356</text:p>
          </table:table-cell>
          <table:table-cell office:value-type="float" office:value="10105" calcext:value-type="float">
            <text:p>10105</text:p>
          </table:table-cell>
          <table:table-cell table:formula="of:=AVERAGE([.B120];[.B121];[.B122];[.B123])" office:value-type="float" office:value="10095.75" calcext:value-type="float">
            <text:p>10095.75</text:p>
          </table:table-cell>
          <table:table-cell table:formula="of:=AVERAGE([.C120];[.C121];[.C122];[.C123])" office:value-type="float" office:value="10099.625" calcext:value-type="float">
            <text:p>10099.625</text:p>
          </table:table-cell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10105" calcext:value-type="float">
            <text:p>10105</text:p>
          </table:table-cell>
          <table:table-cell table:formula="of:=AVERAGE([.B121];[.B122];[.B123];[.B124])" office:value-type="float" office:value="10091" calcext:value-type="float">
            <text:p>10091</text:p>
          </table:table-cell>
          <table:table-cell table:formula="of:=AVERAGE([.C121];[.C122];[.C123];[.C124])" office:value-type="float" office:value="10112.8125" calcext:value-type="float">
            <text:p>10112.8125</text:p>
          </table:table-cell>
        </table:table-row>
        <table:table-row table:style-name="ro1">
          <table:table-cell office:value-type="string" calcext:value-type="string">
            <text:p>0000362</text:p>
          </table:table-cell>
          <table:table-cell office:value-type="float" office:value="10096" calcext:value-type="float">
            <text:p>10096</text:p>
          </table:table-cell>
          <table:table-cell table:formula="of:=AVERAGE([.B122];[.B123];[.B124];[.B125])" office:value-type="float" office:value="10095.5" calcext:value-type="float">
            <text:p>10095.5</text:p>
          </table:table-cell>
          <table:table-cell table:formula="of:=AVERAGE([.C122];[.C123];[.C124];[.C125])" office:value-type="float" office:value="10134.6875" calcext:value-type="float">
            <text:p>10134.6875</text:p>
          </table:table-cell>
        </table:table-row>
        <table:table-row table:style-name="ro1">
          <table:table-cell office:value-type="string" calcext:value-type="string">
            <text:p>0000364</text:p>
          </table:table-cell>
          <table:table-cell office:value-type="float" office:value="10077" calcext:value-type="float">
            <text:p>10077</text:p>
          </table:table-cell>
          <table:table-cell table:formula="of:=AVERAGE([.B123];[.B124];[.B125];[.B126])" office:value-type="float" office:value="10116.25" calcext:value-type="float">
            <text:p>10116.25</text:p>
          </table:table-cell>
          <table:table-cell table:formula="of:=AVERAGE([.C123];[.C124];[.C125];[.C126])" office:value-type="float" office:value="10162.375" calcext:value-type="float">
            <text:p>10162.375</text:p>
          </table:table-cell>
        </table:table-row>
        <table:table-row table:style-name="ro1">
          <table:table-cell office:value-type="string" calcext:value-type="string">
            <text:p>0000366</text:p>
          </table:table-cell>
          <table:table-cell office:value-type="float" office:value="10086" calcext:value-type="float">
            <text:p>10086</text:p>
          </table:table-cell>
          <table:table-cell table:formula="of:=AVERAGE([.B124];[.B125];[.B126];[.B127])" office:value-type="float" office:value="10148.5" calcext:value-type="float">
            <text:p>10148.5</text:p>
          </table:table-cell>
          <table:table-cell table:formula="of:=AVERAGE([.C124];[.C125];[.C126];[.C127])" office:value-type="float" office:value="10187.75" calcext:value-type="float">
            <text:p>10187.75</text:p>
          </table:table-cell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10123" calcext:value-type="float">
            <text:p>10123</text:p>
          </table:table-cell>
          <table:table-cell table:formula="of:=AVERAGE([.B125];[.B126];[.B127];[.B128])" office:value-type="float" office:value="10178.5" calcext:value-type="float">
            <text:p>10178.5</text:p>
          </table:table-cell>
          <table:table-cell table:formula="of:=AVERAGE([.C125];[.C126];[.C127];[.C128])" office:value-type="float" office:value="10205.6875" calcext:value-type="float">
            <text:p>10205.6875</text:p>
          </table:table-cell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10179" calcext:value-type="float">
            <text:p>10179</text:p>
          </table:table-cell>
          <table:table-cell table:formula="of:=AVERAGE([.B126];[.B127];[.B128];[.B129])" office:value-type="float" office:value="10206.25" calcext:value-type="float">
            <text:p>10206.25</text:p>
          </table:table-cell>
          <table:table-cell table:formula="of:=AVERAGE([.C126];[.C127];[.C128];[.C129])" office:value-type="float" office:value="10213.25" calcext:value-type="float">
            <text:p>10213.25</text:p>
          </table:table-cell>
        </table:table-row>
        <table:table-row table:style-name="ro1">
          <table:table-cell office:value-type="string" calcext:value-type="string">
            <text:p>0000374</text:p>
          </table:table-cell>
          <table:table-cell office:value-type="float" office:value="10206" calcext:value-type="float">
            <text:p>10206</text:p>
          </table:table-cell>
          <table:table-cell table:formula="of:=AVERAGE([.B127];[.B128];[.B129];[.B130])" office:value-type="float" office:value="10217.75" calcext:value-type="float">
            <text:p>10217.75</text:p>
          </table:table-cell>
          <table:table-cell table:formula="of:=AVERAGE([.C127];[.C128];[.C129];[.C130])" office:value-type="float" office:value="10205.8125" calcext:value-type="float">
            <text:p>10205.8125</text:p>
          </table:table-cell>
        </table:table-row>
        <table:table-row table:style-name="ro1">
          <table:table-cell office:value-type="string" calcext:value-type="string">
            <text:p>0000376</text:p>
          </table:table-cell>
          <table:table-cell office:value-type="float" office:value="10206" calcext:value-type="float">
            <text:p>10206</text:p>
          </table:table-cell>
          <table:table-cell table:formula="of:=AVERAGE([.B128];[.B129];[.B130];[.B131])" office:value-type="float" office:value="10220.25" calcext:value-type="float">
            <text:p>10220.25</text:p>
          </table:table-cell>
          <table:table-cell table:formula="of:=AVERAGE([.C128];[.C129];[.C130];[.C131])" office:value-type="float" office:value="10187.4375" calcext:value-type="float">
            <text:p>10187.4375</text:p>
          </table:table-cell>
        </table:table-row>
        <table:table-row table:style-name="ro1">
          <table:table-cell office:value-type="string" calcext:value-type="string">
            <text:p>0000400</text:p>
          </table:table-cell>
          <table:table-cell office:value-type="float" office:value="10234" calcext:value-type="float">
            <text:p>10234</text:p>
          </table:table-cell>
          <table:table-cell table:formula="of:=AVERAGE([.B129];[.B130];[.B131];[.B132])" office:value-type="float" office:value="10208.75" calcext:value-type="float">
            <text:p>10208.75</text:p>
          </table:table-cell>
          <table:table-cell table:formula="of:=AVERAGE([.C129];[.C130];[.C131];[.C132])" office:value-type="float" office:value="10162.625" calcext:value-type="float">
            <text:p>10162.625</text:p>
          </table:table-cell>
        </table:table-row>
        <table:table-row table:style-name="ro1">
          <table:table-cell office:value-type="string" calcext:value-type="string">
            <text:p>0000402</text:p>
          </table:table-cell>
          <table:table-cell office:value-type="float" office:value="10225" calcext:value-type="float">
            <text:p>10225</text:p>
          </table:table-cell>
          <table:table-cell table:formula="of:=AVERAGE([.B130];[.B131];[.B132];[.B133])" office:value-type="float" office:value="10176.5" calcext:value-type="float">
            <text:p>10176.5</text:p>
          </table:table-cell>
          <table:table-cell table:formula="of:=AVERAGE([.C130];[.C131];[.C132];[.C133])" office:value-type="float" office:value="10139" calcext:value-type="float">
            <text:p>10139</text:p>
          </table:table-cell>
        </table:table-row>
        <table:table-row table:style-name="ro1">
          <table:table-cell office:value-type="string" calcext:value-type="string">
            <text:p>0000404</text:p>
          </table:table-cell>
          <table:table-cell office:value-type="float" office:value="10216" calcext:value-type="float">
            <text:p>10216</text:p>
          </table:table-cell>
          <table:table-cell table:formula="of:=AVERAGE([.B131];[.B132];[.B133];[.B134])" office:value-type="float" office:value="10144.25" calcext:value-type="float">
            <text:p>10144.25</text:p>
          </table:table-cell>
          <table:table-cell table:formula="of:=AVERAGE([.C131];[.C132];[.C133];[.C134])" office:value-type="float" office:value="10125.1875" calcext:value-type="float">
            <text:p>10125.1875</text:p>
          </table:table-cell>
        </table:table-row>
        <table:table-row table:style-name="ro1">
          <table:table-cell office:value-type="string" calcext:value-type="string">
            <text:p>0000406</text:p>
          </table:table-cell>
          <table:table-cell office:value-type="float" office:value="10160" calcext:value-type="float">
            <text:p>10160</text:p>
          </table:table-cell>
          <table:table-cell table:formula="of:=AVERAGE([.B132];[.B133];[.B134];[.B135])" office:value-type="float" office:value="10121" calcext:value-type="float">
            <text:p>10121</text:p>
          </table:table-cell>
          <table:table-cell table:formula="of:=AVERAGE([.C132];[.C133];[.C134];[.C135])" office:value-type="float" office:value="10121.125" calcext:value-type="float">
            <text:p>10121.125</text:p>
          </table:table-cell>
        </table:table-row>
        <table:table-row table:style-name="ro1">
          <table:table-cell office:value-type="string" calcext:value-type="string">
            <text:p>0000410</text:p>
          </table:table-cell>
          <table:table-cell office:value-type="float" office:value="10105" calcext:value-type="float">
            <text:p>10105</text:p>
          </table:table-cell>
          <table:table-cell table:formula="of:=AVERAGE([.B133];[.B134];[.B135];[.B136])" office:value-type="float" office:value="10114.25" calcext:value-type="float">
            <text:p>10114.25</text:p>
          </table:table-cell>
          <table:table-cell table:formula="of:=AVERAGE([.C133];[.C134];[.C135];[.C136])" office:value-type="float" office:value="10122.875" calcext:value-type="float">
            <text:p>10122.875</text:p>
          </table:table-cell>
        </table:table-row>
        <table:table-row table:style-name="ro1">
          <table:table-cell office:value-type="string" calcext:value-type="string">
            <text:p>0000412</text:p>
          </table:table-cell>
          <table:table-cell office:value-type="float" office:value="10096" calcext:value-type="float">
            <text:p>10096</text:p>
          </table:table-cell>
          <table:table-cell table:formula="of:=AVERAGE([.B134];[.B135];[.B136];[.B137])" office:value-type="float" office:value="10121.25" calcext:value-type="float">
            <text:p>10121.25</text:p>
          </table:table-cell>
          <table:table-cell table:formula="of:=AVERAGE([.C134];[.C135];[.C136];[.C137])" office:value-type="float" office:value="10121.0625" calcext:value-type="float">
            <text:p>10121.0625</text:p>
          </table:table-cell>
        </table:table-row>
        <table:table-row table:style-name="ro1">
          <table:table-cell office:value-type="string" calcext:value-type="string">
            <text:p>0000414</text:p>
          </table:table-cell>
          <table:table-cell office:value-type="float" office:value="10123" calcext:value-type="float">
            <text:p>10123</text:p>
          </table:table-cell>
          <table:table-cell table:formula="of:=AVERAGE([.B135];[.B136];[.B137];[.B138])" office:value-type="float" office:value="10128" calcext:value-type="float">
            <text:p>10128</text:p>
          </table:table-cell>
          <table:table-cell table:formula="of:=AVERAGE([.C135];[.C136];[.C137];[.C138])" office:value-type="float" office:value="10114.5625" calcext:value-type="float">
            <text:p>10114.5625</text:p>
          </table:table-cell>
        </table:table-row>
        <table:table-row table:style-name="ro1">
          <table:table-cell office:value-type="string" calcext:value-type="string">
            <text:p>0000416</text:p>
          </table:table-cell>
          <table:table-cell office:value-type="float" office:value="10133" calcext:value-type="float">
            <text:p>10133</text:p>
          </table:table-cell>
          <table:table-cell table:formula="of:=AVERAGE([.B136];[.B137];[.B138];[.B139])" office:value-type="float" office:value="10128" calcext:value-type="float">
            <text:p>10128</text:p>
          </table:table-cell>
          <table:table-cell table:formula="of:=AVERAGE([.C136];[.C137];[.C138];[.C139])" office:value-type="float" office:value="10107" calcext:value-type="float">
            <text:p>10107</text:p>
          </table:table-cell>
        </table:table-row>
        <table:table-row table:style-name="ro1">
          <table:table-cell office:value-type="string" calcext:value-type="string">
            <text:p>0000420</text:p>
          </table:table-cell>
          <table:table-cell office:value-type="float" office:value="10133" calcext:value-type="float">
            <text:p>10133</text:p>
          </table:table-cell>
          <table:table-cell table:formula="of:=AVERAGE([.B137];[.B138];[.B139];[.B140])" office:value-type="float" office:value="10107" calcext:value-type="float">
            <text:p>10107</text:p>
          </table:table-cell>
          <table:table-cell table:formula="of:=AVERAGE([.C137];[.C138];[.C139];[.C140])" office:value-type="float" office:value="10102.3125" calcext:value-type="float">
            <text:p>10102.3125</text:p>
          </table:table-cell>
        </table:table-row>
        <table:table-row table:style-name="ro1">
          <table:table-cell office:value-type="string" calcext:value-type="string">
            <text:p>0000422</text:p>
          </table:table-cell>
          <table:table-cell office:value-type="float" office:value="10123" calcext:value-type="float">
            <text:p>10123</text:p>
          </table:table-cell>
          <table:table-cell table:formula="of:=AVERAGE([.B138];[.B139];[.B140];[.B141])" office:value-type="float" office:value="10095.25" calcext:value-type="float">
            <text:p>10095.25</text:p>
          </table:table-cell>
          <table:table-cell table:formula="of:=AVERAGE([.C138];[.C139];[.C140];[.C141])" office:value-type="float" office:value="10113.3125" calcext:value-type="float">
            <text:p>10113.3125</text:p>
          </table:table-cell>
        </table:table-row>
        <table:table-row table:style-name="ro1">
          <table:table-cell office:value-type="string" calcext:value-type="string">
            <text:p>0000424</text:p>
          </table:table-cell>
          <table:table-cell office:value-type="float" office:value="10123" calcext:value-type="float">
            <text:p>10123</text:p>
          </table:table-cell>
          <table:table-cell table:formula="of:=AVERAGE([.B139];[.B140];[.B141];[.B142])" office:value-type="float" office:value="10097.75" calcext:value-type="float">
            <text:p>10097.75</text:p>
          </table:table-cell>
          <table:table-cell table:formula="of:=AVERAGE([.C139];[.C140];[.C141];[.C142])" office:value-type="float" office:value="10137.0625" calcext:value-type="float">
            <text:p>10137.0625</text:p>
          </table:table-cell>
        </table:table-row>
        <table:table-row table:style-name="ro1">
          <table:table-cell office:value-type="string" calcext:value-type="string">
            <text:p>0000426</text:p>
          </table:table-cell>
          <table:table-cell office:value-type="float" office:value="10049" calcext:value-type="float">
            <text:p>10049</text:p>
          </table:table-cell>
          <table:table-cell table:formula="of:=AVERAGE([.B140];[.B141];[.B142];[.B143])" office:value-type="float" office:value="10109.25" calcext:value-type="float">
            <text:p>10109.25</text:p>
          </table:table-cell>
          <table:table-cell table:formula="of:=AVERAGE([.C140];[.C141];[.C142];[.C143])" office:value-type="float" office:value="10165.9375" calcext:value-type="float">
            <text:p>10165.9375</text:p>
          </table:table-cell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10086" calcext:value-type="float">
            <text:p>10086</text:p>
          </table:table-cell>
          <table:table-cell table:formula="of:=AVERAGE([.B141];[.B142];[.B143];[.B144])" office:value-type="float" office:value="10151" calcext:value-type="float">
            <text:p>10151</text:p>
          </table:table-cell>
          <table:table-cell table:formula="of:=AVERAGE([.C141];[.C142];[.C143];[.C144])" office:value-type="float" office:value="10195.4375" calcext:value-type="float">
            <text:p>10195.4375</text:p>
          </table:table-cell>
        </table:table-row>
        <table:table-row table:style-name="ro1">
          <table:table-cell office:value-type="string" calcext:value-type="string">
            <text:p>0000432</text:p>
          </table:table-cell>
          <table:table-cell office:value-type="float" office:value="10133" calcext:value-type="float">
            <text:p>10133</text:p>
          </table:table-cell>
          <table:table-cell table:formula="of:=AVERAGE([.B142];[.B143];[.B144];[.B145])" office:value-type="float" office:value="10190.25" calcext:value-type="float">
            <text:p>10190.25</text:p>
          </table:table-cell>
          <table:table-cell table:formula="of:=AVERAGE([.C142];[.C143];[.C144];[.C145])" office:value-type="float" office:value="10212.75" calcext:value-type="float">
            <text:p>10212.75</text:p>
          </table:table-cell>
        </table:table-row>
        <table:table-row table:style-name="ro1">
          <table:table-cell office:value-type="string" calcext:value-type="string">
            <text:p>0000434</text:p>
          </table:table-cell>
          <table:table-cell office:value-type="float" office:value="10169" calcext:value-type="float">
            <text:p>10169</text:p>
          </table:table-cell>
          <table:table-cell table:formula="of:=AVERAGE([.B143];[.B144];[.B145];[.B146])" office:value-type="float" office:value="10213.25" calcext:value-type="float">
            <text:p>10213.25</text:p>
          </table:table-cell>
          <table:table-cell table:formula="of:=AVERAGE([.C143];[.C144];[.C145];[.C146])" office:value-type="float" office:value="10212.75" calcext:value-type="float">
            <text:p>10212.75</text:p>
          </table:table-cell>
        </table:table-row>
        <table:table-row table:style-name="ro1">
          <table:table-cell office:value-type="string" calcext:value-type="string">
            <text:p>0000436</text:p>
          </table:table-cell>
          <table:table-cell office:value-type="float" office:value="10216" calcext:value-type="float">
            <text:p>10216</text:p>
          </table:table-cell>
          <table:table-cell table:formula="of:=AVERAGE([.B144];[.B145];[.B146];[.B147])" office:value-type="float" office:value="10227.25" calcext:value-type="float">
            <text:p>10227.25</text:p>
          </table:table-cell>
          <table:table-cell table:formula="of:=AVERAGE([.C144];[.C145];[.C146];[.C147])" office:value-type="float" office:value="10198.3125" calcext:value-type="float">
            <text:p>10198.3125</text:p>
          </table:table-cell>
        </table:table-row>
        <table:table-row table:style-name="ro1">
          <table:table-cell office:value-type="string" calcext:value-type="string">
            <text:p>0000440</text:p>
          </table:table-cell>
          <table:table-cell office:value-type="float" office:value="10243" calcext:value-type="float">
            <text:p>10243</text:p>
          </table:table-cell>
          <table:table-cell table:formula="of:=AVERAGE([.B145];[.B146];[.B147];[.B148])" office:value-type="float" office:value="10220.25" calcext:value-type="float">
            <text:p>10220.25</text:p>
          </table:table-cell>
          <table:table-cell table:formula="of:=AVERAGE([.C145];[.C146];[.C147];[.C148])" office:value-type="float" office:value="10171.6875" calcext:value-type="float">
            <text:p>10171.6875</text:p>
          </table:table-cell>
        </table:table-row>
        <table:table-row table:style-name="ro1">
          <table:table-cell office:value-type="string" calcext:value-type="string">
            <text:p>0000442</text:p>
          </table:table-cell>
          <table:table-cell office:value-type="float" office:value="10225" calcext:value-type="float">
            <text:p>10225</text:p>
          </table:table-cell>
          <table:table-cell table:formula="of:=AVERAGE([.B146];[.B147];[.B148];[.B149])" office:value-type="float" office:value="10190.25" calcext:value-type="float">
            <text:p>10190.25</text:p>
          </table:table-cell>
          <table:table-cell table:formula="of:=AVERAGE([.C146];[.C147];[.C148];[.C149])" office:value-type="float" office:value="10142.1875" calcext:value-type="float">
            <text:p>10142.1875</text:p>
          </table:table-cell>
        </table:table-row>
        <table:table-row table:style-name="ro1">
          <table:table-cell office:value-type="string" calcext:value-type="string">
            <text:p>0000444</text:p>
          </table:table-cell>
          <table:table-cell office:value-type="float" office:value="10225" calcext:value-type="float">
            <text:p>10225</text:p>
          </table:table-cell>
          <table:table-cell table:formula="of:=AVERAGE([.B147];[.B148];[.B149];[.B150])" office:value-type="float" office:value="10155.5" calcext:value-type="float">
            <text:p>10155.5</text:p>
          </table:table-cell>
          <table:table-cell table:formula="of:=AVERAGE([.C147];[.C148];[.C149];[.C150])" office:value-type="float" office:value="10117.875" calcext:value-type="float">
            <text:p>10117.875</text:p>
          </table:table-cell>
        </table:table-row>
        <table:table-row table:style-name="ro1">
          <table:table-cell office:value-type="string" calcext:value-type="string">
            <text:p>0000446</text:p>
          </table:table-cell>
          <table:table-cell office:value-type="float" office:value="10188" calcext:value-type="float">
            <text:p>10188</text:p>
          </table:table-cell>
          <table:table-cell table:formula="of:=AVERAGE([.B148];[.B149];[.B150];[.B151])" office:value-type="float" office:value="10120.75" calcext:value-type="float">
            <text:p>10120.75</text:p>
          </table:table-cell>
          <table:table-cell table:formula="of:=AVERAGE([.C148];[.C149];[.C150];[.C151])" office:value-type="float" office:value="10104" calcext:value-type="float">
            <text:p>10104</text:p>
          </table:table-cell>
        </table:table-row>
        <table:table-row table:style-name="ro1">
          <table:table-cell office:value-type="string" calcext:value-type="string">
            <text:p>0000450</text:p>
          </table:table-cell>
          <table:table-cell office:value-type="float" office:value="10123" calcext:value-type="float">
            <text:p>10123</text:p>
          </table:table-cell>
          <table:table-cell table:formula="of:=AVERAGE([.B149];[.B150];[.B151];[.B152])" office:value-type="float" office:value="10102.25" calcext:value-type="float">
            <text:p>10102.25</text:p>
          </table:table-cell>
          <table:table-cell table:formula="of:=AVERAGE([.C149];[.C150];[.C151];[.C152])" office:value-type="float" office:value="10099.4375" calcext:value-type="float">
            <text:p>10099.4375</text:p>
          </table:table-cell>
        </table:table-row>
        <table:table-row table:style-name="ro1">
          <table:table-cell office:value-type="string" calcext:value-type="string">
            <text:p>0000452</text:p>
          </table:table-cell>
          <table:table-cell office:value-type="float" office:value="10086" calcext:value-type="float">
            <text:p>10086</text:p>
          </table:table-cell>
          <table:table-cell table:formula="of:=AVERAGE([.B150];[.B151];[.B152];[.B153])" office:value-type="float" office:value="10093" calcext:value-type="float">
            <text:p>10093</text:p>
          </table:table-cell>
          <table:table-cell table:formula="of:=AVERAGE([.C150];[.C151];[.C152];[.C153])" office:value-type="float" office:value="10097.1875" calcext:value-type="float">
            <text:p>10097.1875</text:p>
          </table:table-cell>
        </table:table-row>
        <table:table-row table:style-name="ro1">
          <table:table-cell office:value-type="string" calcext:value-type="string">
            <text:p>0000454</text:p>
          </table:table-cell>
          <table:table-cell office:value-type="float" office:value="10086" calcext:value-type="float">
            <text:p>10086</text:p>
          </table:table-cell>
          <table:table-cell table:formula="of:=AVERAGE([.B151];[.B152];[.B153];[.B154])" office:value-type="float" office:value="10100" calcext:value-type="float">
            <text:p>10100</text:p>
          </table:table-cell>
          <table:table-cell table:formula="of:=AVERAGE([.C151];[.C152];[.C153];[.C154])" office:value-type="float" office:value="10096.6875" calcext:value-type="float">
            <text:p>10096.6875</text:p>
          </table:table-cell>
        </table:table-row>
        <table:table-row table:style-name="ro1">
          <table:table-cell office:value-type="string" calcext:value-type="string">
            <text:p>0000456</text:p>
          </table:table-cell>
          <table:table-cell office:value-type="float" office:value="10114" calcext:value-type="float">
            <text:p>10114</text:p>
          </table:table-cell>
          <table:table-cell table:formula="of:=AVERAGE([.B152];[.B153];[.B154];[.B155])" office:value-type="float" office:value="10102.5" calcext:value-type="float">
            <text:p>10102.5</text:p>
          </table:table-cell>
          <table:table-cell table:formula="of:=AVERAGE([.C152];[.C153];[.C154];[.C155])" office:value-type="float" office:value="10092.125" calcext:value-type="float">
            <text:p>10092.125</text:p>
          </table:table-cell>
        </table:table-row>
        <table:table-row table:style-name="ro1">
          <table:table-cell office:value-type="string" calcext:value-type="string">
            <text:p>0000460</text:p>
          </table:table-cell>
          <table:table-cell office:value-type="float" office:value="10086" calcext:value-type="float">
            <text:p>10086</text:p>
          </table:table-cell>
          <table:table-cell table:formula="of:=AVERAGE([.B153];[.B154];[.B155];[.B156])" office:value-type="float" office:value="10093.25" calcext:value-type="float">
            <text:p>10093.25</text:p>
          </table:table-cell>
          <table:table-cell table:formula="of:=AVERAGE([.C153];[.C154];[.C155];[.C156])" office:value-type="float" office:value="10093.25" calcext:value-type="float">
            <text:p>10093.25</text:p>
          </table:table-cell>
        </table:table-row>
        <table:table-row table:style-name="ro1">
          <table:table-cell office:value-type="string" calcext:value-type="string">
            <text:p>0000462</text:p>
          </table:table-cell>
          <table:table-cell office:value-type="float" office:value="10114" calcext:value-type="float">
            <text:p>10114</text:p>
          </table:table-cell>
          <table:table-cell table:formula="of:=AVERAGE([.B154];[.B155];[.B156];[.B157])" office:value-type="float" office:value="10091" calcext:value-type="float">
            <text:p>10091</text:p>
          </table:table-cell>
          <table:table-cell table:formula="of:=AVERAGE([.C154];[.C155];[.C156];[.C157])" office:value-type="float" office:value="10104.75" calcext:value-type="float">
            <text:p>10104.75</text:p>
          </table:table-cell>
        </table:table-row>
        <table:table-row table:style-name="ro1">
          <table:table-cell office:value-type="string" calcext:value-type="string">
            <text:p>0000464</text:p>
          </table:table-cell>
          <table:table-cell office:value-type="float" office:value="10096" calcext:value-type="float">
            <text:p>10096</text:p>
          </table:table-cell>
          <table:table-cell table:formula="of:=AVERAGE([.B155];[.B156];[.B157];[.B158])" office:value-type="float" office:value="10081.75" calcext:value-type="float">
            <text:p>10081.75</text:p>
          </table:table-cell>
          <table:table-cell table:formula="of:=AVERAGE([.C155];[.C156];[.C157];[.C158])" office:value-type="float" office:value="10124.875" calcext:value-type="float">
            <text:p>10124.875</text:p>
          </table:table-cell>
        </table:table-row>
        <table:table-row table:style-name="ro1">
          <table:table-cell office:value-type="string" calcext:value-type="string">
            <text:p>0000466</text:p>
          </table:table-cell>
          <table:table-cell office:value-type="float" office:value="10077" calcext:value-type="float">
            <text:p>10077</text:p>
          </table:table-cell>
          <table:table-cell table:formula="of:=AVERAGE([.B156];[.B157];[.B158];[.B159])" office:value-type="float" office:value="10107" calcext:value-type="float">
            <text:p>10107</text:p>
          </table:table-cell>
          <table:table-cell table:formula="of:=AVERAGE([.C156];[.C157];[.C158];[.C159])" office:value-type="float" office:value="10155.375" calcext:value-type="float">
            <text:p>10155.375</text:p>
          </table:table-cell>
        </table:table-row>
        <table:table-row table:style-name="ro1">
          <table:table-cell office:value-type="string" calcext:value-type="string">
            <text:p>0000470</text:p>
          </table:table-cell>
          <table:table-cell office:value-type="float" office:value="10077" calcext:value-type="float">
            <text:p>10077</text:p>
          </table:table-cell>
          <table:table-cell table:formula="of:=AVERAGE([.B157];[.B158];[.B159];[.B160])" office:value-type="float" office:value="10139.25" calcext:value-type="float">
            <text:p>10139.25</text:p>
          </table:table-cell>
          <table:table-cell table:formula="of:=AVERAGE([.C157];[.C158];[.C159];[.C160])" office:value-type="float" office:value="10179.5625" calcext:value-type="float">
            <text:p>10179.5625</text:p>
          </table:table-cell>
        </table:table-row>
        <table:table-row table:style-name="ro1">
          <table:table-cell office:value-type="string" calcext:value-type="string">
            <text:p>0000472</text:p>
          </table:table-cell>
          <table:table-cell office:value-type="float" office:value="10077" calcext:value-type="float">
            <text:p>10077</text:p>
          </table:table-cell>
          <table:table-cell table:formula="of:=AVERAGE([.B158];[.B159];[.B160];[.B161])" office:value-type="float" office:value="10171.5" calcext:value-type="float">
            <text:p>10171.5</text:p>
          </table:table-cell>
          <table:table-cell table:formula="of:=AVERAGE([.C158];[.C159];[.C160];[.C161])" office:value-type="float" office:value="10195.6875" calcext:value-type="float">
            <text:p>10195.6875</text:p>
          </table:table-cell>
        </table:table-row>
        <table:table-row table:style-name="ro1">
          <table:table-cell office:value-type="string" calcext:value-type="string">
            <text:p>0000474</text:p>
          </table:table-cell>
          <table:table-cell office:value-type="float" office:value="10197" calcext:value-type="float">
            <text:p>10197</text:p>
          </table:table-cell>
          <table:table-cell table:formula="of:=AVERAGE([.B159];[.B160];[.B161];[.B162])" office:value-type="float" office:value="10203.75" calcext:value-type="float">
            <text:p>10203.75</text:p>
          </table:table-cell>
          <table:table-cell table:formula="of:=AVERAGE([.C159];[.C160];[.C161];[.C162])" office:value-type="float" office:value="10198.5625" calcext:value-type="float">
            <text:p>10198.5625</text:p>
          </table:table-cell>
        </table:table-row>
        <table:table-row table:style-name="ro1">
          <table:table-cell office:value-type="string" calcext:value-type="string">
            <text:p>0000476</text:p>
          </table:table-cell>
          <table:table-cell office:value-type="float" office:value="10206" calcext:value-type="float">
            <text:p>10206</text:p>
          </table:table-cell>
          <table:table-cell table:formula="of:=AVERAGE([.B160];[.B161];[.B162];[.B163])" office:value-type="float" office:value="10203.75" calcext:value-type="float">
            <text:p>10203.75</text:p>
          </table:table-cell>
          <table:table-cell table:formula="of:=AVERAGE([.C160];[.C161];[.C162];[.C163])" office:value-type="float" office:value="10183.5625" calcext:value-type="float">
            <text:p>10183.5625</text:p>
          </table:table-cell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10206" calcext:value-type="float">
            <text:p>10206</text:p>
          </table:table-cell>
          <table:table-cell table:formula="of:=AVERAGE([.B161];[.B162];[.B163];[.B164])" office:value-type="float" office:value="10203.75" calcext:value-type="float">
            <text:p>10203.75</text:p>
          </table:table-cell>
          <table:table-cell table:formula="of:=AVERAGE([.C161];[.C162];[.C163];[.C164])" office:value-type="float" office:value="10159.9375" calcext:value-type="float">
            <text:p>10159.9375</text:p>
          </table:table-cell>
        </table:table-row>
        <table:table-row table:style-name="ro1">
          <table:table-cell office:value-type="string" calcext:value-type="string">
            <text:p>0000502</text:p>
          </table:table-cell>
          <table:table-cell office:value-type="float" office:value="10206" calcext:value-type="float">
            <text:p>10206</text:p>
          </table:table-cell>
          <table:table-cell table:formula="of:=AVERAGE([.B162];[.B163];[.B164];[.B165])" office:value-type="float" office:value="10183" calcext:value-type="float">
            <text:p>10183</text:p>
          </table:table-cell>
          <table:table-cell table:formula="of:=AVERAGE([.C162];[.C163];[.C164];[.C165])" office:value-type="float" office:value="10126.5" calcext:value-type="float">
            <text:p>10126.5</text:p>
          </table:table-cell>
        </table:table-row>
        <table:table-row table:style-name="ro1">
          <table:table-cell office:value-type="string" calcext:value-type="string">
            <text:p>0000504</text:p>
          </table:table-cell>
          <table:table-cell office:value-type="float" office:value="10197" calcext:value-type="float">
            <text:p>10197</text:p>
          </table:table-cell>
          <table:table-cell table:formula="of:=AVERAGE([.B163];[.B164];[.B165];[.B166])" office:value-type="float" office:value="10143.75" calcext:value-type="float">
            <text:p>10143.75</text:p>
          </table:table-cell>
          <table:table-cell table:formula="of:=AVERAGE([.C163];[.C164];[.C165];[.C166])" office:value-type="float" office:value="10095.375" calcext:value-type="float">
            <text:p>10095.375</text:p>
          </table:table-cell>
        </table:table-row>
        <table:table-row table:style-name="ro1">
          <table:table-cell office:value-type="string" calcext:value-type="string">
            <text:p>0000506</text:p>
          </table:table-cell>
          <table:table-cell office:value-type="float" office:value="10206" calcext:value-type="float">
            <text:p>10206</text:p>
          </table:table-cell>
          <table:table-cell table:formula="of:=AVERAGE([.B164];[.B165];[.B166];[.B167])" office:value-type="float" office:value="10109.25" calcext:value-type="float">
            <text:p>10109.25</text:p>
          </table:table-cell>
          <table:table-cell table:formula="of:=AVERAGE([.C164];[.C165];[.C166];[.C167])" office:value-type="float" office:value="10076.375" calcext:value-type="float">
            <text:p>10076.375</text:p>
          </table:table-cell>
        </table:table-row>
        <table:table-row table:style-name="ro1">
          <table:table-cell office:value-type="string" calcext:value-type="string">
            <text:p>0000510</text:p>
          </table:table-cell>
          <table:table-cell office:value-type="float" office:value="10123" calcext:value-type="float">
            <text:p>10123</text:p>
          </table:table-cell>
          <table:table-cell table:formula="of:=AVERAGE([.B165];[.B166];[.B167];[.B168])" office:value-type="float" office:value="10070" calcext:value-type="float">
            <text:p>10070</text:p>
          </table:table-cell>
          <table:table-cell table:formula="of:=AVERAGE([.C165];[.C166];[.C167];[.C168])" office:value-type="float" office:value="10067.6875" calcext:value-type="float">
            <text:p>10067.6875</text:p>
          </table:table-cell>
        </table:table-row>
        <table:table-row table:style-name="ro1">
          <table:table-cell office:value-type="string" calcext:value-type="string">
            <text:p>0000512</text:p>
          </table:table-cell>
          <table:table-cell office:value-type="float" office:value="10049" calcext:value-type="float">
            <text:p>10049</text:p>
          </table:table-cell>
          <table:table-cell table:formula="of:=AVERAGE([.B166];[.B167];[.B168];[.B169])" office:value-type="float" office:value="10058.5" calcext:value-type="float">
            <text:p>10058.5</text:p>
          </table:table-cell>
          <table:table-cell table:formula="of:=AVERAGE([.C166];[.C167];[.C168];[.C169])" office:value-type="float" office:value="10069.4375" calcext:value-type="float">
            <text:p>10069.4375</text:p>
          </table:table-cell>
        </table:table-row>
        <table:table-row table:style-name="ro1">
          <table:table-cell office:value-type="string" calcext:value-type="string">
            <text:p>0000514</text:p>
          </table:table-cell>
          <table:table-cell office:value-type="float" office:value="10059" calcext:value-type="float">
            <text:p>10059</text:p>
          </table:table-cell>
          <table:table-cell table:formula="of:=AVERAGE([.B167];[.B168];[.B169];[.B170])" office:value-type="float" office:value="10067.75" calcext:value-type="float">
            <text:p>10067.75</text:p>
          </table:table-cell>
          <table:table-cell table:formula="of:=AVERAGE([.C167];[.C168];[.C169];[.C170])" office:value-type="float" office:value="10073.5" calcext:value-type="float">
            <text:p>10073.5</text:p>
          </table:table-cell>
        </table:table-row>
        <table:table-row table:style-name="ro1">
          <table:table-cell office:value-type="string" calcext:value-type="string">
            <text:p>0000516</text:p>
          </table:table-cell>
          <table:table-cell office:value-type="float" office:value="10049" calcext:value-type="float">
            <text:p>10049</text:p>
          </table:table-cell>
          <table:table-cell table:formula="of:=AVERAGE([.B168];[.B169];[.B170];[.B171])" office:value-type="float" office:value="10074.5" calcext:value-type="float">
            <text:p>10074.5</text:p>
          </table:table-cell>
          <table:table-cell table:formula="of:=AVERAGE([.C168];[.C169];[.C170];[.C171])" office:value-type="float" office:value="10073.5625" calcext:value-type="float">
            <text:p>10073.5625</text:p>
          </table:table-cell>
        </table:table-row>
        <table:table-row table:style-name="ro1">
          <table:table-cell office:value-type="string" calcext:value-type="string">
            <text:p>0000520</text:p>
          </table:table-cell>
          <table:table-cell office:value-type="float" office:value="10077" calcext:value-type="float">
            <text:p>10077</text:p>
          </table:table-cell>
          <table:table-cell table:formula="of:=AVERAGE([.B169];[.B170];[.B171];[.B172])" office:value-type="float" office:value="10077" calcext:value-type="float">
            <text:p>10077</text:p>
          </table:table-cell>
          <table:table-cell table:formula="of:=AVERAGE([.C169];[.C170];[.C171];[.C172])" office:value-type="float" office:value="10073.6875" calcext:value-type="float">
            <text:p>10073.6875</text:p>
          </table:table-cell>
        </table:table-row>
        <table:table-row table:style-name="ro1">
          <table:table-cell office:value-type="string" calcext:value-type="string">
            <text:p>0000522</text:p>
          </table:table-cell>
          <table:table-cell office:value-type="float" office:value="10086" calcext:value-type="float">
            <text:p>10086</text:p>
          </table:table-cell>
          <table:table-cell table:formula="of:=AVERAGE([.B170];[.B171];[.B172];[.B173])" office:value-type="float" office:value="10074.75" calcext:value-type="float">
            <text:p>10074.75</text:p>
          </table:table-cell>
          <table:table-cell table:formula="of:=AVERAGE([.C170];[.C171];[.C172];[.C173])" office:value-type="float" office:value="10080.0625" calcext:value-type="float">
            <text:p>10080.0625</text:p>
          </table:table-cell>
        </table:table-row>
        <table:table-row table:style-name="ro1">
          <table:table-cell office:value-type="string" calcext:value-type="string">
            <text:p>0000524</text:p>
          </table:table-cell>
          <table:table-cell office:value-type="float" office:value="10086" calcext:value-type="float">
            <text:p>10086</text:p>
          </table:table-cell>
          <table:table-cell table:formula="of:=AVERAGE([.B171];[.B172];[.B173];[.B174])" office:value-type="float" office:value="10068" calcext:value-type="float">
            <text:p>10068</text:p>
          </table:table-cell>
          <table:table-cell table:formula="of:=AVERAGE([.C171];[.C172];[.C173];[.C174])" office:value-type="float" office:value="10096.25" calcext:value-type="float">
            <text:p>10096.25</text:p>
          </table:table-cell>
        </table:table-row>
        <table:table-row table:style-name="ro1">
          <table:table-cell office:value-type="string" calcext:value-type="string">
            <text:p>0000526</text:p>
          </table:table-cell>
          <table:table-cell office:value-type="float" office:value="10059" calcext:value-type="float">
            <text:p>10059</text:p>
          </table:table-cell>
          <table:table-cell table:formula="of:=AVERAGE([.B172];[.B173];[.B174];[.B175])" office:value-type="float" office:value="10075" calcext:value-type="float">
            <text:p>10075</text:p>
          </table:table-cell>
          <table:table-cell table:formula="of:=AVERAGE([.C172];[.C173];[.C174];[.C175])" office:value-type="float" office:value="10122.1875" calcext:value-type="float">
            <text:p>10122.1875</text:p>
          </table:table-cell>
        </table:table-row>
        <table:table-row table:style-name="ro1">
          <table:table-cell office:value-type="string" calcext:value-type="string">
            <text:p>0000530</text:p>
          </table:table-cell>
          <table:table-cell office:value-type="float" office:value="10068" calcext:value-type="float">
            <text:p>10068</text:p>
          </table:table-cell>
          <table:table-cell table:formula="of:=AVERAGE([.B173];[.B174];[.B175];[.B176])" office:value-type="float" office:value="10102.5" calcext:value-type="float">
            <text:p>10102.5</text:p>
          </table:table-cell>
          <table:table-cell table:formula="of:=AVERAGE([.C173];[.C174];[.C175];[.C176])"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532</text:p>
          </table:table-cell>
          <table:table-cell office:value-type="float" office:value="10059" calcext:value-type="float">
            <text:p>10059</text:p>
          </table:table-cell>
          <table:table-cell table:formula="of:=AVERAGE([.B174];[.B175];[.B176];[.B177])" office:value-type="float" office:value="10139.5" calcext:value-type="float">
            <text:p>10139.5</text:p>
          </table:table-cell>
          <table:table-cell table:formula="of:=AVERAGE([.C174];[.C175];[.C176];[.C177])" office:value-type="float" office:value="10174.125" calcext:value-type="float">
            <text:p>10174.125</text:p>
          </table:table-cell>
        </table:table-row>
        <table:table-row table:style-name="ro1">
          <table:table-cell office:value-type="string" calcext:value-type="string">
            <text:p>0000534</text:p>
          </table:table-cell>
          <table:table-cell office:value-type="float" office:value="10114" calcext:value-type="float">
            <text:p>10114</text:p>
          </table:table-cell>
          <table:table-cell table:formula="of:=AVERAGE([.B175];[.B176];[.B177];[.B178])" office:value-type="float" office:value="10171.75" calcext:value-type="float">
            <text:p>10171.75</text:p>
          </table:table-cell>
          <table:table-cell table:formula="of:=AVERAGE([.C175];[.C176];[.C177];[.C178])" office:value-type="float" office:value="10187.375" calcext:value-type="float">
            <text:p>10187.375</text:p>
          </table:table-cell>
        </table:table-row>
        <table:table-row table:style-name="ro1">
          <table:table-cell office:value-type="string" calcext:value-type="string">
            <text:p>0000536</text:p>
          </table:table-cell>
          <table:table-cell office:value-type="float" office:value="10169" calcext:value-type="float">
            <text:p>10169</text:p>
          </table:table-cell>
          <table:table-cell table:formula="of:=AVERAGE([.B176];[.B177];[.B178];[.B179])" office:value-type="float" office:value="10190.25" calcext:value-type="float">
            <text:p>10190.25</text:p>
          </table:table-cell>
          <table:table-cell table:formula="of:=AVERAGE([.C176];[.C177];[.C178];[.C179])" office:value-type="float" office:value="10186.1875" calcext:value-type="float">
            <text:p>10186.1875</text:p>
          </table:table-cell>
        </table:table-row>
        <table:table-row table:style-name="ro1">
          <table:table-cell office:value-type="string" calcext:value-type="string">
            <text:p>0000540</text:p>
          </table:table-cell>
          <table:table-cell office:value-type="float" office:value="10216" calcext:value-type="float">
            <text:p>10216</text:p>
          </table:table-cell>
          <table:table-cell table:formula="of:=AVERAGE([.B177];[.B178];[.B179];[.B180])" office:value-type="float" office:value="10195" calcext:value-type="float">
            <text:p>10195</text:p>
          </table:table-cell>
          <table:table-cell table:formula="of:=AVERAGE([.C177];[.C178];[.C179];[.C180])" office:value-type="float" office:value="10171.6875" calcext:value-type="float">
            <text:p>10171.6875</text:p>
          </table:table-cell>
        </table:table-row>
        <table:table-row table:style-name="ro1">
          <table:table-cell office:value-type="string" calcext:value-type="string">
            <text:p>0000542</text:p>
          </table:table-cell>
          <table:table-cell office:value-type="float" office:value="10188" calcext:value-type="float">
            <text:p>10188</text:p>
          </table:table-cell>
          <table:table-cell table:formula="of:=AVERAGE([.B178];[.B179];[.B180];[.B181])" office:value-type="float" office:value="10192.5" calcext:value-type="float">
            <text:p>10192.5</text:p>
          </table:table-cell>
          <table:table-cell table:formula="of:=AVERAGE([.C178];[.C179];[.C180];[.C181])" office:value-type="float" office:value="10146.75" calcext:value-type="float">
            <text:p>10146.75</text:p>
          </table:table-cell>
        </table:table-row>
        <table:table-row table:style-name="ro1">
          <table:table-cell office:value-type="string" calcext:value-type="string">
            <text:p>0000544</text:p>
          </table:table-cell>
          <table:table-cell office:value-type="float" office:value="10188" calcext:value-type="float">
            <text:p>10188</text:p>
          </table:table-cell>
          <table:table-cell table:formula="of:=AVERAGE([.B179];[.B180];[.B181];[.B182])" office:value-type="float" office:value="10167" calcext:value-type="float">
            <text:p>10167</text:p>
          </table:table-cell>
          <table:table-cell table:formula="of:=AVERAGE([.C179];[.C180];[.C181];[.C182])" office:value-type="float" office:value="10113.8125" calcext:value-type="float">
            <text:p>10113.8125</text:p>
          </table:table-cell>
        </table:table-row>
        <table:table-row table:style-name="ro1">
          <table:table-cell office:value-type="string" calcext:value-type="string">
            <text:p>0000546</text:p>
          </table:table-cell>
          <table:table-cell office:value-type="float" office:value="10188" calcext:value-type="float">
            <text:p>10188</text:p>
          </table:table-cell>
          <table:table-cell table:formula="of:=AVERAGE([.B180];[.B181];[.B182];[.B183])" office:value-type="float" office:value="10132.25" calcext:value-type="float">
            <text:p>10132.25</text:p>
          </table:table-cell>
          <table:table-cell table:formula="of:=AVERAGE([.C180];[.C181];[.C182];[.C183])" office:value-type="float" office:value="10086.125" calcext:value-type="float">
            <text:p>10086.125</text:p>
          </table:table-cell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10206" calcext:value-type="float">
            <text:p>10206</text:p>
          </table:table-cell>
          <table:table-cell table:formula="of:=AVERAGE([.B181];[.B182];[.B183];[.B184])" office:value-type="float" office:value="10095.25" calcext:value-type="float">
            <text:p>10095.25</text:p>
          </table:table-cell>
          <table:table-cell table:formula="of:=AVERAGE([.C181];[.C182];[.C183];[.C184])" office:value-type="float" office:value="10064.8125" calcext:value-type="float">
            <text:p>10064.8125</text:p>
          </table:table-cell>
        </table:table-row>
        <table:table-row table:style-name="ro1">
          <table:table-cell office:value-type="string" calcext:value-type="string">
            <text:p>0000552</text:p>
          </table:table-cell>
          <table:table-cell office:value-type="float" office:value="10086" calcext:value-type="float">
            <text:p>10086</text:p>
          </table:table-cell>
          <table:table-cell table:formula="of:=AVERAGE([.B182];[.B183];[.B184];[.B185])" office:value-type="float" office:value="10060.75" calcext:value-type="float">
            <text:p>10060.75</text:p>
          </table:table-cell>
          <table:table-cell table:formula="of:=AVERAGE([.C182];[.C183];[.C184];[.C185])" office:value-type="float" office:value="10055.0625" calcext:value-type="float">
            <text:p>10055.0625</text:p>
          </table:table-cell>
        </table:table-row>
        <table:table-row table:style-name="ro1">
          <table:table-cell office:value-type="string" calcext:value-type="string">
            <text:p>0000554</text:p>
          </table:table-cell>
          <table:table-cell office:value-type="float" office:value="10049" calcext:value-type="float">
            <text:p>10049</text:p>
          </table:table-cell>
          <table:table-cell table:formula="of:=AVERAGE([.B183];[.B184];[.B185];[.B186])" office:value-type="float" office:value="10056.25" calcext:value-type="float">
            <text:p>10056.25</text:p>
          </table:table-cell>
          <table:table-cell table:formula="of:=AVERAGE([.C183];[.C184];[.C185];[.C186])" office:value-type="float" office:value="10054.5" calcext:value-type="float">
            <text:p>10054.5</text:p>
          </table:table-cell>
        </table:table-row>
        <table:table-row table:style-name="ro1">
          <table:table-cell office:value-type="string" calcext:value-type="string">
            <text:p>0000556</text:p>
          </table:table-cell>
          <table:table-cell office:value-type="float" office:value="10040" calcext:value-type="float">
            <text:p>10040</text:p>
          </table:table-cell>
          <table:table-cell table:formula="of:=AVERAGE([.B184];[.B185];[.B186];[.B187])" office:value-type="float" office:value="10047" calcext:value-type="float">
            <text:p>10047</text:p>
          </table:table-cell>
          <table:table-cell table:formula="of:=AVERAGE([.C184];[.C185];[.C186];[.C187])" office:value-type="float" office:value="10053.875" calcext:value-type="float">
            <text:p>10053.875</text:p>
          </table:table-cell>
        </table:table-row>
        <table:table-row table:style-name="ro1">
          <table:table-cell office:value-type="string" calcext:value-type="string">
            <text:p>0000560</text:p>
          </table:table-cell>
          <table:table-cell office:value-type="float" office:value="10068" calcext:value-type="float">
            <text:p>10068</text:p>
          </table:table-cell>
          <table:table-cell table:formula="of:=AVERAGE([.B185];[.B186];[.B187];[.B188])" office:value-type="float" office:value="10056.25" calcext:value-type="float">
            <text:p>10056.25</text:p>
          </table:table-cell>
          <table:table-cell table:formula="of:=AVERAGE([.C185];[.C186];[.C187];[.C188])" office:value-type="float" office:value="10060.8125" calcext:value-type="float">
            <text:p>10060.8125</text:p>
          </table:table-cell>
        </table:table-row>
        <table:table-row table:style-name="ro1">
          <table:table-cell office:value-type="string" calcext:value-type="string">
            <text:p>0000562</text:p>
          </table:table-cell>
          <table:table-cell office:value-type="float" office:value="10068" calcext:value-type="float">
            <text:p>10068</text:p>
          </table:table-cell>
          <table:table-cell table:formula="of:=AVERAGE([.B186];[.B187];[.B188];[.B189])" office:value-type="float" office:value="10058.5" calcext:value-type="float">
            <text:p>10058.5</text:p>
          </table:table-cell>
          <table:table-cell table:formula="of:=AVERAGE([.C186];[.C187];[.C188];[.C189])" office:value-type="float" office:value="10068.9375" calcext:value-type="float">
            <text:p>10068.9375</text:p>
          </table:table-cell>
        </table:table-row>
        <table:table-row table:style-name="ro1">
          <table:table-cell office:value-type="string" calcext:value-type="string">
            <text:p>0000564</text:p>
          </table:table-cell>
          <table:table-cell office:value-type="float" office:value="10012" calcext:value-type="float">
            <text:p>10012</text:p>
          </table:table-cell>
          <table:table-cell table:formula="of:=AVERAGE([.B187];[.B188];[.B189];[.B190])" office:value-type="float" office:value="10053.75" calcext:value-type="float">
            <text:p>10053.75</text:p>
          </table:table-cell>
          <table:table-cell table:formula="of:=AVERAGE([.C187];[.C188];[.C189];[.C190])" office:value-type="float" office:value="10081.6875" calcext:value-type="float">
            <text:p>10081.6875</text:p>
          </table:table-cell>
        </table:table-row>
        <table:table-row table:style-name="ro1">
          <table:table-cell office:value-type="string" calcext:value-type="string">
            <text:p>0000566</text:p>
          </table:table-cell>
          <table:table-cell office:value-type="float" office:value="10077" calcext:value-type="float">
            <text:p>10077</text:p>
          </table:table-cell>
          <table:table-cell table:formula="of:=AVERAGE([.B188];[.B189];[.B190];[.B191])" office:value-type="float" office:value="10074.75" calcext:value-type="float">
            <text:p>10074.75</text:p>
          </table:table-cell>
          <table:table-cell table:formula="of:=AVERAGE([.C188];[.C189];[.C190];[.C191])" office:value-type="float" office:value="10109.5" calcext:value-type="float">
            <text:p>10109.5</text:p>
          </table:table-cell>
        </table:table-row>
        <table:table-row table:style-name="ro1">
          <table:table-cell office:value-type="string" calcext:value-type="string">
            <text:p>0000570</text:p>
          </table:table-cell>
          <table:table-cell office:value-type="float" office:value="10077" calcext:value-type="float">
            <text:p>10077</text:p>
          </table:table-cell>
          <table:table-cell table:formula="of:=AVERAGE([.B189];[.B190];[.B191];[.B192])" office:value-type="float" office:value="10088.75" calcext:value-type="float">
            <text:p>10088.75</text:p>
          </table:table-cell>
          <table:table-cell table:formula="of:=AVERAGE([.C189];[.C190];[.C191];[.C192])" office:value-type="float" office:value="10143" calcext:value-type="float">
            <text:p>10143</text:p>
          </table:table-cell>
        </table:table-row>
        <table:table-row table:style-name="ro1">
          <table:table-cell office:value-type="string" calcext:value-type="string">
            <text:p>0000572</text:p>
          </table:table-cell>
          <table:table-cell office:value-type="float" office:value="10049" calcext:value-type="float">
            <text:p>10049</text:p>
          </table:table-cell>
          <table:table-cell table:formula="of:=AVERAGE([.B190];[.B191];[.B192];[.B193])" office:value-type="float" office:value="10109.5" calcext:value-type="float">
            <text:p>10109.5</text:p>
          </table:table-cell>
          <table:table-cell table:formula="of:=AVERAGE([.C190];[.C191];[.C192];[.C193])" office:value-type="float" office:value="10182.1875" calcext:value-type="float">
            <text:p>10182.1875</text:p>
          </table:table-cell>
        </table:table-row>
        <table:table-row table:style-name="ro1">
          <table:table-cell office:value-type="string" calcext:value-type="string">
            <text:p>0000574</text:p>
          </table:table-cell>
          <table:table-cell office:value-type="float" office:value="10096" calcext:value-type="float">
            <text:p>10096</text:p>
          </table:table-cell>
          <table:table-cell table:formula="of:=AVERAGE([.B191];[.B192];[.B193];[.B194])" office:value-type="float" office:value="10165" calcext:value-type="float">
            <text:p>10165</text:p>
          </table:table-cell>
          <table:table-cell table:formula="of:=AVERAGE([.C191];[.C192];[.C193];[.C194])" office:value-type="float" office:value="10223.6875" calcext:value-type="float">
            <text:p>10223.6875</text:p>
          </table:table-cell>
        </table:table-row>
        <table:table-row table:style-name="ro1">
          <table:table-cell office:value-type="string" calcext:value-type="string">
            <text:p>0000576</text:p>
          </table:table-cell>
          <table:table-cell office:value-type="float" office:value="10133" calcext:value-type="float">
            <text:p>10133</text:p>
          </table:table-cell>
          <table:table-cell table:formula="of:=AVERAGE([.B192];[.B193];[.B194];[.B195])" office:value-type="float" office:value="10208.75" calcext:value-type="float">
            <text:p>10208.75</text:p>
          </table:table-cell>
          <table:table-cell table:formula="of:=AVERAGE([.C192];[.C193];[.C194];[.C195])" office:value-type="float" office:value="10251.875" calcext:value-type="float">
            <text:p>10251.875</text:p>
          </table:table-cell>
        </table:table-row>
        <table:table-row table:style-name="ro1">
          <table:table-cell office:value-type="string" calcext:value-type="string">
            <text:p>0000600</text:p>
          </table:table-cell>
          <table:table-cell office:value-type="float" office:value="10160" calcext:value-type="float">
            <text:p>10160</text:p>
          </table:table-cell>
          <table:table-cell table:formula="of:=AVERAGE([.B193];[.B194];[.B195];[.B196])" office:value-type="float" office:value="10245.5" calcext:value-type="float">
            <text:p>10245.5</text:p>
          </table:table-cell>
          <table:table-cell table:formula="of:=AVERAGE([.C193];[.C194];[.C195];[.C196])" office:value-type="float" office:value="10254.6875" calcext:value-type="float">
            <text:p>10254.6875</text:p>
          </table:table-cell>
        </table:table-row>
        <table:table-row table:style-name="ro1">
          <table:table-cell office:value-type="string" calcext:value-type="string">
            <text:p>0000602</text:p>
          </table:table-cell>
          <table:table-cell office:value-type="float" office:value="10271" calcext:value-type="float">
            <text:p>10271</text:p>
          </table:table-cell>
          <table:table-cell table:formula="of:=AVERAGE([.B194];[.B195];[.B196];[.B197])" office:value-type="float" office:value="10275.5" calcext:value-type="float">
            <text:p>10275.5</text:p>
          </table:table-cell>
          <table:table-cell table:formula="of:=AVERAGE([.C194];[.C195];[.C196];[.C197])" office:value-type="float" office:value="10233.3125" calcext:value-type="float">
            <text:p>10233.3125</text:p>
          </table:table-cell>
        </table:table-row>
        <table:table-row table:style-name="ro1">
          <table:table-cell office:value-type="string" calcext:value-type="string">
            <text:p>0000604</text:p>
          </table:table-cell>
          <table:table-cell office:value-type="float" office:value="10271" calcext:value-type="float">
            <text:p>10271</text:p>
          </table:table-cell>
          <table:table-cell table:formula="of:=AVERAGE([.B195];[.B196];[.B197];[.B198])" office:value-type="float" office:value="10277.75" calcext:value-type="float">
            <text:p>10277.75</text:p>
          </table:table-cell>
          <table:table-cell table:formula="of:=AVERAGE([.C195];[.C196];[.C197];[.C198])" office:value-type="float" office:value="10189.4375" calcext:value-type="float">
            <text:p>10189.4375</text:p>
          </table:table-cell>
        </table:table-row>
        <table:table-row table:style-name="ro1">
          <table:table-cell office:value-type="string" calcext:value-type="string">
            <text:p>0000606</text:p>
          </table:table-cell>
          <table:table-cell office:value-type="float" office:value="10280" calcext:value-type="float">
            <text:p>10280</text:p>
          </table:table-cell>
          <table:table-cell table:formula="of:=AVERAGE([.B196];[.B197];[.B198];[.B199])" office:value-type="float" office:value="10220" calcext:value-type="float">
            <text:p>10220</text:p>
          </table:table-cell>
          <table:table-cell table:formula="of:=AVERAGE([.C196];[.C197];[.C198];[.C199])" office:value-type="float" office:value="10131.1875" calcext:value-type="float">
            <text:p>10131.1875</text:p>
          </table:table-cell>
        </table:table-row>
        <table:table-row table:style-name="ro1">
          <table:table-cell office:value-type="string" calcext:value-type="string">
            <text:p>0000610</text:p>
          </table:table-cell>
          <table:table-cell office:value-type="float" office:value="10280" calcext:value-type="float">
            <text:p>10280</text:p>
          </table:table-cell>
          <table:table-cell table:formula="of:=AVERAGE([.B197];[.B198];[.B199];[.B200])" office:value-type="float" office:value="10160" calcext:value-type="float">
            <text:p>10160</text:p>
          </table:table-cell>
          <table:table-cell table:formula="of:=AVERAGE([.C197];[.C198];[.C199];[.C200])" office:value-type="float" office:value="10087.375" calcext:value-type="float">
            <text:p>10087.375</text:p>
          </table:table-cell>
        </table:table-row>
        <table:table-row table:style-name="ro1">
          <table:table-cell office:value-type="string" calcext:value-type="string">
            <text:p>0000612</text:p>
          </table:table-cell>
          <table:table-cell office:value-type="float" office:value="10280" calcext:value-type="float">
            <text:p>10280</text:p>
          </table:table-cell>
          <table:table-cell table:formula="of:=AVERAGE([.B198];[.B199];[.B200];[.B201])" office:value-type="float" office:value="10100" calcext:value-type="float">
            <text:p>10100</text:p>
          </table:table-cell>
          <table:table-cell table:formula="of:=AVERAGE([.C198];[.C199];[.C200];[.C201])" office:value-type="float" office:value="10060.3125" calcext:value-type="float">
            <text:p>10060.3125</text:p>
          </table:table-cell>
        </table:table-row>
        <table:table-row table:style-name="ro1">
          <table:table-cell office:value-type="string" calcext:value-type="string">
            <text:p>0000614</text:p>
          </table:table-cell>
          <table:table-cell office:value-type="float" office:value="10040" calcext:value-type="float">
            <text:p>10040</text:p>
          </table:table-cell>
          <table:table-cell table:formula="of:=AVERAGE([.B199];[.B200];[.B201];[.B202])" office:value-type="float" office:value="10044.75" calcext:value-type="float">
            <text:p>10044.75</text:p>
          </table:table-cell>
          <table:table-cell table:formula="of:=AVERAGE([.C199];[.C200];[.C201];[.C202])" office:value-type="float" office:value="10050.5625" calcext:value-type="float">
            <text:p>10050.5625</text:p>
          </table:table-cell>
        </table:table-row>
        <table:table-row table:style-name="ro1">
          <table:table-cell office:value-type="string" calcext:value-type="string">
            <text:p>0000616</text:p>
          </table:table-cell>
          <table:table-cell office:value-type="float" office:value="10040" calcext:value-type="float">
            <text:p>10040</text:p>
          </table:table-cell>
          <table:table-cell table:formula="of:=AVERAGE([.B200];[.B201];[.B202];[.B203])" office:value-type="float" office:value="10044.75" calcext:value-type="float">
            <text:p>10044.75</text:p>
          </table:table-cell>
          <table:table-cell table:formula="of:=AVERAGE([.C200];[.C201];[.C202];[.C203])" office:value-type="float" office:value="10052.875" calcext:value-type="float">
            <text:p>10052.875</text:p>
          </table:table-cell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10040" calcext:value-type="float">
            <text:p>10040</text:p>
          </table:table-cell>
          <table:table-cell table:formula="of:=AVERAGE([.B201];[.B202];[.B203];[.B204])" office:value-type="float" office:value="10051.75" calcext:value-type="float">
            <text:p>10051.75</text:p>
          </table:table-cell>
          <table:table-cell table:formula="of:=AVERAGE([.C201];[.C202];[.C203];[.C204])" office:value-type="float" office:value="10061.5625" calcext:value-type="float">
            <text:p>10061.5625</text:p>
          </table:table-cell>
        </table:table-row>
        <table:table-row table:style-name="ro1">
          <table:table-cell office:value-type="string" calcext:value-type="string">
            <text:p>0000622</text:p>
          </table:table-cell>
          <table:table-cell office:value-type="float" office:value="10059" calcext:value-type="float">
            <text:p>10059</text:p>
          </table:table-cell>
          <table:table-cell table:formula="of:=AVERAGE([.B202];[.B203];[.B204];[.B205])" office:value-type="float" office:value="10061" calcext:value-type="float">
            <text:p>10061</text:p>
          </table:table-cell>
          <table:table-cell table:formula="of:=AVERAGE([.C202];[.C203];[.C204];[.C205])" office:value-type="float" office:value="10076.5625" calcext:value-type="float">
            <text:p>10076.5625</text:p>
          </table:table-cell>
        </table:table-row>
        <table:table-row table:style-name="ro1">
          <table:table-cell office:value-type="string" calcext:value-type="string">
            <text:p>0000624</text:p>
          </table:table-cell>
          <table:table-cell office:value-type="float" office:value="10040" calcext:value-type="float">
            <text:p>10040</text:p>
          </table:table-cell>
          <table:table-cell table:formula="of:=AVERAGE([.B203];[.B204];[.B205];[.B206])" office:value-type="float" office:value="10054" calcext:value-type="float">
            <text:p>10054</text:p>
          </table:table-cell>
          <table:table-cell table:formula="of:=AVERAGE([.C203];[.C204];[.C205];[.C206])" office:value-type="float" office:value="10100.8125" calcext:value-type="float">
            <text:p>10100.8125</text:p>
          </table:table-cell>
        </table:table-row>
        <table:table-row table:style-name="ro1">
          <table:table-cell office:value-type="string" calcext:value-type="string">
            <text:p>0000626</text:p>
          </table:table-cell>
          <table:table-cell office:value-type="float" office:value="10068" calcext:value-type="float">
            <text:p>10068</text:p>
          </table:table-cell>
          <table:table-cell table:formula="of:=AVERAGE([.B204];[.B205];[.B206];[.B207])" office:value-type="float" office:value="10079.5" calcext:value-type="float">
            <text:p>10079.5</text:p>
          </table:table-cell>
          <table:table-cell table:formula="of:=AVERAGE([.C204];[.C205];[.C206];[.C207])" office:value-type="float" office:value="10141.8125" calcext:value-type="float">
            <text:p>10141.8125</text:p>
          </table:table-cell>
        </table:table-row>
        <table:table-row table:style-name="ro1">
          <table:table-cell office:value-type="string" calcext:value-type="string">
            <text:p>0000630</text:p>
          </table:table-cell>
          <table:table-cell office:value-type="float" office:value="10077" calcext:value-type="float">
            <text:p>10077</text:p>
          </table:table-cell>
          <table:table-cell table:formula="of:=AVERAGE([.B205];[.B206];[.B207];[.B208])" office:value-type="float" office:value="10111.75" calcext:value-type="float">
            <text:p>10111.75</text:p>
          </table:table-cell>
          <table:table-cell table:formula="of:=AVERAGE([.C205];[.C206];[.C207];[.C208])" office:value-type="float" office:value="10185.0625" calcext:value-type="float">
            <text:p>10185.0625</text:p>
          </table:table-cell>
        </table:table-row>
        <table:table-row table:style-name="ro1">
          <table:table-cell office:value-type="string" calcext:value-type="string">
            <text:p>0000632</text:p>
          </table:table-cell>
          <table:table-cell office:value-type="float" office:value="10031" calcext:value-type="float">
            <text:p>10031</text:p>
          </table:table-cell>
          <table:table-cell table:formula="of:=AVERAGE([.B206];[.B207];[.B208];[.B209])" office:value-type="float" office:value="10158" calcext:value-type="float">
            <text:p>10158</text:p>
          </table:table-cell>
          <table:table-cell table:formula="of:=AVERAGE([.C206];[.C207];[.C208];[.C209])" office:value-type="float" office:value="10224.875" calcext:value-type="float">
            <text:p>10224.875</text:p>
          </table:table-cell>
        </table:table-row>
        <table:table-row table:style-name="ro1">
          <table:table-cell office:value-type="string" calcext:value-type="string">
            <text:p>0000634</text:p>
          </table:table-cell>
          <table:table-cell office:value-type="float" office:value="10142" calcext:value-type="float">
            <text:p>10142</text:p>
          </table:table-cell>
          <table:table-cell table:formula="of:=AVERAGE([.B207];[.B208];[.B209];[.B210])" office:value-type="float" office:value="10218" calcext:value-type="float">
            <text:p>10218</text:p>
          </table:table-cell>
          <table:table-cell table:formula="of:=AVERAGE([.C207];[.C208];[.C209];[.C210])" office:value-type="float" office:value="10256" calcext:value-type="float">
            <text:p>10256</text:p>
          </table:table-cell>
        </table:table-row>
        <table:table-row table:style-name="ro1">
          <table:table-cell office:value-type="string" calcext:value-type="string">
            <text:p>0000636</text:p>
          </table:table-cell>
          <table:table-cell office:value-type="float" office:value="10197" calcext:value-type="float">
            <text:p>10197</text:p>
          </table:table-cell>
          <table:table-cell table:formula="of:=AVERAGE([.B208];[.B209];[.B210];[.B211])" office:value-type="float" office:value="10252.5" calcext:value-type="float">
            <text:p>10252.5</text:p>
          </table:table-cell>
          <table:table-cell table:formula="of:=AVERAGE([.C208];[.C209];[.C210];[.C211])" office:value-type="float" office:value="10273.3125" calcext:value-type="float">
            <text:p>10273.3125</text:p>
          </table:table-cell>
        </table:table-row>
        <table:table-row table:style-name="ro1">
          <table:table-cell office:value-type="string" calcext:value-type="string">
            <text:p>0000640</text:p>
          </table:table-cell>
          <table:table-cell office:value-type="float" office:value="10262" calcext:value-type="float">
            <text:p>10262</text:p>
          </table:table-cell>
          <table:table-cell table:formula="of:=AVERAGE([.B209];[.B210];[.B211];[.B212])" office:value-type="float" office:value="10271" calcext:value-type="float">
            <text:p>10271</text:p>
          </table:table-cell>
          <table:table-cell table:formula="of:=AVERAGE([.C209];[.C210];[.C211];[.C212])" office:value-type="float" office:value="10277.375" calcext:value-type="float">
            <text:p>10277.375</text:p>
          </table:table-cell>
        </table:table-row>
        <table:table-row table:style-name="ro1">
          <table:table-cell office:value-type="string" calcext:value-type="string">
            <text:p>0000642</text:p>
          </table:table-cell>
          <table:table-cell office:value-type="float" office:value="10271" calcext:value-type="float">
            <text:p>10271</text:p>
          </table:table-cell>
          <table:table-cell table:formula="of:=AVERAGE([.B210];[.B211];[.B212];[.B213])" office:value-type="float" office:value="10282.5" calcext:value-type="float">
            <text:p>10282.5</text:p>
          </table:table-cell>
          <table:table-cell table:formula="of:=AVERAGE([.C210];[.C211];[.C212];[.C213])" office:value-type="float" office:value="10253.125" calcext:value-type="float">
            <text:p>10253.125</text:p>
          </table:table-cell>
        </table:table-row>
        <table:table-row table:style-name="ro1">
          <table:table-cell office:value-type="string" calcext:value-type="string">
            <text:p>0000644</text:p>
          </table:table-cell>
          <table:table-cell office:value-type="float" office:value="10280" calcext:value-type="float">
            <text:p>10280</text:p>
          </table:table-cell>
          <table:table-cell table:formula="of:=AVERAGE([.B211];[.B212];[.B213];[.B214])" office:value-type="float" office:value="10287.25" calcext:value-type="float">
            <text:p>10287.25</text:p>
          </table:table-cell>
          <table:table-cell table:formula="of:=AVERAGE([.C211];[.C212];[.C213];[.C214])" office:value-type="float" office:value="10202.3125" calcext:value-type="float">
            <text:p>10202.3125</text:p>
          </table:table-cell>
        </table:table-row>
        <table:table-row table:style-name="ro1">
          <table:table-cell office:value-type="string" calcext:value-type="string">
            <text:p>0000646</text:p>
          </table:table-cell>
          <table:table-cell office:value-type="float" office:value="10271" calcext:value-type="float">
            <text:p>10271</text:p>
          </table:table-cell>
          <table:table-cell table:formula="of:=AVERAGE([.B212];[.B213];[.B214];[.B215])" office:value-type="float" office:value="10268.75" calcext:value-type="float">
            <text:p>10268.75</text:p>
          </table:table-cell>
          <table:table-cell table:formula="of:=AVERAGE([.C212];[.C213];[.C214];[.C215])" office:value-type="float" office:value="10128.375" calcext:value-type="float">
            <text:p>10128.375</text:p>
          </table:table-cell>
        </table:table-row>
        <table:table-row table:style-name="ro1">
          <table:table-cell office:value-type="string" calcext:value-type="string">
            <text:p>0000650</text:p>
          </table:table-cell>
          <table:table-cell office:value-type="float" office:value="10308" calcext:value-type="float">
            <text:p>10308</text:p>
          </table:table-cell>
          <table:table-cell table:formula="of:=AVERAGE([.B213];[.B214];[.B215];[.B216])" office:value-type="float" office:value="10174" calcext:value-type="float">
            <text:p>10174</text:p>
          </table:table-cell>
          <table:table-cell table:formula="of:=AVERAGE([.C213];[.C214];[.C215];[.C216])" office:value-type="float" office:value="10044.6875" calcext:value-type="float">
            <text:p>10044.6875</text:p>
          </table:table-cell>
        </table:table-row>
        <table:table-row table:style-name="ro1">
          <table:table-cell office:value-type="string" calcext:value-type="string">
            <text:p>0000652</text:p>
          </table:table-cell>
          <table:table-cell office:value-type="float" office:value="10290" calcext:value-type="float">
            <text:p>10290</text:p>
          </table:table-cell>
          <table:table-cell table:formula="of:=AVERAGE([.B214];[.B215];[.B216];[.B217])" office:value-type="float" office:value="10079.25" calcext:value-type="float">
            <text:p>10079.25</text:p>
          </table:table-cell>
          <table:table-cell table:formula="of:=AVERAGE([.C214];[.C215];[.C216];[.C217])" office:value-type="float" office:value="9992.1875" calcext:value-type="float">
            <text:p>9992.1875</text:p>
          </table:table-cell>
        </table:table-row>
        <table:table-row table:style-name="ro1">
          <table:table-cell office:value-type="string" calcext:value-type="string">
            <text:p>0000654</text:p>
          </table:table-cell>
          <table:table-cell office:value-type="float" office:value="10206" calcext:value-type="float">
            <text:p>10206</text:p>
          </table:table-cell>
          <table:table-cell table:formula="of:=AVERAGE([.B215];[.B216];[.B217];[.B218])" office:value-type="float" office:value="9991.5" calcext:value-type="float">
            <text:p>9991.5</text:p>
          </table:table-cell>
          <table:table-cell table:formula="of:=AVERAGE([.C215];[.C216];[.C217];[.C218])" office:value-type="float" office:value="9970.3125" calcext:value-type="float">
            <text:p>9970.3125</text:p>
          </table:table-cell>
        </table:table-row>
        <table:table-row table:style-name="ro1">
          <table:table-cell office:value-type="string" calcext:value-type="string">
            <text:p>0000656</text:p>
          </table:table-cell>
          <table:table-cell office:value-type="float" office:value="9892" calcext:value-type="float">
            <text:p>9892</text:p>
          </table:table-cell>
          <table:table-cell table:formula="of:=AVERAGE([.B216];[.B217];[.B218];[.B219])" office:value-type="float" office:value="9934" calcext:value-type="float">
            <text:p>9934</text:p>
          </table:table-cell>
          <table:table-cell table:formula="of:=AVERAGE([.C216];[.C217];[.C218];[.C219])" office:value-type="float" office:value="9975.5625" calcext:value-type="float">
            <text:p>9975.5625</text:p>
          </table:table-cell>
        </table:table-row>
        <table:table-row table:style-name="ro1">
          <table:table-cell office:value-type="string" calcext:value-type="string">
            <text:p>0000660</text:p>
          </table:table-cell>
          <table:table-cell office:value-type="float" office:value="9929" calcext:value-type="float">
            <text:p>9929</text:p>
          </table:table-cell>
          <table:table-cell table:formula="of:=AVERAGE([.B217];[.B218];[.B219];[.B220])" office:value-type="float" office:value="9964" calcext:value-type="float">
            <text:p>9964</text:p>
          </table:table-cell>
          <table:table-cell table:formula="of:=AVERAGE([.C217];[.C218];[.C219];[.C220])" office:value-type="float" office:value="9998.0625" calcext:value-type="float">
            <text:p>9998.0625</text:p>
          </table:table-cell>
        </table:table-row>
        <table:table-row table:style-name="ro1">
          <table:table-cell office:value-type="string" calcext:value-type="string">
            <text:p>0000662</text:p>
          </table:table-cell>
          <table:table-cell office:value-type="float" office:value="9939" calcext:value-type="float">
            <text:p>9939</text:p>
          </table:table-cell>
          <table:table-cell table:formula="of:=AVERAGE([.B218];[.B219];[.B220];[.B221])" office:value-type="float" office:value="9991.75" calcext:value-type="float">
            <text:p>9991.75</text:p>
          </table:table-cell>
          <table:table-cell table:formula="of:=AVERAGE([.C218];[.C219];[.C220];[.C221])" office:value-type="float" office:value="10013.6875" calcext:value-type="float">
            <text:p>10013.6875</text:p>
          </table:table-cell>
        </table:table-row>
        <table:table-row table:style-name="ro1">
          <table:table-cell office:value-type="string" calcext:value-type="string">
            <text:p>0000664</text:p>
          </table:table-cell>
          <table:table-cell office:value-type="float" office:value="9976" calcext:value-type="float">
            <text:p>9976</text:p>
          </table:table-cell>
          <table:table-cell table:formula="of:=AVERAGE([.B219];[.B220];[.B221];[.B222])" office:value-type="float" office:value="10012.5" calcext:value-type="float">
            <text:p>10012.5</text:p>
          </table:table-cell>
          <table:table-cell table:formula="of:=AVERAGE([.C219];[.C220];[.C221];[.C222])" office:value-type="float" office:value="10023.5625" calcext:value-type="float">
            <text:p>10023.5625</text:p>
          </table:table-cell>
        </table:table-row>
        <table:table-row table:style-name="ro1">
          <table:table-cell office:value-type="string" calcext:value-type="string">
            <text:p>0000666</text:p>
          </table:table-cell>
          <table:table-cell office:value-type="float" office:value="10012" calcext:value-type="float">
            <text:p>10012</text:p>
          </table:table-cell>
          <table:table-cell table:formula="of:=AVERAGE([.B220];[.B221];[.B222];[.B223])" office:value-type="float" office:value="10024" calcext:value-type="float">
            <text:p>10024</text:p>
          </table:table-cell>
          <table:table-cell table:formula="of:=AVERAGE([.C220];[.C221];[.C222];[.C223])" office:value-type="float" office:value="10033.4375" calcext:value-type="float">
            <text:p>10033.4375</text:p>
          </table:table-cell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10040" calcext:value-type="float">
            <text:p>10040</text:p>
          </table:table-cell>
          <table:table-cell table:formula="of:=AVERAGE([.B221];[.B222];[.B223];[.B224])" office:value-type="float" office:value="10026.5" calcext:value-type="float">
            <text:p>10026.5</text:p>
          </table:table-cell>
          <table:table-cell table:formula="of:=AVERAGE([.C221];[.C222];[.C223];[.C224])" office:value-type="float" office:value="10047.9375" calcext:value-type="float">
            <text:p>10047.9375</text:p>
          </table:table-cell>
        </table:table-row>
        <table:table-row table:style-name="ro1">
          <table:table-cell office:value-type="string" calcext:value-type="string">
            <text:p>0000672</text:p>
          </table:table-cell>
          <table:table-cell office:value-type="float" office:value="10022" calcext:value-type="float">
            <text:p>10022</text:p>
          </table:table-cell>
          <table:table-cell table:formula="of:=AVERAGE([.B222];[.B223];[.B224];[.B225])" office:value-type="float" office:value="10031.25" calcext:value-type="float">
            <text:p>10031.25</text:p>
          </table:table-cell>
          <table:table-cell table:formula="of:=AVERAGE([.C222];[.C223];[.C224];[.C225])" office:value-type="float" office:value="10068.125" calcext:value-type="float">
            <text:p>10068.125</text:p>
          </table:table-cell>
        </table:table-row>
        <table:table-row table:style-name="ro1">
          <table:table-cell office:value-type="string" calcext:value-type="string">
            <text:p>0000674</text:p>
          </table:table-cell>
          <table:table-cell office:value-type="float" office:value="10022" calcext:value-type="float">
            <text:p>10022</text:p>
          </table:table-cell>
          <table:table-cell table:formula="of:=AVERAGE([.B223];[.B224];[.B225];[.B226])" office:value-type="float" office:value="10052" calcext:value-type="float">
            <text:p>10052</text:p>
          </table:table-cell>
          <table:table-cell table:formula="of:=AVERAGE([.C223];[.C224];[.C225];[.C226])" office:value-type="float" office:value="10091.125" calcext:value-type="float">
            <text:p>10091.125</text:p>
          </table:table-cell>
        </table:table-row>
        <table:table-row table:style-name="ro1">
          <table:table-cell office:value-type="string" calcext:value-type="string">
            <text:p>0000676</text:p>
          </table:table-cell>
          <table:table-cell office:value-type="float" office:value="10022" calcext:value-type="float">
            <text:p>10022</text:p>
          </table:table-cell>
          <table:table-cell table:formula="of:=AVERAGE([.B224];[.B225];[.B226];[.B227])" office:value-type="float" office:value="10082" calcext:value-type="float">
            <text:p>10082</text:p>
          </table:table-cell>
          <table:table-cell table:formula="of:=AVERAGE([.C224];[.C225];[.C226];[.C227])" office:value-type="float" office:value="10112.9375" calcext:value-type="float">
            <text:p>10112.9375</text:p>
          </table:table-cell>
        </table:table-row>
        <table:table-row table:style-name="ro1">
          <table:table-cell office:value-type="string" calcext:value-type="string">
            <text:p>0000700</text:p>
          </table:table-cell>
          <table:table-cell office:value-type="float" office:value="10059" calcext:value-type="float">
            <text:p>10059</text:p>
          </table:table-cell>
          <table:table-cell table:formula="of:=AVERAGE([.B225];[.B226];[.B227];[.B228])" office:value-type="float" office:value="10107.25" calcext:value-type="float">
            <text:p>10107.25</text:p>
          </table:table-cell>
          <table:table-cell table:formula="of:=AVERAGE([.C225];[.C226];[.C227];[.C228])" office:value-type="float" office:value="10127.8125" calcext:value-type="float">
            <text:p>10127.8125</text:p>
          </table:table-cell>
        </table:table-row>
        <table:table-row table:style-name="ro1">
          <table:table-cell office:value-type="string" calcext:value-type="string">
            <text:p>0000702</text:p>
          </table:table-cell>
          <table:table-cell office:value-type="float" office:value="10105" calcext:value-type="float">
            <text:p>10105</text:p>
          </table:table-cell>
          <table:table-cell table:formula="of:=AVERAGE([.B226];[.B227];[.B228];[.B229])" office:value-type="float" office:value="10123.25" calcext:value-type="float">
            <text:p>10123.25</text:p>
          </table:table-cell>
          <table:table-cell table:formula="of:=AVERAGE([.C226];[.C227];[.C228];[.C229])" office:value-type="float" office:value="10134.6875" calcext:value-type="float">
            <text:p>10134.6875</text:p>
          </table:table-cell>
        </table:table-row>
        <table:table-row table:style-name="ro1">
          <table:table-cell office:value-type="string" calcext:value-type="string">
            <text:p>0000704</text:p>
          </table:table-cell>
          <table:table-cell office:value-type="float" office:value="10142" calcext:value-type="float">
            <text:p>10142</text:p>
          </table:table-cell>
          <table:table-cell table:formula="of:=AVERAGE([.B227];[.B228];[.B229];[.B230])" office:value-type="float" office:value="10139.25" calcext:value-type="float">
            <text:p>10139.25</text:p>
          </table:table-cell>
          <table:table-cell table:formula="of:=AVERAGE([.C227];[.C228];[.C229];[.C230])" office:value-type="float" office:value="10130.625" calcext:value-type="float">
            <text:p>10130.625</text:p>
          </table:table-cell>
        </table:table-row>
        <table:table-row table:style-name="ro1">
          <table:table-cell office:value-type="string" calcext:value-type="string">
            <text:p>0000706</text:p>
          </table:table-cell>
          <table:table-cell office:value-type="float" office:value="10123" calcext:value-type="float">
            <text:p>10123</text:p>
          </table:table-cell>
          <table:table-cell table:formula="of:=AVERAGE([.B228];[.B229];[.B230];[.B231])" office:value-type="float" office:value="10141.5" calcext:value-type="float">
            <text:p>10141.5</text:p>
          </table:table-cell>
          <table:table-cell table:formula="of:=AVERAGE([.C228];[.C229];[.C230];[.C231])" office:value-type="float" office:value="10112.75" calcext:value-type="float">
            <text:p>10112.75</text:p>
          </table:table-cell>
        </table:table-row>
        <table:table-row table:style-name="ro1">
          <table:table-cell office:value-type="string" calcext:value-type="string">
            <text:p>0000710</text:p>
          </table:table-cell>
          <table:table-cell office:value-type="float" office:value="10123" calcext:value-type="float">
            <text:p>10123</text:p>
          </table:table-cell>
          <table:table-cell table:formula="of:=AVERAGE([.B229];[.B230];[.B231];[.B232])" office:value-type="float" office:value="10134.75" calcext:value-type="float">
            <text:p>10134.75</text:p>
          </table:table-cell>
          <table:table-cell table:formula="of:=AVERAGE([.C229];[.C230];[.C231];[.C232])" office:value-type="float" office:value="10085.625" calcext:value-type="float">
            <text:p>10085.625</text:p>
          </table:table-cell>
        </table:table-row>
        <table:table-row table:style-name="ro1">
          <table:table-cell office:value-type="string" calcext:value-type="string">
            <text:p>0000712</text:p>
          </table:table-cell>
          <table:table-cell office:value-type="float" office:value="10169" calcext:value-type="float">
            <text:p>10169</text:p>
          </table:table-cell>
          <table:table-cell table:formula="of:=AVERAGE([.B230];[.B231];[.B232];[.B233])" office:value-type="float" office:value="10107" calcext:value-type="float">
            <text:p>10107</text:p>
          </table:table-cell>
          <table:table-cell table:formula="of:=AVERAGE([.C230];[.C231];[.C232];[.C233])" office:value-type="float" office:value="10054.9375" calcext:value-type="float">
            <text:p>10054.9375</text:p>
          </table:table-cell>
        </table:table-row>
        <table:table-row table:style-name="ro1">
          <table:table-cell office:value-type="string" calcext:value-type="string">
            <text:p>0000714</text:p>
          </table:table-cell>
          <table:table-cell office:value-type="float" office:value="10151" calcext:value-type="float">
            <text:p>10151</text:p>
          </table:table-cell>
          <table:table-cell table:formula="of:=AVERAGE([.B231];[.B232];[.B233];[.B234])" office:value-type="float" office:value="10067.75" calcext:value-type="float">
            <text:p>10067.75</text:p>
          </table:table-cell>
          <table:table-cell table:formula="of:=AVERAGE([.C231];[.C232];[.C233];[.C234])" office:value-type="float" office:value="10030.625" calcext:value-type="float">
            <text:p>10030.625</text:p>
          </table:table-cell>
        </table:table-row>
        <table:table-row table:style-name="ro1">
          <table:table-cell office:value-type="string" calcext:value-type="string">
            <text:p>0000716</text:p>
          </table:table-cell>
          <table:table-cell office:value-type="float" office:value="10096" calcext:value-type="float">
            <text:p>10096</text:p>
          </table:table-cell>
          <table:table-cell table:formula="of:=AVERAGE([.B232];[.B233];[.B234];[.B235])" office:value-type="float" office:value="10033" calcext:value-type="float">
            <text:p>10033</text:p>
          </table:table-cell>
          <table:table-cell table:formula="of:=AVERAGE([.C232];[.C233];[.C234];[.C235])" office:value-type="float" office:value="10015.5625" calcext:value-type="float">
            <text:p>10015.5625</text:p>
          </table:table-cell>
        </table:table-row>
        <table:table-row table:style-name="ro1">
          <table:table-cell office:value-type="string" calcext:value-type="string">
            <text:p>0000720</text:p>
          </table:table-cell>
          <table:table-cell office:value-type="float" office:value="10012" calcext:value-type="float">
            <text:p>10012</text:p>
          </table:table-cell>
          <table:table-cell table:formula="of:=AVERAGE([.B233];[.B234];[.B235];[.B236])" office:value-type="float" office:value="10012" calcext:value-type="float">
            <text:p>10012</text:p>
          </table:table-cell>
          <table:table-cell table:formula="of:=AVERAGE([.C233];[.C234];[.C235];[.C236])" office:value-type="float" office:value="10009.1875" calcext:value-type="float">
            <text:p>10009.1875</text:p>
          </table:table-cell>
        </table:table-row>
        <table:table-row table:style-name="ro1">
          <table:table-cell office:value-type="string" calcext:value-type="string">
            <text:p>0000722</text:p>
          </table:table-cell>
          <table:table-cell office:value-type="float" office:value="10012" calcext:value-type="float">
            <text:p>10012</text:p>
          </table:table-cell>
          <table:table-cell table:formula="of:=AVERAGE([.B234];[.B235];[.B236];[.B237])" office:value-type="float" office:value="10009.75" calcext:value-type="float">
            <text:p>10009.75</text:p>
          </table:table-cell>
          <table:table-cell table:formula="of:=AVERAGE([.C234];[.C235];[.C236];[.C237])" office:value-type="float" office:value="10008.6875" calcext:value-type="float">
            <text:p>10008.6875</text:p>
          </table:table-cell>
        </table:table-row>
        <table:table-row table:style-name="ro1">
          <table:table-cell office:value-type="string" calcext:value-type="string">
            <text:p>0000724</text:p>
          </table:table-cell>
          <table:table-cell office:value-type="float" office:value="10012" calcext:value-type="float">
            <text:p>10012</text:p>
          </table:table-cell>
          <table:table-cell table:formula="of:=AVERAGE([.B235];[.B236];[.B237];[.B238])" office:value-type="float" office:value="10007.5" calcext:value-type="float">
            <text:p>10007.5</text:p>
          </table:table-cell>
          <table:table-cell table:formula="of:=AVERAGE([.C235];[.C236];[.C237];[.C238])" office:value-type="float" office:value="10011.625" calcext:value-type="float">
            <text:p>10011.625</text:p>
          </table:table-cell>
        </table:table-row>
        <table:table-row table:style-name="ro1">
          <table:table-cell office:value-type="string" calcext:value-type="string">
            <text:p>0000726</text:p>
          </table:table-cell>
          <table:table-cell office:value-type="float" office:value="10012" calcext:value-type="float">
            <text:p>10012</text:p>
          </table:table-cell>
          <table:table-cell table:formula="of:=AVERAGE([.B236];[.B237];[.B238];[.B239])" office:value-type="float" office:value="10007.5" calcext:value-type="float">
            <text:p>10007.5</text:p>
          </table:table-cell>
          <table:table-cell table:formula="of:=AVERAGE([.C236];[.C237];[.C238];[.C239])" office:value-type="float" office:value="10012.25" calcext:value-type="float">
            <text:p>10012.25</text:p>
          </table:table-cell>
        </table:table-row>
        <table:table-row table:style-name="ro1">
          <table:table-cell office:value-type="string" calcext:value-type="string">
            <text:p>0000730</text:p>
          </table:table-cell>
          <table:table-cell office:value-type="float" office:value="10003" calcext:value-type="float">
            <text:p>10003</text:p>
          </table:table-cell>
          <table:table-cell table:formula="of:=AVERAGE([.B237];[.B238];[.B239];[.B240])" office:value-type="float" office:value="10010" calcext:value-type="float">
            <text:p>10010</text:p>
          </table:table-cell>
          <table:table-cell table:formula="of:=AVERAGE([.C237];[.C238];[.C239];[.C240])" office:value-type="float" office:value="10020.4375" calcext:value-type="float">
            <text:p>10020.4375</text:p>
          </table:table-cell>
        </table:table-row>
        <table:table-row table:style-name="ro1">
          <table:table-cell office:value-type="string" calcext:value-type="string">
            <text:p>0000732</text:p>
          </table:table-cell>
          <table:table-cell office:value-type="float" office:value="10003" calcext:value-type="float">
            <text:p>10003</text:p>
          </table:table-cell>
          <table:table-cell table:formula="of:=AVERAGE([.B238];[.B239];[.B240];[.B241])" office:value-type="float" office:value="10021.5" calcext:value-type="float">
            <text:p>10021.5</text:p>
          </table:table-cell>
          <table:table-cell table:formula="of:=AVERAGE([.C238];[.C239];[.C240];[.C241])" office:value-type="float" office:value="10032.625" calcext:value-type="float">
            <text:p>10032.625</text:p>
          </table:table-cell>
        </table:table-row>
        <table:table-row table:style-name="ro1">
          <table:table-cell office:value-type="string" calcext:value-type="string">
            <text:p>0000734</text:p>
          </table:table-cell>
          <table:table-cell office:value-type="float" office:value="10012" calcext:value-type="float">
            <text:p>10012</text:p>
          </table:table-cell>
          <table:table-cell table:formula="of:=AVERAGE([.B239];[.B240];[.B241];[.B242])" office:value-type="float" office:value="10010" calcext:value-type="float">
            <text:p>10010</text:p>
          </table:table-cell>
          <table:table-cell table:formula="of:=AVERAGE([.C239];[.C240];[.C241];[.C242])" office:value-type="float" office:value="10043.6875" calcext:value-type="float">
            <text:p>10043.6875</text:p>
          </table:table-cell>
        </table:table-row>
        <table:table-row table:style-name="ro1">
          <table:table-cell office:value-type="string" calcext:value-type="string">
            <text:p>0000736</text:p>
          </table:table-cell>
          <table:table-cell office:value-type="float" office:value="10022" calcext:value-type="float">
            <text:p>10022</text:p>
          </table:table-cell>
          <table:table-cell table:formula="of:=AVERAGE([.B240];[.B241];[.B242];[.B243])" office:value-type="float" office:value="10040.25" calcext:value-type="float">
            <text:p>10040.25</text:p>
          </table:table-cell>
          <table:table-cell table:formula="of:=AVERAGE([.C240];[.C241];[.C242];[.C243])" office:value-type="float" office:value="10066.3125" calcext:value-type="float">
            <text:p>10066.3125</text:p>
          </table:table-cell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10049" calcext:value-type="float">
            <text:p>10049</text:p>
          </table:table-cell>
          <table:table-cell table:formula="of:=AVERAGE([.B241];[.B242];[.B243];[.B244])" office:value-type="float" office:value="10058.75" calcext:value-type="float">
            <text:p>10058.75</text:p>
          </table:table-cell>
          <table:table-cell table:formula="of:=AVERAGE([.C241];[.C242];[.C243];[.C244])" office:value-type="float" office:value="10079.625" calcext:value-type="float">
            <text:p>10079.625</text:p>
          </table:table-cell>
        </table:table-row>
        <table:table-row table:style-name="ro1">
          <table:table-cell office:value-type="string" calcext:value-type="string">
            <text:p>0000742</text:p>
          </table:table-cell>
          <table:table-cell office:value-type="float" office:value="9957" calcext:value-type="float">
            <text:p>9957</text:p>
          </table:table-cell>
          <table:table-cell table:formula="of:=AVERAGE([.B242];[.B243];[.B244];[.B245])" office:value-type="float" office:value="10065.75" calcext:value-type="float">
            <text:p>10065.75</text:p>
          </table:table-cell>
          <table:table-cell table:formula="of:=AVERAGE([.C242];[.C243];[.C244];[.C245])" office:value-type="float" office:value="10088.875" calcext:value-type="float">
            <text:p>10088.875</text:p>
          </table:table-cell>
        </table:table-row>
        <table:table-row table:style-name="ro1">
          <table:table-cell office:value-type="string" calcext:value-type="string">
            <text:p>0000744</text:p>
          </table:table-cell>
          <table:table-cell office:value-type="float" office:value="10133" calcext:value-type="float">
            <text:p>10133</text:p>
          </table:table-cell>
          <table:table-cell table:formula="of:=AVERAGE([.B243];[.B244];[.B245];[.B246])" office:value-type="float" office:value="10100.5" calcext:value-type="float">
            <text:p>10100.5</text:p>
          </table:table-cell>
          <table:table-cell table:formula="of:=AVERAGE([.C243];[.C244];[.C245];[.C246])" office:value-type="float" office:value="10096.375" calcext:value-type="float">
            <text:p>10096.375</text:p>
          </table:table-cell>
        </table:table-row>
        <table:table-row table:style-name="ro1">
          <table:table-cell office:value-type="string" calcext:value-type="string">
            <text:p>0000746</text:p>
          </table:table-cell>
          <table:table-cell office:value-type="float" office:value="10096" calcext:value-type="float">
            <text:p>10096</text:p>
          </table:table-cell>
          <table:table-cell table:formula="of:=AVERAGE([.B244];[.B245];[.B246];[.B247])" office:value-type="float" office:value="10093.5" calcext:value-type="float">
            <text:p>10093.5</text:p>
          </table:table-cell>
          <table:table-cell table:formula="of:=AVERAGE([.C244];[.C245];[.C246];[.C247])" office:value-type="float" office:value="10094" calcext:value-type="float">
            <text:p>10094</text:p>
          </table:table-cell>
        </table:table-row>
        <table:table-row table:style-name="ro1">
          <table:table-cell office:value-type="string" calcext:value-type="string">
            <text:p>0000750</text:p>
          </table:table-cell>
          <table:table-cell office:value-type="float" office:value="10077" calcext:value-type="float">
            <text:p>10077</text:p>
          </table:table-cell>
          <table:table-cell table:formula="of:=AVERAGE([.B245];[.B246];[.B247];[.B248])" office:value-type="float" office:value="10095.75" calcext:value-type="float">
            <text:p>10095.75</text:p>
          </table:table-cell>
          <table:table-cell table:formula="of:=AVERAGE([.C245];[.C246];[.C247];[.C248])" office:value-type="float" office:value="10091.0625" calcext:value-type="float">
            <text:p>10091.0625</text:p>
          </table:table-cell>
        </table:table-row>
        <table:table-row table:style-name="ro1">
          <table:table-cell office:value-type="string" calcext:value-type="string">
            <text:p>0000752</text:p>
          </table:table-cell>
          <table:table-cell office:value-type="float" office:value="10096" calcext:value-type="float">
            <text:p>10096</text:p>
          </table:table-cell>
          <table:table-cell table:formula="of:=AVERAGE([.B246];[.B247];[.B248];[.B249])" office:value-type="float" office:value="10095.75" calcext:value-type="float">
            <text:p>10095.75</text:p>
          </table:table-cell>
          <table:table-cell table:formula="of:=AVERAGE([.C246];[.C247];[.C248];[.C249])" office:value-type="float" office:value="10087" calcext:value-type="float">
            <text:p>10087</text:p>
          </table:table-cell>
        </table:table-row>
        <table:table-row table:style-name="ro1">
          <table:table-cell office:value-type="string" calcext:value-type="string">
            <text:p>0000754</text:p>
          </table:table-cell>
          <table:table-cell office:value-type="float" office:value="10105" calcext:value-type="float">
            <text:p>10105</text:p>
          </table:table-cell>
          <table:table-cell table:formula="of:=AVERAGE([.B247];[.B248];[.B249];[.B250])" office:value-type="float" office:value="10091" calcext:value-type="float">
            <text:p>10091</text:p>
          </table:table-cell>
          <table:table-cell table:formula="of:=AVERAGE([.C247];[.C248];[.C249];[.C250])" office:value-type="float" office:value="10089.3125" calcext:value-type="float">
            <text:p>10089.3125</text:p>
          </table:table-cell>
        </table:table-row>
        <table:table-row table:style-name="ro1">
          <table:table-cell office:value-type="string" calcext:value-type="string">
            <text:p>0000756</text:p>
          </table:table-cell>
          <table:table-cell office:value-type="float" office:value="10105" calcext:value-type="float">
            <text:p>10105</text:p>
          </table:table-cell>
          <table:table-cell table:formula="of:=AVERAGE([.B248];[.B249];[.B250];[.B251])" office:value-type="float" office:value="10081.75" calcext:value-type="float">
            <text:p>10081.75</text:p>
          </table:table-cell>
          <table:table-cell table:formula="of:=AVERAGE([.C248];[.C249];[.C250];[.C251])" office:value-type="float" office:value="10098" calcext:value-type="float">
            <text:p>10098</text:p>
          </table:table-cell>
        </table:table-row>
        <table:table-row table:style-name="ro1">
          <table:table-cell office:value-type="string" calcext:value-type="string">
            <text:p>0000760</text:p>
          </table:table-cell>
          <table:table-cell office:value-type="float" office:value="10077" calcext:value-type="float">
            <text:p>10077</text:p>
          </table:table-cell>
          <table:table-cell table:formula="of:=AVERAGE([.B249];[.B250];[.B251];[.B252])" office:value-type="float" office:value="10079.5" calcext:value-type="float">
            <text:p>10079.5</text:p>
          </table:table-cell>
          <table:table-cell table:formula="of:=AVERAGE([.C249];[.C250];[.C251];[.C252])" office:value-type="float" office:value="10117.625" calcext:value-type="float">
            <text:p>10117.625</text:p>
          </table:table-cell>
        </table:table-row>
        <table:table-row table:style-name="ro1">
          <table:table-cell office:value-type="string" calcext:value-type="string">
            <text:p>0000762</text:p>
          </table:table-cell>
          <table:table-cell office:value-type="float" office:value="10077" calcext:value-type="float">
            <text:p>10077</text:p>
          </table:table-cell>
          <table:table-cell table:formula="of:=AVERAGE([.B250];[.B251];[.B252];[.B253])" office:value-type="float" office:value="10105" calcext:value-type="float">
            <text:p>10105</text:p>
          </table:table-cell>
          <table:table-cell table:formula="of:=AVERAGE([.C250];[.C251];[.C252];[.C253])" office:value-type="float" office:value="10146.4375" calcext:value-type="float">
            <text:p>10146.4375</text:p>
          </table:table-cell>
        </table:table-row>
        <table:table-row table:style-name="ro1">
          <table:table-cell office:value-type="string" calcext:value-type="string">
            <text:p>0000764</text:p>
          </table:table-cell>
          <table:table-cell office:value-type="float" office:value="10068" calcext:value-type="float">
            <text:p>10068</text:p>
          </table:table-cell>
          <table:table-cell table:formula="of:=AVERAGE([.B251];[.B252];[.B253];[.B254])" office:value-type="float" office:value="10125.75" calcext:value-type="float">
            <text:p>10125.75</text:p>
          </table:table-cell>
          <table:table-cell table:formula="of:=AVERAGE([.C251];[.C252];[.C253];[.C254])" office:value-type="float" office:value="10170" calcext:value-type="float">
            <text:p>10170</text:p>
          </table:table-cell>
        </table:table-row>
        <table:table-row table:style-name="ro1">
          <table:table-cell office:value-type="string" calcext:value-type="string">
            <text:p>0000766</text:p>
          </table:table-cell>
          <table:table-cell office:value-type="float" office:value="10096" calcext:value-type="float">
            <text:p>10096</text:p>
          </table:table-cell>
          <table:table-cell table:formula="of:=AVERAGE([.B252];[.B253];[.B254];[.B255])" office:value-type="float" office:value="10160.25" calcext:value-type="float">
            <text:p>10160.25</text:p>
          </table:table-cell>
          <table:table-cell table:formula="of:=AVERAGE([.C252];[.C253];[.C254];[.C255])" office:value-type="float" office:value="10192.4375" calcext:value-type="float">
            <text:p>10192.4375</text:p>
          </table:table-cell>
        </table:table-row>
        <table:table-row table:style-name="ro1">
          <table:table-cell office:value-type="string" calcext:value-type="string">
            <text:p>0000770</text:p>
          </table:table-cell>
          <table:table-cell office:value-type="float" office:value="10179" calcext:value-type="float">
            <text:p>10179</text:p>
          </table:table-cell>
          <table:table-cell table:formula="of:=AVERAGE([.B253];[.B254];[.B255];[.B256])" office:value-type="float" office:value="10194.75" calcext:value-type="float">
            <text:p>10194.75</text:p>
          </table:table-cell>
          <table:table-cell table:formula="of:=AVERAGE([.C253];[.C254];[.C255];[.C256])" office:value-type="float" office:value="10206.25" calcext:value-type="float">
            <text:p>10206.25</text:p>
          </table:table-cell>
        </table:table-row>
        <table:table-row table:style-name="ro1">
          <table:table-cell office:value-type="string" calcext:value-type="string">
            <text:p>0000772</text:p>
          </table:table-cell>
          <table:table-cell office:value-type="float" office:value="10160" calcext:value-type="float">
            <text:p>10160</text:p>
          </table:table-cell>
          <table:table-cell table:formula="of:=AVERAGE([.B254];[.B255];[.B256];[.B257])" office:value-type="float" office:value="10199.25" calcext:value-type="float">
            <text:p>10199.25</text:p>
          </table:table-cell>
          <table:table-cell table:formula="of:=AVERAGE([.C254];[.C255];[.C256];[.C257])" office:value-type="float" office:value="10203.9375" calcext:value-type="float">
            <text:p>10203.9375</text:p>
          </table:table-cell>
        </table:table-row>
        <table:table-row table:style-name="ro1">
          <table:table-cell office:value-type="string" calcext:value-type="string">
            <text:p>0000774</text:p>
          </table:table-cell>
          <table:table-cell office:value-type="float" office:value="10206" calcext:value-type="float">
            <text:p>10206</text:p>
          </table:table-cell>
          <table:table-cell table:formula="of:=AVERAGE([.B255];[.B256];[.B257];[.B258])" office:value-type="float" office:value="10215.5" calcext:value-type="float">
            <text:p>10215.5</text:p>
          </table:table-cell>
          <table:table-cell table:formula="of:=AVERAGE([.C255];[.C256];[.C257];[.C258])" office:value-type="float" office:value="10196.5" calcext:value-type="float">
            <text:p>10196.5</text:p>
          </table:table-cell>
        </table:table-row>
        <table:table-row table:style-name="ro1">
          <table:table-cell office:value-type="string" calcext:value-type="string">
            <text:p>0000776</text:p>
          </table:table-cell>
          <table:table-cell office:value-type="float" office:value="10234" calcext:value-type="float">
            <text:p>10234</text:p>
          </table:table-cell>
          <table:table-cell table:formula="of:=AVERAGE([.B256];[.B257];[.B258];[.B259])" office:value-type="float" office:value="10215.5" calcext:value-type="float">
            <text:p>10215.5</text:p>
          </table:table-cell>
          <table:table-cell table:formula="of:=AVERAGE([.C256];[.C257];[.C258];[.C259])" office:value-type="float" office:value="10176.3125" calcext:value-type="float">
            <text:p>10176.3125</text:p>
          </table:table-cell>
        </table:table-row>
        <table:table-row table:style-name="ro1">
          <table:table-cell office:value-type="string" calcext:value-type="string">
            <text:p>0001000</text:p>
          </table:table-cell>
          <table:table-cell office:value-type="float" office:value="10197" calcext:value-type="float">
            <text:p>10197</text:p>
          </table:table-cell>
          <table:table-cell table:formula="of:=AVERAGE([.B257];[.B258];[.B259];[.B260])" office:value-type="float" office:value="10185.5" calcext:value-type="float">
            <text:p>10185.5</text:p>
          </table:table-cell>
          <table:table-cell table:formula="of:=AVERAGE([.C257];[.C258];[.C259];[.C260])" office:value-type="float" office:value="10149.8125" calcext:value-type="float">
            <text:p>10149.8125</text:p>
          </table:table-cell>
        </table:table-row>
        <table:table-row table:style-name="ro1">
          <table:table-cell office:value-type="string" calcext:value-type="string">
            <text:p>0001002</text:p>
          </table:table-cell>
          <table:table-cell office:value-type="float" office:value="10225" calcext:value-type="float">
            <text:p>10225</text:p>
          </table:table-cell>
          <table:table-cell table:formula="of:=AVERAGE([.B258];[.B259];[.B260];[.B261])" office:value-type="float" office:value="10169.5" calcext:value-type="float">
            <text:p>10169.5</text:p>
          </table:table-cell>
          <table:table-cell table:formula="of:=AVERAGE([.C258];[.C259];[.C260];[.C261])" office:value-type="float" office:value="10131.375" calcext:value-type="float">
            <text:p>10131.375</text:p>
          </table:table-cell>
        </table:table-row>
        <table:table-row table:style-name="ro1">
          <table:table-cell office:value-type="string" calcext:value-type="string">
            <text:p>0001004</text:p>
          </table:table-cell>
          <table:table-cell office:value-type="float" office:value="10206" calcext:value-type="float">
            <text:p>10206</text:p>
          </table:table-cell>
          <table:table-cell table:formula="of:=AVERAGE([.B259];[.B260];[.B261];[.B262])" office:value-type="float" office:value="10134.75" calcext:value-type="float">
            <text:p>10134.75</text:p>
          </table:table-cell>
          <table:table-cell table:formula="of:=AVERAGE([.C259];[.C260];[.C261];[.C262])" office:value-type="float" office:value="10114.625" calcext:value-type="float">
            <text:p>10114.625</text:p>
          </table:table-cell>
        </table:table-row>
        <table:table-row table:style-name="ro1">
          <table:table-cell office:value-type="string" calcext:value-type="string">
            <text:p>0001006</text:p>
          </table:table-cell>
          <table:table-cell office:value-type="float" office:value="10114" calcext:value-type="float">
            <text:p>10114</text:p>
          </table:table-cell>
          <table:table-cell table:formula="of:=AVERAGE([.B260];[.B261];[.B262];[.B263])" office:value-type="float" office:value="10109.5" calcext:value-type="float">
            <text:p>10109.5</text:p>
          </table:table-cell>
          <table:table-cell table:formula="of:=AVERAGE([.C260];[.C261];[.C262];[.C263])" office:value-type="float" office:value="10108.3125" calcext:value-type="float">
            <text:p>10108.3125</text:p>
          </table:table-cell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10133" calcext:value-type="float">
            <text:p>10133</text:p>
          </table:table-cell>
          <table:table-cell table:formula="of:=AVERAGE([.B261];[.B262];[.B263];[.B264])" office:value-type="float" office:value="10111.75" calcext:value-type="float">
            <text:p>10111.75</text:p>
          </table:table-cell>
          <table:table-cell table:formula="of:=AVERAGE([.C261];[.C262];[.C263];[.C264])" office:value-type="float" office:value="10107.75" calcext:value-type="float">
            <text:p>10107.75</text:p>
          </table:table-cell>
        </table:table-row>
        <table:table-row table:style-name="ro1">
          <table:table-cell office:value-type="string" calcext:value-type="string">
            <text:p>0001012</text:p>
          </table:table-cell>
          <table:table-cell office:value-type="float" office:value="10086" calcext:value-type="float">
            <text:p>10086</text:p>
          </table:table-cell>
          <table:table-cell table:formula="of:=AVERAGE([.B262];[.B263];[.B264];[.B265])" office:value-type="float" office:value="10102.5" calcext:value-type="float">
            <text:p>10102.5</text:p>
          </table:table-cell>
          <table:table-cell table:formula="of:=AVERAGE([.C262];[.C263];[.C264];[.C265])" office:value-type="float" office:value="10103.1875" calcext:value-type="float">
            <text:p>10103.1875</text:p>
          </table:table-cell>
        </table:table-row>
        <table:table-row table:style-name="ro1">
          <table:table-cell office:value-type="string" calcext:value-type="string">
            <text:p>0001014</text:p>
          </table:table-cell>
          <table:table-cell office:value-type="float" office:value="10105" calcext:value-type="float">
            <text:p>10105</text:p>
          </table:table-cell>
          <table:table-cell table:formula="of:=AVERAGE([.B263];[.B264];[.B265];[.B266])" office:value-type="float" office:value="10109.5" calcext:value-type="float">
            <text:p>10109.5</text:p>
          </table:table-cell>
          <table:table-cell table:formula="of:=AVERAGE([.C263];[.C264];[.C265];[.C266])" office:value-type="float" office:value="10103.25" calcext:value-type="float">
            <text:p>10103.25</text:p>
          </table:table-cell>
        </table:table-row>
        <table:table-row table:style-name="ro1">
          <table:table-cell office:value-type="string" calcext:value-type="string">
            <text:p>0001016</text:p>
          </table:table-cell>
          <table:table-cell office:value-type="float" office:value="10123" calcext:value-type="float">
            <text:p>10123</text:p>
          </table:table-cell>
          <table:table-cell table:formula="of:=AVERAGE([.B264];[.B265];[.B266];[.B267])" office:value-type="float" office:value="10107.25" calcext:value-type="float">
            <text:p>10107.25</text:p>
          </table:table-cell>
          <table:table-cell table:formula="of:=AVERAGE([.C264];[.C265];[.C266];[.C267])" office:value-type="float" office:value="10105.625" calcext:value-type="float">
            <text:p>10105.625</text:p>
          </table:table-cell>
        </table:table-row>
        <table:table-row table:style-name="ro1">
          <table:table-cell office:value-type="string" calcext:value-type="string">
            <text:p>0001020</text:p>
          </table:table-cell>
          <table:table-cell office:value-type="float" office:value="10096" calcext:value-type="float">
            <text:p>10096</text:p>
          </table:table-cell>
          <table:table-cell table:formula="of:=AVERAGE([.B265];[.B266];[.B267];[.B268])" office:value-type="float" office:value="10093.5" calcext:value-type="float">
            <text:p>10093.5</text:p>
          </table:table-cell>
          <table:table-cell table:formula="of:=AVERAGE([.C265];[.C266];[.C267];[.C268])" office:value-type="float" office:value="10115.4375" calcext:value-type="float">
            <text:p>10115.4375</text:p>
          </table:table-cell>
        </table:table-row>
        <table:table-row table:style-name="ro1">
          <table:table-cell office:value-type="string" calcext:value-type="string">
            <text:p>0001022</text:p>
          </table:table-cell>
          <table:table-cell office:value-type="float" office:value="10114" calcext:value-type="float">
            <text:p>10114</text:p>
          </table:table-cell>
          <table:table-cell table:formula="of:=AVERAGE([.B266];[.B267];[.B268];[.B269])" office:value-type="float" office:value="10102.75" calcext:value-type="float">
            <text:p>10102.75</text:p>
          </table:table-cell>
          <table:table-cell table:formula="of:=AVERAGE([.C266];[.C267];[.C268];[.C269])" office:value-type="float" office:value="10137.3125" calcext:value-type="float">
            <text:p>10137.3125</text:p>
          </table:table-cell>
        </table:table-row>
        <table:table-row table:style-name="ro1">
          <table:table-cell office:value-type="string" calcext:value-type="string">
            <text:p>0001024</text:p>
          </table:table-cell>
          <table:table-cell office:value-type="float" office:value="10096" calcext:value-type="float">
            <text:p>10096</text:p>
          </table:table-cell>
          <table:table-cell table:formula="of:=AVERAGE([.B267];[.B268];[.B269];[.B270])" office:value-type="float" office:value="10119" calcext:value-type="float">
            <text:p>10119</text:p>
          </table:table-cell>
          <table:table-cell table:formula="of:=AVERAGE([.C267];[.C268];[.C269];[.C270])" office:value-type="float" office:value="10161.4375" calcext:value-type="float">
            <text:p>10161.4375</text:p>
          </table:table-cell>
        </table:table-row>
        <table:table-row table:style-name="ro1">
          <table:table-cell office:value-type="string" calcext:value-type="string">
            <text:p>0001026</text:p>
          </table:table-cell>
          <table:table-cell office:value-type="float" office:value="10068" calcext:value-type="float">
            <text:p>10068</text:p>
          </table:table-cell>
          <table:table-cell table:formula="of:=AVERAGE([.B268];[.B269];[.B270];[.B271])" office:value-type="float" office:value="10146.5" calcext:value-type="float">
            <text:p>10146.5</text:p>
          </table:table-cell>
          <table:table-cell table:formula="of:=AVERAGE([.C268];[.C269];[.C270];[.C271])" office:value-type="float" office:value="10183.8125" calcext:value-type="float">
            <text:p>10183.8125</text:p>
          </table:table-cell>
        </table:table-row>
        <table:table-row table:style-name="ro1">
          <table:table-cell office:value-type="string" calcext:value-type="string">
            <text:p>0001030</text:p>
          </table:table-cell>
          <table:table-cell office:value-type="float" office:value="10133" calcext:value-type="float">
            <text:p>10133</text:p>
          </table:table-cell>
          <table:table-cell table:formula="of:=AVERAGE([.B269];[.B270];[.B271];[.B272])" office:value-type="float" office:value="10181" calcext:value-type="float">
            <text:p>10181</text:p>
          </table:table-cell>
          <table:table-cell table:formula="of:=AVERAGE([.C269];[.C270];[.C271];[.C272])" office:value-type="float" office:value="10198.75" calcext:value-type="float">
            <text:p>10198.75</text:p>
          </table:table-cell>
        </table:table-row>
        <table:table-row table:style-name="ro1">
          <table:table-cell office:value-type="string" calcext:value-type="string">
            <text:p>0001032</text:p>
          </table:table-cell>
          <table:table-cell office:value-type="float" office:value="10179" calcext:value-type="float">
            <text:p>10179</text:p>
          </table:table-cell>
          <table:table-cell table:formula="of:=AVERAGE([.B270];[.B271];[.B272];[.B273])" office:value-type="float" office:value="10199.25" calcext:value-type="float">
            <text:p>10199.25</text:p>
          </table:table-cell>
          <table:table-cell table:formula="of:=AVERAGE([.C270];[.C271];[.C272];[.C273])" office:value-type="float" office:value="10201.625" calcext:value-type="float">
            <text:p>10201.625</text:p>
          </table:table-cell>
        </table:table-row>
        <table:table-row table:style-name="ro1">
          <table:table-cell office:value-type="string" calcext:value-type="string">
            <text:p>0001034</text:p>
          </table:table-cell>
          <table:table-cell office:value-type="float" office:value="10206" calcext:value-type="float">
            <text:p>10206</text:p>
          </table:table-cell>
          <table:table-cell table:formula="of:=AVERAGE([.B271];[.B272];[.B273];[.B274])" office:value-type="float" office:value="10208.5" calcext:value-type="float">
            <text:p>10208.5</text:p>
          </table:table-cell>
          <table:table-cell table:formula="of:=AVERAGE([.C271];[.C272];[.C273];[.C274])" office:value-type="float" office:value="10193.625" calcext:value-type="float">
            <text:p>10193.625</text:p>
          </table:table-cell>
        </table:table-row>
        <table:table-row table:style-name="ro1">
          <table:table-cell office:value-type="string" calcext:value-type="string">
            <text:p>0001036</text:p>
          </table:table-cell>
          <table:table-cell office:value-type="float" office:value="10206" calcext:value-type="float">
            <text:p>10206</text:p>
          </table:table-cell>
          <table:table-cell table:formula="of:=AVERAGE([.B272];[.B273];[.B274];[.B275])" office:value-type="float" office:value="10206.25" calcext:value-type="float">
            <text:p>10206.25</text:p>
          </table:table-cell>
          <table:table-cell table:formula="of:=AVERAGE([.C272];[.C273];[.C274];[.C275])" office:value-type="float" office:value="10175.1875" calcext:value-type="float">
            <text:p>10175.1875</text:p>
          </table:table-cell>
        </table:table-row>
        <table:table-row table:style-name="ro1">
          <table:table-cell office:value-type="string" calcext:value-type="string">
            <text:p>0001040</text:p>
          </table:table-cell>
          <table:table-cell office:value-type="float" office:value="10206" calcext:value-type="float">
            <text:p>10206</text:p>
          </table:table-cell>
          <table:table-cell table:formula="of:=AVERAGE([.B273];[.B274];[.B275];[.B276])" office:value-type="float" office:value="10192.5" calcext:value-type="float">
            <text:p>10192.5</text:p>
          </table:table-cell>
          <table:table-cell table:formula="of:=AVERAGE([.C273];[.C274];[.C275];[.C276])" office:value-type="float" office:value="10151.5625" calcext:value-type="float">
            <text:p>10151.5625</text:p>
          </table:table-cell>
        </table:table-row>
        <table:table-row table:style-name="ro1">
          <table:table-cell office:value-type="string" calcext:value-type="string">
            <text:p>0001042</text:p>
          </table:table-cell>
          <table:table-cell office:value-type="float" office:value="10216" calcext:value-type="float">
            <text:p>10216</text:p>
          </table:table-cell>
          <table:table-cell table:formula="of:=AVERAGE([.B274];[.B275];[.B276];[.B277])" office:value-type="float" office:value="10167.25" calcext:value-type="float">
            <text:p>10167.25</text:p>
          </table:table-cell>
          <table:table-cell table:formula="of:=AVERAGE([.C274];[.C275];[.C276];[.C277])" office:value-type="float" office:value="10128.5" calcext:value-type="float">
            <text:p>10128.5</text:p>
          </table:table-cell>
        </table:table-row>
        <table:table-row table:style-name="ro1">
          <table:table-cell office:value-type="string" calcext:value-type="string">
            <text:p>0001044</text:p>
          </table:table-cell>
          <table:table-cell office:value-type="float" office:value="10197" calcext:value-type="float">
            <text:p>10197</text:p>
          </table:table-cell>
          <table:table-cell table:formula="of:=AVERAGE([.B275];[.B276];[.B277];[.B278])" office:value-type="float" office:value="10134.75" calcext:value-type="float">
            <text:p>10134.75</text:p>
          </table:table-cell>
          <table:table-cell table:formula="of:=AVERAGE([.C275];[.C276];[.C277];[.C278])" office:value-type="float" office:value="10111.75" calcext:value-type="float">
            <text:p>10111.75</text:p>
          </table:table-cell>
        </table:table-row>
        <table:table-row table:style-name="ro1">
          <table:table-cell office:value-type="string" calcext:value-type="string">
            <text:p>0001046</text:p>
          </table:table-cell>
          <table:table-cell office:value-type="float" office:value="10151" calcext:value-type="float">
            <text:p>10151</text:p>
          </table:table-cell>
          <table:table-cell table:formula="of:=AVERAGE([.B276];[.B277];[.B278];[.B279])" office:value-type="float" office:value="10111.75" calcext:value-type="float">
            <text:p>10111.75</text:p>
          </table:table-cell>
          <table:table-cell table:formula="of:=AVERAGE([.C276];[.C277];[.C278];[.C279])" office:value-type="float" office:value="10104.875" calcext:value-type="float">
            <text:p>10104.875</text:p>
          </table:table-cell>
        </table:table-row>
        <table:table-row table:style-name="ro1">
          <table:table-cell office:value-type="string" calcext:value-type="string">
            <text:p>0001050</text:p>
          </table:table-cell>
          <table:table-cell office:value-type="float" office:value="10105" calcext:value-type="float">
            <text:p>10105</text:p>
          </table:table-cell>
          <table:table-cell table:formula="of:=AVERAGE([.B277];[.B278];[.B279];[.B280])" office:value-type="float" office:value="10100.25" calcext:value-type="float">
            <text:p>10100.25</text:p>
          </table:table-cell>
          <table:table-cell table:formula="of:=AVERAGE([.C277];[.C278];[.C279];[.C280])" office:value-type="float" office:value="10102.5625" calcext:value-type="float">
            <text:p>10102.5625</text:p>
          </table:table-cell>
        </table:table-row>
        <table:table-row table:style-name="ro1">
          <table:table-cell office:value-type="string" calcext:value-type="string">
            <text:p>0001052</text:p>
          </table:table-cell>
          <table:table-cell office:value-type="float" office:value="10086" calcext:value-type="float">
            <text:p>10086</text:p>
          </table:table-cell>
          <table:table-cell table:formula="of:=AVERAGE([.B278];[.B279];[.B280];[.B281])" office:value-type="float" office:value="10100.25" calcext:value-type="float">
            <text:p>10100.25</text:p>
          </table:table-cell>
          <table:table-cell table:formula="of:=AVERAGE([.C278];[.C279];[.C280];[.C281])" office:value-type="float" office:value="10101.375" calcext:value-type="float">
            <text:p>10101.375</text:p>
          </table:table-cell>
        </table:table-row>
        <table:table-row table:style-name="ro1">
          <table:table-cell office:value-type="string" calcext:value-type="string">
            <text:p>0001054</text:p>
          </table:table-cell>
          <table:table-cell office:value-type="float" office:value="10105" calcext:value-type="float">
            <text:p>10105</text:p>
          </table:table-cell>
          <table:table-cell table:formula="of:=AVERAGE([.B279];[.B280];[.B281];[.B282])" office:value-type="float" office:value="10107.25" calcext:value-type="float">
            <text:p>10107.25</text:p>
          </table:table-cell>
          <table:table-cell table:formula="of:=AVERAGE([.C279];[.C280];[.C281];[.C282])" office:value-type="float" office:value="10097.875" calcext:value-type="float">
            <text:p>10097.875</text:p>
          </table:table-cell>
        </table:table-row>
        <table:table-row table:style-name="ro1">
          <table:table-cell office:value-type="string" calcext:value-type="string">
            <text:p>0001056</text:p>
          </table:table-cell>
          <table:table-cell office:value-type="float" office:value="10105" calcext:value-type="float">
            <text:p>10105</text:p>
          </table:table-cell>
          <table:table-cell table:formula="of:=AVERAGE([.B280];[.B281];[.B282];[.B283])" office:value-type="float" office:value="10102.5" calcext:value-type="float">
            <text:p>10102.5</text:p>
          </table:table-cell>
          <table:table-cell table:formula="of:=AVERAGE([.C280];[.C281];[.C282];[.C283])" office:value-type="float" office:value="10089.1875" calcext:value-type="float">
            <text:p>10089.1875</text:p>
          </table:table-cell>
        </table:table-row>
        <table:table-row table:style-name="ro1">
          <table:table-cell office:value-type="string" calcext:value-type="string">
            <text:p>0001060</text:p>
          </table:table-cell>
          <table:table-cell office:value-type="float" office:value="10105" calcext:value-type="float">
            <text:p>10105</text:p>
          </table:table-cell>
          <table:table-cell table:formula="of:=AVERAGE([.B281];[.B282];[.B283];[.B284])" office:value-type="float" office:value="10095.5" calcext:value-type="float">
            <text:p>10095.5</text:p>
          </table:table-cell>
          <table:table-cell table:formula="of:=AVERAGE([.C281];[.C282];[.C283];[.C284])" office:value-type="float" office:value="10080" calcext:value-type="float">
            <text:p>10080</text:p>
          </table:table-cell>
        </table:table-row>
        <table:table-row table:style-name="ro1">
          <table:table-cell office:value-type="string" calcext:value-type="string">
            <text:p>0001062</text:p>
          </table:table-cell>
          <table:table-cell office:value-type="float" office:value="10114" calcext:value-type="float">
            <text:p>10114</text:p>
          </table:table-cell>
          <table:table-cell table:formula="of:=AVERAGE([.B282];[.B283];[.B284];[.B285])" office:value-type="float" office:value="10086.25" calcext:value-type="float">
            <text:p>10086.25</text:p>
          </table:table-cell>
          <table:table-cell table:formula="of:=AVERAGE([.C282];[.C283];[.C284];[.C285])" office:value-type="float" office:value="10071.4375" calcext:value-type="float">
            <text:p>10071.4375</text:p>
          </table:table-cell>
        </table:table-row>
        <table:table-row table:style-name="ro1">
          <table:table-cell office:value-type="string" calcext:value-type="string">
            <text:p>0001064</text:p>
          </table:table-cell>
          <table:table-cell office:value-type="float" office:value="10086" calcext:value-type="float">
            <text:p>10086</text:p>
          </table:table-cell>
          <table:table-cell table:formula="of:=AVERAGE([.B283];[.B284];[.B285];[.B286])" office:value-type="float" office:value="10072.5" calcext:value-type="float">
            <text:p>10072.5</text:p>
          </table:table-cell>
          <table:table-cell table:formula="of:=AVERAGE([.C283];[.C284];[.C285];[.C286])" office:value-type="float" office:value="10064.625" calcext:value-type="float">
            <text:p>10064.625</text:p>
          </table:table-cell>
        </table:table-row>
        <table:table-row table:style-name="ro1">
          <table:table-cell office:value-type="string" calcext:value-type="string">
            <text:p>0001066</text:p>
          </table:table-cell>
          <table:table-cell office:value-type="float" office:value="10077" calcext:value-type="float">
            <text:p>10077</text:p>
          </table:table-cell>
          <table:table-cell table:formula="of:=AVERAGE([.B284];[.B285];[.B286];[.B287])" office:value-type="float" office:value="10065.75" calcext:value-type="float">
            <text:p>10065.75</text:p>
          </table:table-cell>
          <table:table-cell table:formula="of:=AVERAGE([.C284];[.C285];[.C286];[.C287])" office:value-type="float" office:value="10062.9375" calcext:value-type="float">
            <text:p>10062.9375</text:p>
          </table:table-cell>
        </table:table-row>
        <table:table-row table:style-name="ro1">
          <table:table-cell office:value-type="string" calcext:value-type="string">
            <text:p>0001070</text:p>
          </table:table-cell>
          <table:table-cell office:value-type="float" office:value="10068" calcext:value-type="float">
            <text:p>10068</text:p>
          </table:table-cell>
          <table:table-cell table:formula="of:=AVERAGE([.B285];[.B286];[.B287];[.B288])" office:value-type="float" office:value="10061.25" calcext:value-type="float">
            <text:p>10061.25</text:p>
          </table:table-cell>
          <table:table-cell table:formula="of:=AVERAGE([.C285];[.C286];[.C287];[.C288])" office:value-type="float" office:value="10068.6875" calcext:value-type="float">
            <text:p>10068.6875</text:p>
          </table:table-cell>
        </table:table-row>
        <table:table-row table:style-name="ro1">
          <table:table-cell office:value-type="string" calcext:value-type="string">
            <text:p>0001072</text:p>
          </table:table-cell>
          <table:table-cell office:value-type="float" office:value="10059" calcext:value-type="float">
            <text:p>10059</text:p>
          </table:table-cell>
          <table:table-cell table:formula="of:=AVERAGE([.B286];[.B287];[.B288];[.B289])" office:value-type="float" office:value="10059" calcext:value-type="float">
            <text:p>10059</text:p>
          </table:table-cell>
          <table:table-cell table:formula="of:=AVERAGE([.C286];[.C287];[.C288];[.C289])" office:value-type="float" office:value="10085.375" calcext:value-type="float">
            <text:p>10085.375</text:p>
          </table:table-cell>
        </table:table-row>
        <table:table-row table:style-name="ro1">
          <table:table-cell office:value-type="string" calcext:value-type="string">
            <text:p>0001074</text:p>
          </table:table-cell>
          <table:table-cell office:value-type="float" office:value="10059" calcext:value-type="float">
            <text:p>10059</text:p>
          </table:table-cell>
          <table:table-cell table:formula="of:=AVERAGE([.B287];[.B288];[.B289];[.B290])" office:value-type="float" office:value="10065.75" calcext:value-type="float">
            <text:p>10065.75</text:p>
          </table:table-cell>
          <table:table-cell table:formula="of:=AVERAGE([.C287];[.C288];[.C289];[.C290])" office:value-type="float" office:value="10112.4375" calcext:value-type="float">
            <text:p>10112.4375</text:p>
          </table:table-cell>
        </table:table-row>
        <table:table-row table:style-name="ro1">
          <table:table-cell office:value-type="string" calcext:value-type="string">
            <text:p>0001076</text:p>
          </table:table-cell>
          <table:table-cell office:value-type="float" office:value="10059" calcext:value-type="float">
            <text:p>10059</text:p>
          </table:table-cell>
          <table:table-cell table:formula="of:=AVERAGE([.B288];[.B289];[.B290];[.B291])" office:value-type="float" office:value="10088.75" calcext:value-type="float">
            <text:p>10088.75</text:p>
          </table:table-cell>
          <table:table-cell table:formula="of:=AVERAGE([.C288];[.C289];[.C290];[.C291])" office:value-type="float" office:value="10147.625" calcext:value-type="float">
            <text:p>10147.625</text:p>
          </table:table-cell>
        </table:table-row>
        <table:table-row table:style-name="ro1">
          <table:table-cell office:value-type="string" calcext:value-type="string">
            <text:p>0001100</text:p>
          </table:table-cell>
          <table:table-cell office:value-type="float" office:value="10059" calcext:value-type="float">
            <text:p>10059</text:p>
          </table:table-cell>
          <table:table-cell table:formula="of:=AVERAGE([.B289];[.B290];[.B291];[.B292])" office:value-type="float" office:value="10128" calcext:value-type="float">
            <text:p>10128</text:p>
          </table:table-cell>
          <table:table-cell table:formula="of:=AVERAGE([.C289];[.C290];[.C291];[.C292])" office:value-type="float" office:value="10181.6875" calcext:value-type="float">
            <text:p>10181.6875</text:p>
          </table:table-cell>
        </table:table-row>
        <table:table-row table:style-name="ro1">
          <table:table-cell office:value-type="string" calcext:value-type="string">
            <text:p>0001102</text:p>
          </table:table-cell>
          <table:table-cell office:value-type="float" office:value="10086" calcext:value-type="float">
            <text:p>10086</text:p>
          </table:table-cell>
          <table:table-cell table:formula="of:=AVERAGE([.B290];[.B291];[.B292];[.B293])" office:value-type="float" office:value="10167.25" calcext:value-type="float">
            <text:p>10167.25</text:p>
          </table:table-cell>
          <table:table-cell table:formula="of:=AVERAGE([.C290];[.C291];[.C292];[.C293])" office:value-type="float" office:value="10206.5" calcext:value-type="float">
            <text:p>10206.5</text:p>
          </table:table-cell>
        </table:table-row>
        <table:table-row table:style-name="ro1">
          <table:table-cell office:value-type="string" calcext:value-type="string">
            <text:p>0001104</text:p>
          </table:table-cell>
          <table:table-cell office:value-type="float" office:value="10151" calcext:value-type="float">
            <text:p>10151</text:p>
          </table:table-cell>
          <table:table-cell table:formula="of:=AVERAGE([.B291];[.B292];[.B293];[.B294])" office:value-type="float" office:value="10206.5" calcext:value-type="float">
            <text:p>10206.5</text:p>
          </table:table-cell>
          <table:table-cell table:formula="of:=AVERAGE([.C291];[.C292];[.C293];[.C294])" office:value-type="float" office:value="10218" calcext:value-type="float">
            <text:p>10218</text:p>
          </table:table-cell>
        </table:table-row>
        <table:table-row table:style-name="ro1">
          <table:table-cell office:value-type="string" calcext:value-type="string">
            <text:p>0001106</text:p>
          </table:table-cell>
          <table:table-cell office:value-type="float" office:value="10216" calcext:value-type="float">
            <text:p>10216</text:p>
          </table:table-cell>
          <table:table-cell table:formula="of:=AVERAGE([.B292];[.B293];[.B294];[.B295])" office:value-type="float" office:value="10225" calcext:value-type="float">
            <text:p>10225</text:p>
          </table:table-cell>
          <table:table-cell table:formula="of:=AVERAGE([.C292];[.C293];[.C294];[.C295])" office:value-type="float" office:value="10207.5625" calcext:value-type="float">
            <text:p>10207.5625</text:p>
          </table:table-cell>
        </table:table-row>
        <table:table-row table:style-name="ro1">
          <table:table-cell office:value-type="string" calcext:value-type="string">
            <text:p>0001110</text:p>
          </table:table-cell>
          <table:table-cell office:value-type="float" office:value="10216" calcext:value-type="float">
            <text:p>10216</text:p>
          </table:table-cell>
          <table:table-cell table:formula="of:=AVERAGE([.B293];[.B294];[.B295];[.B296])" office:value-type="float" office:value="10227.25" calcext:value-type="float">
            <text:p>10227.25</text:p>
          </table:table-cell>
          <table:table-cell table:formula="of:=AVERAGE([.C293];[.C294];[.C295];[.C296])" office:value-type="float" office:value="10182.125" calcext:value-type="float">
            <text:p>10182.125</text:p>
          </table:table-cell>
        </table:table-row>
        <table:table-row table:style-name="ro1">
          <table:table-cell office:value-type="string" calcext:value-type="string">
            <text:p>0001112</text:p>
          </table:table-cell>
          <table:table-cell office:value-type="float" office:value="10243" calcext:value-type="float">
            <text:p>10243</text:p>
          </table:table-cell>
          <table:table-cell table:formula="of:=AVERAGE([.B294];[.B295];[.B296];[.B297])" office:value-type="float" office:value="10213.25" calcext:value-type="float">
            <text:p>10213.25</text:p>
          </table:table-cell>
          <table:table-cell table:formula="of:=AVERAGE([.C294];[.C295];[.C296];[.C297])" office:value-type="float" office:value="10148.0625" calcext:value-type="float">
            <text:p>10148.0625</text:p>
          </table:table-cell>
        </table:table-row>
        <table:table-row table:style-name="ro1">
          <table:table-cell office:value-type="string" calcext:value-type="string">
            <text:p>0001114</text:p>
          </table:table-cell>
          <table:table-cell office:value-type="float" office:value="10225" calcext:value-type="float">
            <text:p>10225</text:p>
          </table:table-cell>
          <table:table-cell table:formula="of:=AVERAGE([.B295];[.B296];[.B297];[.B298])" office:value-type="float" office:value="10164.75" calcext:value-type="float">
            <text:p>10164.75</text:p>
          </table:table-cell>
          <table:table-cell table:formula="of:=AVERAGE([.C295];[.C296];[.C297];[.C298])" office:value-type="float" office:value="10112.3125" calcext:value-type="float">
            <text:p>10112.3125</text:p>
          </table:table-cell>
        </table:table-row>
        <table:table-row table:style-name="ro1">
          <table:table-cell office:value-type="string" calcext:value-type="string">
            <text:p>0001116</text:p>
          </table:table-cell>
          <table:table-cell office:value-type="float" office:value="10225" calcext:value-type="float">
            <text:p>10225</text:p>
          </table:table-cell>
          <table:table-cell table:formula="of:=AVERAGE([.B296];[.B297];[.B298];[.B299])" office:value-type="float" office:value="10123.25" calcext:value-type="float">
            <text:p>10123.25</text:p>
          </table:table-cell>
          <table:table-cell table:formula="of:=AVERAGE([.C296];[.C297];[.C298];[.C299])" office:value-type="float" office:value="10091" calcext:value-type="float">
            <text:p>10091</text:p>
          </table:table-cell>
        </table:table-row>
        <table:table-row table:style-name="ro1">
          <table:table-cell office:value-type="string" calcext:value-type="string">
            <text:p>0001120</text:p>
          </table:table-cell>
          <table:table-cell office:value-type="float" office:value="10160" calcext:value-type="float">
            <text:p>10160</text:p>
          </table:table-cell>
          <table:table-cell table:formula="of:=AVERAGE([.B297];[.B298];[.B299];[.B300])" office:value-type="float" office:value="10091" calcext:value-type="float">
            <text:p>10091</text:p>
          </table:table-cell>
          <table:table-cell table:formula="of:=AVERAGE([.C297];[.C298];[.C299];[.C300])" office:value-type="float" office:value="10082.375" calcext:value-type="float">
            <text:p>10082.375</text:p>
          </table:table-cell>
        </table:table-row>
        <table:table-row table:style-name="ro1">
          <table:table-cell office:value-type="string" calcext:value-type="string">
            <text:p>0001122</text:p>
          </table:table-cell>
          <table:table-cell office:value-type="float" office:value="10049" calcext:value-type="float">
            <text:p>10049</text:p>
          </table:table-cell>
          <table:table-cell table:formula="of:=AVERAGE([.B298];[.B299];[.B300];[.B301])" office:value-type="float" office:value="10070.25" calcext:value-type="float">
            <text:p>10070.25</text:p>
          </table:table-cell>
          <table:table-cell table:formula="of:=AVERAGE([.C298];[.C299];[.C300];[.C301])" office:value-type="float" office:value="10080.625" calcext:value-type="float">
            <text:p>10080.625</text:p>
          </table:table-cell>
        </table:table-row>
        <table:table-row table:style-name="ro1">
          <table:table-cell office:value-type="string" calcext:value-type="string">
            <text:p>0001124</text:p>
          </table:table-cell>
          <table:table-cell office:value-type="float" office:value="10059" calcext:value-type="float">
            <text:p>10059</text:p>
          </table:table-cell>
          <table:table-cell table:formula="of:=AVERAGE([.B299];[.B300];[.B301];[.B302])" office:value-type="float" office:value="10079.5" calcext:value-type="float">
            <text:p>10079.5</text:p>
          </table:table-cell>
          <table:table-cell table:formula="of:=AVERAGE([.C299];[.C300];[.C301];[.C302])" office:value-type="float" office:value="10084.0625" calcext:value-type="float">
            <text:p>10084.0625</text:p>
          </table:table-cell>
        </table:table-row>
        <table:table-row table:style-name="ro1">
          <table:table-cell office:value-type="string" calcext:value-type="string">
            <text:p>0001126</text:p>
          </table:table-cell>
          <table:table-cell office:value-type="float" office:value="10096" calcext:value-type="float">
            <text:p>10096</text:p>
          </table:table-cell>
          <table:table-cell table:formula="of:=AVERAGE([.B300];[.B301];[.B302];[.B303])" office:value-type="float" office:value="10088.75" calcext:value-type="float">
            <text:p>10088.75</text:p>
          </table:table-cell>
          <table:table-cell table:formula="of:=AVERAGE([.C300];[.C301];[.C302];[.C303])" office:value-type="float" office:value="10082.875" calcext:value-type="float">
            <text:p>10082.875</text:p>
          </table:table-cell>
        </table:table-row>
        <table:table-row table:style-name="ro1">
          <table:table-cell office:value-type="string" calcext:value-type="string">
            <text:p>0001130</text:p>
          </table:table-cell>
          <table:table-cell office:value-type="float" office:value="10077" calcext:value-type="float">
            <text:p>10077</text:p>
          </table:table-cell>
          <table:table-cell table:formula="of:=AVERAGE([.B301];[.B302];[.B303];[.B304])" office:value-type="float" office:value="10084" calcext:value-type="float">
            <text:p>10084</text:p>
          </table:table-cell>
          <table:table-cell table:formula="of:=AVERAGE([.C301];[.C302];[.C303];[.C304])" office:value-type="float" office:value="10082.8125" calcext:value-type="float">
            <text:p>10082.8125</text:p>
          </table:table-cell>
        </table:table-row>
        <table:table-row table:style-name="ro1">
          <table:table-cell office:value-type="string" calcext:value-type="string">
            <text:p>0001132</text:p>
          </table:table-cell>
          <table:table-cell office:value-type="float" office:value="10086" calcext:value-type="float">
            <text:p>10086</text:p>
          </table:table-cell>
          <table:table-cell table:formula="of:=AVERAGE([.B302];[.B303];[.B304];[.B305])" office:value-type="float" office:value="10084" calcext:value-type="float">
            <text:p>10084</text:p>
          </table:table-cell>
          <table:table-cell table:formula="of:=AVERAGE([.C302];[.C303];[.C304];[.C305])" office:value-type="float" office:value="10090.3125" calcext:value-type="float">
            <text:p>10090.3125</text:p>
          </table:table-cell>
        </table:table-row>
        <table:table-row table:style-name="ro1">
          <table:table-cell office:value-type="string" calcext:value-type="string">
            <text:p>0001134</text:p>
          </table:table-cell>
          <table:table-cell office:value-type="float" office:value="10096" calcext:value-type="float">
            <text:p>10096</text:p>
          </table:table-cell>
          <table:table-cell table:formula="of:=AVERAGE([.B303];[.B304];[.B305];[.B306])" office:value-type="float" office:value="10074.75" calcext:value-type="float">
            <text:p>10074.75</text:p>
          </table:table-cell>
          <table:table-cell table:formula="of:=AVERAGE([.C303];[.C304];[.C305];[.C306])" office:value-type="float" office:value="10104.75" calcext:value-type="float">
            <text:p>10104.75</text:p>
          </table:table-cell>
        </table:table-row>
        <table:table-row table:style-name="ro1">
          <table:table-cell office:value-type="string" calcext:value-type="string">
            <text:p>0001136</text:p>
          </table:table-cell>
          <table:table-cell office:value-type="float" office:value="10077" calcext:value-type="float">
            <text:p>10077</text:p>
          </table:table-cell>
          <table:table-cell table:formula="of:=AVERAGE([.B304];[.B305];[.B306];[.B307])" office:value-type="float" office:value="10088.5" calcext:value-type="float">
            <text:p>10088.5</text:p>
          </table:table-cell>
          <table:table-cell table:formula="of:=AVERAGE([.C304];[.C305];[.C306];[.C307])" office:value-type="float" office:value="10132.5" calcext:value-type="float">
            <text:p>10132.5</text:p>
          </table:table-cell>
        </table:table-row>
        <table:table-row table:style-name="ro1">
          <table:table-cell office:value-type="string" calcext:value-type="string">
            <text:p>0001140</text:p>
          </table:table-cell>
          <table:table-cell office:value-type="float" office:value="10077" calcext:value-type="float">
            <text:p>10077</text:p>
          </table:table-cell>
          <table:table-cell table:formula="of:=AVERAGE([.B305];[.B306];[.B307];[.B308])" office:value-type="float" office:value="10114" calcext:value-type="float">
            <text:p>10114</text:p>
          </table:table-cell>
          <table:table-cell table:formula="of:=AVERAGE([.C305];[.C306];[.C307];[.C308])" office:value-type="float" office:value="10160.875" calcext:value-type="float">
            <text:p>10160.875</text:p>
          </table:table-cell>
        </table:table-row>
        <table:table-row table:style-name="ro1">
          <table:table-cell office:value-type="string" calcext:value-type="string">
            <text:p>0001142</text:p>
          </table:table-cell>
          <table:table-cell office:value-type="float" office:value="10049" calcext:value-type="float">
            <text:p>10049</text:p>
          </table:table-cell>
          <table:table-cell table:formula="of:=AVERAGE([.B306];[.B307];[.B308];[.B309])" office:value-type="float" office:value="10141.75" calcext:value-type="float">
            <text:p>10141.75</text:p>
          </table:table-cell>
          <table:table-cell table:formula="of:=AVERAGE([.C306];[.C307];[.C308];[.C309])" office:value-type="float" office:value="10184.5625" calcext:value-type="float">
            <text:p>10184.5625</text:p>
          </table:table-cell>
        </table:table-row>
        <table:table-row table:style-name="ro1">
          <table:table-cell office:value-type="string" calcext:value-type="string">
            <text:p>0001144</text:p>
          </table:table-cell>
          <table:table-cell office:value-type="float" office:value="10151" calcext:value-type="float">
            <text:p>10151</text:p>
          </table:table-cell>
          <table:table-cell table:formula="of:=AVERAGE([.B307];[.B308];[.B309];[.B310])" office:value-type="float" office:value="10185.75" calcext:value-type="float">
            <text:p>10185.75</text:p>
          </table:table-cell>
          <table:table-cell table:formula="of:=AVERAGE([.C307];[.C308];[.C309];[.C310])" office:value-type="float" office:value="10203.0625" calcext:value-type="float">
            <text:p>10203.0625</text:p>
          </table:table-cell>
        </table:table-row>
        <table:table-row table:style-name="ro1">
          <table:table-cell office:value-type="string" calcext:value-type="string">
            <text:p>0001146</text:p>
          </table:table-cell>
          <table:table-cell office:value-type="float" office:value="10179" calcext:value-type="float">
            <text:p>10179</text:p>
          </table:table-cell>
          <table:table-cell table:formula="of:=AVERAGE([.B308];[.B309];[.B310];[.B311])" office:value-type="float" office:value="10202" calcext:value-type="float">
            <text:p>10202</text:p>
          </table:table-cell>
          <table:table-cell table:formula="of:=AVERAGE([.C308];[.C309];[.C310];[.C311])" office:value-type="float" office:value="10202.5" calcext:value-type="float">
            <text:p>10202.5</text:p>
          </table:table-cell>
        </table:table-row>
        <table:table-row table:style-name="ro1">
          <table:table-cell office:value-type="string" calcext:value-type="string">
            <text:p>0001150</text:p>
          </table:table-cell>
          <table:table-cell office:value-type="float" office:value="10188" calcext:value-type="float">
            <text:p>10188</text:p>
          </table:table-cell>
          <table:table-cell table:formula="of:=AVERAGE([.B309];[.B310];[.B311];[.B312])" office:value-type="float" office:value="10208.75" calcext:value-type="float">
            <text:p>10208.75</text:p>
          </table:table-cell>
          <table:table-cell table:formula="of:=AVERAGE([.C309];[.C310];[.C311];[.C312])" office:value-type="float" office:value="10189.75" calcext:value-type="float">
            <text:p>10189.75</text:p>
          </table:table-cell>
        </table:table-row>
        <table:table-row table:style-name="ro1">
          <table:table-cell office:value-type="string" calcext:value-type="string">
            <text:p>0001152</text:p>
          </table:table-cell>
          <table:table-cell office:value-type="float" office:value="10225" calcext:value-type="float">
            <text:p>10225</text:p>
          </table:table-cell>
          <table:table-cell table:formula="of:=AVERAGE([.B310];[.B311];[.B312];[.B313])" office:value-type="float" office:value="10215.75" calcext:value-type="float">
            <text:p>10215.75</text:p>
          </table:table-cell>
          <table:table-cell table:formula="of:=AVERAGE([.C310];[.C311];[.C312];[.C313])" office:value-type="float" office:value="10167.8125" calcext:value-type="float">
            <text:p>10167.8125</text:p>
          </table:table-cell>
        </table:table-row>
        <table:table-row table:style-name="ro1">
          <table:table-cell office:value-type="string" calcext:value-type="string">
            <text:p>0001154</text:p>
          </table:table-cell>
          <table:table-cell office:value-type="float" office:value="10216" calcext:value-type="float">
            <text:p>10216</text:p>
          </table:table-cell>
          <table:table-cell table:formula="of:=AVERAGE([.B311];[.B312];[.B313];[.B314])" office:value-type="float" office:value="10183.5" calcext:value-type="float">
            <text:p>10183.5</text:p>
          </table:table-cell>
          <table:table-cell table:formula="of:=AVERAGE([.C311];[.C312];[.C313];[.C314])" office:value-type="float" office:value="10134.3125" calcext:value-type="float">
            <text:p>10134.3125</text:p>
          </table:table-cell>
        </table:table-row>
        <table:table-row table:style-name="ro1">
          <table:table-cell office:value-type="string" calcext:value-type="string">
            <text:p>0001156</text:p>
          </table:table-cell>
          <table:table-cell office:value-type="float" office:value="10206" calcext:value-type="float">
            <text:p>10206</text:p>
          </table:table-cell>
          <table:table-cell table:formula="of:=AVERAGE([.B312];[.B313];[.B314];[.B315])" office:value-type="float" office:value="10151" calcext:value-type="float">
            <text:p>10151</text:p>
          </table:table-cell>
          <table:table-cell table:formula="of:=AVERAGE([.C312];[.C313];[.C314];[.C315])" office:value-type="float" office:value="10107.6875" calcext:value-type="float">
            <text:p>10107.6875</text:p>
          </table:table-cell>
        </table:table-row>
        <table:table-row table:style-name="ro1">
          <table:table-cell office:value-type="string" calcext:value-type="string">
            <text:p>0001160</text:p>
          </table:table-cell>
          <table:table-cell office:value-type="float" office:value="10216" calcext:value-type="float">
            <text:p>10216</text:p>
          </table:table-cell>
          <table:table-cell table:formula="of:=AVERAGE([.B313];[.B314];[.B315];[.B316])" office:value-type="float" office:value="10121" calcext:value-type="float">
            <text:p>10121</text:p>
          </table:table-cell>
          <table:table-cell table:formula="of:=AVERAGE([.C313];[.C314];[.C315];[.C316])" office:value-type="float" office:value="10085.75" calcext:value-type="float">
            <text:p>10085.75</text:p>
          </table:table-cell>
        </table:table-row>
        <table:table-row table:style-name="ro1">
          <table:table-cell office:value-type="string" calcext:value-type="string">
            <text:p>0001162</text:p>
          </table:table-cell>
          <table:table-cell office:value-type="float" office:value="10096" calcext:value-type="float">
            <text:p>10096</text:p>
          </table:table-cell>
          <table:table-cell table:formula="of:=AVERAGE([.B314];[.B315];[.B316];[.B317])" office:value-type="float" office:value="10081.75" calcext:value-type="float">
            <text:p>10081.75</text:p>
          </table:table-cell>
          <table:table-cell table:formula="of:=AVERAGE([.C314];[.C315];[.C316];[.C317])" office:value-type="float" office:value="10068.4375" calcext:value-type="float">
            <text:p>10068.4375</text:p>
          </table:table-cell>
        </table:table-row>
        <table:table-row table:style-name="ro1">
          <table:table-cell office:value-type="string" calcext:value-type="string">
            <text:p>0001164</text:p>
          </table:table-cell>
          <table:table-cell office:value-type="float" office:value="10086" calcext:value-type="float">
            <text:p>10086</text:p>
          </table:table-cell>
          <table:table-cell table:formula="of:=AVERAGE([.B315];[.B316];[.B317];[.B318])" office:value-type="float" office:value="10077" calcext:value-type="float">
            <text:p>10077</text:p>
          </table:table-cell>
          <table:table-cell table:formula="of:=AVERAGE([.C315];[.C316];[.C317];[.C318])" office:value-type="float" office:value="10059.75" calcext:value-type="float">
            <text:p>10059.75</text:p>
          </table:table-cell>
        </table:table-row>
        <table:table-row table:style-name="ro1">
          <table:table-cell office:value-type="string" calcext:value-type="string">
            <text:p>0001166</text:p>
          </table:table-cell>
          <table:table-cell office:value-type="float" office:value="10086" calcext:value-type="float">
            <text:p>10086</text:p>
          </table:table-cell>
          <table:table-cell table:formula="of:=AVERAGE([.B316];[.B317];[.B318];[.B319])" office:value-type="float" office:value="10063.25" calcext:value-type="float">
            <text:p>10063.25</text:p>
          </table:table-cell>
          <table:table-cell table:formula="of:=AVERAGE([.C316];[.C317];[.C318];[.C319])" office:value-type="float" office:value="10050.5" calcext:value-type="float">
            <text:p>10050.5</text:p>
          </table:table-cell>
        </table:table-row>
        <table:table-row table:style-name="ro1">
          <table:table-cell office:value-type="string" calcext:value-type="string">
            <text:p>0001170</text:p>
          </table:table-cell>
          <table:table-cell office:value-type="float" office:value="10059" calcext:value-type="float">
            <text:p>10059</text:p>
          </table:table-cell>
          <table:table-cell table:formula="of:=AVERAGE([.B317];[.B318];[.B319];[.B320])" office:value-type="float" office:value="10051.75" calcext:value-type="float">
            <text:p>10051.75</text:p>
          </table:table-cell>
          <table:table-cell table:formula="of:=AVERAGE([.C317];[.C318];[.C319];[.C320])" office:value-type="float" office:value="10045.25" calcext:value-type="float">
            <text:p>10045.25</text:p>
          </table:table-cell>
        </table:table-row>
        <table:table-row table:style-name="ro1">
          <table:table-cell office:value-type="string" calcext:value-type="string">
            <text:p>0001172</text:p>
          </table:table-cell>
          <table:table-cell office:value-type="float" office:value="10077" calcext:value-type="float">
            <text:p>10077</text:p>
          </table:table-cell>
          <table:table-cell table:formula="of:=AVERAGE([.B318];[.B319];[.B320];[.B321])" office:value-type="float" office:value="10047" calcext:value-type="float">
            <text:p>10047</text:p>
          </table:table-cell>
          <table:table-cell table:formula="of:=AVERAGE([.C318];[.C319];[.C320];[.C321])" office:value-type="float" office:value="10042.3125" calcext:value-type="float">
            <text:p>10042.3125</text:p>
          </table:table-cell>
        </table:table-row>
        <table:table-row table:style-name="ro1">
          <table:table-cell office:value-type="string" calcext:value-type="string">
            <text:p>0001174</text:p>
          </table:table-cell>
          <table:table-cell office:value-type="float" office:value="10031" calcext:value-type="float">
            <text:p>10031</text:p>
          </table:table-cell>
          <table:table-cell table:formula="of:=AVERAGE([.B319];[.B320];[.B321];[.B322])" office:value-type="float" office:value="10040" calcext:value-type="float">
            <text:p>10040</text:p>
          </table:table-cell>
          <table:table-cell table:formula="of:=AVERAGE([.C319];[.C320];[.C321];[.C322])" office:value-type="float" office:value="10039.4375" calcext:value-type="float">
            <text:p>10039.4375</text:p>
          </table:table-cell>
        </table:table-row>
        <table:table-row table:style-name="ro1">
          <table:table-cell office:value-type="string" calcext:value-type="string">
            <text:p>0001176</text:p>
          </table:table-cell>
          <table:table-cell office:value-type="float" office:value="10040" calcext:value-type="float">
            <text:p>10040</text:p>
          </table:table-cell>
          <table:table-cell table:formula="of:=AVERAGE([.B320];[.B321];[.B322];[.B323])" office:value-type="float" office:value="10042.25" calcext:value-type="float">
            <text:p>10042.25</text:p>
          </table:table-cell>
          <table:table-cell table:formula="of:=AVERAGE([.C320];[.C321];[.C322];[.C323])" office:value-type="float" office:value="10036.625" calcext:value-type="float">
            <text:p>10036.625</text:p>
          </table:table-cell>
        </table:table-row>
        <table:table-row table:style-name="ro1">
          <table:table-cell office:value-type="string" calcext:value-type="string">
            <text:p>0001200</text:p>
          </table:table-cell>
          <table:table-cell office:value-type="float" office:value="10040" calcext:value-type="float">
            <text:p>10040</text:p>
          </table:table-cell>
          <table:table-cell table:formula="of:=AVERAGE([.B321];[.B322];[.B323];[.B324])" office:value-type="float" office:value="10040" calcext:value-type="float">
            <text:p>10040</text:p>
          </table:table-cell>
          <table:table-cell table:formula="of:=AVERAGE([.C321];[.C322];[.C323];[.C324])" office:value-type="float" office:value="10037.875" calcext:value-type="float">
            <text:p>10037.875</text:p>
          </table:table-cell>
        </table:table-row>
        <table:table-row table:style-name="ro1">
          <table:table-cell office:value-type="string" calcext:value-type="string">
            <text:p>0001202</text:p>
          </table:table-cell>
          <table:table-cell office:value-type="float" office:value="10049" calcext:value-type="float">
            <text:p>10049</text:p>
          </table:table-cell>
          <table:table-cell table:formula="of:=AVERAGE([.B322];[.B323];[.B324];[.B325])" office:value-type="float" office:value="10035.5" calcext:value-type="float">
            <text:p>10035.5</text:p>
          </table:table-cell>
          <table:table-cell table:formula="of:=AVERAGE([.C322];[.C323];[.C324];[.C325])" office:value-type="float" office:value="10046.0625" calcext:value-type="float">
            <text:p>10046.0625</text:p>
          </table:table-cell>
        </table:table-row>
        <table:table-row table:style-name="ro1">
          <table:table-cell office:value-type="string" calcext:value-type="string">
            <text:p>0001204</text:p>
          </table:table-cell>
          <table:table-cell office:value-type="float" office:value="10040" calcext:value-type="float">
            <text:p>10040</text:p>
          </table:table-cell>
          <table:table-cell table:formula="of:=AVERAGE([.B323];[.B324];[.B325];[.B326])" office:value-type="float" office:value="10028.75" calcext:value-type="float">
            <text:p>10028.75</text:p>
          </table:table-cell>
          <table:table-cell table:formula="of:=AVERAGE([.C323];[.C324];[.C325];[.C326])" office:value-type="float" office:value="10063.4375" calcext:value-type="float">
            <text:p>10063.4375</text:p>
          </table:table-cell>
        </table:table-row>
        <table:table-row table:style-name="ro1">
          <table:table-cell office:value-type="string" calcext:value-type="string">
            <text:p>0001206</text:p>
          </table:table-cell>
          <table:table-cell office:value-type="float" office:value="10031" calcext:value-type="float">
            <text:p>10031</text:p>
          </table:table-cell>
          <table:table-cell table:formula="of:=AVERAGE([.B324];[.B325];[.B326];[.B327])" office:value-type="float" office:value="10047.25" calcext:value-type="float">
            <text:p>10047.25</text:p>
          </table:table-cell>
          <table:table-cell table:formula="of:=AVERAGE([.C324];[.C325];[.C326];[.C327])" office:value-type="float" office:value="10091.125" calcext:value-type="float">
            <text:p>10091.125</text:p>
          </table:table-cell>
        </table:table-row>
        <table:table-row table:style-name="ro1">
          <table:table-cell office:value-type="string" calcext:value-type="string">
            <text:p>0001210</text:p>
          </table:table-cell>
          <table:table-cell office:value-type="float" office:value="10022" calcext:value-type="float">
            <text:p>10022</text:p>
          </table:table-cell>
          <table:table-cell table:formula="of:=AVERAGE([.B325];[.B326];[.B327];[.B328])" office:value-type="float" office:value="10072.75" calcext:value-type="float">
            <text:p>10072.75</text:p>
          </table:table-cell>
          <table:table-cell table:formula="of:=AVERAGE([.C325];[.C326];[.C327];[.C328])" office:value-type="float" office:value="10118.8125" calcext:value-type="float">
            <text:p>10118.8125</text:p>
          </table:table-cell>
        </table:table-row>
        <table:table-row table:style-name="ro1">
          <table:table-cell office:value-type="string" calcext:value-type="string">
            <text:p>0001212</text:p>
          </table:table-cell>
          <table:table-cell office:value-type="float" office:value="10022" calcext:value-type="float">
            <text:p>10022</text:p>
          </table:table-cell>
          <table:table-cell table:formula="of:=AVERAGE([.B326];[.B327];[.B328];[.B329])" office:value-type="float" office:value="10105" calcext:value-type="float">
            <text:p>10105</text:p>
          </table:table-cell>
          <table:table-cell table:formula="of:=AVERAGE([.C326];[.C327];[.C328];[.C329])" office:value-type="float" office:value="10142.375" calcext:value-type="float">
            <text:p>10142.375</text:p>
          </table:table-cell>
        </table:table-row>
        <table:table-row table:style-name="ro1">
          <table:table-cell office:value-type="string" calcext:value-type="string">
            <text:p>0001214</text:p>
          </table:table-cell>
          <table:table-cell office:value-type="float" office:value="10114" calcext:value-type="float">
            <text:p>10114</text:p>
          </table:table-cell>
          <table:table-cell table:formula="of:=AVERAGE([.B327];[.B328];[.B329];[.B330])" office:value-type="float" office:value="10139.5" calcext:value-type="float">
            <text:p>10139.5</text:p>
          </table:table-cell>
          <table:table-cell table:formula="of:=AVERAGE([.C327];[.C328];[.C329];[.C330])" office:value-type="float" office:value="10153.8125" calcext:value-type="float">
            <text:p>10153.8125</text:p>
          </table:table-cell>
        </table:table-row>
        <table:table-row table:style-name="ro1">
          <table:table-cell office:value-type="string" calcext:value-type="string">
            <text:p>0001216</text:p>
          </table:table-cell>
          <table:table-cell office:value-type="float" office:value="10133" calcext:value-type="float">
            <text:p>10133</text:p>
          </table:table-cell>
          <table:table-cell table:formula="of:=AVERAGE([.B328];[.B329];[.B330];[.B331])" office:value-type="float" office:value="10158" calcext:value-type="float">
            <text:p>10158</text:p>
          </table:table-cell>
          <table:table-cell table:formula="of:=AVERAGE([.C328];[.C329];[.C330];[.C331])" office:value-type="float" office:value="10149.6875" calcext:value-type="float">
            <text:p>10149.6875</text:p>
          </table:table-cell>
        </table:table-row>
        <table:table-row table:style-name="ro1">
          <table:table-cell office:value-type="string" calcext:value-type="string">
            <text:p>0001220</text:p>
          </table:table-cell>
          <table:table-cell office:value-type="float" office:value="10151" calcext:value-type="float">
            <text:p>10151</text:p>
          </table:table-cell>
          <table:table-cell table:formula="of:=AVERAGE([.B329];[.B330];[.B331];[.B332])" office:value-type="float" office:value="10167" calcext:value-type="float">
            <text:p>10167</text:p>
          </table:table-cell>
          <table:table-cell table:formula="of:=AVERAGE([.C329];[.C330];[.C331];[.C332])" office:value-type="float" office:value="10131.6875" calcext:value-type="float">
            <text:p>10131.6875</text:p>
          </table:table-cell>
        </table:table-row>
        <table:table-row table:style-name="ro1">
          <table:table-cell office:value-type="string" calcext:value-type="string">
            <text:p>0001222</text:p>
          </table:table-cell>
          <table:table-cell office:value-type="float" office:value="10160" calcext:value-type="float">
            <text:p>10160</text:p>
          </table:table-cell>
          <table:table-cell table:formula="of:=AVERAGE([.B330];[.B331];[.B332];[.B333])" office:value-type="float" office:value="10150.75" calcext:value-type="float">
            <text:p>10150.75</text:p>
          </table:table-cell>
          <table:table-cell table:formula="of:=AVERAGE([.C330];[.C331];[.C332];[.C333])" office:value-type="float" office:value="10103.375" calcext:value-type="float">
            <text:p>10103.375</text:p>
          </table:table-cell>
        </table:table-row>
        <table:table-row table:style-name="ro1">
          <table:table-cell office:value-type="string" calcext:value-type="string">
            <text:p>0001224</text:p>
          </table:table-cell>
          <table:table-cell office:value-type="float" office:value="10188" calcext:value-type="float">
            <text:p>10188</text:p>
          </table:table-cell>
          <table:table-cell table:formula="of:=AVERAGE([.B331];[.B332];[.B333];[.B334])" office:value-type="float" office:value="10123" calcext:value-type="float">
            <text:p>10123</text:p>
          </table:table-cell>
          <table:table-cell table:formula="of:=AVERAGE([.C331];[.C332];[.C333];[.C334])" office:value-type="float" office:value="10076.25" calcext:value-type="float">
            <text:p>10076.25</text:p>
          </table:table-cell>
        </table:table-row>
        <table:table-row table:style-name="ro1">
          <table:table-cell office:value-type="string" calcext:value-type="string">
            <text:p>0001226</text:p>
          </table:table-cell>
          <table:table-cell office:value-type="float" office:value="10169" calcext:value-type="float">
            <text:p>10169</text:p>
          </table:table-cell>
          <table:table-cell table:formula="of:=AVERAGE([.B332];[.B333];[.B334];[.B335])" office:value-type="float" office:value="10086" calcext:value-type="float">
            <text:p>10086</text:p>
          </table:table-cell>
          <table:table-cell table:formula="of:=AVERAGE([.C332];[.C333];[.C334];[.C335])" office:value-type="float" office:value="10056.6875" calcext:value-type="float">
            <text:p>10056.6875</text:p>
          </table:table-cell>
        </table:table-row>
        <table:table-row table:style-name="ro1">
          <table:table-cell office:value-type="string" calcext:value-type="string">
            <text:p>0001230</text:p>
          </table:table-cell>
          <table:table-cell office:value-type="float" office:value="10086" calcext:value-type="float">
            <text:p>10086</text:p>
          </table:table-cell>
          <table:table-cell table:formula="of:=AVERAGE([.B333];[.B334];[.B335];[.B336])" office:value-type="float" office:value="10053.75" calcext:value-type="float">
            <text:p>10053.75</text:p>
          </table:table-cell>
          <table:table-cell table:formula="of:=AVERAGE([.C333];[.C334];[.C335];[.C336])" office:value-type="float" office:value="10048.125" calcext:value-type="float">
            <text:p>10048.125</text:p>
          </table:table-cell>
        </table:table-row>
        <table:table-row table:style-name="ro1">
          <table:table-cell office:value-type="string" calcext:value-type="string">
            <text:p>0001232</text:p>
          </table:table-cell>
          <table:table-cell office:value-type="float" office:value="10049" calcext:value-type="float">
            <text:p>10049</text:p>
          </table:table-cell>
          <table:table-cell table:formula="of:=AVERAGE([.B334];[.B335];[.B336];[.B337])" office:value-type="float" office:value="10042.25" calcext:value-type="float">
            <text:p>10042.25</text:p>
          </table:table-cell>
          <table:table-cell table:formula="of:=AVERAGE([.C334];[.C335];[.C336];[.C337])" office:value-type="float" office:value="10047.0625" calcext:value-type="float">
            <text:p>10047.0625</text:p>
          </table:table-cell>
        </table:table-row>
        <table:table-row table:style-name="ro1">
          <table:table-cell office:value-type="string" calcext:value-type="string">
            <text:p>0001234</text:p>
          </table:table-cell>
          <table:table-cell office:value-type="float" office:value="10040" calcext:value-type="float">
            <text:p>10040</text:p>
          </table:table-cell>
          <table:table-cell table:formula="of:=AVERAGE([.B335];[.B336];[.B337];[.B338])" office:value-type="float" office:value="10044.75" calcext:value-type="float">
            <text:p>10044.75</text:p>
          </table:table-cell>
          <table:table-cell table:formula="of:=AVERAGE([.C335];[.C336];[.C337];[.C338])" office:value-type="float" office:value="10050.0625" calcext:value-type="float">
            <text:p>10050.0625</text:p>
          </table:table-cell>
        </table:table-row>
        <table:table-row table:style-name="ro1">
          <table:table-cell office:value-type="string" calcext:value-type="string">
            <text:p>0001236</text:p>
          </table:table-cell>
          <table:table-cell office:value-type="float" office:value="10040" calcext:value-type="float">
            <text:p>10040</text:p>
          </table:table-cell>
          <table:table-cell table:formula="of:=AVERAGE([.B336];[.B337];[.B338];[.B339])" office:value-type="float" office:value="10051.75" calcext:value-type="float">
            <text:p>10051.75</text:p>
          </table:table-cell>
          <table:table-cell table:formula="of:=AVERAGE([.C336];[.C337];[.C338];[.C339])" office:value-type="float" office:value="10051.25" calcext:value-type="float">
            <text:p>10051.25</text:p>
          </table:table-cell>
        </table:table-row>
        <table:table-row table:style-name="ro1">
          <table:table-cell office:value-type="string" calcext:value-type="string">
            <text:p>0001240</text:p>
          </table:table-cell>
          <table:table-cell office:value-type="float" office:value="10040" calcext:value-type="float">
            <text:p>10040</text:p>
          </table:table-cell>
          <table:table-cell table:formula="of:=AVERAGE([.B337];[.B338];[.B339];[.B340])" office:value-type="float" office:value="10049.5" calcext:value-type="float">
            <text:p>10049.5</text:p>
          </table:table-cell>
          <table:table-cell table:formula="of:=AVERAGE([.C337];[.C338];[.C339];[.C340])" office:value-type="float" office:value="10051.25" calcext:value-type="float">
            <text:p>10051.25</text:p>
          </table:table-cell>
        </table:table-row>
        <table:table-row table:style-name="ro1">
          <table:table-cell office:value-type="string" calcext:value-type="string">
            <text:p>0001242</text:p>
          </table:table-cell>
          <table:table-cell office:value-type="float" office:value="10059" calcext:value-type="float">
            <text:p>10059</text:p>
          </table:table-cell>
          <table:table-cell table:formula="of:=AVERAGE([.B338];[.B339];[.B340];[.B341])" office:value-type="float" office:value="10054.25" calcext:value-type="float">
            <text:p>10054.25</text:p>
          </table:table-cell>
          <table:table-cell table:formula="of:=AVERAGE([.C338];[.C339];[.C340];[.C341])" office:value-type="float" office:value="10059.875" calcext:value-type="float">
            <text:p>10059.875</text:p>
          </table:table-cell>
        </table:table-row>
        <table:table-row table:style-name="ro1">
          <table:table-cell office:value-type="string" calcext:value-type="string">
            <text:p>0001244</text:p>
          </table:table-cell>
          <table:table-cell office:value-type="float" office:value="10068" calcext:value-type="float">
            <text:p>10068</text:p>
          </table:table-cell>
          <table:table-cell table:formula="of:=AVERAGE([.B339];[.B340];[.B341];[.B342])" office:value-type="float" office:value="10049.5" calcext:value-type="float">
            <text:p>10049.5</text:p>
          </table:table-cell>
          <table:table-cell table:formula="of:=AVERAGE([.C339];[.C340];[.C341];[.C342])" office:value-type="float" office:value="10076.5" calcext:value-type="float">
            <text:p>10076.5</text:p>
          </table:table-cell>
        </table:table-row>
        <table:table-row table:style-name="ro1">
          <table:table-cell office:value-type="string" calcext:value-type="string">
            <text:p>0001246</text:p>
          </table:table-cell>
          <table:table-cell office:value-type="float" office:value="10031" calcext:value-type="float">
            <text:p>10031</text:p>
          </table:table-cell>
          <table:table-cell table:formula="of:=AVERAGE([.B340];[.B341];[.B342];[.B343])" office:value-type="float" office:value="10051.75" calcext:value-type="float">
            <text:p>10051.75</text:p>
          </table:table-cell>
          <table:table-cell table:formula="of:=AVERAGE([.C340];[.C341];[.C342];[.C343])" office:value-type="float" office:value="10103" calcext:value-type="float">
            <text:p>10103</text:p>
          </table:table-cell>
        </table:table-row>
        <table:table-row table:style-name="ro1">
          <table:table-cell office:value-type="string" calcext:value-type="string">
            <text:p>0001250</text:p>
          </table:table-cell>
          <table:table-cell office:value-type="float" office:value="10059" calcext:value-type="float">
            <text:p>10059</text:p>
          </table:table-cell>
          <table:table-cell table:formula="of:=AVERAGE([.B341];[.B342];[.B343];[.B344])" office:value-type="float" office:value="10084" calcext:value-type="float">
            <text:p>10084</text:p>
          </table:table-cell>
          <table:table-cell table:formula="of:=AVERAGE([.C341];[.C342];[.C343];[.C344])" office:value-type="float" office:value="10138.1875" calcext:value-type="float">
            <text:p>10138.1875</text:p>
          </table:table-cell>
        </table:table-row>
        <table:table-row table:style-name="ro1">
          <table:table-cell office:value-type="string" calcext:value-type="string">
            <text:p>0001252</text:p>
          </table:table-cell>
          <table:table-cell office:value-type="float" office:value="10040" calcext:value-type="float">
            <text:p>10040</text:p>
          </table:table-cell>
          <table:table-cell table:formula="of:=AVERAGE([.B342];[.B343];[.B344];[.B345])" office:value-type="float" office:value="10120.75" calcext:value-type="float">
            <text:p>10120.75</text:p>
          </table:table-cell>
          <table:table-cell table:formula="of:=AVERAGE([.C342];[.C343];[.C344];[.C345])" office:value-type="float" office:value="10167.625" calcext:value-type="float">
            <text:p>10167.625</text:p>
          </table:table-cell>
        </table:table-row>
        <table:table-row table:style-name="ro1">
          <table:table-cell office:value-type="string" calcext:value-type="string">
            <text:p>0001254</text:p>
          </table:table-cell>
          <table:table-cell office:value-type="float" office:value="10077" calcext:value-type="float">
            <text:p>10077</text:p>
          </table:table-cell>
          <table:table-cell table:formula="of:=AVERAGE([.B343];[.B344];[.B345];[.B346])" office:value-type="float" office:value="10155.5" calcext:value-type="float">
            <text:p>10155.5</text:p>
          </table:table-cell>
          <table:table-cell table:formula="of:=AVERAGE([.C343];[.C344];[.C345];[.C346])" office:value-type="float" office:value="10186.75" calcext:value-type="float">
            <text:p>10186.75</text:p>
          </table:table-cell>
        </table:table-row>
        <table:table-row table:style-name="ro1">
          <table:table-cell office:value-type="string" calcext:value-type="string">
            <text:p>0001256</text:p>
          </table:table-cell>
          <table:table-cell office:value-type="float" office:value="10160" calcext:value-type="float">
            <text:p>10160</text:p>
          </table:table-cell>
          <table:table-cell table:formula="of:=AVERAGE([.B344];[.B345];[.B346];[.B347])" office:value-type="float" office:value="10192.5" calcext:value-type="float">
            <text:p>10192.5</text:p>
          </table:table-cell>
          <table:table-cell table:formula="of:=AVERAGE([.C344];[.C345];[.C346];[.C347])" office:value-type="float" office:value="10192.5625" calcext:value-type="float">
            <text:p>10192.5625</text:p>
          </table:table-cell>
        </table:table-row>
        <table:table-row table:style-name="ro1">
          <table:table-cell office:value-type="string" calcext:value-type="string">
            <text:p>0001260</text:p>
          </table:table-cell>
          <table:table-cell office:value-type="float" office:value="10206" calcext:value-type="float">
            <text:p>10206</text:p>
          </table:table-cell>
          <table:table-cell table:formula="of:=AVERAGE([.B345];[.B346];[.B347];[.B348])" office:value-type="float" office:value="10201.75" calcext:value-type="float">
            <text:p>10201.75</text:p>
          </table:table-cell>
          <table:table-cell table:formula="of:=AVERAGE([.C345];[.C346];[.C347];[.C348])" office:value-type="float" office:value="10181.0625" calcext:value-type="float">
            <text:p>10181.0625</text:p>
          </table:table-cell>
        </table:table-row>
        <table:table-row table:style-name="ro1">
          <table:table-cell office:value-type="string" calcext:value-type="string">
            <text:p>0001262</text:p>
          </table:table-cell>
          <table:table-cell office:value-type="float" office:value="10179" calcext:value-type="float">
            <text:p>10179</text:p>
          </table:table-cell>
          <table:table-cell table:formula="of:=AVERAGE([.B346];[.B347];[.B348];[.B349])" office:value-type="float" office:value="10197.25" calcext:value-type="float">
            <text:p>10197.25</text:p>
          </table:table-cell>
          <table:table-cell table:formula="of:=AVERAGE([.C346];[.C347];[.C348];[.C349])" office:value-type="float" office:value="10160.3125" calcext:value-type="float">
            <text:p>10160.3125</text:p>
          </table:table-cell>
        </table:table-row>
        <table:table-row table:style-name="ro1">
          <table:table-cell office:value-type="string" calcext:value-type="string">
            <text:p>0001264</text:p>
          </table:table-cell>
          <table:table-cell office:value-type="float" office:value="10225" calcext:value-type="float">
            <text:p>10225</text:p>
          </table:table-cell>
          <table:table-cell table:formula="of:=AVERAGE([.B347];[.B348];[.B349];[.B350])" office:value-type="float" office:value="10178.75" calcext:value-type="float">
            <text:p>10178.75</text:p>
          </table:table-cell>
          <table:table-cell table:formula="of:=AVERAGE([.C347];[.C348];[.C349];[.C350])" office:value-type="float" office:value="10133.1875" calcext:value-type="float">
            <text:p>10133.1875</text:p>
          </table:table-cell>
        </table:table-row>
        <table:table-row table:style-name="ro1">
          <table:table-cell office:value-type="string" calcext:value-type="string">
            <text:p>0001266</text:p>
          </table:table-cell>
          <table:table-cell office:value-type="float" office:value="10197" calcext:value-type="float">
            <text:p>10197</text:p>
          </table:table-cell>
          <table:table-cell table:formula="of:=AVERAGE([.B348];[.B349];[.B350];[.B351])" office:value-type="float" office:value="10146.5" calcext:value-type="float">
            <text:p>10146.5</text:p>
          </table:table-cell>
          <table:table-cell table:formula="of:=AVERAGE([.C348];[.C349];[.C350];[.C351])" office:value-type="float" office:value="10107.8125" calcext:value-type="float">
            <text:p>10107.8125</text:p>
          </table:table-cell>
        </table:table-row>
        <table:table-row table:style-name="ro1">
          <table:table-cell office:value-type="string" calcext:value-type="string">
            <text:p>0001270</text:p>
          </table:table-cell>
          <table:table-cell office:value-type="float" office:value="10188" calcext:value-type="float">
            <text:p>10188</text:p>
          </table:table-cell>
          <table:table-cell table:formula="of:=AVERAGE([.B349];[.B350];[.B351];[.B352])" office:value-type="float" office:value="10118.75" calcext:value-type="float">
            <text:p>10118.75</text:p>
          </table:table-cell>
          <table:table-cell table:formula="of:=AVERAGE([.C349];[.C350];[.C351];[.C352])" office:value-type="float" office:value="10088.75" calcext:value-type="float">
            <text:p>10088.75</text:p>
          </table:table-cell>
        </table:table-row>
        <table:table-row table:style-name="ro1">
          <table:table-cell office:value-type="string" calcext:value-type="string">
            <text:p>0001272</text:p>
          </table:table-cell>
          <table:table-cell office:value-type="float" office:value="10105" calcext:value-type="float">
            <text:p>10105</text:p>
          </table:table-cell>
          <table:table-cell table:formula="of:=AVERAGE([.B350];[.B351];[.B352];[.B353])" office:value-type="float" office:value="10088.75" calcext:value-type="float">
            <text:p>10088.75</text:p>
          </table:table-cell>
          <table:table-cell table:formula="of:=AVERAGE([.C350];[.C351];[.C352];[.C353])" office:value-type="float" office:value="10075.5" calcext:value-type="float">
            <text:p>10075.5</text:p>
          </table:table-cell>
        </table:table-row>
        <table:table-row table:style-name="ro1">
          <table:table-cell office:value-type="string" calcext:value-type="string">
            <text:p>0001274</text:p>
          </table:table-cell>
          <table:table-cell office:value-type="float" office:value="10096" calcext:value-type="float">
            <text:p>10096</text:p>
          </table:table-cell>
          <table:table-cell table:formula="of:=AVERAGE([.B351];[.B352];[.B353];[.B354])" office:value-type="float" office:value="10077.25" calcext:value-type="float">
            <text:p>10077.25</text:p>
          </table:table-cell>
          <table:table-cell table:formula="of:=AVERAGE([.C351];[.C352];[.C353];[.C354])" office:value-type="float" office:value="10069.1875" calcext:value-type="float">
            <text:p>10069.1875</text:p>
          </table:table-cell>
        </table:table-row>
        <table:table-row table:style-name="ro1">
          <table:table-cell office:value-type="string" calcext:value-type="string">
            <text:p>0001276</text:p>
          </table:table-cell>
          <table:table-cell office:value-type="float" office:value="10086" calcext:value-type="float">
            <text:p>10086</text:p>
          </table:table-cell>
          <table:table-cell table:formula="of:=AVERAGE([.B352];[.B353];[.B354];[.B355])" office:value-type="float" office:value="10070.25" calcext:value-type="float">
            <text:p>10070.25</text:p>
          </table:table-cell>
          <table:table-cell table:formula="of:=AVERAGE([.C352];[.C353];[.C354];[.C355])" office:value-type="float" office:value="10064.5625" calcext:value-type="float">
            <text:p>10064.5625</text:p>
          </table:table-cell>
        </table:table-row>
        <table:table-row table:style-name="ro1">
          <table:table-cell office:value-type="string" calcext:value-type="string">
            <text:p>0001300</text:p>
          </table:table-cell>
          <table:table-cell office:value-type="float" office:value="10068" calcext:value-type="float">
            <text:p>10068</text:p>
          </table:table-cell>
          <table:table-cell table:formula="of:=AVERAGE([.B353];[.B354];[.B355];[.B356])" office:value-type="float" office:value="10065.75" calcext:value-type="float">
            <text:p>10065.75</text:p>
          </table:table-cell>
          <table:table-cell table:formula="of:=AVERAGE([.C353];[.C354];[.C355];[.C356])" office:value-type="float" office:value="10062.8125" calcext:value-type="float">
            <text:p>10062.8125</text:p>
          </table:table-cell>
        </table:table-row>
        <table:table-row table:style-name="ro1">
          <table:table-cell office:value-type="string" calcext:value-type="string">
            <text:p>0001302</text:p>
          </table:table-cell>
          <table:table-cell office:value-type="float" office:value="10059" calcext:value-type="float">
            <text:p>10059</text:p>
          </table:table-cell>
          <table:table-cell table:formula="of:=AVERAGE([.B354];[.B355];[.B356];[.B357])" office:value-type="float" office:value="10063.5" calcext:value-type="float">
            <text:p>10063.5</text:p>
          </table:table-cell>
          <table:table-cell table:formula="of:=AVERAGE([.C354];[.C355];[.C356];[.C357])" office:value-type="float" office:value="10067.375" calcext:value-type="float">
            <text:p>10067.375</text:p>
          </table:table-cell>
        </table:table-row>
        <table:table-row table:style-name="ro1">
          <table:table-cell office:value-type="string" calcext:value-type="string">
            <text:p>0001304</text:p>
          </table:table-cell>
          <table:table-cell office:value-type="float" office:value="10068" calcext:value-type="float">
            <text:p>10068</text:p>
          </table:table-cell>
          <table:table-cell table:formula="of:=AVERAGE([.B355];[.B356];[.B357];[.B358])" office:value-type="float" office:value="10058.75" calcext:value-type="float">
            <text:p>10058.75</text:p>
          </table:table-cell>
          <table:table-cell table:formula="of:=AVERAGE([.C355];[.C356];[.C357];[.C358])" office:value-type="float" office:value="10080.5625" calcext:value-type="float">
            <text:p>10080.5625</text:p>
          </table:table-cell>
        </table:table-row>
        <table:table-row table:style-name="ro1">
          <table:table-cell office:value-type="string" calcext:value-type="string">
            <text:p>0001306</text:p>
          </table:table-cell>
          <table:table-cell office:value-type="float" office:value="10068" calcext:value-type="float">
            <text:p>10068</text:p>
          </table:table-cell>
          <table:table-cell table:formula="of:=AVERAGE([.B356];[.B357];[.B358];[.B359])" office:value-type="float" office:value="10063.25" calcext:value-type="float">
            <text:p>10063.25</text:p>
          </table:table-cell>
          <table:table-cell table:formula="of:=AVERAGE([.C356];[.C357];[.C358];[.C359])" office:value-type="float" office:value="10105.9375" calcext:value-type="float">
            <text:p>10105.9375</text:p>
          </table:table-cell>
        </table:table-row>
        <table:table-row table:style-name="ro1">
          <table:table-cell office:value-type="string" calcext:value-type="string">
            <text:p>0001310</text:p>
          </table:table-cell>
          <table:table-cell office:value-type="float" office:value="10059" calcext:value-type="float">
            <text:p>10059</text:p>
          </table:table-cell>
          <table:table-cell table:formula="of:=AVERAGE([.B357];[.B358];[.B359];[.B360])" office:value-type="float" office:value="10084" calcext:value-type="float">
            <text:p>10084</text:p>
          </table:table-cell>
          <table:table-cell table:formula="of:=AVERAGE([.C357];[.C358];[.C359];[.C360])" office:value-type="float" office:value="10138.3125" calcext:value-type="float">
            <text:p>10138.3125</text:p>
          </table:table-cell>
        </table:table-row>
        <table:table-row table:style-name="ro1">
          <table:table-cell office:value-type="string" calcext:value-type="string">
            <text:p>0001312</text:p>
          </table:table-cell>
          <table:table-cell office:value-type="float" office:value="10040" calcext:value-type="float">
            <text:p>10040</text:p>
          </table:table-cell>
          <table:table-cell table:formula="of:=AVERAGE([.B358];[.B359];[.B360];[.B361])" office:value-type="float" office:value="10116.25" calcext:value-type="float">
            <text:p>10116.25</text:p>
          </table:table-cell>
          <table:table-cell table:formula="of:=AVERAGE([.C358];[.C359];[.C360];[.C361])" office:value-type="float" office:value="10168.375" calcext:value-type="float">
            <text:p>10168.375</text:p>
          </table:table-cell>
        </table:table-row>
        <table:table-row table:style-name="ro1">
          <table:table-cell office:value-type="string" calcext:value-type="string">
            <text:p>0001314</text:p>
          </table:table-cell>
          <table:table-cell office:value-type="float" office:value="10086" calcext:value-type="float">
            <text:p>10086</text:p>
          </table:table-cell>
          <table:table-cell table:formula="of:=AVERAGE([.B359];[.B360];[.B361];[.B362])" office:value-type="float" office:value="10160.25" calcext:value-type="float">
            <text:p>10160.25</text:p>
          </table:table-cell>
          <table:table-cell table:formula="of:=AVERAGE([.C359];[.C360];[.C361];[.C362])" office:value-type="float" office:value="10191.5" calcext:value-type="float">
            <text:p>10191.5</text:p>
          </table:table-cell>
        </table:table-row>
        <table:table-row table:style-name="ro1">
          <table:table-cell office:value-type="string" calcext:value-type="string">
            <text:p>0001316</text:p>
          </table:table-cell>
          <table:table-cell office:value-type="float" office:value="10151" calcext:value-type="float">
            <text:p>10151</text:p>
          </table:table-cell>
          <table:table-cell table:formula="of:=AVERAGE([.B360];[.B361];[.B362];[.B363])" office:value-type="float" office:value="10192.75" calcext:value-type="float">
            <text:p>10192.75</text:p>
          </table:table-cell>
          <table:table-cell table:formula="of:=AVERAGE([.C360];[.C361];[.C362];[.C363])" office:value-type="float" office:value="10199.5625" calcext:value-type="float">
            <text:p>10199.5625</text:p>
          </table:table-cell>
        </table:table-row>
        <table:table-row table:style-name="ro1">
          <table:table-cell office:value-type="string" calcext:value-type="string">
            <text:p>0001320</text:p>
          </table:table-cell>
          <table:table-cell office:value-type="float" office:value="10188" calcext:value-type="float">
            <text:p>10188</text:p>
          </table:table-cell>
          <table:table-cell table:formula="of:=AVERAGE([.B361];[.B362];[.B363];[.B364])" office:value-type="float" office:value="10204.25" calcext:value-type="float">
            <text:p>10204.25</text:p>
          </table:table-cell>
          <table:table-cell table:formula="of:=AVERAGE([.C361];[.C362];[.C363];[.C364])" office:value-type="float" office:value="10192" calcext:value-type="float">
            <text:p>10192</text:p>
          </table:table-cell>
        </table:table-row>
        <table:table-row table:style-name="ro1">
          <table:table-cell office:value-type="string" calcext:value-type="string">
            <text:p>0001322</text:p>
          </table:table-cell>
          <table:table-cell office:value-type="float" office:value="10216" calcext:value-type="float">
            <text:p>10216</text:p>
          </table:table-cell>
          <table:table-cell table:formula="of:=AVERAGE([.B362];[.B363];[.B364];[.B365])" office:value-type="float" office:value="10208.75" calcext:value-type="float">
            <text:p>10208.75</text:p>
          </table:table-cell>
          <table:table-cell table:formula="of:=AVERAGE([.C362];[.C363];[.C364];[.C365])" office:value-type="float" office:value="10172.9375" calcext:value-type="float">
            <text:p>10172.9375</text:p>
          </table:table-cell>
        </table:table-row>
        <table:table-row table:style-name="ro1">
          <table:table-cell office:value-type="string" calcext:value-type="string">
            <text:p>0001324</text:p>
          </table:table-cell>
          <table:table-cell office:value-type="float" office:value="10216" calcext:value-type="float">
            <text:p>10216</text:p>
          </table:table-cell>
          <table:table-cell table:formula="of:=AVERAGE([.B363];[.B364];[.B365];[.B366])" office:value-type="float" office:value="10192.5" calcext:value-type="float">
            <text:p>10192.5</text:p>
          </table:table-cell>
          <table:table-cell table:formula="of:=AVERAGE([.C363];[.C364];[.C365];[.C366])" office:value-type="float" office:value="10144.125" calcext:value-type="float">
            <text:p>10144.125</text:p>
          </table:table-cell>
        </table:table-row>
        <table:table-row table:style-name="ro1">
          <table:table-cell office:value-type="string" calcext:value-type="string">
            <text:p>0001326</text:p>
          </table:table-cell>
          <table:table-cell office:value-type="float" office:value="10197" calcext:value-type="float">
            <text:p>10197</text:p>
          </table:table-cell>
          <table:table-cell table:formula="of:=AVERAGE([.B364];[.B365];[.B366];[.B367])" office:value-type="float" office:value="10162.5" calcext:value-type="float">
            <text:p>10162.5</text:p>
          </table:table-cell>
          <table:table-cell table:formula="of:=AVERAGE([.C364];[.C365];[.C366];[.C367])" office:value-type="float" office:value="10113.625" calcext:value-type="float">
            <text:p>10113.625</text:p>
          </table:table-cell>
        </table:table-row>
        <table:table-row table:style-name="ro1">
          <table:table-cell office:value-type="string" calcext:value-type="string">
            <text:p>0001330</text:p>
          </table:table-cell>
          <table:table-cell office:value-type="float" office:value="10206" calcext:value-type="float">
            <text:p>10206</text:p>
          </table:table-cell>
          <table:table-cell table:formula="of:=AVERAGE([.B365];[.B366];[.B367];[.B368])" office:value-type="float" office:value="10128" calcext:value-type="float">
            <text:p>10128</text:p>
          </table:table-cell>
          <table:table-cell table:formula="of:=AVERAGE([.C365];[.C366];[.C367];[.C368])" office:value-type="float" office:value="10089.4375" calcext:value-type="float">
            <text:p>10089.4375</text:p>
          </table:table-cell>
        </table:table-row>
        <table:table-row table:style-name="ro1">
          <table:table-cell office:value-type="string" calcext:value-type="string">
            <text:p>0001332</text:p>
          </table:table-cell>
          <table:table-cell office:value-type="float" office:value="10151" calcext:value-type="float">
            <text:p>10151</text:p>
          </table:table-cell>
          <table:table-cell table:formula="of:=AVERAGE([.B366];[.B367];[.B368];[.B369])" office:value-type="float" office:value="10093.5" calcext:value-type="float">
            <text:p>10093.5</text:p>
          </table:table-cell>
          <table:table-cell table:formula="of:=AVERAGE([.C366];[.C367];[.C368];[.C369])" office:value-type="float" office:value="10074.4375" calcext:value-type="float">
            <text:p>10074.4375</text:p>
          </table:table-cell>
        </table:table-row>
        <table:table-row table:style-name="ro1">
          <table:table-cell office:value-type="string" calcext:value-type="string">
            <text:p>0001334</text:p>
          </table:table-cell>
          <table:table-cell office:value-type="float" office:value="10096" calcext:value-type="float">
            <text:p>10096</text:p>
          </table:table-cell>
          <table:table-cell table:formula="of:=AVERAGE([.B367];[.B368];[.B369];[.B370])" office:value-type="float" office:value="10070.5" calcext:value-type="float">
            <text:p>10070.5</text:p>
          </table:table-cell>
          <table:table-cell table:formula="of:=AVERAGE([.C367];[.C368];[.C369];[.C370])" office:value-type="float" office:value="10066.3125" calcext:value-type="float">
            <text:p>10066.3125</text:p>
          </table:table-cell>
        </table:table-row>
        <table:table-row table:style-name="ro1">
          <table:table-cell office:value-type="string" calcext:value-type="string">
            <text:p>0001336</text:p>
          </table:table-cell>
          <table:table-cell office:value-type="float" office:value="10059" calcext:value-type="float">
            <text:p>10059</text:p>
          </table:table-cell>
          <table:table-cell table:formula="of:=AVERAGE([.B368];[.B369];[.B370];[.B371])" office:value-type="float" office:value="10065.75" calcext:value-type="float">
            <text:p>10065.75</text:p>
          </table:table-cell>
          <table:table-cell table:formula="of:=AVERAGE([.C368];[.C369];[.C370];[.C371])" office:value-type="float" office:value="10063.9375" calcext:value-type="float">
            <text:p>10063.9375</text:p>
          </table:table-cell>
        </table:table-row>
        <table:table-row table:style-name="ro1">
          <table:table-cell office:value-type="string" calcext:value-type="string">
            <text:p>0001340</text:p>
          </table:table-cell>
          <table:table-cell office:value-type="float" office:value="10068" calcext:value-type="float">
            <text:p>10068</text:p>
          </table:table-cell>
          <table:table-cell table:formula="of:=AVERAGE([.B369];[.B370];[.B371];[.B372])" office:value-type="float" office:value="10068" calcext:value-type="float">
            <text:p>10068</text:p>
          </table:table-cell>
          <table:table-cell table:formula="of:=AVERAGE([.C369];[.C370];[.C371];[.C372])" office:value-type="float" office:value="10062.75" calcext:value-type="float">
            <text:p>10062.75</text:p>
          </table:table-cell>
        </table:table-row>
        <table:table-row table:style-name="ro1">
          <table:table-cell office:value-type="string" calcext:value-type="string">
            <text:p>0001342</text:p>
          </table:table-cell>
          <table:table-cell office:value-type="float" office:value="10059" calcext:value-type="float">
            <text:p>10059</text:p>
          </table:table-cell>
          <table:table-cell table:formula="of:=AVERAGE([.B370];[.B371];[.B372];[.B373])" office:value-type="float" office:value="10061" calcext:value-type="float">
            <text:p>10061</text:p>
          </table:table-cell>
          <table:table-cell table:formula="of:=AVERAGE([.C370];[.C371];[.C372];[.C373])" office:value-type="float" office:value="10064.4375" calcext:value-type="float">
            <text:p>10064.4375</text:p>
          </table:table-cell>
        </table:table-row>
        <table:table-row table:style-name="ro1">
          <table:table-cell office:value-type="string" calcext:value-type="string">
            <text:p>0001344</text:p>
          </table:table-cell>
          <table:table-cell office:value-type="float" office:value="10077" calcext:value-type="float">
            <text:p>10077</text:p>
          </table:table-cell>
          <table:table-cell table:formula="of:=AVERAGE([.B371];[.B372];[.B373];[.B374])" office:value-type="float" office:value="10061" calcext:value-type="float">
            <text:p>10061</text:p>
          </table:table-cell>
          <table:table-cell table:formula="of:=AVERAGE([.C371];[.C372];[.C373];[.C374])" office:value-type="float" office:value="10077.125" calcext:value-type="float">
            <text:p>10077.125</text:p>
          </table:table-cell>
        </table:table-row>
        <table:table-row table:style-name="ro1">
          <table:table-cell office:value-type="string" calcext:value-type="string">
            <text:p>0001346</text:p>
          </table:table-cell>
          <table:table-cell office:value-type="float" office:value="10068" calcext:value-type="float">
            <text:p>10068</text:p>
          </table:table-cell>
          <table:table-cell table:formula="of:=AVERAGE([.B372];[.B373];[.B374];[.B375])" office:value-type="float" office:value="10061" calcext:value-type="float">
            <text:p>10061</text:p>
          </table:table-cell>
          <table:table-cell table:formula="of:=AVERAGE([.C372];[.C373];[.C374];[.C375])" office:value-type="float" office:value="10099" calcext:value-type="float">
            <text:p>10099</text:p>
          </table:table-cell>
        </table:table-row>
        <table:table-row table:style-name="ro1">
          <table:table-cell office:value-type="string" calcext:value-type="string">
            <text:p>0001350</text:p>
          </table:table-cell>
          <table:table-cell office:value-type="float" office:value="10040" calcext:value-type="float">
            <text:p>10040</text:p>
          </table:table-cell>
          <table:table-cell table:formula="of:=AVERAGE([.B373];[.B374];[.B375];[.B376])" office:value-type="float" office:value="10074.75" calcext:value-type="float">
            <text:p>10074.75</text:p>
          </table:table-cell>
          <table:table-cell table:formula="of:=AVERAGE([.C373];[.C374];[.C375];[.C376])" office:value-type="float" office:value="10128.9375" calcext:value-type="float">
            <text:p>10128.9375</text:p>
          </table:table-cell>
        </table:table-row>
        <table:table-row table:style-name="ro1">
          <table:table-cell office:value-type="string" calcext:value-type="string">
            <text:p>0001352</text:p>
          </table:table-cell>
          <table:table-cell office:value-type="float" office:value="10059" calcext:value-type="float">
            <text:p>10059</text:p>
          </table:table-cell>
          <table:table-cell table:formula="of:=AVERAGE([.B374];[.B375];[.B376];[.B377])" office:value-type="float" office:value="10111.75" calcext:value-type="float">
            <text:p>10111.75</text:p>
          </table:table-cell>
          <table:table-cell table:formula="of:=AVERAGE([.C374];[.C375];[.C376];[.C377])" office:value-type="float" office:value="10158.3125" calcext:value-type="float">
            <text:p>10158.3125</text:p>
          </table:table-cell>
        </table:table-row>
        <table:table-row table:style-name="ro1">
          <table:table-cell office:value-type="string" calcext:value-type="string">
            <text:p>0001354</text:p>
          </table:table-cell>
          <table:table-cell office:value-type="float" office:value="10077" calcext:value-type="float">
            <text:p>10077</text:p>
          </table:table-cell>
          <table:table-cell table:formula="of:=AVERAGE([.B375];[.B376];[.B377];[.B378])" office:value-type="float" office:value="10148.5" calcext:value-type="float">
            <text:p>10148.5</text:p>
          </table:table-cell>
          <table:table-cell table:formula="of:=AVERAGE([.C375];[.C376];[.C377];[.C378])" office:value-type="float" office:value="10179.5625" calcext:value-type="float">
            <text:p>10179.5625</text:p>
          </table:table-cell>
        </table:table-row>
        <table:table-row table:style-name="ro1">
          <table:table-cell office:value-type="string" calcext:value-type="string">
            <text:p>0001356</text:p>
          </table:table-cell>
          <table:table-cell office:value-type="float" office:value="10123" calcext:value-type="float">
            <text:p>10123</text:p>
          </table:table-cell>
          <table:table-cell table:formula="of:=AVERAGE([.B376];[.B377];[.B378];[.B379])" office:value-type="float" office:value="10180.75" calcext:value-type="float">
            <text:p>10180.75</text:p>
          </table:table-cell>
          <table:table-cell table:formula="of:=AVERAGE([.C376];[.C377];[.C378];[.C379])" office:value-type="float" office:value="10182.4375" calcext:value-type="float">
            <text:p>10182.4375</text:p>
          </table:table-cell>
        </table:table-row>
        <table:table-row table:style-name="ro1">
          <table:table-cell office:value-type="string" calcext:value-type="string">
            <text:p>0001360</text:p>
          </table:table-cell>
          <table:table-cell office:value-type="float" office:value="10188" calcext:value-type="float">
            <text:p>10188</text:p>
          </table:table-cell>
          <table:table-cell table:formula="of:=AVERAGE([.B377];[.B378];[.B379];[.B380])" office:value-type="float" office:value="10192.25" calcext:value-type="float">
            <text:p>10192.25</text:p>
          </table:table-cell>
          <table:table-cell table:formula="of:=AVERAGE([.C377];[.C378];[.C379];[.C380])" office:value-type="float" office:value="10169.75" calcext:value-type="float">
            <text:p>10169.75</text:p>
          </table:table-cell>
        </table:table-row>
        <table:table-row table:style-name="ro1">
          <table:table-cell office:value-type="string" calcext:value-type="string">
            <text:p>0001362</text:p>
          </table:table-cell>
          <table:table-cell office:value-type="float" office:value="10206" calcext:value-type="float">
            <text:p>10206</text:p>
          </table:table-cell>
          <table:table-cell table:formula="of:=AVERAGE([.B378];[.B379];[.B380];[.B381])" office:value-type="float" office:value="10196.75" calcext:value-type="float">
            <text:p>10196.75</text:p>
          </table:table-cell>
          <table:table-cell table:formula="of:=AVERAGE([.C378];[.C379];[.C380];[.C381])" office:value-type="float" office:value="10147.875" calcext:value-type="float">
            <text:p>10147.875</text:p>
          </table:table-cell>
        </table:table-row>
        <table:table-row table:style-name="ro1">
          <table:table-cell office:value-type="string" calcext:value-type="string">
            <text:p>0001364</text:p>
          </table:table-cell>
          <table:table-cell office:value-type="float" office:value="10206" calcext:value-type="float">
            <text:p>10206</text:p>
          </table:table-cell>
          <table:table-cell table:formula="of:=AVERAGE([.B379];[.B380];[.B381];[.B382])" office:value-type="float" office:value="10160" calcext:value-type="float">
            <text:p>10160</text:p>
          </table:table-cell>
          <table:table-cell table:formula="of:=AVERAGE([.C379];[.C380];[.C381];[.C382])" office:value-type="float" office:value="10116.25" calcext:value-type="float">
            <text:p>10116.25</text:p>
          </table:table-cell>
        </table:table-row>
        <table:table-row table:style-name="ro1">
          <table:table-cell office:value-type="string" calcext:value-type="string">
            <text:p>0001366</text:p>
          </table:table-cell>
          <table:table-cell office:value-type="float" office:value="10169" calcext:value-type="float">
            <text:p>10169</text:p>
          </table:table-cell>
          <table:table-cell table:formula="of:=AVERAGE([.B380];[.B381];[.B382];[.B383])" office:value-type="float" office:value="10130" calcext:value-type="float">
            <text:p>10130</text:p>
          </table:table-cell>
          <table:table-cell table:formula="of:=AVERAGE([.C380];[.C381];[.C382];[.C383])" office:value-type="float" office:value="10096.125" calcext:value-type="float">
            <text:p>10096.125</text:p>
          </table:table-cell>
        </table:table-row>
        <table:table-row table:style-name="ro1">
          <table:table-cell office:value-type="string" calcext:value-type="string">
            <text:p>0001370</text:p>
          </table:table-cell>
          <table:table-cell office:value-type="float" office:value="10206" calcext:value-type="float">
            <text:p>10206</text:p>
          </table:table-cell>
          <table:table-cell table:formula="of:=AVERAGE([.B381];[.B382];[.B383];[.B384])" office:value-type="float" office:value="10104.75" calcext:value-type="float">
            <text:p>10104.75</text:p>
          </table:table-cell>
          <table:table-cell table:formula="of:=AVERAGE([.C381];[.C382];[.C383];[.C384])" office:value-type="float" office:value="10084.6875" calcext:value-type="float">
            <text:p>10084.6875</text:p>
          </table:table-cell>
        </table:table-row>
        <table:table-row table:style-name="ro1">
          <table:table-cell office:value-type="string" calcext:value-type="string">
            <text:p>0001372</text:p>
          </table:table-cell>
          <table:table-cell office:value-type="float" office:value="10059" calcext:value-type="float">
            <text:p>10059</text:p>
          </table:table-cell>
          <table:table-cell table:formula="of:=AVERAGE([.B382];[.B383];[.B384];[.B385])" office:value-type="float" office:value="10070.25" calcext:value-type="float">
            <text:p>10070.25</text:p>
          </table:table-cell>
          <table:table-cell table:formula="of:=AVERAGE([.C382];[.C383];[.C384];[.C385])" office:value-type="float" office:value="10083" calcext:value-type="float">
            <text:p>10083</text:p>
          </table:table-cell>
        </table:table-row>
        <table:table-row table:style-name="ro1">
          <table:table-cell office:value-type="string" calcext:value-type="string">
            <text:p>0001374</text:p>
          </table:table-cell>
          <table:table-cell office:value-type="float" office:value="10086" calcext:value-type="float">
            <text:p>10086</text:p>
          </table:table-cell>
          <table:table-cell table:formula="of:=AVERAGE([.B383];[.B384];[.B385];[.B386])" office:value-type="float" office:value="10079.5" calcext:value-type="float">
            <text:p>10079.5</text:p>
          </table:table-cell>
          <table:table-cell table:formula="of:=AVERAGE([.C383];[.C384];[.C385];[.C386])" office:value-type="float" office:value="10090.5" calcext:value-type="float">
            <text:p>10090.5</text:p>
          </table:table-cell>
        </table:table-row>
        <table:table-row table:style-name="ro1">
          <table:table-cell office:value-type="string" calcext:value-type="string">
            <text:p>0001376</text:p>
          </table:table-cell>
          <table:table-cell office:value-type="float" office:value="10068" calcext:value-type="float">
            <text:p>10068</text:p>
          </table:table-cell>
          <table:table-cell table:formula="of:=AVERAGE([.B384];[.B385];[.B386];[.B387])" office:value-type="float" office:value="10084.25" calcext:value-type="float">
            <text:p>10084.25</text:p>
          </table:table-cell>
          <table:table-cell table:formula="of:=AVERAGE([.C384];[.C385];[.C386];[.C387])" office:value-type="float" office:value="10096.25" calcext:value-type="float">
            <text:p>10096.25</text:p>
          </table:table-cell>
        </table:table-row>
        <table:table-row table:style-name="ro1">
          <table:table-cell office:value-type="string" calcext:value-type="string">
            <text:p>0001400</text:p>
          </table:table-cell>
          <table:table-cell office:value-type="float" office:value="10068" calcext:value-type="float">
            <text:p>10068</text:p>
          </table:table-cell>
          <table:table-cell table:formula="of:=AVERAGE([.B385];[.B386];[.B387];[.B388])" office:value-type="float" office:value="10098" calcext:value-type="float">
            <text:p>10098</text:p>
          </table:table-cell>
          <table:table-cell table:formula="of:=AVERAGE([.C385];[.C386];[.C387];[.C388])" office:value-type="float" office:value="10105.4375" calcext:value-type="float">
            <text:p>10105.4375</text:p>
          </table:table-cell>
        </table:table-row>
        <table:table-row table:style-name="ro1">
          <table:table-cell office:value-type="string" calcext:value-type="string">
            <text:p>0001402</text:p>
          </table:table-cell>
          <table:table-cell office:value-type="float" office:value="10096" calcext:value-type="float">
            <text:p>10096</text:p>
          </table:table-cell>
          <table:table-cell table:formula="of:=AVERAGE([.B386];[.B387];[.B388];[.B389])" office:value-type="float" office:value="10100.25" calcext:value-type="float">
            <text:p>10100.25</text:p>
          </table:table-cell>
          <table:table-cell table:formula="of:=AVERAGE([.C386];[.C387];[.C388];[.C389])" office:value-type="float" office:value="10115.8125" calcext:value-type="float">
            <text:p>10115.8125</text:p>
          </table:table-cell>
        </table:table-row>
        <table:table-row table:style-name="ro1">
          <table:table-cell office:value-type="string" calcext:value-type="string">
            <text:p>0001404</text:p>
          </table:table-cell>
          <table:table-cell office:value-type="float" office:value="10105" calcext:value-type="float">
            <text:p>10105</text:p>
          </table:table-cell>
          <table:table-cell table:formula="of:=AVERAGE([.B387];[.B388];[.B389];[.B390])" office:value-type="float" office:value="10102.5" calcext:value-type="float">
            <text:p>10102.5</text:p>
          </table:table-cell>
          <table:table-cell table:formula="of:=AVERAGE([.C387];[.C388];[.C389];[.C390])" office:value-type="float" office:value="10133.6875" calcext:value-type="float">
            <text:p>10133.6875</text:p>
          </table:table-cell>
        </table:table-row>
        <table:table-row table:style-name="ro1">
          <table:table-cell office:value-type="string" calcext:value-type="string">
            <text:p>0001406</text:p>
          </table:table-cell>
          <table:table-cell office:value-type="float" office:value="10123" calcext:value-type="float">
            <text:p>10123</text:p>
          </table:table-cell>
          <table:table-cell table:formula="of:=AVERAGE([.B388];[.B389];[.B390];[.B391])" office:value-type="float" office:value="10121" calcext:value-type="float">
            <text:p>10121</text:p>
          </table:table-cell>
          <table:table-cell table:formula="of:=AVERAGE([.C388];[.C389];[.C390];[.C391])" office:value-type="float" office:value="10157.9375" calcext:value-type="float">
            <text:p>10157.9375</text:p>
          </table:table-cell>
        </table:table-row>
        <table:table-row table:style-name="ro1">
          <table:table-cell office:value-type="string" calcext:value-type="string">
            <text:p>0001410</text:p>
          </table:table-cell>
          <table:table-cell office:value-type="float" office:value="10077" calcext:value-type="float">
            <text:p>10077</text:p>
          </table:table-cell>
          <table:table-cell table:formula="of:=AVERAGE([.B389];[.B390];[.B391];[.B392])" office:value-type="float" office:value="10139.5" calcext:value-type="float">
            <text:p>10139.5</text:p>
          </table:table-cell>
          <table:table-cell table:formula="of:=AVERAGE([.C389];[.C390];[.C391];[.C392])" office:value-type="float" office:value="10179.875" calcext:value-type="float">
            <text:p>10179.875</text:p>
          </table:table-cell>
        </table:table-row>
        <table:table-row table:style-name="ro1">
          <table:table-cell office:value-type="string" calcext:value-type="string">
            <text:p>0001412</text:p>
          </table:table-cell>
          <table:table-cell office:value-type="float" office:value="10105" calcext:value-type="float">
            <text:p>10105</text:p>
          </table:table-cell>
          <table:table-cell table:formula="of:=AVERAGE([.B390];[.B391];[.B392];[.B393])" office:value-type="float" office:value="10171.75" calcext:value-type="float">
            <text:p>10171.75</text:p>
          </table:table-cell>
          <table:table-cell table:formula="of:=AVERAGE([.C390];[.C391];[.C392];[.C393])" office:value-type="float" office:value="10200.0625" calcext:value-type="float">
            <text:p>10200.0625</text:p>
          </table:table-cell>
        </table:table-row>
        <table:table-row table:style-name="ro1">
          <table:table-cell office:value-type="string" calcext:value-type="string">
            <text:p>0001414</text:p>
          </table:table-cell>
          <table:table-cell office:value-type="float" office:value="10179" calcext:value-type="float">
            <text:p>10179</text:p>
          </table:table-cell>
          <table:table-cell table:formula="of:=AVERAGE([.B391];[.B392];[.B393];[.B394])" office:value-type="float" office:value="10199.5" calcext:value-type="float">
            <text:p>10199.5</text:p>
          </table:table-cell>
          <table:table-cell table:formula="of:=AVERAGE([.C391];[.C392];[.C393];[.C394])" office:value-type="float" office:value="10211.0625" calcext:value-type="float">
            <text:p>10211.0625</text:p>
          </table:table-cell>
        </table:table-row>
        <table:table-row table:style-name="ro1">
          <table:table-cell office:value-type="string" calcext:value-type="string">
            <text:p>0001416</text:p>
          </table:table-cell>
          <table:table-cell office:value-type="float" office:value="10197" calcext:value-type="float">
            <text:p>10197</text:p>
          </table:table-cell>
          <table:table-cell table:formula="of:=AVERAGE([.B392];[.B393];[.B394];[.B395])" office:value-type="float" office:value="10208.75" calcext:value-type="float">
            <text:p>10208.75</text:p>
          </table:table-cell>
          <table:table-cell table:formula="of:=AVERAGE([.C392];[.C393];[.C394];[.C395])" office:value-type="float" office:value="10211.0625" calcext:value-type="float">
            <text:p>10211.0625</text:p>
          </table:table-cell>
        </table:table-row>
        <table:table-row table:style-name="ro1">
          <table:table-cell office:value-type="string" calcext:value-type="string">
            <text:p>0001420</text:p>
          </table:table-cell>
          <table:table-cell office:value-type="float" office:value="10206" calcext:value-type="float">
            <text:p>10206</text:p>
          </table:table-cell>
          <table:table-cell table:formula="of:=AVERAGE([.B393];[.B394];[.B395];[.B396])" office:value-type="float" office:value="10220.25" calcext:value-type="float">
            <text:p>10220.25</text:p>
          </table:table-cell>
          <table:table-cell table:formula="of:=AVERAGE([.C393];[.C394];[.C395];[.C396])" office:value-type="float" office:value="10203.5625" calcext:value-type="float">
            <text:p>10203.5625</text:p>
          </table:table-cell>
        </table:table-row>
        <table:table-row table:style-name="ro1">
          <table:table-cell office:value-type="string" calcext:value-type="string">
            <text:p>0001422</text:p>
          </table:table-cell>
          <table:table-cell office:value-type="float" office:value="10216" calcext:value-type="float">
            <text:p>10216</text:p>
          </table:table-cell>
          <table:table-cell table:formula="of:=AVERAGE([.B394];[.B395];[.B396];[.B397])" office:value-type="float" office:value="10215.75" calcext:value-type="float">
            <text:p>10215.75</text:p>
          </table:table-cell>
          <table:table-cell table:formula="of:=AVERAGE([.C394];[.C395];[.C396];[.C397])" office:value-type="float" office:value="10185.125" calcext:value-type="float">
            <text:p>10185.125</text:p>
          </table:table-cell>
        </table:table-row>
        <table:table-row table:style-name="ro1">
          <table:table-cell office:value-type="string" calcext:value-type="string">
            <text:p>0001424</text:p>
          </table:table-cell>
          <table:table-cell office:value-type="float" office:value="10216" calcext:value-type="float">
            <text:p>10216</text:p>
          </table:table-cell>
          <table:table-cell table:formula="of:=AVERAGE([.B395];[.B396];[.B397];[.B398])" office:value-type="float" office:value="10199.5" calcext:value-type="float">
            <text:p>10199.5</text:p>
          </table:table-cell>
          <table:table-cell table:formula="of:=AVERAGE([.C395];[.C396];[.C397];[.C398])" office:value-type="float" office:value="10162.625" calcext:value-type="float">
            <text:p>10162.625</text:p>
          </table:table-cell>
        </table:table-row>
        <table:table-row table:style-name="ro1">
          <table:table-cell office:value-type="string" calcext:value-type="string">
            <text:p>0001426</text:p>
          </table:table-cell>
          <table:table-cell office:value-type="float" office:value="10243" calcext:value-type="float">
            <text:p>10243</text:p>
          </table:table-cell>
          <table:table-cell table:formula="of:=AVERAGE([.B396];[.B397];[.B398];[.B399])" office:value-type="float" office:value="10178.75" calcext:value-type="float">
            <text:p>10178.75</text:p>
          </table:table-cell>
          <table:table-cell table:formula="of:=AVERAGE([.C396];[.C397];[.C398];[.C399])" office:value-type="float" office:value="10141.3125" calcext:value-type="float">
            <text:p>10141.3125</text:p>
          </table:table-cell>
        </table:table-row>
        <table:table-row table:style-name="ro1">
          <table:table-cell office:value-type="string" calcext:value-type="string">
            <text:p>0001430</text:p>
          </table:table-cell>
          <table:table-cell office:value-type="float" office:value="10188" calcext:value-type="float">
            <text:p>10188</text:p>
          </table:table-cell>
          <table:table-cell table:formula="of:=AVERAGE([.B397];[.B398];[.B399];[.B400])" office:value-type="float" office:value="10146.5" calcext:value-type="float">
            <text:p>10146.5</text:p>
          </table:table-cell>
          <table:table-cell table:formula="of:=AVERAGE([.C397];[.C398];[.C399];[.C400])" office:value-type="float" office:value="10125.1875" calcext:value-type="float">
            <text:p>10125.1875</text:p>
          </table:table-cell>
        </table:table-row>
        <table:table-row table:style-name="ro1">
          <table:table-cell office:value-type="string" calcext:value-type="string">
            <text:p>0001432</text:p>
          </table:table-cell>
          <table:table-cell office:value-type="float" office:value="10151" calcext:value-type="float">
            <text:p>10151</text:p>
          </table:table-cell>
          <table:table-cell table:formula="of:=AVERAGE([.B398];[.B399];[.B400];[.B401])" office:value-type="float" office:value="10125.75" calcext:value-type="float">
            <text:p>10125.75</text:p>
          </table:table-cell>
          <table:table-cell table:formula="of:=AVERAGE([.C398];[.C399];[.C400];[.C401])" office:value-type="float" office:value="10117.6875" calcext:value-type="float">
            <text:p>10117.6875</text:p>
          </table:table-cell>
        </table:table-row>
        <table:table-row table:style-name="ro1">
          <table:table-cell office:value-type="string" calcext:value-type="string">
            <text:p>0001434</text:p>
          </table:table-cell>
          <table:table-cell office:value-type="float" office:value="10133" calcext:value-type="float">
            <text:p>10133</text:p>
          </table:table-cell>
          <table:table-cell table:formula="of:=AVERAGE([.B399];[.B400];[.B401];[.B402])" office:value-type="float" office:value="10114.25" calcext:value-type="float">
            <text:p>10114.25</text:p>
          </table:table-cell>
          <table:table-cell table:formula="of:=AVERAGE([.C399];[.C400];[.C401];[.C402])" office:value-type="float" office:value="10113.0625" calcext:value-type="float">
            <text:p>10113.0625</text:p>
          </table:table-cell>
        </table:table-row>
        <table:table-row table:style-name="ro1">
          <table:table-cell office:value-type="string" calcext:value-type="string">
            <text:p>0001436</text:p>
          </table:table-cell>
          <table:table-cell office:value-type="float" office:value="10114" calcext:value-type="float">
            <text:p>10114</text:p>
          </table:table-cell>
          <table:table-cell table:formula="of:=AVERAGE([.B400];[.B401];[.B402];[.B403])" office:value-type="float" office:value="10114.25" calcext:value-type="float">
            <text:p>10114.25</text:p>
          </table:table-cell>
          <table:table-cell table:formula="of:=AVERAGE([.C400];[.C401];[.C402];[.C403])" office:value-type="float" office:value="10108.4375" calcext:value-type="float">
            <text:p>10108.4375</text:p>
          </table:table-cell>
        </table:table-row>
        <table:table-row table:style-name="ro1">
          <table:table-cell office:value-type="string" calcext:value-type="string">
            <text:p>0001440</text:p>
          </table:table-cell>
          <table:table-cell office:value-type="float" office:value="10105" calcext:value-type="float">
            <text:p>10105</text:p>
          </table:table-cell>
          <table:table-cell table:formula="of:=AVERAGE([.B401];[.B402];[.B403];[.B404])" office:value-type="float" office:value="10116.5" calcext:value-type="float">
            <text:p>10116.5</text:p>
          </table:table-cell>
          <table:table-cell table:formula="of:=AVERAGE([.C401];[.C402];[.C403];[.C404])" office:value-type="float" office:value="10102.0625" calcext:value-type="float">
            <text:p>10102.0625</text:p>
          </table:table-cell>
        </table:table-row>
        <table:table-row table:style-name="ro1">
          <table:table-cell office:value-type="string" calcext:value-type="string">
            <text:p>0001442</text:p>
          </table:table-cell>
          <table:table-cell office:value-type="float" office:value="10105" calcext:value-type="float">
            <text:p>10105</text:p>
          </table:table-cell>
          <table:table-cell table:formula="of:=AVERAGE([.B402];[.B403];[.B404];[.B405])" office:value-type="float" office:value="10107.25" calcext:value-type="float">
            <text:p>10107.25</text:p>
          </table:table-cell>
          <table:table-cell table:formula="of:=AVERAGE([.C402];[.C403];[.C404];[.C405])" office:value-type="float" office:value="10096.875" calcext:value-type="float">
            <text:p>10096.875</text:p>
          </table:table-cell>
        </table:table-row>
        <table:table-row table:style-name="ro1">
          <table:table-cell office:value-type="string" calcext:value-type="string">
            <text:p>0001444</text:p>
          </table:table-cell>
          <table:table-cell office:value-type="float" office:value="10133" calcext:value-type="float">
            <text:p>10133</text:p>
          </table:table-cell>
          <table:table-cell table:formula="of:=AVERAGE([.B403];[.B404];[.B405];[.B406])" office:value-type="float" office:value="10095.75" calcext:value-type="float">
            <text:p>10095.75</text:p>
          </table:table-cell>
          <table:table-cell table:formula="of:=AVERAGE([.C403];[.C404];[.C405];[.C406])" office:value-type="float" office:value="10099.75" calcext:value-type="float">
            <text:p>10099.75</text:p>
          </table:table-cell>
        </table:table-row>
        <table:table-row table:style-name="ro1">
          <table:table-cell office:value-type="string" calcext:value-type="string">
            <text:p>0001446</text:p>
          </table:table-cell>
          <table:table-cell office:value-type="float" office:value="10123" calcext:value-type="float">
            <text:p>10123</text:p>
          </table:table-cell>
          <table:table-cell table:formula="of:=AVERAGE([.B404];[.B405];[.B406];[.B407])" office:value-type="float" office:value="10088.75" calcext:value-type="float">
            <text:p>10088.75</text:p>
          </table:table-cell>
          <table:table-cell table:formula="of:=AVERAGE([.C404];[.C405];[.C406];[.C407])" office:value-type="float" office:value="10113.5625" calcext:value-type="float">
            <text:p>10113.5625</text:p>
          </table:table-cell>
        </table:table-row>
        <table:table-row table:style-name="ro1">
          <table:table-cell office:value-type="string" calcext:value-type="string">
            <text:p>0001450</text:p>
          </table:table-cell>
          <table:table-cell office:value-type="float" office:value="10068" calcext:value-type="float">
            <text:p>10068</text:p>
          </table:table-cell>
          <table:table-cell table:formula="of:=AVERAGE([.B405];[.B406];[.B407];[.B408])" office:value-type="float" office:value="10095.75" calcext:value-type="float">
            <text:p>10095.75</text:p>
          </table:table-cell>
          <table:table-cell table:formula="of:=AVERAGE([.C405];[.C406];[.C407];[.C408])" office:value-type="float" office:value="10134.875" calcext:value-type="float">
            <text:p>10134.875</text:p>
          </table:table-cell>
        </table:table-row>
        <table:table-row table:style-name="ro1">
          <table:table-cell office:value-type="string" calcext:value-type="string">
            <text:p>0001452</text:p>
          </table:table-cell>
          <table:table-cell office:value-type="float" office:value="10059" calcext:value-type="float">
            <text:p>10059</text:p>
          </table:table-cell>
          <table:table-cell table:formula="of:=AVERAGE([.B406];[.B407];[.B408];[.B409])" office:value-type="float" office:value="10118.75" calcext:value-type="float">
            <text:p>10118.75</text:p>
          </table:table-cell>
          <table:table-cell table:formula="of:=AVERAGE([.C406];[.C407];[.C408];[.C409])" office:value-type="float" office:value="10157.875" calcext:value-type="float">
            <text:p>10157.875</text:p>
          </table:table-cell>
        </table:table-row>
        <table:table-row table:style-name="ro1">
          <table:table-cell office:value-type="string" calcext:value-type="string">
            <text:p>0001454</text:p>
          </table:table-cell>
          <table:table-cell office:value-type="float" office:value="10105" calcext:value-type="float">
            <text:p>10105</text:p>
          </table:table-cell>
          <table:table-cell table:formula="of:=AVERAGE([.B407];[.B408];[.B409];[.B410])" office:value-type="float" office:value="10151" calcext:value-type="float">
            <text:p>10151</text:p>
          </table:table-cell>
          <table:table-cell table:formula="of:=AVERAGE([.C407];[.C408];[.C409];[.C410])" office:value-type="float" office:value="10178" calcext:value-type="float">
            <text:p>10178</text:p>
          </table:table-cell>
        </table:table-row>
        <table:table-row table:style-name="ro1">
          <table:table-cell office:value-type="string" calcext:value-type="string">
            <text:p>0001456</text:p>
          </table:table-cell>
          <table:table-cell office:value-type="float" office:value="10151" calcext:value-type="float">
            <text:p>10151</text:p>
          </table:table-cell>
          <table:table-cell table:formula="of:=AVERAGE([.B408];[.B409];[.B410];[.B411])" office:value-type="float" office:value="10174" calcext:value-type="float">
            <text:p>10174</text:p>
          </table:table-cell>
          <table:table-cell table:formula="of:=AVERAGE([.C408];[.C409];[.C410];[.C411])" office:value-type="float" office:value="10184.875" calcext:value-type="float">
            <text:p>10184.875</text:p>
          </table:table-cell>
        </table:table-row>
        <table:table-row table:style-name="ro1">
          <table:table-cell office:value-type="string" calcext:value-type="string">
            <text:p>0001460</text:p>
          </table:table-cell>
          <table:table-cell office:value-type="float" office:value="10160" calcext:value-type="float">
            <text:p>10160</text:p>
          </table:table-cell>
          <table:table-cell table:formula="of:=AVERAGE([.B409];[.B410];[.B411];[.B412])" office:value-type="float" office:value="10187.75" calcext:value-type="float">
            <text:p>10187.75</text:p>
          </table:table-cell>
          <table:table-cell table:formula="of:=AVERAGE([.C409];[.C410];[.C411];[.C412])" office:value-type="float" office:value="10177.375" calcext:value-type="float">
            <text:p>10177.375</text:p>
          </table:table-cell>
        </table:table-row>
        <table:table-row table:style-name="ro1">
          <table:table-cell office:value-type="string" calcext:value-type="string">
            <text:p>0001462</text:p>
          </table:table-cell>
          <table:table-cell office:value-type="float" office:value="10188" calcext:value-type="float">
            <text:p>10188</text:p>
          </table:table-cell>
          <table:table-cell table:formula="of:=AVERAGE([.B410];[.B411];[.B412];[.B413])" office:value-type="float" office:value="10199.25" calcext:value-type="float">
            <text:p>10199.25</text:p>
          </table:table-cell>
          <table:table-cell table:formula="of:=AVERAGE([.C410];[.C411];[.C412];[.C413])" office:value-type="float" office:value="10158.375" calcext:value-type="float">
            <text:p>10158.375</text:p>
          </table:table-cell>
        </table:table-row>
        <table:table-row table:style-name="ro1">
          <table:table-cell office:value-type="string" calcext:value-type="string">
            <text:p>0001464</text:p>
          </table:table-cell>
          <table:table-cell office:value-type="float" office:value="10197" calcext:value-type="float">
            <text:p>10197</text:p>
          </table:table-cell>
          <table:table-cell table:formula="of:=AVERAGE([.B411];[.B412];[.B413];[.B414])" office:value-type="float" office:value="10178.5" calcext:value-type="float">
            <text:p>10178.5</text:p>
          </table:table-cell>
          <table:table-cell table:formula="of:=AVERAGE([.C411];[.C412];[.C413];[.C414])" office:value-type="float" office:value="10127.875" calcext:value-type="float">
            <text:p>10127.875</text:p>
          </table:table-cell>
        </table:table-row>
        <table:table-row table:style-name="ro1">
          <table:table-cell office:value-type="string" calcext:value-type="string">
            <text:p>0001466</text:p>
          </table:table-cell>
          <table:table-cell office:value-type="float" office:value="10206" calcext:value-type="float">
            <text:p>10206</text:p>
          </table:table-cell>
          <table:table-cell table:formula="of:=AVERAGE([.B412];[.B413];[.B414];[.B415])" office:value-type="float" office:value="10144" calcext:value-type="float">
            <text:p>10144</text:p>
          </table:table-cell>
          <table:table-cell table:formula="of:=AVERAGE([.C412];[.C413];[.C414];[.C415])" office:value-type="float" office:value="10102.5625" calcext:value-type="float">
            <text:p>10102.5625</text:p>
          </table:table-cell>
        </table:table-row>
        <table:table-row table:style-name="ro1">
          <table:table-cell office:value-type="string" calcext:value-type="string">
            <text:p>0001470</text:p>
          </table:table-cell>
          <table:table-cell office:value-type="float" office:value="10206" calcext:value-type="float">
            <text:p>10206</text:p>
          </table:table-cell>
          <table:table-cell table:formula="of:=AVERAGE([.B413];[.B414];[.B415];[.B416])" office:value-type="float" office:value="10111.75" calcext:value-type="float">
            <text:p>10111.75</text:p>
          </table:table-cell>
          <table:table-cell table:formula="of:=AVERAGE([.C413];[.C414];[.C415];[.C416])" office:value-type="float" office:value="10087.5625" calcext:value-type="float">
            <text:p>10087.5625</text:p>
          </table:table-cell>
        </table:table-row>
        <table:table-row table:style-name="ro1">
          <table:table-cell office:value-type="string" calcext:value-type="string">
            <text:p>0001472</text:p>
          </table:table-cell>
          <table:table-cell office:value-type="float" office:value="10105" calcext:value-type="float">
            <text:p>10105</text:p>
          </table:table-cell>
          <table:table-cell table:formula="of:=AVERAGE([.B414];[.B415];[.B416];[.B417])" office:value-type="float" office:value="10077.25" calcext:value-type="float">
            <text:p>10077.25</text:p>
          </table:table-cell>
          <table:table-cell table:formula="of:=AVERAGE([.C414];[.C415];[.C416];[.C417])" office:value-type="float" office:value="10081.1875" calcext:value-type="float">
            <text:p>10081.1875</text:p>
          </table:table-cell>
        </table:table-row>
        <table:table-row table:style-name="ro1">
          <table:table-cell office:value-type="string" calcext:value-type="string">
            <text:p>0001474</text:p>
          </table:table-cell>
          <table:table-cell office:value-type="float" office:value="10059" calcext:value-type="float">
            <text:p>10059</text:p>
          </table:table-cell>
          <table:table-cell table:formula="of:=AVERAGE([.B415];[.B416];[.B417];[.B418])" office:value-type="float" office:value="10077.25" calcext:value-type="float">
            <text:p>10077.25</text:p>
          </table:table-cell>
          <table:table-cell table:formula="of:=AVERAGE([.C415];[.C416];[.C417];[.C418])" office:value-type="float" office:value="10084.5625" calcext:value-type="float">
            <text:p>10084.5625</text:p>
          </table:table-cell>
        </table:table-row>
        <table:table-row table:style-name="ro1">
          <table:table-cell office:value-type="string" calcext:value-type="string">
            <text:p>0001476</text:p>
          </table:table-cell>
          <table:table-cell office:value-type="float" office:value="10077" calcext:value-type="float">
            <text:p>10077</text:p>
          </table:table-cell>
          <table:table-cell table:formula="of:=AVERAGE([.B416];[.B417];[.B418];[.B419])" office:value-type="float" office:value="10084" calcext:value-type="float">
            <text:p>10084</text:p>
          </table:table-cell>
          <table:table-cell table:formula="of:=AVERAGE([.C416];[.C417];[.C418];[.C419])" office:value-type="float" office:value="10086.1875" calcext:value-type="float">
            <text:p>10086.1875</text:p>
          </table:table-cell>
        </table:table-row>
        <table:table-row table:style-name="ro1">
          <table:table-cell office:value-type="string" calcext:value-type="string">
            <text:p>0001500</text:p>
          </table:table-cell>
          <table:table-cell office:value-type="float" office:value="10068" calcext:value-type="float">
            <text:p>10068</text:p>
          </table:table-cell>
          <table:table-cell table:formula="of:=AVERAGE([.B417];[.B418];[.B419];[.B420])" office:value-type="float" office:value="10086.25" calcext:value-type="float">
            <text:p>10086.25</text:p>
          </table:table-cell>
          <table:table-cell table:formula="of:=AVERAGE([.C417];[.C418];[.C419];[.C420])" office:value-type="float" office:value="10085" calcext:value-type="float">
            <text:p>10085</text:p>
          </table:table-cell>
        </table:table-row>
        <table:table-row table:style-name="ro1">
          <table:table-cell office:value-type="string" calcext:value-type="string">
            <text:p>0001502</text:p>
          </table:table-cell>
          <table:table-cell office:value-type="float" office:value="10105" calcext:value-type="float">
            <text:p>10105</text:p>
          </table:table-cell>
          <table:table-cell table:formula="of:=AVERAGE([.B418];[.B419];[.B420];[.B421])" office:value-type="float" office:value="10090.75" calcext:value-type="float">
            <text:p>10090.75</text:p>
          </table:table-cell>
          <table:table-cell table:formula="of:=AVERAGE([.C418];[.C419];[.C420];[.C421])" office:value-type="float" office:value="10083.875" calcext:value-type="float">
            <text:p>10083.875</text:p>
          </table:table-cell>
        </table:table-row>
        <table:table-row table:style-name="ro1">
          <table:table-cell office:value-type="string" calcext:value-type="string">
            <text:p>0001504</text:p>
          </table:table-cell>
          <table:table-cell office:value-type="float" office:value="10086" calcext:value-type="float">
            <text:p>10086</text:p>
          </table:table-cell>
          <table:table-cell table:formula="of:=AVERAGE([.B419];[.B420];[.B421];[.B422])" office:value-type="float" office:value="10083.75" calcext:value-type="float">
            <text:p>10083.75</text:p>
          </table:table-cell>
          <table:table-cell table:formula="of:=AVERAGE([.C419];[.C420];[.C421];[.C422])" office:value-type="float" office:value="10085.6875" calcext:value-type="float">
            <text:p>10085.6875</text:p>
          </table:table-cell>
        </table:table-row>
        <table:table-row table:style-name="ro1">
          <table:table-cell office:value-type="string" calcext:value-type="string">
            <text:p>0001506</text:p>
          </table:table-cell>
          <table:table-cell office:value-type="float" office:value="10086" calcext:value-type="float">
            <text:p>10086</text:p>
          </table:table-cell>
          <table:table-cell table:formula="of:=AVERAGE([.B420];[.B421];[.B422];[.B423])" office:value-type="float" office:value="10079.25" calcext:value-type="float">
            <text:p>10079.25</text:p>
          </table:table-cell>
          <table:table-cell table:formula="of:=AVERAGE([.C420];[.C421];[.C422];[.C423])" office:value-type="float" office:value="10094.4375" calcext:value-type="float">
            <text:p>10094.4375</text:p>
          </table:table-cell>
        </table:table-row>
        <table:table-row table:style-name="ro1">
          <table:table-cell office:value-type="string" calcext:value-type="string">
            <text:p>0001510</text:p>
          </table:table-cell>
          <table:table-cell office:value-type="float" office:value="10086" calcext:value-type="float">
            <text:p>10086</text:p>
          </table:table-cell>
          <table:table-cell table:formula="of:=AVERAGE([.B421];[.B422];[.B423];[.B424])" office:value-type="float" office:value="10081.75" calcext:value-type="float">
            <text:p>10081.75</text:p>
          </table:table-cell>
          <table:table-cell table:formula="of:=AVERAGE([.C421];[.C422];[.C423];[.C424])" office:value-type="float" office:value="10106.0625" calcext:value-type="float">
            <text:p>10106.0625</text:p>
          </table:table-cell>
        </table:table-row>
        <table:table-row table:style-name="ro1">
          <table:table-cell office:value-type="string" calcext:value-type="string">
            <text:p>0001512</text:p>
          </table:table-cell>
          <table:table-cell office:value-type="float" office:value="10077" calcext:value-type="float">
            <text:p>10077</text:p>
          </table:table-cell>
          <table:table-cell table:formula="of:=AVERAGE([.B422];[.B423];[.B424];[.B425])" office:value-type="float" office:value="10098" calcext:value-type="float">
            <text:p>10098</text:p>
          </table:table-cell>
          <table:table-cell table:formula="of:=AVERAGE([.C422];[.C423];[.C424];[.C425])" office:value-type="float" office:value="10105.5" calcext:value-type="float">
            <text:p>10105.5</text:p>
          </table:table-cell>
        </table:table-row>
        <table:table-row table:style-name="ro1">
          <table:table-cell office:value-type="string" calcext:value-type="string">
            <text:p>0001514</text:p>
          </table:table-cell>
          <table:table-cell office:value-type="float" office:value="10068" calcext:value-type="float">
            <text:p>10068</text:p>
          </table:table-cell>
          <table:table-cell table:formula="of:=AVERAGE([.B423];[.B424];[.B425];[.B426])" office:value-type="float" office:value="10118.75" calcext:value-type="float">
            <text:p>10118.75</text:p>
          </table:table-cell>
          <table:table-cell table:formula="of:=AVERAGE([.C423];[.C424];[.C425];[.C426])" office:value-type="float" office:value="10076.625" calcext:value-type="float">
            <text:p>10076.625</text:p>
          </table:table-cell>
        </table:table-row>
        <table:table-row table:style-name="ro1">
          <table:table-cell office:value-type="string" calcext:value-type="string">
            <text:p>0001516</text:p>
          </table:table-cell>
          <table:table-cell office:value-type="float" office:value="10096" calcext:value-type="float">
            <text:p>10096</text:p>
          </table:table-cell>
          <table:table-cell table:formula="of:=AVERAGE([.B424];[.B425];[.B426];[.B427])" office:value-type="float" office:value="10125.75" calcext:value-type="float">
            <text:p>10125.75</text:p>
          </table:table-cell>
          <table:table-cell table:formula="of:=AVERAGE([.C424];[.C425];[.C426];[.C427])" office:value-type="float" office:value="10010.25" calcext:value-type="float">
            <text:p>10010.25</text:p>
          </table:table-cell>
        </table:table-row>
        <table:table-row table:style-name="ro1">
          <table:table-cell office:value-type="string" calcext:value-type="string">
            <text:p>0001520</text:p>
          </table:table-cell>
          <table:table-cell office:value-type="float" office:value="10151" calcext:value-type="float">
            <text:p>10151</text:p>
          </table:table-cell>
          <table:table-cell table:formula="of:=AVERAGE([.B425];[.B426];[.B427];[.B428])" office:value-type="float" office:value="10079.5" calcext:value-type="float">
            <text:p>10079.5</text:p>
          </table:table-cell>
          <table:table-cell table:formula="of:=AVERAGE([.C425];[.C426];[.C427];[.C428])" office:value-type="float" office:value="9910.9375" calcext:value-type="float">
            <text:p>9910.9375</text:p>
          </table:table-cell>
        </table:table-row>
        <table:table-row table:style-name="ro1">
          <table:table-cell office:value-type="string" calcext:value-type="string">
            <text:p>0001522</text:p>
          </table:table-cell>
          <table:table-cell office:value-type="float" office:value="10160" calcext:value-type="float">
            <text:p>10160</text:p>
          </table:table-cell>
          <table:table-cell table:formula="of:=AVERAGE([.B426];[.B427];[.B428];[.B429])" office:value-type="float" office:value="9982.5" calcext:value-type="float">
            <text:p>9982.5</text:p>
          </table:table-cell>
          <table:table-cell table:formula="of:=AVERAGE([.C426];[.C427];[.C428];[.C429])" office:value-type="float" office:value="9797.1875" calcext:value-type="float">
            <text:p>9797.1875</text:p>
          </table:table-cell>
        </table:table-row>
        <table:table-row table:style-name="ro1">
          <table:table-cell office:value-type="string" calcext:value-type="string">
            <text:p>0001524</text:p>
          </table:table-cell>
          <table:table-cell office:value-type="float" office:value="10096" calcext:value-type="float">
            <text:p>10096</text:p>
          </table:table-cell>
          <table:table-cell table:formula="of:=AVERAGE([.B427];[.B428];[.B429];[.B430])" office:value-type="float" office:value="9853.25" calcext:value-type="float">
            <text:p>9853.25</text:p>
          </table:table-cell>
          <table:table-cell table:formula="of:=AVERAGE([.C427];[.C428];[.C429];[.C430])" office:value-type="float" office:value="9704.8125" calcext:value-type="float">
            <text:p>9704.8125</text:p>
          </table:table-cell>
        </table:table-row>
        <table:table-row table:style-name="ro1">
          <table:table-cell office:value-type="string" calcext:value-type="string">
            <text:p>0001526</text:p>
          </table:table-cell>
          <table:table-cell office:value-type="float" office:value="9911" calcext:value-type="float">
            <text:p>9911</text:p>
          </table:table-cell>
          <table:table-cell table:formula="of:=AVERAGE([.B428];[.B429];[.B430];[.B431])" office:value-type="float" office:value="9728.5" calcext:value-type="float">
            <text:p>9728.5</text:p>
          </table:table-cell>
          <table:table-cell table:formula="of:=AVERAGE([.C428];[.C429];[.C430];[.C431])" office:value-type="float" office:value="9660.9375" calcext:value-type="float">
            <text:p>9660.9375</text:p>
          </table:table-cell>
        </table:table-row>
        <table:table-row table:style-name="ro1">
          <table:table-cell office:value-type="string" calcext:value-type="string">
            <text:p>0001530</text:p>
          </table:table-cell>
          <table:table-cell office:value-type="float" office:value="9763" calcext:value-type="float">
            <text:p>9763</text:p>
          </table:table-cell>
          <table:table-cell table:formula="of:=AVERAGE([.B429];[.B430];[.B431];[.B432])" office:value-type="float" office:value="9624.5" calcext:value-type="float">
            <text:p>9624.5</text:p>
          </table:table-cell>
          <table:table-cell table:formula="of:=AVERAGE([.C429];[.C430];[.C431];[.C432])" office:value-type="float" office:value="9669" calcext:value-type="float">
            <text:p>9669</text:p>
          </table:table-cell>
        </table:table-row>
        <table:table-row table:style-name="ro1">
          <table:table-cell office:value-type="string" calcext:value-type="string">
            <text:p>0001532</text:p>
          </table:table-cell>
          <table:table-cell office:value-type="float" office:value="9643" calcext:value-type="float">
            <text:p>9643</text:p>
          </table:table-cell>
          <table:table-cell table:formula="of:=AVERAGE([.B430];[.B431];[.B432];[.B433])" office:value-type="float" office:value="9613" calcext:value-type="float">
            <text:p>9613</text:p>
          </table:table-cell>
          <table:table-cell table:formula="of:=AVERAGE([.C430];[.C431];[.C432];[.C433])" office:value-type="float" office:value="9733.125" calcext:value-type="float">
            <text:p>9733.125</text:p>
          </table:table-cell>
        </table:table-row>
        <table:table-row table:style-name="ro1">
          <table:table-cell office:value-type="string" calcext:value-type="string">
            <text:p>0001534</text:p>
          </table:table-cell>
          <table:table-cell office:value-type="float" office:value="9597" calcext:value-type="float">
            <text:p>9597</text:p>
          </table:table-cell>
          <table:table-cell table:formula="of:=AVERAGE([.B431];[.B432];[.B433];[.B434])" office:value-type="float" office:value="9677.75" calcext:value-type="float">
            <text:p>9677.75</text:p>
          </table:table-cell>
          <table:table-cell table:formula="of:=AVERAGE([.C431];[.C432];[.C433];[.C434])" office:value-type="float" office:value="9823.1875" calcext:value-type="float">
            <text:p>9823.1875</text:p>
          </table:table-cell>
        </table:table-row>
        <table:table-row table:style-name="ro1">
          <table:table-cell office:value-type="string" calcext:value-type="string">
            <text:p>0001536</text:p>
          </table:table-cell>
          <table:table-cell office:value-type="float" office:value="9495" calcext:value-type="float">
            <text:p>9495</text:p>
          </table:table-cell>
          <table:table-cell table:formula="of:=AVERAGE([.B432];[.B433];[.B434];[.B435])" office:value-type="float" office:value="9760.75" calcext:value-type="float">
            <text:p>9760.75</text:p>
          </table:table-cell>
          <table:table-cell table:formula="of:=AVERAGE([.C432];[.C433];[.C434];[.C435])" office:value-type="float" office:value="9914.9375" calcext:value-type="float">
            <text:p>9914.9375</text:p>
          </table:table-cell>
        </table:table-row>
        <table:table-row table:style-name="ro1">
          <table:table-cell office:value-type="string" calcext:value-type="string">
            <text:p>0001540</text:p>
          </table:table-cell>
          <table:table-cell office:value-type="float" office:value="9717" calcext:value-type="float">
            <text:p>9717</text:p>
          </table:table-cell>
          <table:table-cell table:formula="of:=AVERAGE([.B433];[.B434];[.B435];[.B436])" office:value-type="float" office:value="9881" calcext:value-type="float">
            <text:p>9881</text:p>
          </table:table-cell>
          <table:table-cell table:formula="of:=AVERAGE([.C433];[.C434];[.C435];[.C436])" office:value-type="float" office:value="10003.25" calcext:value-type="float">
            <text:p>10003.25</text:p>
          </table:table-cell>
        </table:table-row>
        <table:table-row table:style-name="ro1">
          <table:table-cell office:value-type="string" calcext:value-type="string">
            <text:p>0001542</text:p>
          </table:table-cell>
          <table:table-cell office:value-type="float" office:value="9902" calcext:value-type="float">
            <text:p>9902</text:p>
          </table:table-cell>
          <table:table-cell table:formula="of:=AVERAGE([.B434];[.B435];[.B436];[.B437])" office:value-type="float" office:value="9973.25" calcext:value-type="float">
            <text:p>9973.25</text:p>
          </table:table-cell>
          <table:table-cell table:formula="of:=AVERAGE([.C434];[.C435];[.C436];[.C437])" office:value-type="float" office:value="10077.625" calcext:value-type="float">
            <text:p>10077.625</text:p>
          </table:table-cell>
        </table:table-row>
        <table:table-row table:style-name="ro1">
          <table:table-cell office:value-type="string" calcext:value-type="string">
            <text:p>0001544</text:p>
          </table:table-cell>
          <table:table-cell office:value-type="float" office:value="9929" calcext:value-type="float">
            <text:p>9929</text:p>
          </table:table-cell>
          <table:table-cell table:formula="of:=AVERAGE([.B435];[.B436];[.B437];[.B438])" office:value-type="float" office:value="10044.75" calcext:value-type="float">
            <text:p>10044.75</text:p>
          </table:table-cell>
          <table:table-cell table:formula="of:=AVERAGE([.C435];[.C436];[.C437];[.C438])" office:value-type="float" office:value="10139.375" calcext:value-type="float">
            <text:p>10139.375</text:p>
          </table:table-cell>
        </table:table-row>
        <table:table-row table:style-name="ro1">
          <table:table-cell office:value-type="string" calcext:value-type="string">
            <text:p>0001546</text:p>
          </table:table-cell>
          <table:table-cell office:value-type="float" office:value="9976" calcext:value-type="float">
            <text:p>9976</text:p>
          </table:table-cell>
          <table:table-cell table:formula="of:=AVERAGE([.B436];[.B437];[.B438];[.B439])" office:value-type="float" office:value="10114" calcext:value-type="float">
            <text:p>10114</text:p>
          </table:table-cell>
          <table:table-cell table:formula="of:=AVERAGE([.C436];[.C437];[.C438];[.C439])" office:value-type="float" office:value="10187.3125" calcext:value-type="float">
            <text:p>10187.3125</text:p>
          </table:table-cell>
        </table:table-row>
        <table:table-row table:style-name="ro1">
          <table:table-cell office:value-type="string" calcext:value-type="string">
            <text:p>0001550</text:p>
          </table:table-cell>
          <table:table-cell office:value-type="float" office:value="10086" calcext:value-type="float">
            <text:p>10086</text:p>
          </table:table-cell>
          <table:table-cell table:formula="of:=AVERAGE([.B437];[.B438];[.B439];[.B440])" office:value-type="float" office:value="10178.5" calcext:value-type="float">
            <text:p>10178.5</text:p>
          </table:table-cell>
          <table:table-cell table:formula="of:=AVERAGE([.C437];[.C438];[.C439];[.C440])" office:value-type="float" office:value="10217.9375" calcext:value-type="float">
            <text:p>10217.9375</text:p>
          </table:table-cell>
        </table:table-row>
        <table:table-row table:style-name="ro1">
          <table:table-cell office:value-type="string" calcext:value-type="string">
            <text:p>0001552</text:p>
          </table:table-cell>
          <table:table-cell office:value-type="float" office:value="10188" calcext:value-type="float">
            <text:p>10188</text:p>
          </table:table-cell>
          <table:table-cell table:formula="of:=AVERAGE([.B438];[.B439];[.B440];[.B441])" office:value-type="float" office:value="10220.25" calcext:value-type="float">
            <text:p>10220.25</text:p>
          </table:table-cell>
          <table:table-cell table:formula="of:=AVERAGE([.C438];[.C439];[.C440];[.C441])" office:value-type="float" office:value="10229.5625" calcext:value-type="float">
            <text:p>10229.5625</text:p>
          </table:table-cell>
        </table:table-row>
        <table:table-row table:style-name="ro1">
          <table:table-cell office:value-type="string" calcext:value-type="string">
            <text:p>0001554</text:p>
          </table:table-cell>
          <table:table-cell office:value-type="float" office:value="10206" calcext:value-type="float">
            <text:p>10206</text:p>
          </table:table-cell>
          <table:table-cell table:formula="of:=AVERAGE([.B439];[.B440];[.B441];[.B442])" office:value-type="float" office:value="10236.5" calcext:value-type="float">
            <text:p>10236.5</text:p>
          </table:table-cell>
          <table:table-cell table:formula="of:=AVERAGE([.C439];[.C440];[.C441];[.C442])" office:value-type="float" office:value="10226.125" calcext:value-type="float">
            <text:p>10226.125</text:p>
          </table:table-cell>
        </table:table-row>
        <table:table-row table:style-name="ro1">
          <table:table-cell office:value-type="string" calcext:value-type="string">
            <text:p>0001556</text:p>
          </table:table-cell>
          <table:table-cell office:value-type="float" office:value="10234" calcext:value-type="float">
            <text:p>10234</text:p>
          </table:table-cell>
          <table:table-cell table:formula="of:=AVERAGE([.B440];[.B441];[.B442];[.B443])" office:value-type="float" office:value="10236.5" calcext:value-type="float">
            <text:p>10236.5</text:p>
          </table:table-cell>
          <table:table-cell table:formula="of:=AVERAGE([.C440];[.C441];[.C442];[.C443])" office:value-type="float" office:value="10211.6875" calcext:value-type="float">
            <text:p>10211.6875</text:p>
          </table:table-cell>
        </table:table-row>
        <table:table-row table:style-name="ro1">
          <table:table-cell office:value-type="string" calcext:value-type="string">
            <text:p>0001560</text:p>
          </table:table-cell>
          <table:table-cell office:value-type="float" office:value="10253" calcext:value-type="float">
            <text:p>10253</text:p>
          </table:table-cell>
          <table:table-cell table:formula="of:=AVERAGE([.B441];[.B442];[.B443];[.B444])" office:value-type="float" office:value="10225" calcext:value-type="float">
            <text:p>10225</text:p>
          </table:table-cell>
          <table:table-cell table:formula="of:=AVERAGE([.C441];[.C442];[.C443];[.C444])" office:value-type="float" office:value="10194.375" calcext:value-type="float">
            <text:p>10194.375</text:p>
          </table:table-cell>
        </table:table-row>
        <table:table-row table:style-name="ro1">
          <table:table-cell office:value-type="string" calcext:value-type="string">
            <text:p>0001562</text:p>
          </table:table-cell>
          <table:table-cell office:value-type="float" office:value="10253" calcext:value-type="float">
            <text:p>10253</text:p>
          </table:table-cell>
          <table:table-cell table:formula="of:=AVERAGE([.B442];[.B443];[.B444];[.B445])" office:value-type="float" office:value="10206.5" calcext:value-type="float">
            <text:p>10206.5</text:p>
          </table:table-cell>
          <table:table-cell table:formula="of:=AVERAGE([.C442];[.C443];[.C444];[.C445])" office:value-type="float" office:value="10177.625" calcext:value-type="float">
            <text:p>10177.625</text:p>
          </table:table-cell>
        </table:table-row>
        <table:table-row table:style-name="ro1">
          <table:table-cell office:value-type="string" calcext:value-type="string">
            <text:p>0001564</text:p>
          </table:table-cell>
          <table:table-cell office:value-type="float" office:value="10206" calcext:value-type="float">
            <text:p>10206</text:p>
          </table:table-cell>
          <table:table-cell table:formula="of:=AVERAGE([.B443];[.B444];[.B445];[.B446])" office:value-type="float" office:value="10178.75" calcext:value-type="float">
            <text:p>10178.75</text:p>
          </table:table-cell>
          <table:table-cell table:formula="of:=AVERAGE([.C443];[.C444];[.C445];[.C446])" office:value-type="float" office:value="10164.3125" calcext:value-type="float">
            <text:p>10164.3125</text:p>
          </table:table-cell>
        </table:table-row>
        <table:table-row table:style-name="ro1">
          <table:table-cell office:value-type="string" calcext:value-type="string">
            <text:p>0001566</text:p>
          </table:table-cell>
          <table:table-cell office:value-type="float" office:value="10188" calcext:value-type="float">
            <text:p>10188</text:p>
          </table:table-cell>
          <table:table-cell table:formula="of:=AVERAGE([.B444];[.B445];[.B446];[.B447])" office:value-type="float" office:value="10167.25" calcext:value-type="float">
            <text:p>10167.25</text:p>
          </table:table-cell>
          <table:table-cell table:formula="of:=AVERAGE([.C444];[.C445];[.C446];[.C447])" office:value-type="float" office:value="10159.625" calcext:value-type="float">
            <text:p>10159.625</text:p>
          </table:table-cell>
        </table:table-row>
        <table:table-row table:style-name="ro1">
          <table:table-cell office:value-type="string" calcext:value-type="string">
            <text:p>0001570</text:p>
          </table:table-cell>
          <table:table-cell office:value-type="float" office:value="10179" calcext:value-type="float">
            <text:p>10179</text:p>
          </table:table-cell>
          <table:table-cell table:formula="of:=AVERAGE([.B445];[.B446];[.B447];[.B448])" office:value-type="float" office:value="10158" calcext:value-type="float">
            <text:p>10158</text:p>
          </table:table-cell>
          <table:table-cell table:formula="of:=AVERAGE([.C445];[.C446];[.C447];[.C448])" office:value-type="float" office:value="10157.8125" calcext:value-type="float">
            <text:p>10157.8125</text:p>
          </table:table-cell>
        </table:table-row>
        <table:table-row table:style-name="ro1">
          <table:table-cell office:value-type="string" calcext:value-type="string">
            <text:p>0001572</text:p>
          </table:table-cell>
          <table:table-cell office:value-type="float" office:value="10142" calcext:value-type="float">
            <text:p>10142</text:p>
          </table:table-cell>
          <table:table-cell table:formula="of:=AVERAGE([.B446];[.B447];[.B448];[.B449])" office:value-type="float" office:value="10153.25" calcext:value-type="float">
            <text:p>10153.25</text:p>
          </table:table-cell>
          <table:table-cell table:formula="of:=AVERAGE([.C446];[.C447];[.C448];[.C449])" office:value-type="float" office:value="10156.5625" calcext:value-type="float">
            <text:p>10156.5625</text:p>
          </table:table-cell>
        </table:table-row>
        <table:table-row table:style-name="ro1">
          <table:table-cell office:value-type="string" calcext:value-type="string">
            <text:p>0001574</text:p>
          </table:table-cell>
          <table:table-cell office:value-type="float" office:value="10160" calcext:value-type="float">
            <text:p>10160</text:p>
          </table:table-cell>
          <table:table-cell table:formula="of:=AVERAGE([.B447];[.B448];[.B449];[.B450])" office:value-type="float" office:value="10160" calcext:value-type="float">
            <text:p>10160</text:p>
          </table:table-cell>
          <table:table-cell table:formula="of:=AVERAGE([.C447];[.C448];[.C449];[.C450])" office:value-type="float" office:value="10157.6875" calcext:value-type="float">
            <text:p>10157.6875</text:p>
          </table:table-cell>
        </table:table-row>
        <table:table-row table:style-name="ro1">
          <table:table-cell office:value-type="string" calcext:value-type="string">
            <text:p>0001576</text:p>
          </table:table-cell>
          <table:table-cell office:value-type="float" office:value="10151" calcext:value-type="float">
            <text:p>10151</text:p>
          </table:table-cell>
          <table:table-cell table:formula="of:=AVERAGE([.B448];[.B449];[.B450];[.B451])" office:value-type="float" office:value="10160" calcext:value-type="float">
            <text:p>10160</text:p>
          </table:table-cell>
          <table:table-cell table:formula="of:=AVERAGE([.C448];[.C449];[.C450];[.C451])" office:value-type="float" office:value="10160.0625" calcext:value-type="float">
            <text:p>10160.0625</text:p>
          </table:table-cell>
        </table:table-row>
        <table:table-row table:style-name="ro1">
          <table:table-cell office:value-type="string" calcext:value-type="string">
            <text:p>0001600</text:p>
          </table:table-cell>
          <table:table-cell office:value-type="float" office:value="10160" calcext:value-type="float">
            <text:p>10160</text:p>
          </table:table-cell>
          <table:table-cell table:formula="of:=AVERAGE([.B449];[.B450];[.B451];[.B452])" office:value-type="float" office:value="10153" calcext:value-type="float">
            <text:p>10153</text:p>
          </table:table-cell>
          <table:table-cell table:formula="of:=AVERAGE([.C449];[.C450];[.C451];[.C452])" office:value-type="float" office:value="10166.5" calcext:value-type="float">
            <text:p>10166.5</text:p>
          </table:table-cell>
        </table:table-row>
        <table:table-row table:style-name="ro1">
          <table:table-cell office:value-type="string" calcext:value-type="string">
            <text:p>0001602</text:p>
          </table:table-cell>
          <table:table-cell office:value-type="float" office:value="10169" calcext:value-type="float">
            <text:p>10169</text:p>
          </table:table-cell>
          <table:table-cell table:formula="of:=AVERAGE([.B450];[.B451];[.B452];[.B453])" office:value-type="float" office:value="10157.75" calcext:value-type="float">
            <text:p>10157.75</text:p>
          </table:table-cell>
          <table:table-cell table:formula="of:=AVERAGE([.C450];[.C451];[.C452];[.C453])" office:value-type="float" office:value="10183.375" calcext:value-type="float">
            <text:p>10183.375</text:p>
          </table:table-cell>
        </table:table-row>
        <table:table-row table:style-name="ro1">
          <table:table-cell office:value-type="string" calcext:value-type="string">
            <text:p>0001604</text:p>
          </table:table-cell>
          <table:table-cell office:value-type="float" office:value="10160" calcext:value-type="float">
            <text:p>10160</text:p>
          </table:table-cell>
          <table:table-cell table:formula="of:=AVERAGE([.B451];[.B452];[.B453];[.B454])" office:value-type="float" office:value="10169.5" calcext:value-type="float">
            <text:p>10169.5</text:p>
          </table:table-cell>
          <table:table-cell table:formula="of:=AVERAGE([.C451];[.C452];[.C453];[.C454])" office:value-type="float" office:value="10204.25" calcext:value-type="float">
            <text:p>10204.25</text:p>
          </table:table-cell>
        </table:table-row>
        <table:table-row table:style-name="ro1">
          <table:table-cell office:value-type="string" calcext:value-type="string">
            <text:p>0001606</text:p>
          </table:table-cell>
          <table:table-cell office:value-type="float" office:value="10123" calcext:value-type="float">
            <text:p>10123</text:p>
          </table:table-cell>
          <table:table-cell table:formula="of:=AVERAGE([.B452];[.B453];[.B454];[.B455])" office:value-type="float" office:value="10185.75" calcext:value-type="float">
            <text:p>10185.75</text:p>
          </table:table-cell>
          <table:table-cell table:formula="of:=AVERAGE([.C452];[.C453];[.C454];[.C455])" office:value-type="float" office:value="10225.0625" calcext:value-type="float">
            <text:p>10225.0625</text:p>
          </table:table-cell>
        </table:table-row>
        <table:table-row table:style-name="ro1">
          <table:table-cell office:value-type="string" calcext:value-type="string">
            <text:p>0001610</text:p>
          </table:table-cell>
          <table:table-cell office:value-type="float" office:value="10179" calcext:value-type="float">
            <text:p>10179</text:p>
          </table:table-cell>
          <table:table-cell table:formula="of:=AVERAGE([.B453];[.B454];[.B455];[.B456])" office:value-type="float" office:value="10220.5" calcext:value-type="float">
            <text:p>10220.5</text:p>
          </table:table-cell>
          <table:table-cell table:formula="of:=AVERAGE([.C453];[.C454];[.C455];[.C456])" office:value-type="float" office:value="10242.375" calcext:value-type="float">
            <text:p>10242.375</text:p>
          </table:table-cell>
        </table:table-row>
        <table:table-row table:style-name="ro1">
          <table:table-cell office:value-type="string" calcext:value-type="string">
            <text:p>0001612</text:p>
          </table:table-cell>
          <table:table-cell office:value-type="float" office:value="10216" calcext:value-type="float">
            <text:p>10216</text:p>
          </table:table-cell>
          <table:table-cell table:formula="of:=AVERAGE([.B454];[.B455];[.B456];[.B457])" office:value-type="float" office:value="10241.25" calcext:value-type="float">
            <text:p>10241.25</text:p>
          </table:table-cell>
          <table:table-cell table:formula="of:=AVERAGE([.C454];[.C455];[.C456];[.C457])" office:value-type="float" office:value="10246.9375" calcext:value-type="float">
            <text:p>10246.9375</text:p>
          </table:table-cell>
        </table:table-row>
        <table:table-row table:style-name="ro1">
          <table:table-cell office:value-type="string" calcext:value-type="string">
            <text:p>0001614</text:p>
          </table:table-cell>
          <table:table-cell office:value-type="float" office:value="10225" calcext:value-type="float">
            <text:p>10225</text:p>
          </table:table-cell>
          <table:table-cell table:formula="of:=AVERAGE([.B455];[.B456];[.B457];[.B458])" office:value-type="float" office:value="10252.75" calcext:value-type="float">
            <text:p>10252.75</text:p>
          </table:table-cell>
          <table:table-cell table:formula="of:=AVERAGE([.C455];[.C456];[.C457];[.C458])" office:value-type="float" office:value="10238.8125" calcext:value-type="float">
            <text:p>10238.8125</text:p>
          </table:table-cell>
        </table:table-row>
        <table:table-row table:style-name="ro1">
          <table:table-cell office:value-type="string" calcext:value-type="string">
            <text:p>0001616</text:p>
          </table:table-cell>
          <table:table-cell office:value-type="float" office:value="10262" calcext:value-type="float">
            <text:p>10262</text:p>
          </table:table-cell>
          <table:table-cell table:formula="of:=AVERAGE([.B456];[.B457];[.B458];[.B459])" office:value-type="float" office:value="10255" calcext:value-type="float">
            <text:p>10255</text:p>
          </table:table-cell>
          <table:table-cell table:formula="of:=AVERAGE([.C456];[.C457];[.C458];[.C459])" office:value-type="float" office:value="10220.875" calcext:value-type="float">
            <text:p>10220.875</text:p>
          </table:table-cell>
        </table:table-row>
        <table:table-row table:style-name="ro1">
          <table:table-cell office:value-type="string" calcext:value-type="string">
            <text:p>0001620</text:p>
          </table:table-cell>
          <table:table-cell office:value-type="float" office:value="10262" calcext:value-type="float">
            <text:p>10262</text:p>
          </table:table-cell>
          <table:table-cell table:formula="of:=AVERAGE([.B457];[.B458];[.B459];[.B460])" office:value-type="float" office:value="10238.75" calcext:value-type="float">
            <text:p>10238.75</text:p>
          </table:table-cell>
          <table:table-cell table:formula="of:=AVERAGE([.C457];[.C458];[.C459];[.C460])" office:value-type="float" office:value="10197.1875" calcext:value-type="float">
            <text:p>10197.1875</text:p>
          </table:table-cell>
        </table:table-row>
        <table:table-row table:style-name="ro1">
          <table:table-cell office:value-type="string" calcext:value-type="string">
            <text:p>0001622</text:p>
          </table:table-cell>
          <table:table-cell office:value-type="float" office:value="10262" calcext:value-type="float">
            <text:p>10262</text:p>
          </table:table-cell>
          <table:table-cell table:formula="of:=AVERAGE([.B458];[.B459];[.B460];[.B461])" office:value-type="float" office:value="10208.75" calcext:value-type="float">
            <text:p>10208.75</text:p>
          </table:table-cell>
          <table:table-cell table:formula="of:=AVERAGE([.C458];[.C459];[.C460];[.C461])" office:value-type="float" office:value="10174.125" calcext:value-type="float">
            <text:p>10174.125</text:p>
          </table:table-cell>
        </table:table-row>
        <table:table-row table:style-name="ro1">
          <table:table-cell office:value-type="string" calcext:value-type="string">
            <text:p>0001624</text:p>
          </table:table-cell>
          <table:table-cell office:value-type="float" office:value="10234" calcext:value-type="float">
            <text:p>10234</text:p>
          </table:table-cell>
          <table:table-cell table:formula="of:=AVERAGE([.B459];[.B460];[.B461];[.B462])" office:value-type="float" office:value="10181" calcext:value-type="float">
            <text:p>10181</text:p>
          </table:table-cell>
          <table:table-cell table:formula="of:=AVERAGE([.C459];[.C460];[.C461];[.C462])" office:value-type="float" office:value="10159.6875" calcext:value-type="float">
            <text:p>10159.6875</text:p>
          </table:table-cell>
        </table:table-row>
        <table:table-row table:style-name="ro1">
          <table:table-cell office:value-type="string" calcext:value-type="string">
            <text:p>0001626</text:p>
          </table:table-cell>
          <table:table-cell office:value-type="float" office:value="10197" calcext:value-type="float">
            <text:p>10197</text:p>
          </table:table-cell>
          <table:table-cell table:formula="of:=AVERAGE([.B460];[.B461];[.B462];[.B463])" office:value-type="float" office:value="10160.25" calcext:value-type="float">
            <text:p>10160.25</text:p>
          </table:table-cell>
          <table:table-cell table:formula="of:=AVERAGE([.C460];[.C461];[.C462];[.C463])" office:value-type="float" office:value="10151.625" calcext:value-type="float">
            <text:p>10151.625</text:p>
          </table:table-cell>
        </table:table-row>
        <table:table-row table:style-name="ro1">
          <table:table-cell office:value-type="string" calcext:value-type="string">
            <text:p>0001630</text:p>
          </table:table-cell>
          <table:table-cell office:value-type="float" office:value="10142" calcext:value-type="float">
            <text:p>10142</text:p>
          </table:table-cell>
          <table:table-cell table:formula="of:=AVERAGE([.B461];[.B462];[.B463];[.B464])" office:value-type="float" office:value="10146.5" calcext:value-type="float">
            <text:p>10146.5</text:p>
          </table:table-cell>
          <table:table-cell table:formula="of:=AVERAGE([.C461];[.C462];[.C463];[.C464])" office:value-type="float" office:value="10148.75" calcext:value-type="float">
            <text:p>10148.75</text:p>
          </table:table-cell>
        </table:table-row>
        <table:table-row table:style-name="ro1">
          <table:table-cell office:value-type="string" calcext:value-type="string">
            <text:p>0001632</text:p>
          </table:table-cell>
          <table:table-cell office:value-type="float" office:value="10151" calcext:value-type="float">
            <text:p>10151</text:p>
          </table:table-cell>
          <table:table-cell table:formula="of:=AVERAGE([.B462];[.B463];[.B464];[.B465])" office:value-type="float" office:value="10151" calcext:value-type="float">
            <text:p>10151</text:p>
          </table:table-cell>
          <table:table-cell table:formula="of:=AVERAGE([.C462];[.C463];[.C464];[.C465])" office:value-type="float" office:value="10148.75" calcext:value-type="float">
            <text:p>10148.75</text:p>
          </table:table-cell>
        </table:table-row>
        <table:table-row table:style-name="ro1">
          <table:table-cell office:value-type="string" calcext:value-type="string">
            <text:p>0001634</text:p>
          </table:table-cell>
          <table:table-cell office:value-type="float" office:value="10151" calcext:value-type="float">
            <text:p>10151</text:p>
          </table:table-cell>
          <table:table-cell table:formula="of:=AVERAGE([.B463];[.B464];[.B465];[.B466])" office:value-type="float" office:value="10148.75" calcext:value-type="float">
            <text:p>10148.75</text:p>
          </table:table-cell>
          <table:table-cell table:formula="of:=AVERAGE([.C463];[.C464];[.C465];[.C466])" office:value-type="float" office:value="10146.5" calcext:value-type="float">
            <text:p>10146.5</text:p>
          </table:table-cell>
        </table:table-row>
        <table:table-row table:style-name="ro1">
          <table:table-cell office:value-type="string" calcext:value-type="string">
            <text:p>0001636</text:p>
          </table:table-cell>
          <table:table-cell office:value-type="float" office:value="10142" calcext:value-type="float">
            <text:p>10142</text:p>
          </table:table-cell>
          <table:table-cell table:formula="of:=AVERAGE([.B464];[.B465];[.B466];[.B467])" office:value-type="float" office:value="10148.75" calcext:value-type="float">
            <text:p>10148.75</text:p>
          </table:table-cell>
          <table:table-cell table:formula="of:=AVERAGE([.C464];[.C465];[.C466];[.C467])" office:value-type="float" office:value="10149.4375" calcext:value-type="float">
            <text:p>10149.4375</text:p>
          </table:table-cell>
        </table:table-row>
        <table:table-row table:style-name="ro1">
          <table:table-cell office:value-type="string" calcext:value-type="string">
            <text:p>0001640</text:p>
          </table:table-cell>
          <table:table-cell office:value-type="float" office:value="10160" calcext:value-type="float">
            <text:p>10160</text:p>
          </table:table-cell>
          <table:table-cell table:formula="of:=AVERAGE([.B465];[.B466];[.B467];[.B468])" office:value-type="float" office:value="10146.5" calcext:value-type="float">
            <text:p>10146.5</text:p>
          </table:table-cell>
          <table:table-cell table:formula="of:=AVERAGE([.C465];[.C466];[.C467];[.C468])" office:value-type="float" office:value="10158.125" calcext:value-type="float">
            <text:p>10158.125</text:p>
          </table:table-cell>
        </table:table-row>
        <table:table-row table:style-name="ro1">
          <table:table-cell office:value-type="string" calcext:value-type="string">
            <text:p>0001642</text:p>
          </table:table-cell>
          <table:table-cell office:value-type="float" office:value="10142" calcext:value-type="float">
            <text:p>10142</text:p>
          </table:table-cell>
          <table:table-cell table:formula="of:=AVERAGE([.B466];[.B467];[.B468];[.B469])" office:value-type="float" office:value="10142" calcext:value-type="float">
            <text:p>10142</text:p>
          </table:table-cell>
          <table:table-cell table:formula="of:=AVERAGE([.C466];[.C467];[.C468];[.C469])" office:value-type="float" office:value="10174.875" calcext:value-type="float">
            <text:p>10174.875</text:p>
          </table:table-cell>
        </table:table-row>
        <table:table-row table:style-name="ro1">
          <table:table-cell office:value-type="string" calcext:value-type="string">
            <text:p>0001644</text:p>
          </table:table-cell>
          <table:table-cell office:value-type="float" office:value="10151" calcext:value-type="float">
            <text:p>10151</text:p>
          </table:table-cell>
          <table:table-cell table:formula="of:=AVERAGE([.B467];[.B468];[.B469];[.B470])" office:value-type="float" office:value="10160.5" calcext:value-type="float">
            <text:p>10160.5</text:p>
          </table:table-cell>
          <table:table-cell table:formula="of:=AVERAGE([.C467];[.C468];[.C469];[.C470])" office:value-type="float" office:value="10199.0625" calcext:value-type="float">
            <text:p>10199.0625</text:p>
          </table:table-cell>
        </table:table-row>
        <table:table-row table:style-name="ro1">
          <table:table-cell office:value-type="string" calcext:value-type="string">
            <text:p>0001646</text:p>
          </table:table-cell>
          <table:table-cell office:value-type="float" office:value="10133" calcext:value-type="float">
            <text:p>10133</text:p>
          </table:table-cell>
          <table:table-cell table:formula="of:=AVERAGE([.B468];[.B469];[.B470];[.B471])" office:value-type="float" office:value="10183.5" calcext:value-type="float">
            <text:p>10183.5</text:p>
          </table:table-cell>
          <table:table-cell table:formula="of:=AVERAGE([.C468];[.C469];[.C470];[.C471])" office:value-type="float" office:value="10220.9375" calcext:value-type="float">
            <text:p>10220.9375</text:p>
          </table:table-cell>
        </table:table-row>
        <table:table-row table:style-name="ro1">
          <table:table-cell office:value-type="string" calcext:value-type="string">
            <text:p>0001650</text:p>
          </table:table-cell>
          <table:table-cell office:value-type="float" office:value="10142" calcext:value-type="float">
            <text:p>10142</text:p>
          </table:table-cell>
          <table:table-cell table:formula="of:=AVERAGE([.B469];[.B470];[.B471];[.B472])" office:value-type="float" office:value="10213.5" calcext:value-type="float">
            <text:p>10213.5</text:p>
          </table:table-cell>
          <table:table-cell table:formula="of:=AVERAGE([.C469];[.C470];[.C471];[.C472])" office:value-type="float" office:value="10235.375" calcext:value-type="float">
            <text:p>10235.375</text:p>
          </table:table-cell>
        </table:table-row>
        <table:table-row table:style-name="ro1">
          <table:table-cell office:value-type="string" calcext:value-type="string">
            <text:p>0001652</text:p>
          </table:table-cell>
          <table:table-cell office:value-type="float" office:value="10216" calcext:value-type="float">
            <text:p>10216</text:p>
          </table:table-cell>
          <table:table-cell table:formula="of:=AVERAGE([.B470];[.B471];[.B472];[.B473])" office:value-type="float" office:value="10238.75" calcext:value-type="float">
            <text:p>10238.75</text:p>
          </table:table-cell>
          <table:table-cell table:formula="of:=AVERAGE([.C470];[.C471];[.C472];[.C473])" office:value-type="float" office:value="10239.375" calcext:value-type="float">
            <text:p>10239.375</text:p>
          </table:table-cell>
        </table:table-row>
        <table:table-row table:style-name="ro1">
          <table:table-cell office:value-type="string" calcext:value-type="string">
            <text:p>0001654</text:p>
          </table:table-cell>
          <table:table-cell office:value-type="float" office:value="10243" calcext:value-type="float">
            <text:p>10243</text:p>
          </table:table-cell>
          <table:table-cell table:formula="of:=AVERAGE([.B471];[.B472];[.B473];[.B474])" office:value-type="float" office:value="10248" calcext:value-type="float">
            <text:p>10248</text:p>
          </table:table-cell>
          <table:table-cell table:formula="of:=AVERAGE([.C471];[.C472];[.C473];[.C474])" office:value-type="float" office:value="10229.5625" calcext:value-type="float">
            <text:p>10229.5625</text:p>
          </table:table-cell>
        </table:table-row>
        <table:table-row table:style-name="ro1">
          <table:table-cell office:value-type="string" calcext:value-type="string">
            <text:p>0001656</text:p>
          </table:table-cell>
          <table:table-cell office:value-type="float" office:value="10253" calcext:value-type="float">
            <text:p>10253</text:p>
          </table:table-cell>
          <table:table-cell table:formula="of:=AVERAGE([.B472];[.B473];[.B474];[.B475])" office:value-type="float" office:value="10241.25" calcext:value-type="float">
            <text:p>10241.25</text:p>
          </table:table-cell>
          <table:table-cell table:formula="of:=AVERAGE([.C472];[.C473];[.C474];[.C475])" office:value-type="float" office:value="10205.875" calcext:value-type="float">
            <text:p>10205.875</text:p>
          </table:table-cell>
        </table:table-row>
        <table:table-row table:style-name="ro1">
          <table:table-cell office:value-type="string" calcext:value-type="string">
            <text:p>0001660</text:p>
          </table:table-cell>
          <table:table-cell office:value-type="float" office:value="10243" calcext:value-type="float">
            <text:p>10243</text:p>
          </table:table-cell>
          <table:table-cell table:formula="of:=AVERAGE([.B473];[.B474];[.B475];[.B476])" office:value-type="float" office:value="10229.5" calcext:value-type="float">
            <text:p>10229.5</text:p>
          </table:table-cell>
          <table:table-cell table:formula="of:=AVERAGE([.C473];[.C474];[.C475];[.C476])" office:value-type="float" office:value="10173.4375" calcext:value-type="float">
            <text:p>10173.4375</text:p>
          </table:table-cell>
        </table:table-row>
        <table:table-row table:style-name="ro1">
          <table:table-cell office:value-type="string" calcext:value-type="string">
            <text:p>0001662</text:p>
          </table:table-cell>
          <table:table-cell office:value-type="float" office:value="10253" calcext:value-type="float">
            <text:p>10253</text:p>
          </table:table-cell>
          <table:table-cell table:formula="of:=AVERAGE([.B474];[.B475];[.B476];[.B477])" office:value-type="float" office:value="10199.5" calcext:value-type="float">
            <text:p>10199.5</text:p>
          </table:table-cell>
          <table:table-cell table:formula="of:=AVERAGE([.C474];[.C475];[.C476];[.C477])" office:value-type="float" office:value="10134.125" calcext:value-type="float">
            <text:p>10134.125</text:p>
          </table:table-cell>
        </table:table-row>
        <table:table-row table:style-name="ro1">
          <table:table-cell office:value-type="string" calcext:value-type="string">
            <text:p>0001664</text:p>
          </table:table-cell>
          <table:table-cell office:value-type="float" office:value="10216" calcext:value-type="float">
            <text:p>10216</text:p>
          </table:table-cell>
          <table:table-cell table:formula="of:=AVERAGE([.B475];[.B476];[.B477];[.B478])" office:value-type="float" office:value="10153.25" calcext:value-type="float">
            <text:p>10153.25</text:p>
          </table:table-cell>
          <table:table-cell table:formula="of:=AVERAGE([.C475];[.C476];[.C477];[.C478])" office:value-type="float" office:value="10098.3125" calcext:value-type="float">
            <text:p>10098.3125</text:p>
          </table:table-cell>
        </table:table-row>
        <table:table-row table:style-name="ro1">
          <table:table-cell office:value-type="string" calcext:value-type="string">
            <text:p>0001666</text:p>
          </table:table-cell>
          <table:table-cell office:value-type="float" office:value="10206" calcext:value-type="float">
            <text:p>10206</text:p>
          </table:table-cell>
          <table:table-cell table:formula="of:=AVERAGE([.B476];[.B477];[.B478];[.B479])" office:value-type="float" office:value="10111.5" calcext:value-type="float">
            <text:p>10111.5</text:p>
          </table:table-cell>
          <table:table-cell table:formula="of:=AVERAGE([.C476];[.C477];[.C478];[.C479])" office:value-type="float" office:value="10074.625" calcext:value-type="float">
            <text:p>10074.625</text:p>
          </table:table-cell>
        </table:table-row>
        <table:table-row table:style-name="ro1">
          <table:table-cell office:value-type="string" calcext:value-type="string">
            <text:p>0001670</text:p>
          </table:table-cell>
          <table:table-cell office:value-type="float" office:value="10123" calcext:value-type="float">
            <text:p>10123</text:p>
          </table:table-cell>
          <table:table-cell table:formula="of:=AVERAGE([.B477];[.B478];[.B479];[.B480])" office:value-type="float" office:value="10072.25" calcext:value-type="float">
            <text:p>10072.25</text:p>
          </table:table-cell>
          <table:table-cell table:formula="of:=AVERAGE([.C477];[.C478];[.C479];[.C480])" office:value-type="float" office:value="10062" calcext:value-type="float">
            <text:p>10062</text:p>
          </table:table-cell>
        </table:table-row>
        <table:table-row table:style-name="ro1">
          <table:table-cell office:value-type="string" calcext:value-type="string">
            <text:p>0001672</text:p>
          </table:table-cell>
          <table:table-cell office:value-type="float" office:value="10068" calcext:value-type="float">
            <text:p>10068</text:p>
          </table:table-cell>
          <table:table-cell table:formula="of:=AVERAGE([.B478];[.B479];[.B480];[.B481])" office:value-type="float" office:value="10056.25" calcext:value-type="float">
            <text:p>10056.25</text:p>
          </table:table-cell>
          <table:table-cell table:formula="of:=AVERAGE([.C478];[.C479];[.C480];[.C481])" office:value-type="float" office:value="10065.5625" calcext:value-type="float">
            <text:p>10065.5625</text:p>
          </table:table-cell>
        </table:table-row>
        <table:table-row table:style-name="ro1">
          <table:table-cell office:value-type="string" calcext:value-type="string">
            <text:p>0001674</text:p>
          </table:table-cell>
          <table:table-cell office:value-type="float" office:value="10049" calcext:value-type="float">
            <text:p>10049</text:p>
          </table:table-cell>
          <table:table-cell table:formula="of:=AVERAGE([.B479];[.B480];[.B481];[.B482])" office:value-type="float" office:value="10058.5" calcext:value-type="float">
            <text:p>10058.5</text:p>
          </table:table-cell>
          <table:table-cell table:formula="of:=AVERAGE([.C479];[.C480];[.C481];[.C482])" office:value-type="float" office:value="10071.375" calcext:value-type="float">
            <text:p>10071.375</text:p>
          </table:table-cell>
        </table:table-row>
        <table:table-row table:style-name="ro1">
          <table:table-cell office:value-type="string" calcext:value-type="string">
            <text:p>0001676</text:p>
          </table:table-cell>
          <table:table-cell office:value-type="float" office:value="10049" calcext:value-type="float">
            <text:p>10049</text:p>
          </table:table-cell>
          <table:table-cell table:formula="of:=AVERAGE([.B480];[.B481];[.B482];[.B483])" office:value-type="float" office:value="10061" calcext:value-type="float">
            <text:p>10061</text:p>
          </table:table-cell>
          <table:table-cell table:formula="of:=AVERAGE([.C480];[.C481];[.C482];[.C483])" office:value-type="float" office:value="10075.5" calcext:value-type="float">
            <text:p>10075.5</text:p>
          </table:table-cell>
        </table:table-row>
        <table:table-row table:style-name="ro1">
          <table:table-cell office:value-type="string" calcext:value-type="string">
            <text:p>0001700</text:p>
          </table:table-cell>
          <table:table-cell office:value-type="float" office:value="10059" calcext:value-type="float">
            <text:p>10059</text:p>
          </table:table-cell>
          <table:table-cell table:formula="of:=AVERAGE([.B481];[.B482];[.B483];[.B484])" office:value-type="float" office:value="10086.5" calcext:value-type="float">
            <text:p>10086.5</text:p>
          </table:table-cell>
          <table:table-cell table:formula="of:=AVERAGE([.C481];[.C482];[.C483];[.C484])" office:value-type="float" office:value="10084.75" calcext:value-type="float">
            <text:p>10084.75</text:p>
          </table:table-cell>
        </table:table-row>
        <table:table-row table:style-name="ro1">
          <table:table-cell office:value-type="string" calcext:value-type="string">
            <text:p>0001702</text:p>
          </table:table-cell>
          <table:table-cell office:value-type="float" office:value="10077" calcext:value-type="float">
            <text:p>10077</text:p>
          </table:table-cell>
          <table:table-cell table:formula="of:=AVERAGE([.B482];[.B483];[.B484];[.B485])" office:value-type="float" office:value="10079.5" calcext:value-type="float">
            <text:p>10079.5</text:p>
          </table:table-cell>
          <table:table-cell table:formula="of:=AVERAGE([.C482];[.C483];[.C484];[.C485])" office:value-type="float" office:value="10088.1875" calcext:value-type="float">
            <text:p>10088.1875</text:p>
          </table:table-cell>
        </table:table-row>
        <table:table-row table:style-name="ro1">
          <table:table-cell office:value-type="string" calcext:value-type="string">
            <text:p>0001704</text:p>
          </table:table-cell>
          <table:table-cell office:value-type="float" office:value="10059" calcext:value-type="float">
            <text:p>10059</text:p>
          </table:table-cell>
          <table:table-cell table:formula="of:=AVERAGE([.B483];[.B484];[.B485];[.B486])" office:value-type="float" office:value="10075" calcext:value-type="float">
            <text:p>10075</text:p>
          </table:table-cell>
          <table:table-cell table:formula="of:=AVERAGE([.C483];[.C484];[.C485];[.C486])" office:value-type="float" office:value="10104.3125" calcext:value-type="float">
            <text:p>10104.3125</text:p>
          </table:table-cell>
        </table:table-row>
        <table:table-row table:style-name="ro1">
          <table:table-cell office:value-type="string" calcext:value-type="string">
            <text:p>0001706</text:p>
          </table:table-cell>
          <table:table-cell office:value-type="float" office:value="10151" calcext:value-type="float">
            <text:p>10151</text:p>
          </table:table-cell>
          <table:table-cell table:formula="of:=AVERAGE([.B484];[.B485];[.B486];[.B487])" office:value-type="float" office:value="10098" calcext:value-type="float">
            <text:p>10098</text:p>
          </table:table-cell>
          <table:table-cell table:formula="of:=AVERAGE([.C484];[.C485];[.C486];[.C487])" office:value-type="float" office:value="10130.1875" calcext:value-type="float">
            <text:p>10130.1875</text:p>
          </table:table-cell>
        </table:table-row>
        <table:table-row table:style-name="ro1">
          <table:table-cell office:value-type="string" calcext:value-type="string">
            <text:p>0001710</text:p>
          </table:table-cell>
          <table:table-cell office:value-type="float" office:value="10031" calcext:value-type="float">
            <text:p>10031</text:p>
          </table:table-cell>
          <table:table-cell table:formula="of:=AVERAGE([.B485];[.B486];[.B487];[.B488])" office:value-type="float" office:value="10100.25" calcext:value-type="float">
            <text:p>10100.25</text:p>
          </table:table-cell>
          <table:table-cell table:formula="of:=AVERAGE([.C485];[.C486];[.C487];[.C488])" office:value-type="float" office:value="10153.1875" calcext:value-type="float">
            <text:p>10153.1875</text:p>
          </table:table-cell>
        </table:table-row>
        <table:table-row table:style-name="ro1">
          <table:table-cell office:value-type="string" calcext:value-type="string">
            <text:p>0001712</text:p>
          </table:table-cell>
          <table:table-cell office:value-type="float" office:value="10059" calcext:value-type="float">
            <text:p>10059</text:p>
          </table:table-cell>
          <table:table-cell table:formula="of:=AVERAGE([.B486];[.B487];[.B488];[.B489])" office:value-type="float" office:value="10144" calcext:value-type="float">
            <text:p>10144</text:p>
          </table:table-cell>
          <table:table-cell table:formula="of:=AVERAGE([.C486];[.C487];[.C488];[.C489])" office:value-type="float" office:value="10177.9375" calcext:value-type="float">
            <text:p>10177.9375</text:p>
          </table:table-cell>
        </table:table-row>
        <table:table-row table:style-name="ro1">
          <table:table-cell office:value-type="string" calcext:value-type="string">
            <text:p>0001714</text:p>
          </table:table-cell>
          <table:table-cell office:value-type="float" office:value="10151" calcext:value-type="float">
            <text:p>10151</text:p>
          </table:table-cell>
          <table:table-cell table:formula="of:=AVERAGE([.B487];[.B488];[.B489];[.B490])" office:value-type="float" office:value="10178.5" calcext:value-type="float">
            <text:p>10178.5</text:p>
          </table:table-cell>
          <table:table-cell table:formula="of:=AVERAGE([.C487];[.C488];[.C489];[.C490])" office:value-type="float" office:value="10190.0625" calcext:value-type="float">
            <text:p>10190.0625</text:p>
          </table:table-cell>
        </table:table-row>
        <table:table-row table:style-name="ro1">
          <table:table-cell office:value-type="string" calcext:value-type="string">
            <text:p>0001716</text:p>
          </table:table-cell>
          <table:table-cell office:value-type="float" office:value="10160" calcext:value-type="float">
            <text:p>10160</text:p>
          </table:table-cell>
          <table:table-cell table:formula="of:=AVERAGE([.B488];[.B489];[.B490];[.B491])" office:value-type="float" office:value="10190" calcext:value-type="float">
            <text:p>10190</text:p>
          </table:table-cell>
          <table:table-cell table:formula="of:=AVERAGE([.C488];[.C489];[.C490];[.C491])" office:value-type="float" office:value="10188.375" calcext:value-type="float">
            <text:p>10188.375</text:p>
          </table:table-cell>
        </table:table-row>
        <table:table-row table:style-name="ro1">
          <table:table-cell office:value-type="string" calcext:value-type="string">
            <text:p>0001720</text:p>
          </table:table-cell>
          <table:table-cell office:value-type="float" office:value="10206" calcext:value-type="float">
            <text:p>10206</text:p>
          </table:table-cell>
          <table:table-cell table:formula="of:=AVERAGE([.B489];[.B490];[.B491];[.B492])" office:value-type="float" office:value="10199.25" calcext:value-type="float">
            <text:p>10199.25</text:p>
          </table:table-cell>
          <table:table-cell table:formula="of:=AVERAGE([.C489];[.C490];[.C491];[.C492])" office:value-type="float" office:value="10177.5" calcext:value-type="float">
            <text:p>10177.5</text:p>
          </table:table-cell>
        </table:table-row>
        <table:table-row table:style-name="ro1">
          <table:table-cell office:value-type="string" calcext:value-type="string">
            <text:p>0001722</text:p>
          </table:table-cell>
          <table:table-cell office:value-type="float" office:value="10197" calcext:value-type="float">
            <text:p>10197</text:p>
          </table:table-cell>
          <table:table-cell table:formula="of:=AVERAGE([.B490];[.B491];[.B492];[.B493])" office:value-type="float" office:value="10192.5" calcext:value-type="float">
            <text:p>10192.5</text:p>
          </table:table-cell>
          <table:table-cell table:formula="of:=AVERAGE([.C490];[.C491];[.C492];[.C493])" office:value-type="float" office:value="10156.8125" calcext:value-type="float">
            <text:p>10156.8125</text:p>
          </table:table-cell>
        </table:table-row>
        <table:table-row table:style-name="ro1">
          <table:table-cell office:value-type="string" calcext:value-type="string">
            <text:p>0001724</text:p>
          </table:table-cell>
          <table:table-cell office:value-type="float" office:value="10197" calcext:value-type="float">
            <text:p>10197</text:p>
          </table:table-cell>
          <table:table-cell table:formula="of:=AVERAGE([.B491];[.B492];[.B493];[.B494])" office:value-type="float" office:value="10171.75" calcext:value-type="float">
            <text:p>10171.75</text:p>
          </table:table-cell>
          <table:table-cell table:formula="of:=AVERAGE([.C491];[.C492];[.C493];[.C494])" office:value-type="float" office:value="10130.875" calcext:value-type="float">
            <text:p>10130.875</text:p>
          </table:table-cell>
        </table:table-row>
        <table:table-row table:style-name="ro1">
          <table:table-cell office:value-type="string" calcext:value-type="string">
            <text:p>0001726</text:p>
          </table:table-cell>
          <table:table-cell office:value-type="float" office:value="10197" calcext:value-type="float">
            <text:p>10197</text:p>
          </table:table-cell>
          <table:table-cell table:formula="of:=AVERAGE([.B492];[.B493];[.B494];[.B495])" office:value-type="float" office:value="10146.5" calcext:value-type="float">
            <text:p>10146.5</text:p>
          </table:table-cell>
          <table:table-cell table:formula="of:=AVERAGE([.C492];[.C493];[.C494];[.C495])" office:value-type="float" office:value="10108.375" calcext:value-type="float">
            <text:p>10108.375</text:p>
          </table:table-cell>
        </table:table-row>
        <table:table-row table:style-name="ro1">
          <table:table-cell office:value-type="string" calcext:value-type="string">
            <text:p>0001730</text:p>
          </table:table-cell>
          <table:table-cell office:value-type="float" office:value="10179" calcext:value-type="float">
            <text:p>10179</text:p>
          </table:table-cell>
          <table:table-cell table:formula="of:=AVERAGE([.B493];[.B494];[.B495];[.B496])" office:value-type="float" office:value="10116.5" calcext:value-type="float">
            <text:p>10116.5</text:p>
          </table:table-cell>
          <table:table-cell table:formula="of:=AVERAGE([.C493];[.C494];[.C495];[.C496])" office:value-type="float" office:value="10091.5625" calcext:value-type="float">
            <text:p>10091.5625</text:p>
          </table:table-cell>
        </table:table-row>
        <table:table-row table:style-name="ro1">
          <table:table-cell office:value-type="string" calcext:value-type="string">
            <text:p>0001732</text:p>
          </table:table-cell>
          <table:table-cell office:value-type="float" office:value="10114" calcext:value-type="float">
            <text:p>10114</text:p>
          </table:table-cell>
          <table:table-cell table:formula="of:=AVERAGE([.B494];[.B495];[.B496];[.B497])" office:value-type="float" office:value="10088.75" calcext:value-type="float">
            <text:p>10088.75</text:p>
          </table:table-cell>
          <table:table-cell table:formula="of:=AVERAGE([.C494];[.C495];[.C496];[.C497])" office:value-type="float" office:value="10082.8125" calcext:value-type="float">
            <text:p>10082.8125</text:p>
          </table:table-cell>
        </table:table-row>
        <table:table-row table:style-name="ro1">
          <table:table-cell office:value-type="string" calcext:value-type="string">
            <text:p>0001734</text:p>
          </table:table-cell>
          <table:table-cell office:value-type="float" office:value="10096" calcext:value-type="float">
            <text:p>10096</text:p>
          </table:table-cell>
          <table:table-cell table:formula="of:=AVERAGE([.B495];[.B496];[.B497];[.B498])" office:value-type="float" office:value="10081.75" calcext:value-type="float">
            <text:p>10081.75</text:p>
          </table:table-cell>
          <table:table-cell table:formula="of:=AVERAGE([.C495];[.C496];[.C497];[.C498])" office:value-type="float" office:value="10081.5625" calcext:value-type="float">
            <text:p>10081.5625</text:p>
          </table:table-cell>
        </table:table-row>
        <table:table-row table:style-name="ro1">
          <table:table-cell office:value-type="string" calcext:value-type="string">
            <text:p>0001736</text:p>
          </table:table-cell>
          <table:table-cell office:value-type="float" office:value="10077" calcext:value-type="float">
            <text:p>10077</text:p>
          </table:table-cell>
          <table:table-cell table:formula="of:=AVERAGE([.B496];[.B497];[.B498];[.B499])" office:value-type="float" office:value="10079.25" calcext:value-type="float">
            <text:p>10079.25</text:p>
          </table:table-cell>
          <table:table-cell table:formula="of:=AVERAGE([.C496];[.C497];[.C498];[.C499])" office:value-type="float" office:value="10082.0625" calcext:value-type="float">
            <text:p>10082.0625</text:p>
          </table:table-cell>
        </table:table-row>
        <table:table-row table:style-name="ro1">
          <table:table-cell office:value-type="string" calcext:value-type="string">
            <text:p>0001740</text:p>
          </table:table-cell>
          <table:table-cell office:value-type="float" office:value="10068" calcext:value-type="float">
            <text:p>10068</text:p>
          </table:table-cell>
          <table:table-cell table:formula="of:=AVERAGE([.B497];[.B498];[.B499];[.B500])" office:value-type="float" office:value="10081.5" calcext:value-type="float">
            <text:p>10081.5</text:p>
          </table:table-cell>
          <table:table-cell table:formula="of:=AVERAGE([.C497];[.C498];[.C499];[.C500])" office:value-type="float" office:value="10087.25" calcext:value-type="float">
            <text:p>10087.25</text:p>
          </table:table-cell>
        </table:table-row>
        <table:table-row table:style-name="ro1">
          <table:table-cell office:value-type="string" calcext:value-type="string">
            <text:p>0001742</text:p>
          </table:table-cell>
          <table:table-cell office:value-type="float" office:value="10086" calcext:value-type="float">
            <text:p>10086</text:p>
          </table:table-cell>
          <table:table-cell table:formula="of:=AVERAGE([.B498];[.B499];[.B500];[.B501])" office:value-type="float" office:value="10083.75" calcext:value-type="float">
            <text:p>10083.75</text:p>
          </table:table-cell>
          <table:table-cell table:formula="of:=AVERAGE([.C498];[.C499];[.C500];[.C501])" office:value-type="float" office:value="10099.375" calcext:value-type="float">
            <text:p>10099.375</text:p>
          </table:table-cell>
        </table:table-row>
        <table:table-row table:style-name="ro1">
          <table:table-cell office:value-type="string" calcext:value-type="string">
            <text:p>0001744</text:p>
          </table:table-cell>
          <table:table-cell office:value-type="float" office:value="10086" calcext:value-type="float">
            <text:p>10086</text:p>
          </table:table-cell>
          <table:table-cell table:formula="of:=AVERAGE([.B499];[.B500];[.B501];[.B502])" office:value-type="float" office:value="10083.75" calcext:value-type="float">
            <text:p>10083.75</text:p>
          </table:table-cell>
          <table:table-cell table:formula="of:=AVERAGE([.C499];[.C500];[.C501];[.C502])" office:value-type="float" office:value="10120.1875" calcext:value-type="float">
            <text:p>10120.1875</text:p>
          </table:table-cell>
        </table:table-row>
        <table:table-row table:style-name="ro1">
          <table:table-cell office:value-type="string" calcext:value-type="string">
            <text:p>0001746</text:p>
          </table:table-cell>
          <table:table-cell office:value-type="float" office:value="10086" calcext:value-type="float">
            <text:p>10086</text:p>
          </table:table-cell>
          <table:table-cell table:formula="of:=AVERAGE([.B500];[.B501];[.B502];[.B503])" office:value-type="float" office:value="10100" calcext:value-type="float">
            <text:p>10100</text:p>
          </table:table-cell>
          <table:table-cell table:formula="of:=AVERAGE([.C500];[.C501];[.C502];[.C503])" office:value-type="float" office:value="10148.5" calcext:value-type="float">
            <text:p>10148.5</text:p>
          </table:table-cell>
        </table:table-row>
        <table:table-row table:style-name="ro1">
          <table:table-cell office:value-type="string" calcext:value-type="string">
            <text:p>0001750</text:p>
          </table:table-cell>
          <table:table-cell office:value-type="float" office:value="10077" calcext:value-type="float">
            <text:p>10077</text:p>
          </table:table-cell>
          <table:table-cell table:formula="of:=AVERAGE([.B501];[.B502];[.B503];[.B504])" office:value-type="float" office:value="10130" calcext:value-type="float">
            <text:p>10130</text:p>
          </table:table-cell>
          <table:table-cell table:formula="of:=AVERAGE([.C501];[.C502];[.C503];[.C504])" office:value-type="float" office:value="10175.625" calcext:value-type="float">
            <text:p>10175.625</text:p>
          </table:table-cell>
        </table:table-row>
        <table:table-row table:style-name="ro1">
          <table:table-cell office:value-type="string" calcext:value-type="string">
            <text:p>0001752</text:p>
          </table:table-cell>
          <table:table-cell office:value-type="float" office:value="10086" calcext:value-type="float">
            <text:p>10086</text:p>
          </table:table-cell>
          <table:table-cell table:formula="of:=AVERAGE([.B502];[.B503];[.B504];[.B505])" office:value-type="float" office:value="10167" calcext:value-type="float">
            <text:p>10167</text:p>
          </table:table-cell>
          <table:table-cell table:formula="of:=AVERAGE([.C502];[.C503];[.C504];[.C505])" office:value-type="float" office:value="10195.875" calcext:value-type="float">
            <text:p>10195.875</text:p>
          </table:table-cell>
        </table:table-row>
        <table:table-row table:style-name="ro1">
          <table:table-cell office:value-type="string" calcext:value-type="string">
            <text:p>0001754</text:p>
          </table:table-cell>
          <table:table-cell office:value-type="float" office:value="10151" calcext:value-type="float">
            <text:p>10151</text:p>
          </table:table-cell>
          <table:table-cell table:formula="of:=AVERAGE([.B503];[.B504];[.B505];[.B506])" office:value-type="float" office:value="10197" calcext:value-type="float">
            <text:p>10197</text:p>
          </table:table-cell>
          <table:table-cell table:formula="of:=AVERAGE([.C503];[.C504];[.C505];[.C506])" office:value-type="float" office:value="10205.6875" calcext:value-type="float">
            <text:p>10205.6875</text:p>
          </table:table-cell>
        </table:table-row>
        <table:table-row table:style-name="ro1">
          <table:table-cell office:value-type="string" calcext:value-type="string">
            <text:p>0001756</text:p>
          </table:table-cell>
          <table:table-cell office:value-type="float" office:value="10206" calcext:value-type="float">
            <text:p>10206</text:p>
          </table:table-cell>
          <table:table-cell table:formula="of:=AVERAGE([.B504];[.B505];[.B506];[.B507])" office:value-type="float" office:value="10208.5" calcext:value-type="float">
            <text:p>10208.5</text:p>
          </table:table-cell>
          <table:table-cell table:formula="of:=AVERAGE([.C504];[.C505];[.C506];[.C507])" office:value-type="float" office:value="10202.25" calcext:value-type="float">
            <text:p>10202.25</text:p>
          </table:table-cell>
        </table:table-row>
        <table:table-row table:style-name="ro1">
          <table:table-cell office:value-type="string" calcext:value-type="string">
            <text:p>0001760</text:p>
          </table:table-cell>
          <table:table-cell office:value-type="float" office:value="10225" calcext:value-type="float">
            <text:p>10225</text:p>
          </table:table-cell>
          <table:table-cell table:formula="of:=AVERAGE([.B505];[.B506];[.B507];[.B508])" office:value-type="float" office:value="10211" calcext:value-type="float">
            <text:p>10211</text:p>
          </table:table-cell>
          <table:table-cell table:formula="of:=AVERAGE([.C505];[.C506];[.C507];[.C508])" office:value-type="float" office:value="10190.75" calcext:value-type="float">
            <text:p>10190.75</text:p>
          </table:table-cell>
        </table:table-row>
        <table:table-row table:style-name="ro1">
          <table:table-cell office:value-type="string" calcext:value-type="string">
            <text:p>0001762</text:p>
          </table:table-cell>
          <table:table-cell office:value-type="float" office:value="10206" calcext:value-type="float">
            <text:p>10206</text:p>
          </table:table-cell>
          <table:table-cell table:formula="of:=AVERAGE([.B506];[.B507];[.B508];[.B509])" office:value-type="float" office:value="10206.25" calcext:value-type="float">
            <text:p>10206.25</text:p>
          </table:table-cell>
          <table:table-cell table:formula="of:=AVERAGE([.C506];[.C507];[.C508];[.C509])" office:value-type="float" office:value="10168.1875" calcext:value-type="float">
            <text:p>10168.1875</text:p>
          </table:table-cell>
        </table:table-row>
        <table:table-row table:style-name="ro1">
          <table:table-cell office:value-type="string" calcext:value-type="string">
            <text:p>0001764</text:p>
          </table:table-cell>
          <table:table-cell office:value-type="float" office:value="10197" calcext:value-type="float">
            <text:p>10197</text:p>
          </table:table-cell>
          <table:table-cell table:formula="of:=AVERAGE([.B507];[.B508];[.B509];[.B510])" office:value-type="float" office:value="10183.25" calcext:value-type="float">
            <text:p>10183.25</text:p>
          </table:table-cell>
          <table:table-cell table:formula="of:=AVERAGE([.C507];[.C508];[.C509];[.C510])" office:value-type="float" office:value="10137" calcext:value-type="float">
            <text:p>10137</text:p>
          </table:table-cell>
        </table:table-row>
        <table:table-row table:style-name="ro1">
          <table:table-cell office:value-type="string" calcext:value-type="string">
            <text:p>0001766</text:p>
          </table:table-cell>
          <table:table-cell office:value-type="float" office:value="10216" calcext:value-type="float">
            <text:p>10216</text:p>
          </table:table-cell>
          <table:table-cell table:formula="of:=AVERAGE([.B508];[.B509];[.B510];[.B511])" office:value-type="float" office:value="10162.5" calcext:value-type="float">
            <text:p>10162.5</text:p>
          </table:table-cell>
          <table:table-cell table:formula="of:=AVERAGE([.C508];[.C509];[.C510];[.C511])" office:value-type="float" office:value="10108.6875" calcext:value-type="float">
            <text:p>10108.6875</text:p>
          </table:table-cell>
        </table:table-row>
        <table:table-row table:style-name="ro1">
          <table:table-cell office:value-type="string" calcext:value-type="string">
            <text:p>0001770</text:p>
          </table:table-cell>
          <table:table-cell office:value-type="float" office:value="10206" calcext:value-type="float">
            <text:p>10206</text:p>
          </table:table-cell>
          <table:table-cell table:formula="of:=AVERAGE([.B509];[.B510];[.B511];[.B512])" office:value-type="float" office:value="10120.75" calcext:value-type="float">
            <text:p>10120.75</text:p>
          </table:table-cell>
          <table:table-cell table:formula="of:=AVERAGE([.C509];[.C510];[.C511];[.C512])" office:value-type="float" office:value="10081.5" calcext:value-type="float">
            <text:p>10081.5</text:p>
          </table:table-cell>
        </table:table-row>
        <table:table-row table:style-name="ro1">
          <table:table-cell office:value-type="string" calcext:value-type="string">
            <text:p>0001772</text:p>
          </table:table-cell>
          <table:table-cell office:value-type="float" office:value="10114" calcext:value-type="float">
            <text:p>10114</text:p>
          </table:table-cell>
          <table:table-cell table:formula="of:=AVERAGE([.B510];[.B511];[.B512];[.B513])" office:value-type="float" office:value="10081.5" calcext:value-type="float">
            <text:p>10081.5</text:p>
          </table:table-cell>
          <table:table-cell table:formula="of:=AVERAGE([.C510];[.C511];[.C512];[.C513])" office:value-type="float" office:value="10064.1875" calcext:value-type="float">
            <text:p>10064.1875</text:p>
          </table:table-cell>
        </table:table-row>
        <table:table-row table:style-name="ro1">
          <table:table-cell office:value-type="string" calcext:value-type="string">
            <text:p>0001774</text:p>
          </table:table-cell>
          <table:table-cell office:value-type="float" office:value="10114" calcext:value-type="float">
            <text:p>10114</text:p>
          </table:table-cell>
          <table:table-cell table:formula="of:=AVERAGE([.B511];[.B512];[.B513];[.B514])" office:value-type="float" office:value="10070" calcext:value-type="float">
            <text:p>10070</text:p>
          </table:table-cell>
          <table:table-cell table:formula="of:=AVERAGE([.C511];[.C512];[.C513];[.C514])" office:value-type="float" office:value="10056.6875" calcext:value-type="float">
            <text:p>10056.6875</text:p>
          </table:table-cell>
        </table:table-row>
        <table:table-row table:style-name="ro1">
          <table:table-cell office:value-type="string" calcext:value-type="string">
            <text:p>0001776</text:p>
          </table:table-cell>
          <table:table-cell office:value-type="float" office:value="10049" calcext:value-type="float">
            <text:p>10049</text:p>
          </table:table-cell>
          <table:table-cell table:formula="of:=AVERAGE([.B512];[.B513];[.B514];[.B515])" office:value-type="float" office:value="10053.75" calcext:value-type="float">
            <text:p>10053.75</text:p>
          </table:table-cell>
          <table:table-cell table:formula="of:=AVERAGE([.C512];[.C513];[.C514];[.C515])" office:value-type="float" office:value="10051.5" calcext:value-type="float">
            <text:p>10051.5</text:p>
          </table:table-cell>
        </table:table-row>
        <table:table-row table:style-name="ro1">
          <table:table-cell office:value-type="string" calcext:value-type="string">
            <text:p>0002000</text:p>
          </table:table-cell>
          <table:table-cell office:value-type="float" office:value="10049" calcext:value-type="float">
            <text:p>10049</text:p>
          </table:table-cell>
          <table:table-cell table:formula="of:=AVERAGE([.B513];[.B514];[.B515];[.B516])" office:value-type="float" office:value="10051.5" calcext:value-type="float">
            <text:p>10051.5</text:p>
          </table:table-cell>
          <table:table-cell table:formula="of:=AVERAGE([.C513];[.C514];[.C515];[.C516])" office:value-type="float" office:value="10051.5625" calcext:value-type="float">
            <text:p>10051.5625</text:p>
          </table:table-cell>
        </table:table-row>
        <table:table-row table:style-name="ro1">
          <table:table-cell office:value-type="string" calcext:value-type="string">
            <text:p>0002002</text:p>
          </table:table-cell>
          <table:table-cell office:value-type="float" office:value="10068" calcext:value-type="float">
            <text:p>10068</text:p>
          </table:table-cell>
          <table:table-cell table:formula="of:=AVERAGE([.B514];[.B515];[.B516];[.B517])" office:value-type="float" office:value="10051.5" calcext:value-type="float">
            <text:p>10051.5</text:p>
          </table:table-cell>
          <table:table-cell table:formula="of:=AVERAGE([.C514];[.C515];[.C516];[.C517])" office:value-type="float" office:value="10058" calcext:value-type="float">
            <text:p>10058</text:p>
          </table:table-cell>
        </table:table-row>
        <table:table-row table:style-name="ro1">
          <table:table-cell office:value-type="string" calcext:value-type="string">
            <text:p>0002004</text:p>
          </table:table-cell>
          <table:table-cell office:value-type="float" office:value="10049" calcext:value-type="float">
            <text:p>10049</text:p>
          </table:table-cell>
          <table:table-cell table:formula="of:=AVERAGE([.B515];[.B516];[.B517];[.B518])" office:value-type="float" office:value="10049.25" calcext:value-type="float">
            <text:p>10049.25</text:p>
          </table:table-cell>
          <table:table-cell table:formula="of:=AVERAGE([.C515];[.C516];[.C517];[.C518])" office:value-type="float" office:value="10071.375" calcext:value-type="float">
            <text:p>10071.375</text:p>
          </table:table-cell>
        </table:table-row>
        <table:table-row table:style-name="ro1">
          <table:table-cell office:value-type="string" calcext:value-type="string">
            <text:p>0002006</text:p>
          </table:table-cell>
          <table:table-cell office:value-type="float" office:value="10040" calcext:value-type="float">
            <text:p>10040</text:p>
          </table:table-cell>
          <table:table-cell table:formula="of:=AVERAGE([.B516];[.B517];[.B518];[.B519])" office:value-type="float" office:value="10054" calcext:value-type="float">
            <text:p>10054</text:p>
          </table:table-cell>
          <table:table-cell table:formula="of:=AVERAGE([.C516];[.C517];[.C518];[.C519])" office:value-type="float" office:value="10092.8125" calcext:value-type="float">
            <text:p>10092.8125</text:p>
          </table:table-cell>
        </table:table-row>
        <table:table-row table:style-name="ro1">
          <table:table-cell office:value-type="string" calcext:value-type="string">
            <text:p>0002010</text:p>
          </table:table-cell>
          <table:table-cell office:value-type="float" office:value="10049" calcext:value-type="float">
            <text:p>10049</text:p>
          </table:table-cell>
          <table:table-cell table:formula="of:=AVERAGE([.B517];[.B518];[.B519];[.B520])" office:value-type="float" office:value="10077.25" calcext:value-type="float">
            <text:p>10077.25</text:p>
          </table:table-cell>
          <table:table-cell table:formula="of:=AVERAGE([.C517];[.C518];[.C519];[.C520])" office:value-type="float" office:value="10117.125" calcext:value-type="float">
            <text:p>10117.125</text:p>
          </table:table-cell>
        </table:table-row>
        <table:table-row table:style-name="ro1">
          <table:table-cell office:value-type="string" calcext:value-type="string">
            <text:p>0002012</text:p>
          </table:table-cell>
          <table:table-cell office:value-type="float" office:value="10059" calcext:value-type="float">
            <text:p>10059</text:p>
          </table:table-cell>
          <table:table-cell table:formula="of:=AVERAGE([.B518];[.B519];[.B520];[.B521])" office:value-type="float" office:value="10105" calcext:value-type="float">
            <text:p>10105</text:p>
          </table:table-cell>
          <table:table-cell table:formula="of:=AVERAGE([.C518];[.C519];[.C520];[.C521])" office:value-type="float" office:value="10132.125" calcext:value-type="float">
            <text:p>10132.125</text:p>
          </table:table-cell>
        </table:table-row>
        <table:table-row table:style-name="ro1">
          <table:table-cell office:value-type="string" calcext:value-type="string">
            <text:p>0002014</text:p>
          </table:table-cell>
          <table:table-cell office:value-type="float" office:value="10068" calcext:value-type="float">
            <text:p>10068</text:p>
          </table:table-cell>
          <table:table-cell table:formula="of:=AVERAGE([.B519];[.B520];[.B521];[.B522])" office:value-type="float" office:value="10135" calcext:value-type="float">
            <text:p>10135</text:p>
          </table:table-cell>
          <table:table-cell table:formula="of:=AVERAGE([.C519];[.C520];[.C521];[.C522])" office:value-type="float" office:value="10134.4375" calcext:value-type="float">
            <text:p>10134.4375</text:p>
          </table:table-cell>
        </table:table-row>
        <table:table-row table:style-name="ro1">
          <table:table-cell office:value-type="string" calcext:value-type="string">
            <text:p>0002016</text:p>
          </table:table-cell>
          <table:table-cell office:value-type="float" office:value="10133" calcext:value-type="float">
            <text:p>10133</text:p>
          </table:table-cell>
          <table:table-cell table:formula="of:=AVERAGE([.B520];[.B521];[.B522];[.B523])" office:value-type="float" office:value="10151.25" calcext:value-type="float">
            <text:p>10151.25</text:p>
          </table:table-cell>
          <table:table-cell table:formula="of:=AVERAGE([.C520];[.C521];[.C522];[.C523])" office:value-type="float" office:value="10121.125" calcext:value-type="float">
            <text:p>10121.125</text:p>
          </table:table-cell>
        </table:table-row>
        <table:table-row table:style-name="ro1">
          <table:table-cell office:value-type="string" calcext:value-type="string">
            <text:p>0002020</text:p>
          </table:table-cell>
          <table:table-cell office:value-type="float" office:value="10160" calcext:value-type="float">
            <text:p>10160</text:p>
          </table:table-cell>
          <table:table-cell table:formula="of:=AVERAGE([.B521];[.B522];[.B523];[.B524])" office:value-type="float" office:value="10137.25" calcext:value-type="float">
            <text:p>10137.25</text:p>
          </table:table-cell>
          <table:table-cell table:formula="of:=AVERAGE([.C521];[.C522];[.C523];[.C524])" office:value-type="float" office:value="10098.5" calcext:value-type="float">
            <text:p>10098.5</text:p>
          </table:table-cell>
        </table:table-row>
        <table:table-row table:style-name="ro1">
          <table:table-cell office:value-type="string" calcext:value-type="string">
            <text:p>0002022</text:p>
          </table:table-cell>
          <table:table-cell office:value-type="float" office:value="10179" calcext:value-type="float">
            <text:p>10179</text:p>
          </table:table-cell>
          <table:table-cell table:formula="of:=AVERAGE([.B522];[.B523];[.B524];[.B525])" office:value-type="float" office:value="10114.25" calcext:value-type="float">
            <text:p>10114.25</text:p>
          </table:table-cell>
          <table:table-cell table:formula="of:=AVERAGE([.C522];[.C523];[.C524];[.C525])" office:value-type="float" office:value="10077.625" calcext:value-type="float">
            <text:p>10077.625</text:p>
          </table:table-cell>
        </table:table-row>
        <table:table-row table:style-name="ro1">
          <table:table-cell office:value-type="string" calcext:value-type="string">
            <text:p>0002024</text:p>
          </table:table-cell>
          <table:table-cell office:value-type="float" office:value="10133" calcext:value-type="float">
            <text:p>10133</text:p>
          </table:table-cell>
          <table:table-cell table:formula="of:=AVERAGE([.B523];[.B524];[.B525];[.B526])" office:value-type="float" office:value="10081.75" calcext:value-type="float">
            <text:p>10081.75</text:p>
          </table:table-cell>
          <table:table-cell table:formula="of:=AVERAGE([.C523];[.C524];[.C525];[.C526])" office:value-type="float" office:value="10062.5" calcext:value-type="float">
            <text:p>10062.5</text:p>
          </table:table-cell>
        </table:table-row>
        <table:table-row table:style-name="ro1">
          <table:table-cell office:value-type="string" calcext:value-type="string">
            <text:p>0002026</text:p>
          </table:table-cell>
          <table:table-cell office:value-type="float" office:value="10077" calcext:value-type="float">
            <text:p>10077</text:p>
          </table:table-cell>
          <table:table-cell table:formula="of:=AVERAGE([.B524];[.B525];[.B526];[.B527])" office:value-type="float" office:value="10060.75" calcext:value-type="float">
            <text:p>10060.75</text:p>
          </table:table-cell>
          <table:table-cell table:formula="of:=AVERAGE([.C524];[.C525];[.C526];[.C527])" office:value-type="float" office:value="10056.125" calcext:value-type="float">
            <text:p>10056.125</text:p>
          </table:table-cell>
        </table:table-row>
        <table:table-row table:style-name="ro1">
          <table:table-cell office:value-type="string" calcext:value-type="string">
            <text:p>0002030</text:p>
          </table:table-cell>
          <table:table-cell office:value-type="float" office:value="10068" calcext:value-type="float">
            <text:p>10068</text:p>
          </table:table-cell>
          <table:table-cell table:formula="of:=AVERAGE([.B525];[.B526];[.B527];[.B528])" office:value-type="float" office:value="10053.75" calcext:value-type="float">
            <text:p>10053.75</text:p>
          </table:table-cell>
          <table:table-cell table:formula="of:=AVERAGE([.C525];[.C526];[.C527];[.C528])" office:value-type="float" office:value="10055.625" calcext:value-type="float">
            <text:p>10055.625</text:p>
          </table:table-cell>
        </table:table-row>
        <table:table-row table:style-name="ro1">
          <table:table-cell office:value-type="string" calcext:value-type="string">
            <text:p>0002032</text:p>
          </table:table-cell>
          <table:table-cell office:value-type="float" office:value="10049" calcext:value-type="float">
            <text:p>10049</text:p>
          </table:table-cell>
          <table:table-cell table:formula="of:=AVERAGE([.B526];[.B527];[.B528];[.B529])" office:value-type="float" office:value="10053.75" calcext:value-type="float">
            <text:p>10053.75</text:p>
          </table:table-cell>
          <table:table-cell table:formula="of:=AVERAGE([.C526];[.C527];[.C528];[.C529])" office:value-type="float" office:value="10057.5" calcext:value-type="float">
            <text:p>10057.5</text:p>
          </table:table-cell>
        </table:table-row>
        <table:table-row table:style-name="ro1">
          <table:table-cell office:value-type="string" calcext:value-type="string">
            <text:p>0002034</text:p>
          </table:table-cell>
          <table:table-cell office:value-type="float" office:value="10049" calcext:value-type="float">
            <text:p>10049</text:p>
          </table:table-cell>
          <table:table-cell table:formula="of:=AVERAGE([.B527];[.B528];[.B529];[.B530])" office:value-type="float" office:value="10056.25" calcext:value-type="float">
            <text:p>10056.25</text:p>
          </table:table-cell>
          <table:table-cell table:formula="of:=AVERAGE([.C527];[.C528];[.C529];[.C530])" office:value-type="float" office:value="10059.375" calcext:value-type="float">
            <text:p>10059.375</text:p>
          </table:table-cell>
        </table:table-row>
        <table:table-row table:style-name="ro1">
          <table:table-cell office:value-type="string" calcext:value-type="string">
            <text:p>0002036</text:p>
          </table:table-cell>
          <table:table-cell office:value-type="float" office:value="10049" calcext:value-type="float">
            <text:p>10049</text:p>
          </table:table-cell>
          <table:table-cell table:formula="of:=AVERAGE([.B528];[.B529];[.B530];[.B531])" office:value-type="float" office:value="10058.75" calcext:value-type="float">
            <text:p>10058.75</text:p>
          </table:table-cell>
          <table:table-cell table:formula="of:=AVERAGE([.C528];[.C529];[.C530];[.C531])" office:value-type="float" office:value="10063.5" calcext:value-type="float">
            <text:p>10063.5</text:p>
          </table:table-cell>
        </table:table-row>
        <table:table-row table:style-name="ro1">
          <table:table-cell office:value-type="string" calcext:value-type="string">
            <text:p>0002040</text:p>
          </table:table-cell>
          <table:table-cell office:value-type="float" office:value="10068" calcext:value-type="float">
            <text:p>10068</text:p>
          </table:table-cell>
          <table:table-cell table:formula="of:=AVERAGE([.B529];[.B530];[.B531];[.B532])" office:value-type="float" office:value="10061.25" calcext:value-type="float">
            <text:p>10061.25</text:p>
          </table:table-cell>
          <table:table-cell table:formula="of:=AVERAGE([.C529];[.C530];[.C531];[.C532])" office:value-type="float" office:value="10073.3125" calcext:value-type="float">
            <text:p>10073.3125</text:p>
          </table:table-cell>
        </table:table-row>
        <table:table-row table:style-name="ro1">
          <table:table-cell office:value-type="string" calcext:value-type="string">
            <text:p>0002042</text:p>
          </table:table-cell>
          <table:table-cell office:value-type="float" office:value="10059" calcext:value-type="float">
            <text:p>10059</text:p>
          </table:table-cell>
          <table:table-cell table:formula="of:=AVERAGE([.B530];[.B531];[.B532];[.B533])" office:value-type="float" office:value="10061.25" calcext:value-type="float">
            <text:p>10061.25</text:p>
          </table:table-cell>
          <table:table-cell table:formula="of:=AVERAGE([.C530];[.C531];[.C532];[.C533])" office:value-type="float" office:value="10090.5625" calcext:value-type="float">
            <text:p>10090.5625</text:p>
          </table:table-cell>
        </table:table-row>
        <table:table-row table:style-name="ro1">
          <table:table-cell office:value-type="string" calcext:value-type="string">
            <text:p>0002044</text:p>
          </table:table-cell>
          <table:table-cell office:value-type="float" office:value="10059" calcext:value-type="float">
            <text:p>10059</text:p>
          </table:table-cell>
          <table:table-cell table:formula="of:=AVERAGE([.B531];[.B532];[.B533];[.B534])" office:value-type="float" office:value="10072.75" calcext:value-type="float">
            <text:p>10072.75</text:p>
          </table:table-cell>
          <table:table-cell table:formula="of:=AVERAGE([.C531];[.C532];[.C533];[.C534])" office:value-type="float" office:value="10112.4375" calcext:value-type="float">
            <text:p>10112.4375</text:p>
          </table:table-cell>
        </table:table-row>
        <table:table-row table:style-name="ro1">
          <table:table-cell office:value-type="string" calcext:value-type="string">
            <text:p>0002046</text:p>
          </table:table-cell>
          <table:table-cell office:value-type="float" office:value="10059" calcext:value-type="float">
            <text:p>10059</text:p>
          </table:table-cell>
          <table:table-cell table:formula="of:=AVERAGE([.B532];[.B533];[.B534];[.B535])" office:value-type="float" office:value="10098" calcext:value-type="float">
            <text:p>10098</text:p>
          </table:table-cell>
          <table:table-cell table:formula="of:=AVERAGE([.C532];[.C533];[.C534];[.C535])" office:value-type="float" office:value="10136.0625" calcext:value-type="float">
            <text:p>10136.0625</text:p>
          </table:table-cell>
        </table:table-row>
        <table:table-row table:style-name="ro1">
          <table:table-cell office:value-type="string" calcext:value-type="string">
            <text:p>0002050</text:p>
          </table:table-cell>
          <table:table-cell office:value-type="float" office:value="10068" calcext:value-type="float">
            <text:p>10068</text:p>
          </table:table-cell>
          <table:table-cell table:formula="of:=AVERAGE([.B533];[.B534];[.B535];[.B536])" office:value-type="float" office:value="10130.25" calcext:value-type="float">
            <text:p>10130.25</text:p>
          </table:table-cell>
          <table:table-cell table:formula="of:=AVERAGE([.C533];[.C534];[.C535];[.C536])" office:value-type="float" office:value="10154.5625" calcext:value-type="float">
            <text:p>10154.5625</text:p>
          </table:table-cell>
        </table:table-row>
        <table:table-row table:style-name="ro1">
          <table:table-cell office:value-type="string" calcext:value-type="string">
            <text:p>0002052</text:p>
          </table:table-cell>
          <table:table-cell office:value-type="float" office:value="10105" calcext:value-type="float">
            <text:p>10105</text:p>
          </table:table-cell>
          <table:table-cell table:formula="of:=AVERAGE([.B534];[.B535];[.B536];[.B537])" office:value-type="float" office:value="10148.75" calcext:value-type="float">
            <text:p>10148.75</text:p>
          </table:table-cell>
          <table:table-cell table:formula="of:=AVERAGE([.C534];[.C535];[.C536];[.C537])" office:value-type="float" office:value="10160.375" calcext:value-type="float">
            <text:p>10160.375</text:p>
          </table:table-cell>
        </table:table-row>
        <table:table-row table:style-name="ro1">
          <table:table-cell office:value-type="string" calcext:value-type="string">
            <text:p>0002054</text:p>
          </table:table-cell>
          <table:table-cell office:value-type="float" office:value="10160" calcext:value-type="float">
            <text:p>10160</text:p>
          </table:table-cell>
          <table:table-cell table:formula="of:=AVERAGE([.B535];[.B536];[.B537];[.B538])" office:value-type="float" office:value="10167.25" calcext:value-type="float">
            <text:p>10167.25</text:p>
          </table:table-cell>
          <table:table-cell table:formula="of:=AVERAGE([.C535];[.C536];[.C537];[.C538])" office:value-type="float" office:value="10156.375" calcext:value-type="float">
            <text:p>10156.375</text:p>
          </table:table-cell>
        </table:table-row>
        <table:table-row table:style-name="ro1">
          <table:table-cell office:value-type="string" calcext:value-type="string">
            <text:p>0002056</text:p>
          </table:table-cell>
          <table:table-cell office:value-type="float" office:value="10188" calcext:value-type="float">
            <text:p>10188</text:p>
          </table:table-cell>
          <table:table-cell table:formula="of:=AVERAGE([.B536];[.B537];[.B538];[.B539])" office:value-type="float" office:value="10172" calcext:value-type="float">
            <text:p>10172</text:p>
          </table:table-cell>
          <table:table-cell table:formula="of:=AVERAGE([.C536];[.C537];[.C538];[.C539])" office:value-type="float" office:value="10140.25" calcext:value-type="float">
            <text:p>10140.25</text:p>
          </table:table-cell>
        </table:table-row>
        <table:table-row table:style-name="ro1">
          <table:table-cell office:value-type="string" calcext:value-type="string">
            <text:p>0002060</text:p>
          </table:table-cell>
          <table:table-cell office:value-type="float" office:value="10142" calcext:value-type="float">
            <text:p>10142</text:p>
          </table:table-cell>
          <table:table-cell table:formula="of:=AVERAGE([.B537];[.B538];[.B539];[.B540])" office:value-type="float" office:value="10153.5" calcext:value-type="float">
            <text:p>10153.5</text:p>
          </table:table-cell>
          <table:table-cell table:formula="of:=AVERAGE([.C537];[.C538];[.C539];[.C540])" office:value-type="float" office:value="10115.4375" calcext:value-type="float">
            <text:p>10115.4375</text:p>
          </table:table-cell>
        </table:table-row>
        <table:table-row table:style-name="ro1">
          <table:table-cell office:value-type="string" calcext:value-type="string">
            <text:p>0002062</text:p>
          </table:table-cell>
          <table:table-cell office:value-type="float" office:value="10179" calcext:value-type="float">
            <text:p>10179</text:p>
          </table:table-cell>
          <table:table-cell table:formula="of:=AVERAGE([.B538];[.B539];[.B540];[.B541])" office:value-type="float" office:value="10132.75" calcext:value-type="float">
            <text:p>10132.75</text:p>
          </table:table-cell>
          <table:table-cell table:formula="of:=AVERAGE([.C538];[.C539];[.C540];[.C541])" office:value-type="float" office:value="10089.5" calcext:value-type="float">
            <text:p>10089.5</text:p>
          </table:table-cell>
        </table:table-row>
        <table:table-row table:style-name="ro1">
          <table:table-cell office:value-type="string" calcext:value-type="string">
            <text:p>0002064</text:p>
          </table:table-cell>
          <table:table-cell office:value-type="float" office:value="10179" calcext:value-type="float">
            <text:p>10179</text:p>
          </table:table-cell>
          <table:table-cell table:formula="of:=AVERAGE([.B539];[.B540];[.B541];[.B542])" office:value-type="float" office:value="10102.75" calcext:value-type="float">
            <text:p>10102.75</text:p>
          </table:table-cell>
          <table:table-cell table:formula="of:=AVERAGE([.C539];[.C540];[.C541];[.C542])" office:value-type="float" office:value="10068.125" calcext:value-type="float">
            <text:p>10068.125</text:p>
          </table:table-cell>
        </table:table-row>
        <table:table-row table:style-name="ro1">
          <table:table-cell office:value-type="string" calcext:value-type="string">
            <text:p>0002066</text:p>
          </table:table-cell>
          <table:table-cell office:value-type="float" office:value="10114" calcext:value-type="float">
            <text:p>10114</text:p>
          </table:table-cell>
          <table:table-cell table:formula="of:=AVERAGE([.B540];[.B541];[.B542];[.B543])" office:value-type="float" office:value="10072.75" calcext:value-type="float">
            <text:p>10072.75</text:p>
          </table:table-cell>
          <table:table-cell table:formula="of:=AVERAGE([.C540];[.C541];[.C542];[.C543])" office:value-type="float" office:value="10053.625" calcext:value-type="float">
            <text:p>10053.625</text:p>
          </table:table-cell>
        </table:table-row>
        <table:table-row table:style-name="ro1">
          <table:table-cell office:value-type="string" calcext:value-type="string">
            <text:p>0002070</text:p>
          </table:table-cell>
          <table:table-cell office:value-type="float" office:value="10059" calcext:value-type="float">
            <text:p>10059</text:p>
          </table:table-cell>
          <table:table-cell table:formula="of:=AVERAGE([.B541];[.B542];[.B543];[.B544])" office:value-type="float" office:value="10049.75" calcext:value-type="float">
            <text:p>10049.75</text:p>
          </table:table-cell>
          <table:table-cell table:formula="of:=AVERAGE([.C541];[.C542];[.C543];[.C544])"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0002072</text:p>
          </table:table-cell>
          <table:table-cell office:value-type="float" office:value="10059" calcext:value-type="float">
            <text:p>10059</text:p>
          </table:table-cell>
          <table:table-cell table:formula="of:=AVERAGE([.B542];[.B543];[.B544];[.B545])" office:value-type="float" office:value="10047.25" calcext:value-type="float">
            <text:p>10047.25</text:p>
          </table:table-cell>
          <table:table-cell table:formula="of:=AVERAGE([.C542];[.C543];[.C544];[.C545])" office:value-type="float" office:value="10045.25" calcext:value-type="float">
            <text:p>10045.25</text:p>
          </table:table-cell>
        </table:table-row>
        <table:table-row table:style-name="ro1">
          <table:table-cell office:value-type="string" calcext:value-type="string">
            <text:p>0002074</text:p>
          </table:table-cell>
          <table:table-cell office:value-type="float" office:value="10059" calcext:value-type="float">
            <text:p>10059</text:p>
          </table:table-cell>
          <table:table-cell table:formula="of:=AVERAGE([.B543];[.B544];[.B545];[.B546])" office:value-type="float" office:value="10044.75" calcext:value-type="float">
            <text:p>10044.75</text:p>
          </table:table-cell>
          <table:table-cell table:formula="of:=AVERAGE([.C543];[.C544];[.C545];[.C546])" office:value-type="float" office:value="10045.125" calcext:value-type="float">
            <text:p>10045.125</text:p>
          </table:table-cell>
        </table:table-row>
        <table:table-row table:style-name="ro1">
          <table:table-cell office:value-type="string" calcext:value-type="string">
            <text:p>0002076</text:p>
          </table:table-cell>
          <table:table-cell office:value-type="float" office:value="10022" calcext:value-type="float">
            <text:p>10022</text:p>
          </table:table-cell>
          <table:table-cell table:formula="of:=AVERAGE([.B544];[.B545];[.B546];[.B547])" office:value-type="float" office:value="10042.25" calcext:value-type="float">
            <text:p>10042.25</text:p>
          </table:table-cell>
          <table:table-cell table:formula="of:=AVERAGE([.C544];[.C545];[.C546];[.C547])" office:value-type="float" office:value="10046.8125" calcext:value-type="float">
            <text:p>10046.8125</text:p>
          </table:table-cell>
        </table:table-row>
        <table:table-row table:style-name="ro1">
          <table:table-cell office:value-type="string" calcext:value-type="string">
            <text:p>0002100</text:p>
          </table:table-cell>
          <table:table-cell office:value-type="float" office:value="10049" calcext:value-type="float">
            <text:p>10049</text:p>
          </table:table-cell>
          <table:table-cell table:formula="of:=AVERAGE([.B545];[.B546];[.B547];[.B548])" office:value-type="float" office:value="10046.75" calcext:value-type="float">
            <text:p>10046.75</text:p>
          </table:table-cell>
          <table:table-cell table:formula="of:=AVERAGE([.C545];[.C546];[.C547];[.C548])" office:value-type="float" office:value="10054.9375" calcext:value-type="float">
            <text:p>10054.9375</text:p>
          </table:table-cell>
        </table:table-row>
        <table:table-row table:style-name="ro1">
          <table:table-cell office:value-type="string" calcext:value-type="string">
            <text:p>0002102</text:p>
          </table:table-cell>
          <table:table-cell office:value-type="float" office:value="10049" calcext:value-type="float">
            <text:p>10049</text:p>
          </table:table-cell>
          <table:table-cell table:formula="of:=AVERAGE([.B546];[.B547];[.B548];[.B549])" office:value-type="float" office:value="10046.75" calcext:value-type="float">
            <text:p>10046.75</text:p>
          </table:table-cell>
          <table:table-cell table:formula="of:=AVERAGE([.C546];[.C547];[.C548];[.C549])" office:value-type="float" office:value="10069.4375" calcext:value-type="float">
            <text:p>10069.4375</text:p>
          </table:table-cell>
        </table:table-row>
        <table:table-row table:style-name="ro1">
          <table:table-cell office:value-type="string" calcext:value-type="string">
            <text:p>0002104</text:p>
          </table:table-cell>
          <table:table-cell office:value-type="float" office:value="10049" calcext:value-type="float">
            <text:p>10049</text:p>
          </table:table-cell>
          <table:table-cell table:formula="of:=AVERAGE([.B547];[.B548];[.B549];[.B550])" office:value-type="float" office:value="10051.5" calcext:value-type="float">
            <text:p>10051.5</text:p>
          </table:table-cell>
          <table:table-cell table:formula="of:=AVERAGE([.C547];[.C548];[.C549];[.C550])" office:value-type="float" office:value="10090.875" calcext:value-type="float">
            <text:p>10090.875</text:p>
          </table:table-cell>
        </table:table-row>
        <table:table-row table:style-name="ro1">
          <table:table-cell office:value-type="string" calcext:value-type="string">
            <text:p>0002106</text:p>
          </table:table-cell>
          <table:table-cell office:value-type="float" office:value="10040" calcext:value-type="float">
            <text:p>10040</text:p>
          </table:table-cell>
          <table:table-cell table:formula="of:=AVERAGE([.B548];[.B549];[.B550];[.B551])" office:value-type="float" office:value="10074.75" calcext:value-type="float">
            <text:p>10074.75</text:p>
          </table:table-cell>
          <table:table-cell table:formula="of:=AVERAGE([.C548];[.C549];[.C550];[.C551])" office:value-type="float" office:value="10117.4375" calcext:value-type="float">
            <text:p>10117.4375</text:p>
          </table:table-cell>
        </table:table-row>
        <table:table-row table:style-name="ro1">
          <table:table-cell office:value-type="string" calcext:value-type="string">
            <text:p>0002110</text:p>
          </table:table-cell>
          <table:table-cell office:value-type="float" office:value="10049" calcext:value-type="float">
            <text:p>10049</text:p>
          </table:table-cell>
          <table:table-cell table:formula="of:=AVERAGE([.B549];[.B550];[.B551];[.B552])" office:value-type="float" office:value="10104.75" calcext:value-type="float">
            <text:p>10104.75</text:p>
          </table:table-cell>
          <table:table-cell table:formula="of:=AVERAGE([.C549];[.C550];[.C551];[.C552])" office:value-type="float" office:value="10140.5" calcext:value-type="float">
            <text:p>10140.5</text:p>
          </table:table-cell>
        </table:table-row>
        <table:table-row table:style-name="ro1">
          <table:table-cell office:value-type="string" calcext:value-type="string">
            <text:p>0002112</text:p>
          </table:table-cell>
          <table:table-cell office:value-type="float" office:value="10068" calcext:value-type="float">
            <text:p>10068</text:p>
          </table:table-cell>
          <table:table-cell table:formula="of:=AVERAGE([.B550];[.B551];[.B552];[.B553])" office:value-type="float" office:value="10132.5" calcext:value-type="float">
            <text:p>10132.5</text:p>
          </table:table-cell>
          <table:table-cell table:formula="of:=AVERAGE([.C550];[.C551];[.C552];[.C553])" office:value-type="float" office:value="10157.25" calcext:value-type="float">
            <text:p>10157.25</text:p>
          </table:table-cell>
        </table:table-row>
        <table:table-row table:style-name="ro1">
          <table:table-cell office:value-type="string" calcext:value-type="string">
            <text:p>0002114</text:p>
          </table:table-cell>
          <table:table-cell office:value-type="float" office:value="10142" calcext:value-type="float">
            <text:p>10142</text:p>
          </table:table-cell>
          <table:table-cell table:formula="of:=AVERAGE([.B551];[.B552];[.B553];[.B554])" office:value-type="float" office:value="10157.75" calcext:value-type="float">
            <text:p>10157.75</text:p>
          </table:table-cell>
          <table:table-cell table:formula="of:=AVERAGE([.C551];[.C552];[.C553];[.C554])" office:value-type="float" office:value="10161.875" calcext:value-type="float">
            <text:p>10161.875</text:p>
          </table:table-cell>
        </table:table-row>
        <table:table-row table:style-name="ro1">
          <table:table-cell office:value-type="string" calcext:value-type="string">
            <text:p>0002116</text:p>
          </table:table-cell>
          <table:table-cell office:value-type="float" office:value="10160" calcext:value-type="float">
            <text:p>10160</text:p>
          </table:table-cell>
          <table:table-cell table:formula="of:=AVERAGE([.B552];[.B553];[.B554];[.B555])" office:value-type="float" office:value="10167" calcext:value-type="float">
            <text:p>10167</text:p>
          </table:table-cell>
          <table:table-cell table:formula="of:=AVERAGE([.C552];[.C553];[.C554];[.C555])" office:value-type="float" office:value="10153.875" calcext:value-type="float">
            <text:p>10153.875</text:p>
          </table:table-cell>
        </table:table-row>
        <table:table-row table:style-name="ro1">
          <table:table-cell office:value-type="string" calcext:value-type="string">
            <text:p>0002120</text:p>
          </table:table-cell>
          <table:table-cell office:value-type="float" office:value="10160" calcext:value-type="float">
            <text:p>10160</text:p>
          </table:table-cell>
          <table:table-cell table:formula="of:=AVERAGE([.B553];[.B554];[.B555];[.B556])" office:value-type="float" office:value="10171.75" calcext:value-type="float">
            <text:p>10171.75</text:p>
          </table:table-cell>
          <table:table-cell table:formula="of:=AVERAGE([.C553];[.C554];[.C555];[.C556])" office:value-type="float" office:value="10135.4375" calcext:value-type="float">
            <text:p>10135.4375</text:p>
          </table:table-cell>
        </table:table-row>
        <table:table-row table:style-name="ro1">
          <table:table-cell office:value-type="string" calcext:value-type="string">
            <text:p>0002122</text:p>
          </table:table-cell>
          <table:table-cell office:value-type="float" office:value="10169" calcext:value-type="float">
            <text:p>10169</text:p>
          </table:table-cell>
          <table:table-cell table:formula="of:=AVERAGE([.B554];[.B555];[.B556];[.B557])" office:value-type="float" office:value="10151" calcext:value-type="float">
            <text:p>10151</text:p>
          </table:table-cell>
          <table:table-cell table:formula="of:=AVERAGE([.C554];[.C555];[.C556];[.C557])" office:value-type="float" office:value="10108.3125" calcext:value-type="float">
            <text:p>10108.3125</text:p>
          </table:table-cell>
        </table:table-row>
        <table:table-row table:style-name="ro1">
          <table:table-cell office:value-type="string" calcext:value-type="string">
            <text:p>0002124</text:p>
          </table:table-cell>
          <table:table-cell office:value-type="float" office:value="10179" calcext:value-type="float">
            <text:p>10179</text:p>
          </table:table-cell>
          <table:table-cell table:formula="of:=AVERAGE([.B555];[.B556];[.B557];[.B558])" office:value-type="float" office:value="10125.75" calcext:value-type="float">
            <text:p>10125.75</text:p>
          </table:table-cell>
          <table:table-cell table:formula="of:=AVERAGE([.C555];[.C556];[.C557];[.C558])" office:value-type="float" office:value="10085.25" calcext:value-type="float">
            <text:p>10085.25</text:p>
          </table:table-cell>
        </table:table-row>
        <table:table-row table:style-name="ro1">
          <table:table-cell office:value-type="string" calcext:value-type="string">
            <text:p>0002126</text:p>
          </table:table-cell>
          <table:table-cell office:value-type="float" office:value="10179" calcext:value-type="float">
            <text:p>10179</text:p>
          </table:table-cell>
          <table:table-cell table:formula="of:=AVERAGE([.B556];[.B557];[.B558];[.B559])" office:value-type="float" office:value="10093.25" calcext:value-type="float">
            <text:p>10093.25</text:p>
          </table:table-cell>
          <table:table-cell table:formula="of:=AVERAGE([.C556];[.C557];[.C558];[.C559])" office:value-type="float" office:value="10067.3125" calcext:value-type="float">
            <text:p>10067.3125</text:p>
          </table:table-cell>
        </table:table-row>
        <table:table-row table:style-name="ro1">
          <table:table-cell office:value-type="string" calcext:value-type="string">
            <text:p>0002130</text:p>
          </table:table-cell>
          <table:table-cell office:value-type="float" office:value="10077" calcext:value-type="float">
            <text:p>10077</text:p>
          </table:table-cell>
          <table:table-cell table:formula="of:=AVERAGE([.B557];[.B558];[.B559];[.B560])" office:value-type="float" office:value="10063.25" calcext:value-type="float">
            <text:p>10063.25</text:p>
          </table:table-cell>
          <table:table-cell table:formula="of:=AVERAGE([.C557];[.C558];[.C559];[.C560])" office:value-type="float" office:value="10058.125" calcext:value-type="float">
            <text:p>10058.125</text:p>
          </table:table-cell>
        </table:table-row>
        <table:table-row table:style-name="ro1">
          <table:table-cell office:value-type="string" calcext:value-type="string">
            <text:p>0002132</text:p>
          </table:table-cell>
          <table:table-cell office:value-type="float" office:value="10068" calcext:value-type="float">
            <text:p>10068</text:p>
          </table:table-cell>
          <table:table-cell table:formula="of:=AVERAGE([.B558];[.B559];[.B560];[.B561])" office:value-type="float" office:value="10058.75" calcext:value-type="float">
            <text:p>10058.75</text:p>
          </table:table-cell>
          <table:table-cell table:formula="of:=AVERAGE([.C558];[.C559];[.C560];[.C561])" office:value-type="float" office:value="10055.25" calcext:value-type="float">
            <text:p>10055.25</text:p>
          </table:table-cell>
        </table:table-row>
        <table:table-row table:style-name="ro1">
          <table:table-cell office:value-type="string" calcext:value-type="string">
            <text:p>0002134</text:p>
          </table:table-cell>
          <table:table-cell office:value-type="float" office:value="10049" calcext:value-type="float">
            <text:p>10049</text:p>
          </table:table-cell>
          <table:table-cell table:formula="of:=AVERAGE([.B559];[.B560];[.B561];[.B562])" office:value-type="float" office:value="10054" calcext:value-type="float">
            <text:p>10054</text:p>
          </table:table-cell>
          <table:table-cell table:formula="of:=AVERAGE([.C559];[.C560];[.C561];[.C562])" office:value-type="float" office:value="10052.3125" calcext:value-type="float">
            <text:p>10052.3125</text:p>
          </table:table-cell>
        </table:table-row>
        <table:table-row table:style-name="ro1">
          <table:table-cell office:value-type="string" calcext:value-type="string">
            <text:p>0002136</text:p>
          </table:table-cell>
          <table:table-cell office:value-type="float" office:value="10059" calcext:value-type="float">
            <text:p>10059</text:p>
          </table:table-cell>
          <table:table-cell table:formula="of:=AVERAGE([.B560];[.B561];[.B562];[.B563])" office:value-type="float" office:value="10056.5" calcext:value-type="float">
            <text:p>10056.5</text:p>
          </table:table-cell>
          <table:table-cell table:formula="of:=AVERAGE([.C560];[.C561];[.C562];[.C563])" office:value-type="float" office:value="10048.875" calcext:value-type="float">
            <text:p>10048.875</text:p>
          </table:table-cell>
        </table:table-row>
        <table:table-row table:style-name="ro1">
          <table:table-cell office:value-type="string" calcext:value-type="string">
            <text:p>0002140</text:p>
          </table:table-cell>
          <table:table-cell office:value-type="float" office:value="10059" calcext:value-type="float">
            <text:p>10059</text:p>
          </table:table-cell>
          <table:table-cell table:formula="of:=AVERAGE([.B561];[.B562];[.B563];[.B564])" office:value-type="float" office:value="10051.75" calcext:value-type="float">
            <text:p>10051.75</text:p>
          </table:table-cell>
          <table:table-cell table:formula="of:=AVERAGE([.C561];[.C562];[.C563];[.C564])" office:value-type="float" office:value="10046.5" calcext:value-type="float">
            <text:p>10046.5</text:p>
          </table:table-cell>
        </table:table-row>
        <table:table-row table:style-name="ro1">
          <table:table-cell office:value-type="string" calcext:value-type="string">
            <text:p>0002142</text:p>
          </table:table-cell>
          <table:table-cell office:value-type="float" office:value="10049" calcext:value-type="float">
            <text:p>10049</text:p>
          </table:table-cell>
          <table:table-cell table:formula="of:=AVERAGE([.B562];[.B563];[.B564];[.B565])" office:value-type="float" office:value="10047" calcext:value-type="float">
            <text:p>10047</text:p>
          </table:table-cell>
          <table:table-cell table:formula="of:=AVERAGE([.C562];[.C563];[.C564];[.C565])" office:value-type="float" office:value="10049.9375" calcext:value-type="float">
            <text:p>10049.9375</text:p>
          </table:table-cell>
        </table:table-row>
        <table:table-row table:style-name="ro1">
          <table:table-cell office:value-type="string" calcext:value-type="string">
            <text:p>0002144</text:p>
          </table:table-cell>
          <table:table-cell office:value-type="float" office:value="10059" calcext:value-type="float">
            <text:p>10059</text:p>
          </table:table-cell>
          <table:table-cell table:formula="of:=AVERAGE([.B563];[.B564];[.B565];[.B566])" office:value-type="float" office:value="10040.25" calcext:value-type="float">
            <text:p>10040.25</text:p>
          </table:table-cell>
          <table:table-cell table:formula="of:=AVERAGE([.C563];[.C564];[.C565];[.C566])" office:value-type="float" office:value="10062.0625" calcext:value-type="float">
            <text:p>10062.0625</text:p>
          </table:table-cell>
        </table:table-row>
        <table:table-row table:style-name="ro1">
          <table:table-cell office:value-type="string" calcext:value-type="string">
            <text:p>0002146</text:p>
          </table:table-cell>
          <table:table-cell office:value-type="float" office:value="10040" calcext:value-type="float">
            <text:p>10040</text:p>
          </table:table-cell>
          <table:table-cell table:formula="of:=AVERAGE([.B564];[.B565];[.B566];[.B567])" office:value-type="float" office:value="10047" calcext:value-type="float">
            <text:p>10047</text:p>
          </table:table-cell>
          <table:table-cell table:formula="of:=AVERAGE([.C564];[.C565];[.C566];[.C567])" office:value-type="float" office:value="10083.9375" calcext:value-type="float">
            <text:p>10083.9375</text:p>
          </table:table-cell>
        </table:table-row>
        <table:table-row table:style-name="ro1">
          <table:table-cell office:value-type="string" calcext:value-type="string">
            <text:p>0002150</text:p>
          </table:table-cell>
          <table:table-cell office:value-type="float" office:value="10040" calcext:value-type="float">
            <text:p>10040</text:p>
          </table:table-cell>
          <table:table-cell table:formula="of:=AVERAGE([.B565];[.B566];[.B567];[.B568])" office:value-type="float" office:value="10065.5" calcext:value-type="float">
            <text:p>10065.5</text:p>
          </table:table-cell>
          <table:table-cell table:formula="of:=AVERAGE([.C565];[.C566];[.C567];[.C568])" office:value-type="float" office:value="10103" calcext:value-type="float">
            <text:p>10103</text:p>
          </table:table-cell>
        </table:table-row>
        <table:table-row table:style-name="ro1">
          <table:table-cell office:value-type="string" calcext:value-type="string">
            <text:p>0002152</text:p>
          </table:table-cell>
          <table:table-cell office:value-type="float" office:value="10022" calcext:value-type="float">
            <text:p>10022</text:p>
          </table:table-cell>
          <table:table-cell table:formula="of:=AVERAGE([.B566];[.B567];[.B568];[.B569])" office:value-type="float" office:value="10095.5" calcext:value-type="float">
            <text:p>10095.5</text:p>
          </table:table-cell>
          <table:table-cell table:formula="of:=AVERAGE([.C566];[.C567];[.C568];[.C569])" office:value-type="float" office:value="10112.8125" calcext:value-type="float">
            <text:p>10112.8125</text:p>
          </table:table-cell>
        </table:table-row>
        <table:table-row table:style-name="ro1">
          <table:table-cell office:value-type="string" calcext:value-type="string">
            <text:p>0002154</text:p>
          </table:table-cell>
          <table:table-cell office:value-type="float" office:value="10086" calcext:value-type="float">
            <text:p>10086</text:p>
          </table:table-cell>
          <table:table-cell table:formula="of:=AVERAGE([.B567];[.B568];[.B569];[.B570])" office:value-type="float" office:value="10127.75" calcext:value-type="float">
            <text:p>10127.75</text:p>
          </table:table-cell>
          <table:table-cell table:formula="of:=AVERAGE([.C567];[.C568];[.C569];[.C570])" office:value-type="float" office:value="10109.375" calcext:value-type="float">
            <text:p>10109.375</text:p>
          </table:table-cell>
        </table:table-row>
        <table:table-row table:style-name="ro1">
          <table:table-cell office:value-type="string" calcext:value-type="string">
            <text:p>0002156</text:p>
          </table:table-cell>
          <table:table-cell office:value-type="float" office:value="10114" calcext:value-type="float">
            <text:p>10114</text:p>
          </table:table-cell>
          <table:table-cell table:formula="of:=AVERAGE([.B568];[.B569];[.B570];[.B571])" office:value-type="float" office:value="10123.25" calcext:value-type="float">
            <text:p>10123.25</text:p>
          </table:table-cell>
          <table:table-cell table:formula="of:=AVERAGE([.C568];[.C569];[.C570];[.C571])" office:value-type="float" office:value="10094.4375" calcext:value-type="float">
            <text:p>10094.4375</text:p>
          </table:table-cell>
        </table:table-row>
        <table:table-row table:style-name="ro1">
          <table:table-cell office:value-type="string" calcext:value-type="string">
            <text:p>0002160</text:p>
          </table:table-cell>
          <table:table-cell office:value-type="float" office:value="10160" calcext:value-type="float">
            <text:p>10160</text:p>
          </table:table-cell>
          <table:table-cell table:formula="of:=AVERAGE([.B569];[.B570];[.B571];[.B572])" office:value-type="float" office:value="10104.75" calcext:value-type="float">
            <text:p>10104.75</text:p>
          </table:table-cell>
          <table:table-cell table:formula="of:=AVERAGE([.C569];[.C570];[.C571];[.C572])" office:value-type="float" office:value="10083.5" calcext:value-type="float">
            <text:p>10083.5</text:p>
          </table:table-cell>
        </table:table-row>
        <table:table-row table:style-name="ro1">
          <table:table-cell office:value-type="string" calcext:value-type="string">
            <text:p>0002162</text:p>
          </table:table-cell>
          <table:table-cell office:value-type="float" office:value="10151" calcext:value-type="float">
            <text:p>10151</text:p>
          </table:table-cell>
          <table:table-cell table:formula="of:=AVERAGE([.B570];[.B571];[.B572];[.B573])" office:value-type="float" office:value="10081.75" calcext:value-type="float">
            <text:p>10081.75</text:p>
          </table:table-cell>
          <table:table-cell table:formula="of:=AVERAGE([.C570];[.C571];[.C572];[.C573])" office:value-type="float" office:value="10081.25" calcext:value-type="float">
            <text:p>10081.25</text:p>
          </table:table-cell>
        </table:table-row>
        <table:table-row table:style-name="ro1">
          <table:table-cell office:value-type="string" calcext:value-type="string">
            <text:p>0002164</text:p>
          </table:table-cell>
          <table:table-cell office:value-type="float" office:value="10068" calcext:value-type="float">
            <text:p>10068</text:p>
          </table:table-cell>
          <table:table-cell table:formula="of:=AVERAGE([.B571];[.B572];[.B573];[.B574])" office:value-type="float" office:value="10068" calcext:value-type="float">
            <text:p>10068</text:p>
          </table:table-cell>
          <table:table-cell table:formula="of:=AVERAGE([.C571];[.C572];[.C573];[.C574])" office:value-type="float" office:value="10087.625" calcext:value-type="float">
            <text:p>10087.625</text:p>
          </table:table-cell>
        </table:table-row>
        <table:table-row table:style-name="ro1">
          <table:table-cell office:value-type="string" calcext:value-type="string">
            <text:p>0002166</text:p>
          </table:table-cell>
          <table:table-cell office:value-type="float" office:value="10040" calcext:value-type="float">
            <text:p>10040</text:p>
          </table:table-cell>
          <table:table-cell table:formula="of:=AVERAGE([.B572];[.B573];[.B574];[.B575])" office:value-type="float" office:value="10079.5" calcext:value-type="float">
            <text:p>10079.5</text:p>
          </table:table-cell>
          <table:table-cell table:formula="of:=AVERAGE([.C572];[.C573];[.C574];[.C575])" office:value-type="float" office:value="10099.125" calcext:value-type="float">
            <text:p>10099.125</text:p>
          </table:table-cell>
        </table:table-row>
        <table:table-row table:style-name="ro1">
          <table:table-cell office:value-type="string" calcext:value-type="string">
            <text:p>0002170</text:p>
          </table:table-cell>
          <table:table-cell office:value-type="float" office:value="10068" calcext:value-type="float">
            <text:p>10068</text:p>
          </table:table-cell>
          <table:table-cell table:formula="of:=AVERAGE([.B573];[.B574];[.B575];[.B576])" office:value-type="float" office:value="10095.75" calcext:value-type="float">
            <text:p>10095.75</text:p>
          </table:table-cell>
          <table:table-cell table:formula="of:=AVERAGE([.C573];[.C574];[.C575];[.C576])" office:value-type="float" office:value="10108.3125" calcext:value-type="float">
            <text:p>10108.3125</text:p>
          </table:table-cell>
        </table:table-row>
        <table:table-row table:style-name="ro1">
          <table:table-cell office:value-type="string" calcext:value-type="string">
            <text:p>0002172</text:p>
          </table:table-cell>
          <table:table-cell office:value-type="float" office:value="10096" calcext:value-type="float">
            <text:p>10096</text:p>
          </table:table-cell>
          <table:table-cell table:formula="of:=AVERAGE([.B574];[.B575];[.B576];[.B577])" office:value-type="float" office:value="10107.25" calcext:value-type="float">
            <text:p>10107.25</text:p>
          </table:table-cell>
          <table:table-cell table:formula="of:=AVERAGE([.C574];[.C575];[.C576];[.C577])" office:value-type="float" office:value="10114.5625" calcext:value-type="float">
            <text:p>10114.5625</text:p>
          </table:table-cell>
        </table:table-row>
        <table:table-row table:style-name="ro1">
          <table:table-cell office:value-type="string" calcext:value-type="string">
            <text:p>0002174</text:p>
          </table:table-cell>
          <table:table-cell office:value-type="float" office:value="10114" calcext:value-type="float">
            <text:p>10114</text:p>
          </table:table-cell>
          <table:table-cell table:formula="of:=AVERAGE([.B575];[.B576];[.B577];[.B578])" office:value-type="float" office:value="10114" calcext:value-type="float">
            <text:p>10114</text:p>
          </table:table-cell>
          <table:table-cell table:formula="of:=AVERAGE([.C575];[.C576];[.C577];[.C578])" office:value-type="float" office:value="10122" calcext:value-type="float">
            <text:p>10122</text:p>
          </table:table-cell>
        </table:table-row>
        <table:table-row table:style-name="ro1">
          <table:table-cell office:value-type="string" calcext:value-type="string">
            <text:p>0002176</text:p>
          </table:table-cell>
          <table:table-cell office:value-type="float" office:value="10105" calcext:value-type="float">
            <text:p>10105</text:p>
          </table:table-cell>
          <table:table-cell table:formula="of:=AVERAGE([.B576];[.B577];[.B578];[.B579])" office:value-type="float" office:value="10116.25" calcext:value-type="float">
            <text:p>10116.25</text:p>
          </table:table-cell>
          <table:table-cell table:formula="of:=AVERAGE([.C576];[.C577];[.C578];[.C579])" office:value-type="float" office:value="10133.5625" calcext:value-type="float">
            <text:p>10133.5625</text:p>
          </table:table-cell>
        </table:table-row>
        <table:table-row table:style-name="ro1">
          <table:table-cell office:value-type="string" calcext:value-type="string">
            <text:p>0002200</text:p>
          </table:table-cell>
          <table:table-cell office:value-type="float" office:value="10114" calcext:value-type="float">
            <text:p>10114</text:p>
          </table:table-cell>
          <table:table-cell table:formula="of:=AVERAGE([.B577];[.B578];[.B579];[.B580])" office:value-type="float" office:value="10120.75" calcext:value-type="float">
            <text:p>10120.75</text:p>
          </table:table-cell>
          <table:table-cell table:formula="of:=AVERAGE([.C577];[.C578];[.C579];[.C580])" office:value-type="float" office:value="10152.0625" calcext:value-type="float">
            <text:p>10152.0625</text:p>
          </table:table-cell>
        </table:table-row>
        <table:table-row table:style-name="ro1">
          <table:table-cell office:value-type="string" calcext:value-type="string">
            <text:p>0002202</text:p>
          </table:table-cell>
          <table:table-cell office:value-type="float" office:value="10123" calcext:value-type="float">
            <text:p>10123</text:p>
          </table:table-cell>
          <table:table-cell table:formula="of:=AVERAGE([.B578];[.B579];[.B580];[.B581])" office:value-type="float" office:value="10137" calcext:value-type="float">
            <text:p>10137</text:p>
          </table:table-cell>
          <table:table-cell table:formula="of:=AVERAGE([.C578];[.C579];[.C580];[.C581])" office:value-type="float" office:value="10178.125" calcext:value-type="float">
            <text:p>10178.125</text:p>
          </table:table-cell>
        </table:table-row>
        <table:table-row table:style-name="ro1">
          <table:table-cell office:value-type="string" calcext:value-type="string">
            <text:p>0002204</text:p>
          </table:table-cell>
          <table:table-cell office:value-type="float" office:value="10123" calcext:value-type="float">
            <text:p>10123</text:p>
          </table:table-cell>
          <table:table-cell table:formula="of:=AVERAGE([.B579];[.B580];[.B581];[.B582])" office:value-type="float" office:value="10160.25" calcext:value-type="float">
            <text:p>10160.25</text:p>
          </table:table-cell>
          <table:table-cell table:formula="of:=AVERAGE([.C579];[.C580];[.C581];[.C582])" office:value-type="float" office:value="10204.75" calcext:value-type="float">
            <text:p>10204.75</text:p>
          </table:table-cell>
        </table:table-row>
        <table:table-row table:style-name="ro1">
          <table:table-cell office:value-type="string" calcext:value-type="string">
            <text:p>0002206</text:p>
          </table:table-cell>
          <table:table-cell office:value-type="float" office:value="10123" calcext:value-type="float">
            <text:p>10123</text:p>
          </table:table-cell>
          <table:table-cell table:formula="of:=AVERAGE([.B580];[.B581];[.B582];[.B583])" office:value-type="float" office:value="10190.25" calcext:value-type="float">
            <text:p>10190.25</text:p>
          </table:table-cell>
          <table:table-cell table:formula="of:=AVERAGE([.C580];[.C581];[.C582];[.C583])" office:value-type="float" office:value="10228.4375" calcext:value-type="float">
            <text:p>10228.4375</text:p>
          </table:table-cell>
        </table:table-row>
        <table:table-row table:style-name="ro1">
          <table:table-cell office:value-type="string" calcext:value-type="string">
            <text:p>0002210</text:p>
          </table:table-cell>
          <table:table-cell office:value-type="float" office:value="10179" calcext:value-type="float">
            <text:p>10179</text:p>
          </table:table-cell>
          <table:table-cell table:formula="of:=AVERAGE([.B581];[.B582];[.B583];[.B584])" office:value-type="float" office:value="10225" calcext:value-type="float">
            <text:p>10225</text:p>
          </table:table-cell>
          <table:table-cell table:formula="of:=AVERAGE([.C581];[.C582];[.C583];[.C584])" office:value-type="float" office:value="10243.5" calcext:value-type="float">
            <text:p>10243.5</text:p>
          </table:table-cell>
        </table:table-row>
        <table:table-row table:style-name="ro1">
          <table:table-cell office:value-type="string" calcext:value-type="string">
            <text:p>0002212</text:p>
          </table:table-cell>
          <table:table-cell office:value-type="float" office:value="10216" calcext:value-type="float">
            <text:p>10216</text:p>
          </table:table-cell>
          <table:table-cell table:formula="of:=AVERAGE([.B582];[.B583];[.B584];[.B585])" office:value-type="float" office:value="10243.5" calcext:value-type="float">
            <text:p>10243.5</text:p>
          </table:table-cell>
          <table:table-cell table:formula="of:=AVERAGE([.C582];[.C583];[.C584];[.C585])" office:value-type="float" office:value="10250.4375" calcext:value-type="float">
            <text:p>10250.4375</text:p>
          </table:table-cell>
        </table:table-row>
        <table:table-row table:style-name="ro1">
          <table:table-cell office:value-type="string" calcext:value-type="string">
            <text:p>0002214</text:p>
          </table:table-cell>
          <table:table-cell office:value-type="float" office:value="10243" calcext:value-type="float">
            <text:p>10243</text:p>
          </table:table-cell>
          <table:table-cell table:formula="of:=AVERAGE([.B583];[.B584];[.B585];[.B586])" office:value-type="float" office:value="10255" calcext:value-type="float">
            <text:p>10255</text:p>
          </table:table-cell>
          <table:table-cell table:formula="of:=AVERAGE([.C583];[.C584];[.C585];[.C586])" office:value-type="float" office:value="10251" calcext:value-type="float">
            <text:p>10251</text:p>
          </table:table-cell>
        </table:table-row>
        <table:table-row table:style-name="ro1">
          <table:table-cell office:value-type="string" calcext:value-type="string">
            <text:p>0002216</text:p>
          </table:table-cell>
          <table:table-cell office:value-type="float" office:value="10262" calcext:value-type="float">
            <text:p>10262</text:p>
          </table:table-cell>
          <table:table-cell table:formula="of:=AVERAGE([.B584];[.B585];[.B586];[.B587])" office:value-type="float" office:value="10250.5" calcext:value-type="float">
            <text:p>10250.5</text:p>
          </table:table-cell>
          <table:table-cell table:formula="of:=AVERAGE([.C584];[.C585];[.C586];[.C587])" office:value-type="float" office:value="10248.6875" calcext:value-type="float">
            <text:p>10248.6875</text:p>
          </table:table-cell>
        </table:table-row>
        <table:table-row table:style-name="ro1">
          <table:table-cell office:value-type="string" calcext:value-type="string">
            <text:p>0002220</text:p>
          </table:table-cell>
          <table:table-cell office:value-type="float" office:value="10253" calcext:value-type="float">
            <text:p>10253</text:p>
          </table:table-cell>
          <table:table-cell table:formula="of:=AVERAGE([.B585];[.B586];[.B587];[.B588])" office:value-type="float" office:value="10252.75" calcext:value-type="float">
            <text:p>10252.75</text:p>
          </table:table-cell>
          <table:table-cell table:formula="of:=AVERAGE([.C585];[.C586];[.C587];[.C588])" office:value-type="float" office:value="10248.0625" calcext:value-type="float">
            <text:p>10248.0625</text:p>
          </table:table-cell>
        </table:table-row>
        <table:table-row table:style-name="ro1">
          <table:table-cell office:value-type="string" calcext:value-type="string">
            <text:p>0002222</text:p>
          </table:table-cell>
          <table:table-cell office:value-type="float" office:value="10262" calcext:value-type="float">
            <text:p>10262</text:p>
          </table:table-cell>
          <table:table-cell table:formula="of:=AVERAGE([.B586];[.B587];[.B588];[.B589])" office:value-type="float" office:value="10245.75" calcext:value-type="float">
            <text:p>10245.75</text:p>
          </table:table-cell>
          <table:table-cell table:formula="of:=AVERAGE([.C586];[.C587];[.C588];[.C589])" office:value-type="float" office:value="10245.125" calcext:value-type="float">
            <text:p>10245.125</text:p>
          </table:table-cell>
        </table:table-row>
        <table:table-row table:style-name="ro1">
          <table:table-cell office:value-type="string" calcext:value-type="string">
            <text:p>0002224</text:p>
          </table:table-cell>
          <table:table-cell office:value-type="float" office:value="10225" calcext:value-type="float">
            <text:p>10225</text:p>
          </table:table-cell>
          <table:table-cell table:formula="of:=AVERAGE([.B587];[.B588];[.B589];[.B590])" office:value-type="float" office:value="10245.75" calcext:value-type="float">
            <text:p>10245.75</text:p>
          </table:table-cell>
          <table:table-cell table:formula="of:=AVERAGE([.C587];[.C588];[.C589];[.C590])" office:value-type="float" office:value="10244.5" calcext:value-type="float">
            <text:p>10244.5</text:p>
          </table:table-cell>
        </table:table-row>
        <table:table-row table:style-name="ro1">
          <table:table-cell office:value-type="string" calcext:value-type="string">
            <text:p>0002226</text:p>
          </table:table-cell>
          <table:table-cell office:value-type="float" office:value="10271" calcext:value-type="float">
            <text:p>10271</text:p>
          </table:table-cell>
          <table:table-cell table:formula="of:=AVERAGE([.B588];[.B589];[.B590];[.B591])" office:value-type="float" office:value="10248" calcext:value-type="float">
            <text:p>10248</text:p>
          </table:table-cell>
          <table:table-cell table:formula="of:=AVERAGE([.C588];[.C589];[.C590];[.C591])" office:value-type="float" office:value="10239.25" calcext:value-type="float">
            <text:p>10239.25</text:p>
          </table:table-cell>
        </table:table-row>
        <table:table-row table:style-name="ro1">
          <table:table-cell office:value-type="string" calcext:value-type="string">
            <text:p>0002230</text:p>
          </table:table-cell>
          <table:table-cell office:value-type="float" office:value="10225" calcext:value-type="float">
            <text:p>10225</text:p>
          </table:table-cell>
          <table:table-cell table:formula="of:=AVERAGE([.B589];[.B590];[.B591];[.B592])" office:value-type="float" office:value="10241" calcext:value-type="float">
            <text:p>10241</text:p>
          </table:table-cell>
          <table:table-cell table:formula="of:=AVERAGE([.C589];[.C590];[.C591];[.C592])" office:value-type="float" office:value="10229.375" calcext:value-type="float">
            <text:p>10229.375</text:p>
          </table:table-cell>
        </table:table-row>
        <table:table-row table:style-name="ro1">
          <table:table-cell office:value-type="string" calcext:value-type="string">
            <text:p>0002232</text:p>
          </table:table-cell>
          <table:table-cell office:value-type="float" office:value="10262" calcext:value-type="float">
            <text:p>10262</text:p>
          </table:table-cell>
          <table:table-cell table:formula="of:=AVERAGE([.B590];[.B591];[.B592];[.B593])" office:value-type="float" office:value="10243.25" calcext:value-type="float">
            <text:p>10243.25</text:p>
          </table:table-cell>
          <table:table-cell table:formula="of:=AVERAGE([.C590];[.C591];[.C592];[.C593])" office:value-type="float" office:value="10214.9375" calcext:value-type="float">
            <text:p>10214.9375</text:p>
          </table:table-cell>
        </table:table-row>
        <table:table-row table:style-name="ro1">
          <table:table-cell office:value-type="string" calcext:value-type="string">
            <text:p>0002234</text:p>
          </table:table-cell>
          <table:table-cell office:value-type="float" office:value="10234" calcext:value-type="float">
            <text:p>10234</text:p>
          </table:table-cell>
          <table:table-cell table:formula="of:=AVERAGE([.B591];[.B592];[.B593];[.B594])" office:value-type="float" office:value="10224.75" calcext:value-type="float">
            <text:p>10224.75</text:p>
          </table:table-cell>
          <table:table-cell table:formula="of:=AVERAGE([.C591];[.C592];[.C593];[.C594])" office:value-type="float" office:value="10191.3125" calcext:value-type="float">
            <text:p>10191.3125</text:p>
          </table:table-cell>
        </table:table-row>
        <table:table-row table:style-name="ro1">
          <table:table-cell office:value-type="string" calcext:value-type="string">
            <text:p>0002236</text:p>
          </table:table-cell>
          <table:table-cell office:value-type="float" office:value="10243" calcext:value-type="float">
            <text:p>10243</text:p>
          </table:table-cell>
          <table:table-cell table:formula="of:=AVERAGE([.B592];[.B593];[.B594];[.B595])" office:value-type="float" office:value="10208.5" calcext:value-type="float">
            <text:p>10208.5</text:p>
          </table:table-cell>
          <table:table-cell table:formula="of:=AVERAGE([.C592];[.C593];[.C594];[.C595])" office:value-type="float" office:value="10167.6875" calcext:value-type="float">
            <text:p>10167.6875</text:p>
          </table:table-cell>
        </table:table-row>
        <table:table-row table:style-name="ro1">
          <table:table-cell office:value-type="string" calcext:value-type="string">
            <text:p>0002240</text:p>
          </table:table-cell>
          <table:table-cell office:value-type="float" office:value="10234" calcext:value-type="float">
            <text:p>10234</text:p>
          </table:table-cell>
          <table:table-cell table:formula="of:=AVERAGE([.B593];[.B594];[.B595];[.B596])" office:value-type="float" office:value="10183.25" calcext:value-type="float">
            <text:p>10183.25</text:p>
          </table:table-cell>
          <table:table-cell table:formula="of:=AVERAGE([.C593];[.C594];[.C595];[.C596])" office:value-type="float" office:value="10147" calcext:value-type="float">
            <text:p>10147</text:p>
          </table:table-cell>
        </table:table-row>
        <table:table-row table:style-name="ro1">
          <table:table-cell office:value-type="string" calcext:value-type="string">
            <text:p>0002242</text:p>
          </table:table-cell>
          <table:table-cell office:value-type="float" office:value="10188" calcext:value-type="float">
            <text:p>10188</text:p>
          </table:table-cell>
          <table:table-cell table:formula="of:=AVERAGE([.B594];[.B595];[.B596];[.B597])" office:value-type="float" office:value="10148.75" calcext:value-type="float">
            <text:p>10148.75</text:p>
          </table:table-cell>
          <table:table-cell table:formula="of:=AVERAGE([.C594];[.C595];[.C596];[.C597])" office:value-type="float" office:value="10129.75" calcext:value-type="float">
            <text:p>10129.75</text:p>
          </table:table-cell>
        </table:table-row>
        <table:table-row table:style-name="ro1">
          <table:table-cell office:value-type="string" calcext:value-type="string">
            <text:p>0002244</text:p>
          </table:table-cell>
          <table:table-cell office:value-type="float" office:value="10169" calcext:value-type="float">
            <text:p>10169</text:p>
          </table:table-cell>
          <table:table-cell table:formula="of:=AVERAGE([.B595];[.B596];[.B597];[.B598])" office:value-type="float" office:value="10130.25" calcext:value-type="float">
            <text:p>10130.25</text:p>
          </table:table-cell>
          <table:table-cell table:formula="of:=AVERAGE([.C595];[.C596];[.C597];[.C598])" office:value-type="float" office:value="10122.8125" calcext:value-type="float">
            <text:p>10122.8125</text:p>
          </table:table-cell>
        </table:table-row>
        <table:table-row table:style-name="ro1">
          <table:table-cell office:value-type="string" calcext:value-type="string">
            <text:p>0002246</text:p>
          </table:table-cell>
          <table:table-cell office:value-type="float" office:value="10142" calcext:value-type="float">
            <text:p>10142</text:p>
          </table:table-cell>
          <table:table-cell table:formula="of:=AVERAGE([.B596];[.B597];[.B598];[.B599])" office:value-type="float" office:value="10125.75" calcext:value-type="float">
            <text:p>10125.75</text:p>
          </table:table-cell>
          <table:table-cell table:formula="of:=AVERAGE([.C596];[.C597];[.C598];[.C599])" office:value-type="float" office:value="10120.5" calcext:value-type="float">
            <text:p>10120.5</text:p>
          </table:table-cell>
        </table:table-row>
        <table:table-row table:style-name="ro1">
          <table:table-cell office:value-type="string" calcext:value-type="string">
            <text:p>0002250</text:p>
          </table:table-cell>
          <table:table-cell office:value-type="float" office:value="10096" calcext:value-type="float">
            <text:p>10096</text:p>
          </table:table-cell>
          <table:table-cell table:formula="of:=AVERAGE([.B597];[.B598];[.B599];[.B600])" office:value-type="float" office:value="10114.25" calcext:value-type="float">
            <text:p>10114.25</text:p>
          </table:table-cell>
          <table:table-cell table:formula="of:=AVERAGE([.C597];[.C598];[.C599];[.C600])" office:value-type="float" office:value="10118.75" calcext:value-type="float">
            <text:p>10118.75</text:p>
          </table:table-cell>
        </table:table-row>
        <table:table-row table:style-name="ro1">
          <table:table-cell office:value-type="string" calcext:value-type="string">
            <text:p>0002252</text:p>
          </table:table-cell>
          <table:table-cell office:value-type="float" office:value="10114" calcext:value-type="float">
            <text:p>10114</text:p>
          </table:table-cell>
          <table:table-cell table:formula="of:=AVERAGE([.B598];[.B599];[.B600];[.B601])" office:value-type="float" office:value="10121" calcext:value-type="float">
            <text:p>10121</text:p>
          </table:table-cell>
          <table:table-cell table:formula="of:=AVERAGE([.C598];[.C599];[.C600];[.C601])" office:value-type="float" office:value="10123.3125" calcext:value-type="float">
            <text:p>10123.3125</text:p>
          </table:table-cell>
        </table:table-row>
        <table:table-row table:style-name="ro1">
          <table:table-cell office:value-type="string" calcext:value-type="string">
            <text:p>0002254</text:p>
          </table:table-cell>
          <table:table-cell office:value-type="float" office:value="10151" calcext:value-type="float">
            <text:p>10151</text:p>
          </table:table-cell>
          <table:table-cell table:formula="of:=AVERAGE([.B599];[.B600];[.B601];[.B602])" office:value-type="float" office:value="10121" calcext:value-type="float">
            <text:p>10121</text:p>
          </table:table-cell>
          <table:table-cell table:formula="of:=AVERAGE([.C599];[.C600];[.C601];[.C602])" office:value-type="float" office:value="10132" calcext:value-type="float">
            <text:p>10132</text:p>
          </table:table-cell>
        </table:table-row>
        <table:table-row table:style-name="ro1">
          <table:table-cell office:value-type="string" calcext:value-type="string">
            <text:p>0002256</text:p>
          </table:table-cell>
          <table:table-cell office:value-type="float" office:value="10096" calcext:value-type="float">
            <text:p>10096</text:p>
          </table:table-cell>
          <table:table-cell table:formula="of:=AVERAGE([.B600];[.B601];[.B602];[.B603])" office:value-type="float" office:value="10118.75" calcext:value-type="float">
            <text:p>10118.75</text:p>
          </table:table-cell>
          <table:table-cell table:formula="of:=AVERAGE([.C600];[.C601];[.C602];[.C603])" office:value-type="float" office:value="10146.4375" calcext:value-type="float">
            <text:p>10146.4375</text:p>
          </table:table-cell>
        </table:table-row>
        <table:table-row table:style-name="ro1">
          <table:table-cell office:value-type="string" calcext:value-type="string">
            <text:p>0002260</text:p>
          </table:table-cell>
          <table:table-cell office:value-type="float" office:value="10123" calcext:value-type="float">
            <text:p>10123</text:p>
          </table:table-cell>
          <table:table-cell table:formula="of:=AVERAGE([.B601];[.B602];[.B603];[.B604])" office:value-type="float" office:value="10132.5" calcext:value-type="float">
            <text:p>10132.5</text:p>
          </table:table-cell>
          <table:table-cell table:formula="of:=AVERAGE([.C601];[.C602];[.C603];[.C604])" office:value-type="float" office:value="10165.4375" calcext:value-type="float">
            <text:p>10165.4375</text:p>
          </table:table-cell>
        </table:table-row>
        <table:table-row table:style-name="ro1">
          <table:table-cell office:value-type="string" calcext:value-type="string">
            <text:p>0002262</text:p>
          </table:table-cell>
          <table:table-cell office:value-type="float" office:value="10114" calcext:value-type="float">
            <text:p>10114</text:p>
          </table:table-cell>
          <table:table-cell table:formula="of:=AVERAGE([.B602];[.B603];[.B604];[.B605])" office:value-type="float" office:value="10155.75" calcext:value-type="float">
            <text:p>10155.75</text:p>
          </table:table-cell>
          <table:table-cell table:formula="of:=AVERAGE([.C602];[.C603];[.C604];[.C605])" office:value-type="float" office:value="10185.0625" calcext:value-type="float">
            <text:p>10185.0625</text:p>
          </table:table-cell>
        </table:table-row>
        <table:table-row table:style-name="ro1">
          <table:table-cell office:value-type="string" calcext:value-type="string">
            <text:p>0002264</text:p>
          </table:table-cell>
          <table:table-cell office:value-type="float" office:value="10142" calcext:value-type="float">
            <text:p>10142</text:p>
          </table:table-cell>
          <table:table-cell table:formula="of:=AVERAGE([.B603];[.B604];[.B605];[.B606])" office:value-type="float" office:value="10178.75" calcext:value-type="float">
            <text:p>10178.75</text:p>
          </table:table-cell>
          <table:table-cell table:formula="of:=AVERAGE([.C603];[.C604];[.C605];[.C606])" office:value-type="float" office:value="10200.5625" calcext:value-type="float">
            <text:p>10200.5625</text:p>
          </table:table-cell>
        </table:table-row>
        <table:table-row table:style-name="ro1">
          <table:table-cell office:value-type="string" calcext:value-type="string">
            <text:p>0002266</text:p>
          </table:table-cell>
          <table:table-cell office:value-type="float" office:value="10151" calcext:value-type="float">
            <text:p>10151</text:p>
          </table:table-cell>
          <table:table-cell table:formula="of:=AVERAGE([.B604];[.B605];[.B606];[.B607])" office:value-type="float" office:value="10194.75" calcext:value-type="float">
            <text:p>10194.75</text:p>
          </table:table-cell>
          <table:table-cell table:formula="of:=AVERAGE([.C604];[.C605];[.C606];[.C607])" office:value-type="float" office:value="10210.9375" calcext:value-type="float">
            <text:p>10210.9375</text:p>
          </table:table-cell>
        </table:table-row>
        <table:table-row table:style-name="ro1">
          <table:table-cell office:value-type="string" calcext:value-type="string">
            <text:p>0002270</text:p>
          </table:table-cell>
          <table:table-cell office:value-type="float" office:value="10216" calcext:value-type="float">
            <text:p>10216</text:p>
          </table:table-cell>
          <table:table-cell table:formula="of:=AVERAGE([.B605];[.B606];[.B607];[.B608])" office:value-type="float" office:value="10211" calcext:value-type="float">
            <text:p>10211</text:p>
          </table:table-cell>
          <table:table-cell table:formula="of:=AVERAGE([.C605];[.C606];[.C607];[.C608])" office:value-type="float" office:value="10214.4375" calcext:value-type="float">
            <text:p>10214.4375</text:p>
          </table:table-cell>
        </table:table-row>
        <table:table-row table:style-name="ro1">
          <table:table-cell office:value-type="string" calcext:value-type="string">
            <text:p>0002272</text:p>
          </table:table-cell>
          <table:table-cell office:value-type="float" office:value="10206" calcext:value-type="float">
            <text:p>10206</text:p>
          </table:table-cell>
          <table:table-cell table:formula="of:=AVERAGE([.B606];[.B607];[.B608];[.B609])" office:value-type="float" office:value="10217.75" calcext:value-type="float">
            <text:p>10217.75</text:p>
          </table:table-cell>
          <table:table-cell table:formula="of:=AVERAGE([.C606];[.C607];[.C608];[.C609])" office:value-type="float" office:value="10209.25" calcext:value-type="float">
            <text:p>10209.25</text:p>
          </table:table-cell>
        </table:table-row>
        <table:table-row table:style-name="ro1">
          <table:table-cell office:value-type="string" calcext:value-type="string">
            <text:p>0002274</text:p>
          </table:table-cell>
          <table:table-cell office:value-type="float" office:value="10206" calcext:value-type="float">
            <text:p>10206</text:p>
          </table:table-cell>
          <table:table-cell table:formula="of:=AVERAGE([.B607];[.B608];[.B609];[.B610])" office:value-type="float" office:value="10220.25" calcext:value-type="float">
            <text:p>10220.25</text:p>
          </table:table-cell>
          <table:table-cell table:formula="of:=AVERAGE([.C607];[.C608];[.C609];[.C610])" office:value-type="float" office:value="10194.3125" calcext:value-type="float">
            <text:p>10194.3125</text:p>
          </table:table-cell>
        </table:table-row>
        <table:table-row table:style-name="ro1">
          <table:table-cell office:value-type="string" calcext:value-type="string">
            <text:p>0002276</text:p>
          </table:table-cell>
          <table:table-cell office:value-type="float" office:value="10216" calcext:value-type="float">
            <text:p>10216</text:p>
          </table:table-cell>
          <table:table-cell table:formula="of:=AVERAGE([.B608];[.B609];[.B610];[.B611])" office:value-type="float" office:value="10208.75" calcext:value-type="float">
            <text:p>10208.75</text:p>
          </table:table-cell>
          <table:table-cell table:formula="of:=AVERAGE([.C608];[.C609];[.C610];[.C611])" office:value-type="float" office:value="10173.5625" calcext:value-type="float">
            <text:p>10173.5625</text:p>
          </table:table-cell>
        </table:table-row>
        <table:table-row table:style-name="ro1">
          <table:table-cell office:value-type="string" calcext:value-type="string">
            <text:p>0002300</text:p>
          </table:table-cell>
          <table:table-cell office:value-type="float" office:value="10243" calcext:value-type="float">
            <text:p>10243</text:p>
          </table:table-cell>
          <table:table-cell table:formula="of:=AVERAGE([.B609];[.B610];[.B611];[.B612])" office:value-type="float" office:value="10190.25" calcext:value-type="float">
            <text:p>10190.25</text:p>
          </table:table-cell>
          <table:table-cell table:formula="of:=AVERAGE([.C609];[.C610];[.C611];[.C612])" office:value-type="float" office:value="10154.5625" calcext:value-type="float">
            <text:p>10154.5625</text:p>
          </table:table-cell>
        </table:table-row>
        <table:table-row table:style-name="ro1">
          <table:table-cell office:value-type="string" calcext:value-type="string">
            <text:p>0002302</text:p>
          </table:table-cell>
          <table:table-cell office:value-type="float" office:value="10216" calcext:value-type="float">
            <text:p>10216</text:p>
          </table:table-cell>
          <table:table-cell table:formula="of:=AVERAGE([.B610];[.B611];[.B612];[.B613])" office:value-type="float" office:value="10158" calcext:value-type="float">
            <text:p>10158</text:p>
          </table:table-cell>
          <table:table-cell table:formula="of:=AVERAGE([.C610];[.C611];[.C612];[.C613])" office:value-type="float" office:value="10140.1875" calcext:value-type="float">
            <text:p>10140.1875</text:p>
          </table:table-cell>
        </table:table-row>
        <table:table-row table:style-name="ro1">
          <table:table-cell office:value-type="string" calcext:value-type="string">
            <text:p>0002304</text:p>
          </table:table-cell>
          <table:table-cell office:value-type="float" office:value="10160" calcext:value-type="float">
            <text:p>10160</text:p>
          </table:table-cell>
          <table:table-cell table:formula="of:=AVERAGE([.B611];[.B612];[.B613];[.B614])" office:value-type="float" office:value="10137.25" calcext:value-type="float">
            <text:p>10137.25</text:p>
          </table:table-cell>
          <table:table-cell table:formula="of:=AVERAGE([.C611];[.C612];[.C613];[.C614])" office:value-type="float" office:value="10133.875" calcext:value-type="float">
            <text:p>10133.875</text:p>
          </table:table-cell>
        </table:table-row>
        <table:table-row table:style-name="ro1">
          <table:table-cell office:value-type="string" calcext:value-type="string">
            <text:p>0002306</text:p>
          </table:table-cell>
          <table:table-cell office:value-type="float" office:value="10142" calcext:value-type="float">
            <text:p>10142</text:p>
          </table:table-cell>
          <table:table-cell table:formula="of:=AVERAGE([.B612];[.B613];[.B614];[.B615])" office:value-type="float" office:value="10132.75" calcext:value-type="float">
            <text:p>10132.75</text:p>
          </table:table-cell>
          <table:table-cell table:formula="of:=AVERAGE([.C612];[.C613];[.C614];[.C615])" office:value-type="float" office:value="10132.75" calcext:value-type="float">
            <text:p>10132.75</text:p>
          </table:table-cell>
        </table:table-row>
        <table:table-row table:style-name="ro1">
          <table:table-cell office:value-type="string" calcext:value-type="string">
            <text:p>0002310</text:p>
          </table:table-cell>
          <table:table-cell office:value-type="float" office:value="10114" calcext:value-type="float">
            <text:p>10114</text:p>
          </table:table-cell>
          <table:table-cell table:formula="of:=AVERAGE([.B613];[.B614];[.B615];[.B616])" office:value-type="float" office:value="10132.75" calcext:value-type="float">
            <text:p>10132.75</text:p>
          </table:table-cell>
          <table:table-cell table:formula="of:=AVERAGE([.C613];[.C614];[.C615];[.C616])" office:value-type="float" office:value="10131" calcext:value-type="float">
            <text:p>10131</text:p>
          </table:table-cell>
        </table:table-row>
        <table:table-row table:style-name="ro1">
          <table:table-cell office:value-type="string" calcext:value-type="string">
            <text:p>0002312</text:p>
          </table:table-cell>
          <table:table-cell office:value-type="float" office:value="10133" calcext:value-type="float">
            <text:p>10133</text:p>
          </table:table-cell>
          <table:table-cell table:formula="of:=AVERAGE([.B614];[.B615];[.B616];[.B617])" office:value-type="float" office:value="10132.75" calcext:value-type="float">
            <text:p>10132.75</text:p>
          </table:table-cell>
          <table:table-cell table:formula="of:=AVERAGE([.C614];[.C615];[.C616];[.C617])" office:value-type="float" office:value="10129.8125" calcext:value-type="float">
            <text:p>10129.8125</text:p>
          </table:table-cell>
        </table:table-row>
        <table:table-row table:style-name="ro1">
          <table:table-cell office:value-type="string" calcext:value-type="string">
            <text:p>0002314</text:p>
          </table:table-cell>
          <table:table-cell office:value-type="float" office:value="10142" calcext:value-type="float">
            <text:p>10142</text:p>
          </table:table-cell>
          <table:table-cell table:formula="of:=AVERAGE([.B615];[.B616];[.B617];[.B618])" office:value-type="float" office:value="10132.75" calcext:value-type="float">
            <text:p>10132.75</text:p>
          </table:table-cell>
          <table:table-cell table:formula="of:=AVERAGE([.C615];[.C616];[.C617];[.C618])" office:value-type="float" office:value="10128.625" calcext:value-type="float">
            <text:p>10128.625</text:p>
          </table:table-cell>
        </table:table-row>
        <table:table-row table:style-name="ro1">
          <table:table-cell office:value-type="string" calcext:value-type="string">
            <text:p>0002316</text:p>
          </table:table-cell>
          <table:table-cell office:value-type="float" office:value="10142" calcext:value-type="float">
            <text:p>10142</text:p>
          </table:table-cell>
          <table:table-cell table:formula="of:=AVERAGE([.B616];[.B617];[.B618];[.B619])" office:value-type="float" office:value="10125.75" calcext:value-type="float">
            <text:p>10125.75</text:p>
          </table:table-cell>
          <table:table-cell table:formula="of:=AVERAGE([.C616];[.C617];[.C618];[.C619])" office:value-type="float" office:value="10127.4375" calcext:value-type="float">
            <text:p>10127.4375</text:p>
          </table:table-cell>
        </table:table-row>
        <table:table-row table:style-name="ro1">
          <table:table-cell office:value-type="string" calcext:value-type="string">
            <text:p>0002320</text:p>
          </table:table-cell>
          <table:table-cell office:value-type="float" office:value="10114" calcext:value-type="float">
            <text:p>10114</text:p>
          </table:table-cell>
          <table:table-cell table:formula="of:=AVERAGE([.B617];[.B618];[.B619];[.B620])" office:value-type="float" office:value="10128" calcext:value-type="float">
            <text:p>10128</text:p>
          </table:table-cell>
          <table:table-cell table:formula="of:=AVERAGE([.C617];[.C618];[.C619];[.C620])" office:value-type="float" office:value="10128.5625" calcext:value-type="float">
            <text:p>10128.5625</text:p>
          </table:table-cell>
        </table:table-row>
        <table:table-row table:style-name="ro1">
          <table:table-cell office:value-type="string" calcext:value-type="string">
            <text:p>0002322</text:p>
          </table:table-cell>
          <table:table-cell office:value-type="float" office:value="10133" calcext:value-type="float">
            <text:p>10133</text:p>
          </table:table-cell>
          <table:table-cell table:formula="of:=AVERAGE([.B618];[.B619];[.B620];[.B621])" office:value-type="float" office:value="10128" calcext:value-type="float">
            <text:p>10128</text:p>
          </table:table-cell>
          <table:table-cell table:formula="of:=AVERAGE([.C618];[.C619];[.C620];[.C621])" office:value-type="float" office:value="10127.375" calcext:value-type="float">
            <text:p>10127.375</text:p>
          </table:table-cell>
        </table:table-row>
        <table:table-row table:style-name="ro1">
          <table:table-cell office:value-type="string" calcext:value-type="string">
            <text:p>0002324</text:p>
          </table:table-cell>
          <table:table-cell office:value-type="float" office:value="10114" calcext:value-type="float">
            <text:p>10114</text:p>
          </table:table-cell>
          <table:table-cell table:formula="of:=AVERAGE([.B619];[.B620];[.B621];[.B622])" office:value-type="float" office:value="10128" calcext:value-type="float">
            <text:p>10128</text:p>
          </table:table-cell>
          <table:table-cell table:formula="of:=AVERAGE([.C619];[.C620];[.C621];[.C622])" office:value-type="float" office:value="10126.75" calcext:value-type="float">
            <text:p>10126.75</text:p>
          </table:table-cell>
        </table:table-row>
        <table:table-row table:style-name="ro1">
          <table:table-cell office:value-type="string" calcext:value-type="string">
            <text:p>0002326</text:p>
          </table:table-cell>
          <table:table-cell office:value-type="float" office:value="10151" calcext:value-type="float">
            <text:p>10151</text:p>
          </table:table-cell>
          <table:table-cell table:formula="of:=AVERAGE([.B620];[.B621];[.B622];[.B623])" office:value-type="float" office:value="10130.25" calcext:value-type="float">
            <text:p>10130.25</text:p>
          </table:table-cell>
          <table:table-cell table:formula="of:=AVERAGE([.C620];[.C621];[.C622];[.C623])" office:value-type="float" office:value="10124.9375" calcext:value-type="float">
            <text:p>10124.9375</text:p>
          </table:table-cell>
        </table:table-row>
        <table:table-row table:style-name="ro1">
          <table:table-cell office:value-type="string" calcext:value-type="string">
            <text:p>0002330</text:p>
          </table:table-cell>
          <table:table-cell office:value-type="float" office:value="10114" calcext:value-type="float">
            <text:p>10114</text:p>
          </table:table-cell>
          <table:table-cell table:formula="of:=AVERAGE([.B621];[.B622];[.B623];[.B624])" office:value-type="float" office:value="10123.25" calcext:value-type="float">
            <text:p>10123.25</text:p>
          </table:table-cell>
          <table:table-cell table:formula="of:=AVERAGE([.C621];[.C622];[.C623];[.C624])" office:value-type="float" office:value="10122" calcext:value-type="float">
            <text:p>10122</text:p>
          </table:table-cell>
        </table:table-row>
        <table:table-row table:style-name="ro1">
          <table:table-cell office:value-type="string" calcext:value-type="string">
            <text:p>0002332</text:p>
          </table:table-cell>
          <table:table-cell office:value-type="float" office:value="10133" calcext:value-type="float">
            <text:p>10133</text:p>
          </table:table-cell>
          <table:table-cell table:formula="of:=AVERAGE([.B622];[.B623];[.B624];[.B625])" office:value-type="float" office:value="10125.5" calcext:value-type="float">
            <text:p>10125.5</text:p>
          </table:table-cell>
          <table:table-cell table:formula="of:=AVERAGE([.C622];[.C623];[.C624];[.C625])" office:value-type="float" office:value="10119.6875" calcext:value-type="float">
            <text:p>10119.6875</text:p>
          </table:table-cell>
        </table:table-row>
        <table:table-row table:style-name="ro1">
          <table:table-cell office:value-type="string" calcext:value-type="string">
            <text:p>0002334</text:p>
          </table:table-cell>
          <table:table-cell office:value-type="float" office:value="10123" calcext:value-type="float">
            <text:p>10123</text:p>
          </table:table-cell>
          <table:table-cell table:formula="of:=AVERAGE([.B623];[.B624];[.B625];[.B626])" office:value-type="float" office:value="10120.75" calcext:value-type="float">
            <text:p>10120.75</text:p>
          </table:table-cell>
          <table:table-cell table:formula="of:=AVERAGE([.C623];[.C624];[.C625];[.C626])" office:value-type="float" office:value="10115.6875" calcext:value-type="float">
            <text:p>10115.6875</text:p>
          </table:table-cell>
        </table:table-row>
        <table:table-row table:style-name="ro1">
          <table:table-cell office:value-type="string" calcext:value-type="string">
            <text:p>0002336</text:p>
          </table:table-cell>
          <table:table-cell office:value-type="float" office:value="10123" calcext:value-type="float">
            <text:p>10123</text:p>
          </table:table-cell>
          <table:table-cell table:formula="of:=AVERAGE([.B624];[.B625];[.B626];[.B627])" office:value-type="float" office:value="10118.5" calcext:value-type="float">
            <text:p>10118.5</text:p>
          </table:table-cell>
          <table:table-cell table:formula="of:=AVERAGE([.C624];[.C625];[.C626];[.C627])" office:value-type="float" office:value="10113.4375" calcext:value-type="float">
            <text:p>10113.4375</text:p>
          </table:table-cell>
        </table:table-row>
        <table:table-row table:style-name="ro1">
          <table:table-cell office:value-type="string" calcext:value-type="string">
            <text:p>0002340</text:p>
          </table:table-cell>
          <table:table-cell office:value-type="float" office:value="10123" calcext:value-type="float">
            <text:p>10123</text:p>
          </table:table-cell>
          <table:table-cell table:formula="of:=AVERAGE([.B625];[.B626];[.B627];[.B628])" office:value-type="float" office:value="10114" calcext:value-type="float">
            <text:p>10114</text:p>
          </table:table-cell>
          <table:table-cell table:formula="of:=AVERAGE([.C625];[.C626];[.C627];[.C628])" office:value-type="float" office:value="10116.375" calcext:value-type="float">
            <text:p>10116.375</text:p>
          </table:table-cell>
        </table:table-row>
        <table:table-row table:style-name="ro1">
          <table:table-cell office:value-type="string" calcext:value-type="string">
            <text:p>0002342</text:p>
          </table:table-cell>
          <table:table-cell office:value-type="float" office:value="10114" calcext:value-type="float">
            <text:p>10114</text:p>
          </table:table-cell>
          <table:table-cell table:formula="of:=AVERAGE([.B626];[.B627];[.B628];[.B629])" office:value-type="float" office:value="10109.5" calcext:value-type="float">
            <text:p>10109.5</text:p>
          </table:table-cell>
          <table:table-cell table:formula="of:=AVERAGE([.C626];[.C627];[.C628];[.C629])" office:value-type="float" office:value="10126.75" calcext:value-type="float">
            <text:p>10126.75</text:p>
          </table:table-cell>
        </table:table-row>
        <table:table-row table:style-name="ro1">
          <table:table-cell office:value-type="string" calcext:value-type="string">
            <text:p>0002344</text:p>
          </table:table-cell>
          <table:table-cell office:value-type="float" office:value="10114" calcext:value-type="float">
            <text:p>10114</text:p>
          </table:table-cell>
          <table:table-cell table:formula="of:=AVERAGE([.B627];[.B628];[.B629];[.B630])" office:value-type="float" office:value="10111.75" calcext:value-type="float">
            <text:p>10111.75</text:p>
          </table:table-cell>
          <table:table-cell table:formula="of:=AVERAGE([.C627];[.C628];[.C629];[.C630])" office:value-type="float" office:value="10144" calcext:value-type="float">
            <text:p>10144</text:p>
          </table:table-cell>
        </table:table-row>
        <table:table-row table:style-name="ro1">
          <table:table-cell office:value-type="string" calcext:value-type="string">
            <text:p>0002346</text:p>
          </table:table-cell>
          <table:table-cell office:value-type="float" office:value="10105" calcext:value-type="float">
            <text:p>10105</text:p>
          </table:table-cell>
          <table:table-cell table:formula="of:=AVERAGE([.B628];[.B629];[.B630];[.B631])" office:value-type="float" office:value="10130.25" calcext:value-type="float">
            <text:p>10130.25</text:p>
          </table:table-cell>
          <table:table-cell table:formula="of:=AVERAGE([.C628];[.C629];[.C630];[.C631])" office:value-type="float" office:value="10167.0625" calcext:value-type="float">
            <text:p>10167.0625</text:p>
          </table:table-cell>
        </table:table-row>
        <table:table-row table:style-name="ro1">
          <table:table-cell office:value-type="string" calcext:value-type="string">
            <text:p>0002350</text:p>
          </table:table-cell>
          <table:table-cell office:value-type="float" office:value="10105" calcext:value-type="float">
            <text:p>10105</text:p>
          </table:table-cell>
          <table:table-cell table:formula="of:=AVERAGE([.B629];[.B630];[.B631];[.B632])" office:value-type="float" office:value="10155.5" calcext:value-type="float">
            <text:p>10155.5</text:p>
          </table:table-cell>
          <table:table-cell table:formula="of:=AVERAGE([.C629];[.C630];[.C631];[.C632])" office:value-type="float" office:value="10187.8125" calcext:value-type="float">
            <text:p>10187.8125</text:p>
          </table:table-cell>
        </table:table-row>
        <table:table-row table:style-name="ro1">
          <table:table-cell office:value-type="string" calcext:value-type="string">
            <text:p>0002352</text:p>
          </table:table-cell>
          <table:table-cell office:value-type="float" office:value="10123" calcext:value-type="float">
            <text:p>10123</text:p>
          </table:table-cell>
          <table:table-cell table:formula="of:=AVERAGE([.B630];[.B631];[.B632];[.B633])" office:value-type="float" office:value="10178.5" calcext:value-type="float">
            <text:p>10178.5</text:p>
          </table:table-cell>
          <table:table-cell table:formula="of:=AVERAGE([.C630];[.C631];[.C632];[.C633])" office:value-type="float" office:value="10203.4375" calcext:value-type="float">
            <text:p>10203.4375</text:p>
          </table:table-cell>
        </table:table-row>
        <table:table-row table:style-name="ro1">
          <table:table-cell office:value-type="string" calcext:value-type="string">
            <text:p>0002354</text:p>
          </table:table-cell>
          <table:table-cell office:value-type="float" office:value="10188" calcext:value-type="float">
            <text:p>10188</text:p>
          </table:table-cell>
          <table:table-cell table:formula="of:=AVERAGE([.B631];[.B632];[.B633];[.B634])" office:value-type="float" office:value="10204" calcext:value-type="float">
            <text:p>10204</text:p>
          </table:table-cell>
          <table:table-cell table:formula="of:=AVERAGE([.C631];[.C632];[.C633];[.C634])" office:value-type="float" office:value="10213.875" calcext:value-type="float">
            <text:p>10213.875</text:p>
          </table:table-cell>
        </table:table-row>
        <table:table-row table:style-name="ro1">
          <table:table-cell office:value-type="string" calcext:value-type="string">
            <text:p>0002356</text:p>
          </table:table-cell>
          <table:table-cell office:value-type="float" office:value="10206" calcext:value-type="float">
            <text:p>10206</text:p>
          </table:table-cell>
          <table:table-cell table:formula="of:=AVERAGE([.B632];[.B633];[.B634];[.B635])" office:value-type="float" office:value="10213.25" calcext:value-type="float">
            <text:p>10213.25</text:p>
          </table:table-cell>
          <table:table-cell table:formula="of:=AVERAGE([.C632];[.C633];[.C634];[.C635])" office:value-type="float" office:value="10212.1875" calcext:value-type="float">
            <text:p>10212.1875</text:p>
          </table:table-cell>
        </table:table-row>
        <table:table-row table:style-name="ro1">
          <table:table-cell office:value-type="string" calcext:value-type="string">
            <text:p>0002360</text:p>
          </table:table-cell>
          <table:table-cell office:value-type="float" office:value="10197" calcext:value-type="float">
            <text:p>10197</text:p>
          </table:table-cell>
          <table:table-cell table:formula="of:=AVERAGE([.B633];[.B634];[.B635];[.B636])" office:value-type="float" office:value="10218" calcext:value-type="float">
            <text:p>10218</text:p>
          </table:table-cell>
          <table:table-cell table:formula="of:=AVERAGE([.C633];[.C634];[.C635];[.C636])" office:value-type="float" office:value="10201.25" calcext:value-type="float">
            <text:p>10201.25</text:p>
          </table:table-cell>
        </table:table-row>
        <table:table-row table:style-name="ro1">
          <table:table-cell office:value-type="string" calcext:value-type="string">
            <text:p>0002362</text:p>
          </table:table-cell>
          <table:table-cell office:value-type="float" office:value="10225" calcext:value-type="float">
            <text:p>10225</text:p>
          </table:table-cell>
          <table:table-cell table:formula="of:=AVERAGE([.B634];[.B635];[.B636];[.B637])" office:value-type="float" office:value="10220.25" calcext:value-type="float">
            <text:p>10220.25</text:p>
          </table:table-cell>
          <table:table-cell table:formula="of:=AVERAGE([.C634];[.C635];[.C636];[.C637])" office:value-type="float" office:value="10183.9375" calcext:value-type="float">
            <text:p>10183.9375</text:p>
          </table:table-cell>
        </table:table-row>
        <table:table-row table:style-name="ro1">
          <table:table-cell office:value-type="string" calcext:value-type="string">
            <text:p>0002364</text:p>
          </table:table-cell>
          <table:table-cell office:value-type="float" office:value="10225" calcext:value-type="float">
            <text:p>10225</text:p>
          </table:table-cell>
          <table:table-cell table:formula="of:=AVERAGE([.B635];[.B636];[.B637];[.B638])" office:value-type="float" office:value="10197.25" calcext:value-type="float">
            <text:p>10197.25</text:p>
          </table:table-cell>
          <table:table-cell table:formula="of:=AVERAGE([.C635];[.C636];[.C637];[.C638])" office:value-type="float" office:value="10159.75" calcext:value-type="float">
            <text:p>10159.75</text:p>
          </table:table-cell>
        </table:table-row>
        <table:table-row table:style-name="ro1">
          <table:table-cell office:value-type="string" calcext:value-type="string">
            <text:p>0002366</text:p>
          </table:table-cell>
          <table:table-cell office:value-type="float" office:value="10225" calcext:value-type="float">
            <text:p>10225</text:p>
          </table:table-cell>
          <table:table-cell table:formula="of:=AVERAGE([.B636];[.B637];[.B638];[.B639])" office:value-type="float" office:value="10169.5" calcext:value-type="float">
            <text:p>10169.5</text:p>
          </table:table-cell>
          <table:table-cell table:formula="of:=AVERAGE([.C636];[.C637];[.C638];[.C639])" office:value-type="float" office:value="10141.875" calcext:value-type="float">
            <text:p>10141.875</text:p>
          </table:table-cell>
        </table:table-row>
        <table:table-row table:style-name="ro1">
          <table:table-cell office:value-type="string" calcext:value-type="string">
            <text:p>0002370</text:p>
          </table:table-cell>
          <table:table-cell office:value-type="float" office:value="10206" calcext:value-type="float">
            <text:p>10206</text:p>
          </table:table-cell>
          <table:table-cell table:formula="of:=AVERAGE([.B637];[.B638];[.B639];[.B640])" office:value-type="float" office:value="10148.75" calcext:value-type="float">
            <text:p>10148.75</text:p>
          </table:table-cell>
          <table:table-cell table:formula="of:=AVERAGE([.C637];[.C638];[.C639];[.C640])" office:value-type="float" office:value="10130.9375" calcext:value-type="float">
            <text:p>10130.9375</text:p>
          </table:table-cell>
        </table:table-row>
        <table:table-row table:style-name="ro1">
          <table:table-cell office:value-type="string" calcext:value-type="string">
            <text:p>0002372</text:p>
          </table:table-cell>
          <table:table-cell office:value-type="float" office:value="10133" calcext:value-type="float">
            <text:p>10133</text:p>
          </table:table-cell>
          <table:table-cell table:formula="of:=AVERAGE([.B638];[.B639];[.B640];[.B641])" office:value-type="float" office:value="10123.5" calcext:value-type="float">
            <text:p>10123.5</text:p>
          </table:table-cell>
          <table:table-cell table:formula="of:=AVERAGE([.C638];[.C639];[.C640];[.C641])" office:value-type="float" office:value="10122.3125" calcext:value-type="float">
            <text:p>10122.3125</text:p>
          </table:table-cell>
        </table:table-row>
        <table:table-row table:style-name="ro1">
          <table:table-cell office:value-type="string" calcext:value-type="string">
            <text:p>0002374</text:p>
          </table:table-cell>
          <table:table-cell office:value-type="float" office:value="10114" calcext:value-type="float">
            <text:p>10114</text:p>
          </table:table-cell>
          <table:table-cell table:formula="of:=AVERAGE([.B639];[.B640];[.B641];[.B642])" office:value-type="float" office:value="10125.75" calcext:value-type="float">
            <text:p>10125.75</text:p>
          </table:table-cell>
          <table:table-cell table:formula="of:=AVERAGE([.C639];[.C640];[.C641];[.C642])" office:value-type="float" office:value="10120.5625" calcext:value-type="float">
            <text:p>10120.5625</text:p>
          </table:table-cell>
        </table:table-row>
        <table:table-row table:style-name="ro1">
          <table:table-cell office:value-type="string" calcext:value-type="string">
            <text:p>0002376</text:p>
          </table:table-cell>
          <table:table-cell office:value-type="float" office:value="10142" calcext:value-type="float">
            <text:p>10142</text:p>
          </table:table-cell>
          <table:table-cell table:formula="of:=AVERAGE([.B640];[.B641];[.B642];[.B643])" office:value-type="float" office:value="10125.75" calcext:value-type="float">
            <text:p>10125.75</text:p>
          </table:table-cell>
          <table:table-cell table:formula="of:=AVERAGE([.C640];[.C641];[.C642];[.C643])" office:value-type="float" office:value="10114.75" calcext:value-type="float">
            <text:p>10114.75</text:p>
          </table:table-cell>
        </table:table-row>
        <table:table-row table:style-name="ro1">
          <table:table-cell office:value-type="string" calcext:value-type="string">
            <text:p>0002400</text:p>
          </table:table-cell>
          <table:table-cell office:value-type="float" office:value="10105" calcext:value-type="float">
            <text:p>10105</text:p>
          </table:table-cell>
          <table:table-cell table:formula="of:=AVERAGE([.B641];[.B642];[.B643];[.B644])" office:value-type="float" office:value="10114.25" calcext:value-type="float">
            <text:p>10114.25</text:p>
          </table:table-cell>
          <table:table-cell table:formula="of:=AVERAGE([.C641];[.C642];[.C643];[.C644])" office:value-type="float" office:value="10113" calcext:value-type="float">
            <text:p>10113</text:p>
          </table:table-cell>
        </table:table-row>
        <table:table-row table:style-name="ro1">
          <table:table-cell office:value-type="string" calcext:value-type="string">
            <text:p>0002402</text:p>
          </table:table-cell>
          <table:table-cell office:value-type="float" office:value="10142" calcext:value-type="float">
            <text:p>10142</text:p>
          </table:table-cell>
          <table:table-cell table:formula="of:=AVERAGE([.B642];[.B643];[.B644];[.B645])" office:value-type="float" office:value="10116.5" calcext:value-type="float">
            <text:p>10116.5</text:p>
          </table:table-cell>
          <table:table-cell table:formula="of:=AVERAGE([.C642];[.C643];[.C644];[.C645])" office:value-type="float" office:value="10121" calcext:value-type="float">
            <text:p>10121</text:p>
          </table:table-cell>
        </table:table-row>
        <table:table-row table:style-name="ro1">
          <table:table-cell office:value-type="string" calcext:value-type="string">
            <text:p>0002404</text:p>
          </table:table-cell>
          <table:table-cell office:value-type="float" office:value="10114" calcext:value-type="float">
            <text:p>10114</text:p>
          </table:table-cell>
          <table:table-cell table:formula="of:=AVERAGE([.B643];[.B644];[.B645];[.B646])" office:value-type="float" office:value="10102.5" calcext:value-type="float">
            <text:p>10102.5</text:p>
          </table:table-cell>
          <table:table-cell table:formula="of:=AVERAGE([.C643];[.C644];[.C645];[.C646])" office:value-type="float" office:value="10134.1875" calcext:value-type="float">
            <text:p>10134.1875</text:p>
          </table:table-cell>
        </table:table-row>
        <table:table-row table:style-name="ro1">
          <table:table-cell office:value-type="string" calcext:value-type="string">
            <text:p>0002406</text:p>
          </table:table-cell>
          <table:table-cell office:value-type="float" office:value="10096" calcext:value-type="float">
            <text:p>10096</text:p>
          </table:table-cell>
          <table:table-cell table:formula="of:=AVERAGE([.B644];[.B645];[.B646];[.B647])" office:value-type="float" office:value="10118.75" calcext:value-type="float">
            <text:p>10118.75</text:p>
          </table:table-cell>
          <table:table-cell table:formula="of:=AVERAGE([.C644];[.C645];[.C646];[.C647])" office:value-type="float" office:value="10159.5625" calcext:value-type="float">
            <text:p>10159.5625</text:p>
          </table:table-cell>
        </table:table-row>
        <table:table-row table:style-name="ro1">
          <table:table-cell office:value-type="string" calcext:value-type="string">
            <text:p>0002410</text:p>
          </table:table-cell>
          <table:table-cell office:value-type="float" office:value="10114" calcext:value-type="float">
            <text:p>10114</text:p>
          </table:table-cell>
          <table:table-cell table:formula="of:=AVERAGE([.B645];[.B646];[.B647];[.B648])" office:value-type="float" office:value="10146.25" calcext:value-type="float">
            <text:p>10146.25</text:p>
          </table:table-cell>
          <table:table-cell table:formula="of:=AVERAGE([.C645];[.C646];[.C647];[.C648])" office:value-type="float" office:value="10183.75" calcext:value-type="float">
            <text:p>10183.75</text:p>
          </table:table-cell>
        </table:table-row>
        <table:table-row table:style-name="ro1">
          <table:table-cell office:value-type="string" calcext:value-type="string">
            <text:p>0002412</text:p>
          </table:table-cell>
          <table:table-cell office:value-type="float" office:value="10086" calcext:value-type="float">
            <text:p>10086</text:p>
          </table:table-cell>
          <table:table-cell table:formula="of:=AVERAGE([.B646];[.B647];[.B648];[.B649])" office:value-type="float" office:value="10169.25" calcext:value-type="float">
            <text:p>10169.25</text:p>
          </table:table-cell>
          <table:table-cell table:formula="of:=AVERAGE([.C646];[.C647];[.C648];[.C649])" office:value-type="float" office:value="10201.6875" calcext:value-type="float">
            <text:p>10201.6875</text:p>
          </table:table-cell>
        </table:table-row>
        <table:table-row table:style-name="ro1">
          <table:table-cell office:value-type="string" calcext:value-type="string">
            <text:p>0002414</text:p>
          </table:table-cell>
          <table:table-cell office:value-type="float" office:value="10179" calcext:value-type="float">
            <text:p>10179</text:p>
          </table:table-cell>
          <table:table-cell table:formula="of:=AVERAGE([.B647];[.B648];[.B649];[.B650])" office:value-type="float" office:value="10204" calcext:value-type="float">
            <text:p>10204</text:p>
          </table:table-cell>
          <table:table-cell table:formula="of:=AVERAGE([.C647];[.C648];[.C649];[.C650])" office:value-type="float" office:value="10212.75" calcext:value-type="float">
            <text:p>10212.75</text:p>
          </table:table-cell>
        </table:table-row>
        <table:table-row table:style-name="ro1">
          <table:table-cell office:value-type="string" calcext:value-type="string">
            <text:p>0002416</text:p>
          </table:table-cell>
          <table:table-cell office:value-type="float" office:value="10206" calcext:value-type="float">
            <text:p>10206</text:p>
          </table:table-cell>
          <table:table-cell table:formula="of:=AVERAGE([.B648];[.B649];[.B650];[.B651])" office:value-type="float" office:value="10215.5" calcext:value-type="float">
            <text:p>10215.5</text:p>
          </table:table-cell>
          <table:table-cell table:formula="of:=AVERAGE([.C648];[.C649];[.C650];[.C651])" office:value-type="float" office:value="10209.9375" calcext:value-type="float">
            <text:p>10209.9375</text:p>
          </table:table-cell>
        </table:table-row>
        <table:table-row table:style-name="ro1">
          <table:table-cell office:value-type="string" calcext:value-type="string">
            <text:p>0002420</text:p>
          </table:table-cell>
          <table:table-cell office:value-type="float" office:value="10206" calcext:value-type="float">
            <text:p>10206</text:p>
          </table:table-cell>
          <table:table-cell table:formula="of:=AVERAGE([.B649];[.B650];[.B651];[.B652])" office:value-type="float" office:value="10218" calcext:value-type="float">
            <text:p>10218</text:p>
          </table:table-cell>
          <table:table-cell table:formula="of:=AVERAGE([.C649];[.C650];[.C651];[.C652])" office:value-type="float" office:value="10196.1875" calcext:value-type="float">
            <text:p>10196.1875</text:p>
          </table:table-cell>
        </table:table-row>
        <table:table-row table:style-name="ro1">
          <table:table-cell office:value-type="string" calcext:value-type="string">
            <text:p>0002422</text:p>
          </table:table-cell>
          <table:table-cell office:value-type="float" office:value="10225" calcext:value-type="float">
            <text:p>10225</text:p>
          </table:table-cell>
          <table:table-cell table:formula="of:=AVERAGE([.B650];[.B651];[.B652];[.B653])" office:value-type="float" office:value="10213.5" calcext:value-type="float">
            <text:p>10213.5</text:p>
          </table:table-cell>
          <table:table-cell table:formula="of:=AVERAGE([.C650];[.C651];[.C652];[.C653])" office:value-type="float" office:value="10173.6875" calcext:value-type="float">
            <text:p>10173.6875</text:p>
          </table:table-cell>
        </table:table-row>
        <table:table-row table:style-name="ro1">
          <table:table-cell office:value-type="string" calcext:value-type="string">
            <text:p>0002424</text:p>
          </table:table-cell>
          <table:table-cell office:value-type="float" office:value="10225" calcext:value-type="float">
            <text:p>10225</text:p>
          </table:table-cell>
          <table:table-cell table:formula="of:=AVERAGE([.B651];[.B652];[.B653];[.B654])" office:value-type="float" office:value="10192.75" calcext:value-type="float">
            <text:p>10192.75</text:p>
          </table:table-cell>
          <table:table-cell table:formula="of:=AVERAGE([.C651];[.C652];[.C653];[.C654])" office:value-type="float" office:value="10146.5625" calcext:value-type="float">
            <text:p>10146.5625</text:p>
          </table:table-cell>
        </table:table-row>
        <table:table-row table:style-name="ro1">
          <table:table-cell office:value-type="string" calcext:value-type="string">
            <text:p>0002426</text:p>
          </table:table-cell>
          <table:table-cell office:value-type="float" office:value="10216" calcext:value-type="float">
            <text:p>10216</text:p>
          </table:table-cell>
          <table:table-cell table:formula="of:=AVERAGE([.B652];[.B653];[.B654];[.B655])" office:value-type="float" office:value="10160.5" calcext:value-type="float">
            <text:p>10160.5</text:p>
          </table:table-cell>
          <table:table-cell table:formula="of:=AVERAGE([.C652];[.C653];[.C654];[.C655])" office:value-type="float" office:value="10121.75" calcext:value-type="float">
            <text:p>10121.75</text:p>
          </table:table-cell>
        </table:table-row>
        <table:table-row table:style-name="ro1">
          <table:table-cell office:value-type="string" calcext:value-type="string">
            <text:p>0002430</text:p>
          </table:table-cell>
          <table:table-cell office:value-type="float" office:value="10188" calcext:value-type="float">
            <text:p>10188</text:p>
          </table:table-cell>
          <table:table-cell table:formula="of:=AVERAGE([.B653];[.B654];[.B655];[.B656])" office:value-type="float" office:value="10128" calcext:value-type="float">
            <text:p>10128</text:p>
          </table:table-cell>
          <table:table-cell table:formula="of:=AVERAGE([.C653];[.C654];[.C655];[.C656])" office:value-type="float" office:value="10106.125" calcext:value-type="float">
            <text:p>10106.125</text:p>
          </table:table-cell>
        </table:table-row>
        <table:table-row table:style-name="ro1">
          <table:table-cell office:value-type="string" calcext:value-type="string">
            <text:p>0002432</text:p>
          </table:table-cell>
          <table:table-cell office:value-type="float" office:value="10142" calcext:value-type="float">
            <text:p>10142</text:p>
          </table:table-cell>
          <table:table-cell table:formula="of:=AVERAGE([.B654];[.B655];[.B656];[.B657])" office:value-type="float" office:value="10105" calcext:value-type="float">
            <text:p>10105</text:p>
          </table:table-cell>
          <table:table-cell table:formula="of:=AVERAGE([.C654];[.C655];[.C656];[.C657])" office:value-type="float" office:value="10099.8125" calcext:value-type="float">
            <text:p>10099.8125</text:p>
          </table:table-cell>
        </table:table-row>
        <table:table-row table:style-name="ro1">
          <table:table-cell office:value-type="string" calcext:value-type="string">
            <text:p>0002434</text:p>
          </table:table-cell>
          <table:table-cell office:value-type="float" office:value="10096" calcext:value-type="float">
            <text:p>10096</text:p>
          </table:table-cell>
          <table:table-cell table:formula="of:=AVERAGE([.B655];[.B656];[.B657];[.B658])" office:value-type="float" office:value="10093.5" calcext:value-type="float">
            <text:p>10093.5</text:p>
          </table:table-cell>
          <table:table-cell table:formula="of:=AVERAGE([.C655];[.C656];[.C657];[.C658])" office:value-type="float" office:value="10098.625" calcext:value-type="float">
            <text:p>10098.625</text:p>
          </table:table-cell>
        </table:table-row>
        <table:table-row table:style-name="ro1">
          <table:table-cell office:value-type="string" calcext:value-type="string">
            <text:p>0002436</text:p>
          </table:table-cell>
          <table:table-cell office:value-type="float" office:value="10086" calcext:value-type="float">
            <text:p>10086</text:p>
          </table:table-cell>
          <table:table-cell table:formula="of:=AVERAGE([.B656];[.B657];[.B658];[.B659])" office:value-type="float" office:value="10098" calcext:value-type="float">
            <text:p>10098</text:p>
          </table:table-cell>
          <table:table-cell table:formula="of:=AVERAGE([.C656];[.C657];[.C658];[.C659])" office:value-type="float" office:value="10099.125" calcext:value-type="float">
            <text:p>10099.125</text:p>
          </table:table-cell>
        </table:table-row>
        <table:table-row table:style-name="ro1">
          <table:table-cell office:value-type="string" calcext:value-type="string">
            <text:p>0002440</text:p>
          </table:table-cell>
          <table:table-cell office:value-type="float" office:value="10096" calcext:value-type="float">
            <text:p>10096</text:p>
          </table:table-cell>
          <table:table-cell table:formula="of:=AVERAGE([.B657];[.B658];[.B659];[.B660])" office:value-type="float" office:value="10102.75" calcext:value-type="float">
            <text:p>10102.75</text:p>
          </table:table-cell>
          <table:table-cell table:formula="of:=AVERAGE([.C657];[.C658];[.C659];[.C660])" office:value-type="float" office:value="10097.375" calcext:value-type="float">
            <text:p>10097.375</text:p>
          </table:table-cell>
        </table:table-row>
        <table:table-row table:style-name="ro1">
          <table:table-cell office:value-type="string" calcext:value-type="string">
            <text:p>0002442</text:p>
          </table:table-cell>
          <table:table-cell office:value-type="float" office:value="10096" calcext:value-type="float">
            <text:p>10096</text:p>
          </table:table-cell>
          <table:table-cell table:formula="of:=AVERAGE([.B658];[.B659];[.B660];[.B661])" office:value-type="float" office:value="10100.25" calcext:value-type="float">
            <text:p>10100.25</text:p>
          </table:table-cell>
          <table:table-cell table:formula="of:=AVERAGE([.C658];[.C659];[.C660];[.C661])" office:value-type="float" office:value="10099.625" calcext:value-type="float">
            <text:p>10099.625</text:p>
          </table:table-cell>
        </table:table-row>
        <table:table-row table:style-name="ro1">
          <table:table-cell office:value-type="string" calcext:value-type="string">
            <text:p>0002444</text:p>
          </table:table-cell>
          <table:table-cell office:value-type="float" office:value="10114" calcext:value-type="float">
            <text:p>10114</text:p>
          </table:table-cell>
          <table:table-cell table:formula="of:=AVERAGE([.B659];[.B660];[.B661];[.B662])" office:value-type="float" office:value="10095.5" calcext:value-type="float">
            <text:p>10095.5</text:p>
          </table:table-cell>
          <table:table-cell table:formula="of:=AVERAGE([.C659];[.C660];[.C661];[.C662])" office:value-type="float" office:value="10109.4375" calcext:value-type="float">
            <text:p>10109.4375</text:p>
          </table:table-cell>
        </table:table-row>
        <table:table-row table:style-name="ro1">
          <table:table-cell office:value-type="string" calcext:value-type="string">
            <text:p>0002446</text:p>
          </table:table-cell>
          <table:table-cell office:value-type="float" office:value="10105" calcext:value-type="float">
            <text:p>10105</text:p>
          </table:table-cell>
          <table:table-cell table:formula="of:=AVERAGE([.B660];[.B661];[.B662];[.B663])" office:value-type="float" office:value="10091" calcext:value-type="float">
            <text:p>10091</text:p>
          </table:table-cell>
          <table:table-cell table:formula="of:=AVERAGE([.C660];[.C661];[.C662];[.C663])" office:value-type="float" office:value="10127.375" calcext:value-type="float">
            <text:p>10127.375</text:p>
          </table:table-cell>
        </table:table-row>
        <table:table-row table:style-name="ro1">
          <table:table-cell office:value-type="string" calcext:value-type="string">
            <text:p>0002450</text:p>
          </table:table-cell>
          <table:table-cell office:value-type="float" office:value="10086" calcext:value-type="float">
            <text:p>10086</text:p>
          </table:table-cell>
          <table:table-cell table:formula="of:=AVERAGE([.B661];[.B662];[.B663];[.B664])" office:value-type="float" office:value="10111.75" calcext:value-type="float">
            <text:p>10111.75</text:p>
          </table:table-cell>
          <table:table-cell table:formula="of:=AVERAGE([.C661];[.C662];[.C663];[.C664])" office:value-type="float" office:value="10150.4375" calcext:value-type="float">
            <text:p>10150.4375</text:p>
          </table:table-cell>
        </table:table-row>
        <table:table-row table:style-name="ro1">
          <table:table-cell office:value-type="string" calcext:value-type="string">
            <text:p>0002452</text:p>
          </table:table-cell>
          <table:table-cell office:value-type="float" office:value="10077" calcext:value-type="float">
            <text:p>10077</text:p>
          </table:table-cell>
          <table:table-cell table:formula="of:=AVERAGE([.B662];[.B663];[.B664];[.B665])" office:value-type="float" office:value="10139.5" calcext:value-type="float">
            <text:p>10139.5</text:p>
          </table:table-cell>
          <table:table-cell table:formula="of:=AVERAGE([.C662];[.C663];[.C664];[.C665])" office:value-type="float" office:value="10166" calcext:value-type="float">
            <text:p>10166</text:p>
          </table:table-cell>
        </table:table-row>
        <table:table-row table:style-name="ro1">
          <table:table-cell office:value-type="string" calcext:value-type="string">
            <text:p>0002454</text:p>
          </table:table-cell>
          <table:table-cell office:value-type="float" office:value="10096" calcext:value-type="float">
            <text:p>10096</text:p>
          </table:table-cell>
          <table:table-cell table:formula="of:=AVERAGE([.B663];[.B664];[.B665];[.B666])" office:value-type="float" office:value="10167.25" calcext:value-type="float">
            <text:p>10167.25</text:p>
          </table:table-cell>
          <table:table-cell table:formula="of:=AVERAGE([.C663];[.C664];[.C665];[.C666])" office:value-type="float" office:value="10171.75" calcext:value-type="float">
            <text:p>10171.75</text:p>
          </table:table-cell>
        </table:table-row>
        <table:table-row table:style-name="ro1">
          <table:table-cell office:value-type="string" calcext:value-type="string">
            <text:p>0002456</text:p>
          </table:table-cell>
          <table:table-cell office:value-type="float" office:value="10188" calcext:value-type="float">
            <text:p>10188</text:p>
          </table:table-cell>
          <table:table-cell table:formula="of:=AVERAGE([.B664];[.B665];[.B666];[.B667])" office:value-type="float" office:value="10183.25" calcext:value-type="float">
            <text:p>10183.25</text:p>
          </table:table-cell>
          <table:table-cell table:formula="of:=AVERAGE([.C664];[.C665];[.C666];[.C667])" office:value-type="float" office:value="10164.8125" calcext:value-type="float">
            <text:p>10164.8125</text:p>
          </table:table-cell>
        </table:table-row>
        <table:table-row table:style-name="ro1">
          <table:table-cell office:value-type="string" calcext:value-type="string">
            <text:p>0002460</text:p>
          </table:table-cell>
          <table:table-cell office:value-type="float" office:value="10197" calcext:value-type="float">
            <text:p>10197</text:p>
          </table:table-cell>
          <table:table-cell table:formula="of:=AVERAGE([.B665];[.B666];[.B667];[.B668])" office:value-type="float" office:value="10174" calcext:value-type="float">
            <text:p>10174</text:p>
          </table:table-cell>
          <table:table-cell table:formula="of:=AVERAGE([.C665];[.C666];[.C667];[.C668])" office:value-type="float" office:value="10151.5625" calcext:value-type="float">
            <text:p>10151.5625</text:p>
          </table:table-cell>
        </table:table-row>
        <table:table-row table:style-name="ro1">
          <table:table-cell office:value-type="string" calcext:value-type="string">
            <text:p>0002462</text:p>
          </table:table-cell>
          <table:table-cell office:value-type="float" office:value="10188" calcext:value-type="float">
            <text:p>10188</text:p>
          </table:table-cell>
          <table:table-cell table:formula="of:=AVERAGE([.B666];[.B667];[.B668];[.B669])" office:value-type="float" office:value="10162.5" calcext:value-type="float">
            <text:p>10162.5</text:p>
          </table:table-cell>
          <table:table-cell table:formula="of:=AVERAGE([.C666];[.C667];[.C668];[.C669])" office:value-type="float" office:value="10134.875" calcext:value-type="float">
            <text:p>10134.875</text:p>
          </table:table-cell>
        </table:table-row>
        <table:table-row table:style-name="ro1">
          <table:table-cell office:value-type="string" calcext:value-type="string">
            <text:p>0002464</text:p>
          </table:table-cell>
          <table:table-cell office:value-type="float" office:value="10160" calcext:value-type="float">
            <text:p>10160</text:p>
          </table:table-cell>
          <table:table-cell table:formula="of:=AVERAGE([.B667];[.B668];[.B669];[.B670])" office:value-type="float" office:value="10139.5" calcext:value-type="float">
            <text:p>10139.5</text:p>
          </table:table-cell>
          <table:table-cell table:formula="of:=AVERAGE([.C667];[.C668];[.C669];[.C670])" office:value-type="float" office:value="10115.875" calcext:value-type="float">
            <text:p>10115.875</text:p>
          </table:table-cell>
        </table:table-row>
        <table:table-row table:style-name="ro1">
          <table:table-cell office:value-type="string" calcext:value-type="string">
            <text:p>0002466</text:p>
          </table:table-cell>
          <table:table-cell office:value-type="float" office:value="10151" calcext:value-type="float">
            <text:p>10151</text:p>
          </table:table-cell>
          <table:table-cell table:formula="of:=AVERAGE([.B668];[.B669];[.B670];[.B671])" office:value-type="float" office:value="10130.25" calcext:value-type="float">
            <text:p>10130.25</text:p>
          </table:table-cell>
          <table:table-cell table:formula="of:=AVERAGE([.C668];[.C669];[.C670];[.C671])" office:value-type="float" office:value="10100.875" calcext:value-type="float">
            <text:p>10100.875</text:p>
          </table:table-cell>
        </table:table-row>
        <table:table-row table:style-name="ro1">
          <table:table-cell office:value-type="string" calcext:value-type="string">
            <text:p>0002470</text:p>
          </table:table-cell>
          <table:table-cell office:value-type="float" office:value="10151" calcext:value-type="float">
            <text:p>10151</text:p>
          </table:table-cell>
          <table:table-cell table:formula="of:=AVERAGE([.B669];[.B670];[.B671];[.B672])" office:value-type="float" office:value="10107.25" calcext:value-type="float">
            <text:p>10107.25</text:p>
          </table:table-cell>
          <table:table-cell table:formula="of:=AVERAGE([.C669];[.C670];[.C671];[.C672])" office:value-type="float" office:value="10084.1875" calcext:value-type="float">
            <text:p>10084.1875</text:p>
          </table:table-cell>
        </table:table-row>
        <table:table-row table:style-name="ro1">
          <table:table-cell office:value-type="string" calcext:value-type="string">
            <text:p>0002472</text:p>
          </table:table-cell>
          <table:table-cell office:value-type="float" office:value="10096" calcext:value-type="float">
            <text:p>10096</text:p>
          </table:table-cell>
          <table:table-cell table:formula="of:=AVERAGE([.B670];[.B671];[.B672];[.B673])" office:value-type="float" office:value="10086.5" calcext:value-type="float">
            <text:p>10086.5</text:p>
          </table:table-cell>
          <table:table-cell table:formula="of:=AVERAGE([.C670];[.C671];[.C672];[.C673])" office:value-type="float" office:value="10074.9375" calcext:value-type="float">
            <text:p>10074.9375</text:p>
          </table:table-cell>
        </table:table-row>
        <table:table-row table:style-name="ro1">
          <table:table-cell office:value-type="string" calcext:value-type="string">
            <text:p>0002474</text:p>
          </table:table-cell>
          <table:table-cell office:value-type="float" office:value="10123" calcext:value-type="float">
            <text:p>10123</text:p>
          </table:table-cell>
          <table:table-cell table:formula="of:=AVERAGE([.B671];[.B672];[.B673];[.B674])" office:value-type="float" office:value="10079.5" calcext:value-type="float">
            <text:p>10079.5</text:p>
          </table:table-cell>
          <table:table-cell table:formula="of:=AVERAGE([.C671];[.C672];[.C673];[.C674])" office:value-type="float" office:value="10071.4375" calcext:value-type="float">
            <text:p>10071.4375</text:p>
          </table:table-cell>
        </table:table-row>
        <table:table-row table:style-name="ro1">
          <table:table-cell office:value-type="string" calcext:value-type="string">
            <text:p>0002476</text:p>
          </table:table-cell>
          <table:table-cell office:value-type="float" office:value="10059" calcext:value-type="float">
            <text:p>10059</text:p>
          </table:table-cell>
          <table:table-cell table:formula="of:=AVERAGE([.B672];[.B673];[.B674];[.B675])" office:value-type="float" office:value="10063.5" calcext:value-type="float">
            <text:p>10063.5</text:p>
          </table:table-cell>
          <table:table-cell table:formula="of:=AVERAGE([.C672];[.C673];[.C674];[.C675])" office:value-type="float" office:value="10069.6875" calcext:value-type="float">
            <text:p>10069.6875</text:p>
          </table:table-cell>
        </table:table-row>
        <table:table-row table:style-name="ro1">
          <table:table-cell office:value-type="string" calcext:value-type="string">
            <text:p>0002500</text:p>
          </table:table-cell>
          <table:table-cell office:value-type="float" office:value="10068" calcext:value-type="float">
            <text:p>10068</text:p>
          </table:table-cell>
          <table:table-cell table:formula="of:=AVERAGE([.B673];[.B674];[.B675];[.B676])" office:value-type="float" office:value="10070.25" calcext:value-type="float">
            <text:p>10070.25</text:p>
          </table:table-cell>
          <table:table-cell table:formula="of:=AVERAGE([.C673];[.C674];[.C675];[.C676])" office:value-type="float" office:value="10071.9375" calcext:value-type="float">
            <text:p>10071.9375</text:p>
          </table:table-cell>
        </table:table-row>
        <table:table-row table:style-name="ro1">
          <table:table-cell office:value-type="string" calcext:value-type="string">
            <text:p>0002502</text:p>
          </table:table-cell>
          <table:table-cell office:value-type="float" office:value="10068" calcext:value-type="float">
            <text:p>10068</text:p>
          </table:table-cell>
          <table:table-cell table:formula="of:=AVERAGE([.B674];[.B675];[.B676];[.B677])" office:value-type="float" office:value="10072.5" calcext:value-type="float">
            <text:p>10072.5</text:p>
          </table:table-cell>
          <table:table-cell table:formula="of:=AVERAGE([.C674];[.C675];[.C676];[.C677])" office:value-type="float" office:value="10075.4375" calcext:value-type="float">
            <text:p>10075.4375</text:p>
          </table:table-cell>
        </table:table-row>
        <table:table-row table:style-name="ro1">
          <table:table-cell office:value-type="string" calcext:value-type="string">
            <text:p>0002504</text:p>
          </table:table-cell>
          <table:table-cell office:value-type="float" office:value="10059" calcext:value-type="float">
            <text:p>10059</text:p>
          </table:table-cell>
          <table:table-cell table:formula="of:=AVERAGE([.B675];[.B676];[.B677];[.B678])" office:value-type="float" office:value="10072.5" calcext:value-type="float">
            <text:p>10072.5</text:p>
          </table:table-cell>
          <table:table-cell table:formula="of:=AVERAGE([.C675];[.C676];[.C677];[.C678])" office:value-type="float" office:value="10083" calcext:value-type="float">
            <text:p>10083</text:p>
          </table:table-cell>
        </table:table-row>
        <table:table-row table:style-name="ro1">
          <table:table-cell office:value-type="string" calcext:value-type="string">
            <text:p>0002506</text:p>
          </table:table-cell>
          <table:table-cell office:value-type="float" office:value="10086" calcext:value-type="float">
            <text:p>10086</text:p>
          </table:table-cell>
          <table:table-cell table:formula="of:=AVERAGE([.B676];[.B677];[.B678];[.B679])" office:value-type="float" office:value="10072.5" calcext:value-type="float">
            <text:p>10072.5</text:p>
          </table:table-cell>
          <table:table-cell table:formula="of:=AVERAGE([.C676];[.C677];[.C678];[.C679])" office:value-type="float" office:value="10098.625" calcext:value-type="float">
            <text:p>10098.625</text:p>
          </table:table-cell>
        </table:table-row>
        <table:table-row table:style-name="ro1">
          <table:table-cell office:value-type="string" calcext:value-type="string">
            <text:p>0002510</text:p>
          </table:table-cell>
          <table:table-cell office:value-type="float" office:value="10077" calcext:value-type="float">
            <text:p>10077</text:p>
          </table:table-cell>
          <table:table-cell table:formula="of:=AVERAGE([.B677];[.B678];[.B679];[.B680])" office:value-type="float" office:value="10084.25" calcext:value-type="float">
            <text:p>10084.25</text:p>
          </table:table-cell>
          <table:table-cell table:formula="of:=AVERAGE([.C677];[.C678];[.C679];[.C680])" office:value-type="float" office:value="10122.3125" calcext:value-type="float">
            <text:p>10122.3125</text:p>
          </table:table-cell>
        </table:table-row>
        <table:table-row table:style-name="ro1">
          <table:table-cell office:value-type="string" calcext:value-type="string">
            <text:p>0002512</text:p>
          </table:table-cell>
          <table:table-cell office:value-type="float" office:value="10068" calcext:value-type="float">
            <text:p>10068</text:p>
          </table:table-cell>
          <table:table-cell table:formula="of:=AVERAGE([.B678];[.B679];[.B680];[.B681])" office:value-type="float" office:value="10102.75" calcext:value-type="float">
            <text:p>10102.75</text:p>
          </table:table-cell>
          <table:table-cell table:formula="of:=AVERAGE([.C678];[.C679];[.C680];[.C681])" office:value-type="float" office:value="10147.625" calcext:value-type="float">
            <text:p>10147.625</text:p>
          </table:table-cell>
        </table:table-row>
        <table:table-row table:style-name="ro1">
          <table:table-cell office:value-type="string" calcext:value-type="string">
            <text:p>0002514</text:p>
          </table:table-cell>
          <table:table-cell office:value-type="float" office:value="10059" calcext:value-type="float">
            <text:p>10059</text:p>
          </table:table-cell>
          <table:table-cell table:formula="of:=AVERAGE([.B679];[.B680];[.B681];[.B682])" office:value-type="float" office:value="10135" calcext:value-type="float">
            <text:p>10135</text:p>
          </table:table-cell>
          <table:table-cell table:formula="of:=AVERAGE([.C679];[.C680];[.C681];[.C682])" office:value-type="float" office:value="10172.9375" calcext:value-type="float">
            <text:p>10172.9375</text:p>
          </table:table-cell>
        </table:table-row>
        <table:table-row table:style-name="ro1">
          <table:table-cell office:value-type="string" calcext:value-type="string">
            <text:p>0002516</text:p>
          </table:table-cell>
          <table:table-cell office:value-type="float" office:value="10133" calcext:value-type="float">
            <text:p>10133</text:p>
          </table:table-cell>
          <table:table-cell table:formula="of:=AVERAGE([.B680];[.B681];[.B682];[.B683])" office:value-type="float" office:value="10167.25" calcext:value-type="float">
            <text:p>10167.25</text:p>
          </table:table-cell>
          <table:table-cell table:formula="of:=AVERAGE([.C680];[.C681];[.C682];[.C683])" office:value-type="float" office:value="10191.9375" calcext:value-type="float">
            <text:p>10191.9375</text:p>
          </table:table-cell>
        </table:table-row>
        <table:table-row table:style-name="ro1">
          <table:table-cell office:value-type="string" calcext:value-type="string">
            <text:p>0002520</text:p>
          </table:table-cell>
          <table:table-cell office:value-type="float" office:value="10151" calcext:value-type="float">
            <text:p>10151</text:p>
          </table:table-cell>
          <table:table-cell table:formula="of:=AVERAGE([.B681];[.B682];[.B683];[.B684])" office:value-type="float" office:value="10185.5" calcext:value-type="float">
            <text:p>10185.5</text:p>
          </table:table-cell>
          <table:table-cell table:formula="of:=AVERAGE([.C681];[.C682];[.C683];[.C684])" office:value-type="float" office:value="10203.4375" calcext:value-type="float">
            <text:p>10203.4375</text:p>
          </table:table-cell>
        </table:table-row>
        <table:table-row table:style-name="ro1">
          <table:table-cell office:value-type="string" calcext:value-type="string">
            <text:p>0002522</text:p>
          </table:table-cell>
          <table:table-cell office:value-type="float" office:value="10197" calcext:value-type="float">
            <text:p>10197</text:p>
          </table:table-cell>
          <table:table-cell table:formula="of:=AVERAGE([.B682];[.B683];[.B684];[.B685])" office:value-type="float" office:value="10204" calcext:value-type="float">
            <text:p>10204</text:p>
          </table:table-cell>
          <table:table-cell table:formula="of:=AVERAGE([.C682];[.C683];[.C684];[.C685])" office:value-type="float" office:value="10207.5" calcext:value-type="float">
            <text:p>10207.5</text:p>
          </table:table-cell>
        </table:table-row>
        <table:table-row table:style-name="ro1">
          <table:table-cell office:value-type="string" calcext:value-type="string">
            <text:p>0002524</text:p>
          </table:table-cell>
          <table:table-cell office:value-type="float" office:value="10188" calcext:value-type="float">
            <text:p>10188</text:p>
          </table:table-cell>
          <table:table-cell table:formula="of:=AVERAGE([.B683];[.B684];[.B685];[.B686])" office:value-type="float" office:value="10211" calcext:value-type="float">
            <text:p>10211</text:p>
          </table:table-cell>
          <table:table-cell table:formula="of:=AVERAGE([.C683];[.C684];[.C685];[.C686])" office:value-type="float" office:value="10201.75" calcext:value-type="float">
            <text:p>10201.75</text:p>
          </table:table-cell>
        </table:table-row>
        <table:table-row table:style-name="ro1">
          <table:table-cell office:value-type="string" calcext:value-type="string">
            <text:p>0002526</text:p>
          </table:table-cell>
          <table:table-cell office:value-type="float" office:value="10206" calcext:value-type="float">
            <text:p>10206</text:p>
          </table:table-cell>
          <table:table-cell table:formula="of:=AVERAGE([.B684];[.B685];[.B686];[.B687])" office:value-type="float" office:value="10213.25" calcext:value-type="float">
            <text:p>10213.25</text:p>
          </table:table-cell>
          <table:table-cell table:formula="of:=AVERAGE([.C684];[.C685];[.C686];[.C687])" office:value-type="float" office:value="10188.5" calcext:value-type="float">
            <text:p>10188.5</text:p>
          </table:table-cell>
        </table:table-row>
        <table:table-row table:style-name="ro1">
          <table:table-cell office:value-type="string" calcext:value-type="string">
            <text:p>0002530</text:p>
          </table:table-cell>
          <table:table-cell office:value-type="float" office:value="10225" calcext:value-type="float">
            <text:p>10225</text:p>
          </table:table-cell>
          <table:table-cell table:formula="of:=AVERAGE([.B685];[.B686];[.B687];[.B688])" office:value-type="float" office:value="10201.75" calcext:value-type="float">
            <text:p>10201.75</text:p>
          </table:table-cell>
          <table:table-cell table:formula="of:=AVERAGE([.C685];[.C686];[.C687];[.C688])" office:value-type="float" office:value="10171.25" calcext:value-type="float">
            <text:p>10171.25</text:p>
          </table:table-cell>
        </table:table-row>
        <table:table-row table:style-name="ro1">
          <table:table-cell office:value-type="string" calcext:value-type="string">
            <text:p>0002532</text:p>
          </table:table-cell>
          <table:table-cell office:value-type="float" office:value="10225" calcext:value-type="float">
            <text:p>10225</text:p>
          </table:table-cell>
          <table:table-cell table:formula="of:=AVERAGE([.B686];[.B687];[.B688];[.B689])" office:value-type="float" office:value="10181" calcext:value-type="float">
            <text:p>10181</text:p>
          </table:table-cell>
          <table:table-cell table:formula="of:=AVERAGE([.C686];[.C687];[.C688];[.C689])" office:value-type="float" office:value="10156.875" calcext:value-type="float">
            <text:p>10156.875</text:p>
          </table:table-cell>
        </table:table-row>
        <table:table-row table:style-name="ro1">
          <table:table-cell office:value-type="string" calcext:value-type="string">
            <text:p>0002534</text:p>
          </table:table-cell>
          <table:table-cell office:value-type="float" office:value="10197" calcext:value-type="float">
            <text:p>10197</text:p>
          </table:table-cell>
          <table:table-cell table:formula="of:=AVERAGE([.B687];[.B688];[.B689];[.B690])" office:value-type="float" office:value="10158" calcext:value-type="float">
            <text:p>10158</text:p>
          </table:table-cell>
          <table:table-cell table:formula="of:=AVERAGE([.C687];[.C688];[.C689];[.C690])" office:value-type="float" office:value="10147.6875" calcext:value-type="float">
            <text:p>10147.6875</text:p>
          </table:table-cell>
        </table:table-row>
        <table:table-row table:style-name="ro1">
          <table:table-cell office:value-type="string" calcext:value-type="string">
            <text:p>0002536</text:p>
          </table:table-cell>
          <table:table-cell office:value-type="float" office:value="10160" calcext:value-type="float">
            <text:p>10160</text:p>
          </table:table-cell>
          <table:table-cell table:formula="of:=AVERAGE([.B688];[.B689];[.B690];[.B691])" office:value-type="float" office:value="10144.25" calcext:value-type="float">
            <text:p>10144.25</text:p>
          </table:table-cell>
          <table:table-cell table:formula="of:=AVERAGE([.C688];[.C689];[.C690];[.C691])" office:value-type="float" office:value="10142.5" calcext:value-type="float">
            <text:p>10142.5</text:p>
          </table:table-cell>
        </table:table-row>
        <table:table-row table:style-name="ro1">
          <table:table-cell office:value-type="string" calcext:value-type="string">
            <text:p>0002540</text:p>
          </table:table-cell>
          <table:table-cell office:value-type="float" office:value="10142" calcext:value-type="float">
            <text:p>10142</text:p>
          </table:table-cell>
          <table:table-cell table:formula="of:=AVERAGE([.B689];[.B690];[.B691];[.B692])" office:value-type="float" office:value="10144.25" calcext:value-type="float">
            <text:p>10144.25</text:p>
          </table:table-cell>
          <table:table-cell table:formula="of:=AVERAGE([.C689];[.C690];[.C691];[.C692])" office:value-type="float" office:value="10139" calcext:value-type="float">
            <text:p>10139</text:p>
          </table:table-cell>
        </table:table-row>
        <table:table-row table:style-name="ro1">
          <table:table-cell office:value-type="string" calcext:value-type="string">
            <text:p>0002542</text:p>
          </table:table-cell>
          <table:table-cell office:value-type="float" office:value="10133" calcext:value-type="float">
            <text:p>10133</text:p>
          </table:table-cell>
          <table:table-cell table:formula="of:=AVERAGE([.B690];[.B691];[.B692];[.B693])" office:value-type="float" office:value="10144.25" calcext:value-type="float">
            <text:p>10144.25</text:p>
          </table:table-cell>
          <table:table-cell table:formula="of:=AVERAGE([.C690];[.C691];[.C692];[.C693])" office:value-type="float" office:value="10133.8125" calcext:value-type="float">
            <text:p>10133.8125</text:p>
          </table:table-cell>
        </table:table-row>
        <table:table-row table:style-name="ro1">
          <table:table-cell office:value-type="string" calcext:value-type="string">
            <text:p>0002544</text:p>
          </table:table-cell>
          <table:table-cell office:value-type="float" office:value="10142" calcext:value-type="float">
            <text:p>10142</text:p>
          </table:table-cell>
          <table:table-cell table:formula="of:=AVERAGE([.B691];[.B692];[.B693];[.B694])" office:value-type="float" office:value="10137.25" calcext:value-type="float">
            <text:p>10137.25</text:p>
          </table:table-cell>
          <table:table-cell table:formula="of:=AVERAGE([.C691];[.C692];[.C693];[.C694])" office:value-type="float" office:value="10131.5" calcext:value-type="float">
            <text:p>10131.5</text:p>
          </table:table-cell>
        </table:table-row>
        <table:table-row table:style-name="ro1">
          <table:table-cell office:value-type="string" calcext:value-type="string">
            <text:p>0002546</text:p>
          </table:table-cell>
          <table:table-cell office:value-type="float" office:value="10160" calcext:value-type="float">
            <text:p>10160</text:p>
          </table:table-cell>
          <table:table-cell table:formula="of:=AVERAGE([.B692];[.B693];[.B694];[.B695])" office:value-type="float" office:value="10130.25" calcext:value-type="float">
            <text:p>10130.25</text:p>
          </table:table-cell>
          <table:table-cell table:formula="of:=AVERAGE([.C692];[.C693];[.C694];[.C695])" office:value-type="float" office:value="10136.6875" calcext:value-type="float">
            <text:p>10136.6875</text:p>
          </table:table-cell>
        </table:table-row>
        <table:table-row table:style-name="ro1">
          <table:table-cell office:value-type="string" calcext:value-type="string">
            <text:p>0002550</text:p>
          </table:table-cell>
          <table:table-cell office:value-type="float" office:value="10142" calcext:value-type="float">
            <text:p>10142</text:p>
          </table:table-cell>
          <table:table-cell table:formula="of:=AVERAGE([.B693];[.B694];[.B695];[.B696])" office:value-type="float" office:value="10123.5" calcext:value-type="float">
            <text:p>10123.5</text:p>
          </table:table-cell>
          <table:table-cell table:formula="of:=AVERAGE([.C693];[.C694];[.C695];[.C696])"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0002552</text:p>
          </table:table-cell>
          <table:table-cell office:value-type="float" office:value="10105" calcext:value-type="float">
            <text:p>10105</text:p>
          </table:table-cell>
          <table:table-cell table:formula="of:=AVERAGE([.B694];[.B695];[.B696];[.B697])" office:value-type="float" office:value="10135" calcext:value-type="float">
            <text:p>10135</text:p>
          </table:table-cell>
          <table:table-cell table:formula="of:=AVERAGE([.C694];[.C695];[.C696];[.C697])"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2554</text:p>
          </table:table-cell>
          <table:table-cell office:value-type="float" office:value="10114" calcext:value-type="float">
            <text:p>10114</text:p>
          </table:table-cell>
          <table:table-cell table:formula="of:=AVERAGE([.B695];[.B696];[.B697];[.B698])" office:value-type="float" office:value="10158" calcext:value-type="float">
            <text:p>10158</text:p>
          </table:table-cell>
          <table:table-cell table:formula="of:=AVERAGE([.C695];[.C696];[.C697];[.C698])" office:value-type="float" office:value="10187.4375" calcext:value-type="float">
            <text:p>10187.4375</text:p>
          </table:table-cell>
        </table:table-row>
        <table:table-row table:style-name="ro1">
          <table:table-cell office:value-type="string" calcext:value-type="string">
            <text:p>0002556</text:p>
          </table:table-cell>
          <table:table-cell office:value-type="float" office:value="10133" calcext:value-type="float">
            <text:p>10133</text:p>
          </table:table-cell>
          <table:table-cell table:formula="of:=AVERAGE([.B696];[.B697];[.B698];[.B699])" office:value-type="float" office:value="10183.5" calcext:value-type="float">
            <text:p>10183.5</text:p>
          </table:table-cell>
          <table:table-cell table:formula="of:=AVERAGE([.C696];[.C697];[.C698];[.C699])" office:value-type="float" office:value="10201.3125" calcext:value-type="float">
            <text:p>10201.3125</text:p>
          </table:table-cell>
        </table:table-row>
        <table:table-row table:style-name="ro1">
          <table:table-cell office:value-type="string" calcext:value-type="string">
            <text:p>0002560</text:p>
          </table:table-cell>
          <table:table-cell office:value-type="float" office:value="10188" calcext:value-type="float">
            <text:p>10188</text:p>
          </table:table-cell>
          <table:table-cell table:formula="of:=AVERAGE([.B697];[.B698];[.B699];[.B700])" office:value-type="float" office:value="10199.5" calcext:value-type="float">
            <text:p>10199.5</text:p>
          </table:table-cell>
          <table:table-cell table:formula="of:=AVERAGE([.C697];[.C698];[.C699];[.C700])" office:value-type="float" office:value="10207.625" calcext:value-type="float">
            <text:p>10207.625</text:p>
          </table:table-cell>
        </table:table-row>
        <table:table-row table:style-name="ro1">
          <table:table-cell office:value-type="string" calcext:value-type="string">
            <text:p>0002562</text:p>
          </table:table-cell>
          <table:table-cell office:value-type="float" office:value="10197" calcext:value-type="float">
            <text:p>10197</text:p>
          </table:table-cell>
          <table:table-cell table:formula="of:=AVERAGE([.B698];[.B699];[.B700];[.B701])" office:value-type="float" office:value="10208.75" calcext:value-type="float">
            <text:p>10208.75</text:p>
          </table:table-cell>
          <table:table-cell table:formula="of:=AVERAGE([.C698];[.C699];[.C700];[.C701])" office:value-type="float" office:value="10207.625" calcext:value-type="float">
            <text:p>10207.625</text:p>
          </table:table-cell>
        </table:table-row>
        <table:table-row table:style-name="ro1">
          <table:table-cell office:value-type="string" calcext:value-type="string">
            <text:p>0002564</text:p>
          </table:table-cell>
          <table:table-cell office:value-type="float" office:value="10216" calcext:value-type="float">
            <text:p>10216</text:p>
          </table:table-cell>
          <table:table-cell table:formula="of:=AVERAGE([.B699];[.B700];[.B701];[.B702])" office:value-type="float" office:value="10213.5" calcext:value-type="float">
            <text:p>10213.5</text:p>
          </table:table-cell>
          <table:table-cell table:formula="of:=AVERAGE([.C699];[.C700];[.C701];[.C702])" office:value-type="float" office:value="10201.25" calcext:value-type="float">
            <text:p>10201.25</text:p>
          </table:table-cell>
        </table:table-row>
        <table:table-row table:style-name="ro1">
          <table:table-cell office:value-type="string" calcext:value-type="string">
            <text:p>0002566</text:p>
          </table:table-cell>
          <table:table-cell office:value-type="float" office:value="10197" calcext:value-type="float">
            <text:p>10197</text:p>
          </table:table-cell>
          <table:table-cell table:formula="of:=AVERAGE([.B700];[.B701];[.B702];[.B703])" office:value-type="float" office:value="10208.75" calcext:value-type="float">
            <text:p>10208.75</text:p>
          </table:table-cell>
          <table:table-cell table:formula="of:=AVERAGE([.C700];[.C701];[.C702];[.C703])" office:value-type="float" office:value="10186.75" calcext:value-type="float">
            <text:p>10186.75</text:p>
          </table:table-cell>
        </table:table-row>
        <table:table-row table:style-name="ro1">
          <table:table-cell office:value-type="string" calcext:value-type="string">
            <text:p>0002570</text:p>
          </table:table-cell>
          <table:table-cell office:value-type="float" office:value="10225" calcext:value-type="float">
            <text:p>10225</text:p>
          </table:table-cell>
          <table:table-cell table:formula="of:=AVERAGE([.B701];[.B702];[.B703];[.B704])" office:value-type="float" office:value="10199.5" calcext:value-type="float">
            <text:p>10199.5</text:p>
          </table:table-cell>
          <table:table-cell table:formula="of:=AVERAGE([.C701];[.C702];[.C703];[.C704])" office:value-type="float" office:value="10169.4375" calcext:value-type="float">
            <text:p>10169.4375</text:p>
          </table:table-cell>
        </table:table-row>
        <table:table-row table:style-name="ro1">
          <table:table-cell office:value-type="string" calcext:value-type="string">
            <text:p>0002572</text:p>
          </table:table-cell>
          <table:table-cell office:value-type="float" office:value="10216" calcext:value-type="float">
            <text:p>10216</text:p>
          </table:table-cell>
          <table:table-cell table:formula="of:=AVERAGE([.B702];[.B703];[.B704];[.B705])" office:value-type="float" office:value="10183.25" calcext:value-type="float">
            <text:p>10183.25</text:p>
          </table:table-cell>
          <table:table-cell table:formula="of:=AVERAGE([.C702];[.C703];[.C704];[.C705])" office:value-type="float" office:value="10152.125" calcext:value-type="float">
            <text:p>10152.125</text:p>
          </table:table-cell>
        </table:table-row>
        <table:table-row table:style-name="ro1">
          <table:table-cell office:value-type="string" calcext:value-type="string">
            <text:p>0002574</text:p>
          </table:table-cell>
          <table:table-cell office:value-type="float" office:value="10197" calcext:value-type="float">
            <text:p>10197</text:p>
          </table:table-cell>
          <table:table-cell table:formula="of:=AVERAGE([.B703];[.B704];[.B705];[.B706])" office:value-type="float" office:value="10155.5" calcext:value-type="float">
            <text:p>10155.5</text:p>
          </table:table-cell>
          <table:table-cell table:formula="of:=AVERAGE([.C703];[.C704];[.C705];[.C706])" office:value-type="float" office:value="10137.75" calcext:value-type="float">
            <text:p>10137.75</text:p>
          </table:table-cell>
        </table:table-row>
        <table:table-row table:style-name="ro1">
          <table:table-cell office:value-type="string" calcext:value-type="string">
            <text:p>0002576</text:p>
          </table:table-cell>
          <table:table-cell office:value-type="float" office:value="10160" calcext:value-type="float">
            <text:p>10160</text:p>
          </table:table-cell>
          <table:table-cell table:formula="of:=AVERAGE([.B704];[.B705];[.B706];[.B707])" office:value-type="float" office:value="10139.5" calcext:value-type="float">
            <text:p>10139.5</text:p>
          </table:table-cell>
          <table:table-cell table:formula="of:=AVERAGE([.C704];[.C705];[.C706];[.C707])" office:value-type="float" office:value="10130.875" calcext:value-type="float">
            <text:p>10130.875</text:p>
          </table:table-cell>
        </table:table-row>
        <table:table-row table:style-name="ro1">
          <table:table-cell office:value-type="string" calcext:value-type="string">
            <text:p>0002600</text:p>
          </table:table-cell>
          <table:table-cell office:value-type="float" office:value="10160" calcext:value-type="float">
            <text:p>10160</text:p>
          </table:table-cell>
          <table:table-cell table:formula="of:=AVERAGE([.B705];[.B706];[.B707];[.B708])" office:value-type="float" office:value="10130.25" calcext:value-type="float">
            <text:p>10130.25</text:p>
          </table:table-cell>
          <table:table-cell table:formula="of:=AVERAGE([.C705];[.C706];[.C707];[.C708])" office:value-type="float" office:value="10126.8125" calcext:value-type="float">
            <text:p>10126.8125</text:p>
          </table:table-cell>
        </table:table-row>
        <table:table-row table:style-name="ro1">
          <table:table-cell office:value-type="string" calcext:value-type="string">
            <text:p>0002602</text:p>
          </table:table-cell>
          <table:table-cell office:value-type="float" office:value="10105" calcext:value-type="float">
            <text:p>10105</text:p>
          </table:table-cell>
          <table:table-cell table:formula="of:=AVERAGE([.B706];[.B707];[.B708];[.B709])" office:value-type="float" office:value="10125.75" calcext:value-type="float">
            <text:p>10125.75</text:p>
          </table:table-cell>
          <table:table-cell table:formula="of:=AVERAGE([.C706];[.C707];[.C708];[.C709])" office:value-type="float" office:value="10122.75" calcext:value-type="float">
            <text:p>10122.75</text:p>
          </table:table-cell>
        </table:table-row>
        <table:table-row table:style-name="ro1">
          <table:table-cell office:value-type="string" calcext:value-type="string">
            <text:p>0002604</text:p>
          </table:table-cell>
          <table:table-cell office:value-type="float" office:value="10133" calcext:value-type="float">
            <text:p>10133</text:p>
          </table:table-cell>
          <table:table-cell table:formula="of:=AVERAGE([.B707];[.B708];[.B709];[.B710])" office:value-type="float" office:value="10128" calcext:value-type="float">
            <text:p>10128</text:p>
          </table:table-cell>
          <table:table-cell table:formula="of:=AVERAGE([.C707];[.C708];[.C709];[.C710])" office:value-type="float" office:value="10117.5" calcext:value-type="float">
            <text:p>10117.5</text:p>
          </table:table-cell>
        </table:table-row>
        <table:table-row table:style-name="ro1">
          <table:table-cell office:value-type="string" calcext:value-type="string">
            <text:p>0002606</text:p>
          </table:table-cell>
          <table:table-cell office:value-type="float" office:value="10123" calcext:value-type="float">
            <text:p>10123</text:p>
          </table:table-cell>
          <table:table-cell table:formula="of:=AVERAGE([.B708];[.B709];[.B710];[.B711])" office:value-type="float" office:value="10123.25" calcext:value-type="float">
            <text:p>10123.25</text:p>
          </table:table-cell>
          <table:table-cell table:formula="of:=AVERAGE([.C708];[.C709];[.C710];[.C711])" office:value-type="float" office:value="10116.3125" calcext:value-type="float">
            <text:p>10116.3125</text:p>
          </table:table-cell>
        </table:table-row>
        <table:table-row table:style-name="ro1">
          <table:table-cell office:value-type="string" calcext:value-type="string">
            <text:p>0002610</text:p>
          </table:table-cell>
          <table:table-cell office:value-type="float" office:value="10142" calcext:value-type="float">
            <text:p>10142</text:p>
          </table:table-cell>
          <table:table-cell table:formula="of:=AVERAGE([.B709];[.B710];[.B711];[.B712])" office:value-type="float" office:value="10114" calcext:value-type="float">
            <text:p>10114</text:p>
          </table:table-cell>
          <table:table-cell table:formula="of:=AVERAGE([.C709];[.C710];[.C711];[.C712])" office:value-type="float" office:value="10120.9375" calcext:value-type="float">
            <text:p>10120.9375</text:p>
          </table:table-cell>
        </table:table-row>
        <table:table-row table:style-name="ro1">
          <table:table-cell office:value-type="string" calcext:value-type="string">
            <text:p>0002612</text:p>
          </table:table-cell>
          <table:table-cell office:value-type="float" office:value="10114" calcext:value-type="float">
            <text:p>10114</text:p>
          </table:table-cell>
          <table:table-cell table:formula="of:=AVERAGE([.B710];[.B711];[.B712];[.B713])" office:value-type="float" office:value="10104.75" calcext:value-type="float">
            <text:p>10104.75</text:p>
          </table:table-cell>
          <table:table-cell table:formula="of:=AVERAGE([.C710];[.C711];[.C712];[.C713])" office:value-type="float" office:value="10137.6875" calcext:value-type="float">
            <text:p>10137.6875</text:p>
          </table:table-cell>
        </table:table-row>
        <table:table-row table:style-name="ro1">
          <table:table-cell office:value-type="string" calcext:value-type="string">
            <text:p>0002614</text:p>
          </table:table-cell>
          <table:table-cell office:value-type="float" office:value="10114" calcext:value-type="float">
            <text:p>10114</text:p>
          </table:table-cell>
          <table:table-cell table:formula="of:=AVERAGE([.B711];[.B712];[.B713];[.B714])" office:value-type="float" office:value="10123.25" calcext:value-type="float">
            <text:p>10123.25</text:p>
          </table:table-cell>
          <table:table-cell table:formula="of:=AVERAGE([.C711];[.C712];[.C713];[.C714])" office:value-type="float" office:value="10162.5" calcext:value-type="float">
            <text:p>10162.5</text:p>
          </table:table-cell>
        </table:table-row>
        <table:table-row table:style-name="ro1">
          <table:table-cell office:value-type="string" calcext:value-type="string">
            <text:p>0002616</text:p>
          </table:table-cell>
          <table:table-cell office:value-type="float" office:value="10086" calcext:value-type="float">
            <text:p>10086</text:p>
          </table:table-cell>
          <table:table-cell table:formula="of:=AVERAGE([.B712];[.B713];[.B714];[.B715])" office:value-type="float" office:value="10141.75" calcext:value-type="float">
            <text:p>10141.75</text:p>
          </table:table-cell>
          <table:table-cell table:formula="of:=AVERAGE([.C712];[.C713];[.C714];[.C715])" office:value-type="float" office:value="10183.25" calcext:value-type="float">
            <text:p>10183.25</text:p>
          </table:table-cell>
        </table:table-row>
        <table:table-row table:style-name="ro1">
          <table:table-cell office:value-type="string" calcext:value-type="string">
            <text:p>0002620</text:p>
          </table:table-cell>
          <table:table-cell office:value-type="float" office:value="10105" calcext:value-type="float">
            <text:p>10105</text:p>
          </table:table-cell>
          <table:table-cell table:formula="of:=AVERAGE([.B713];[.B714];[.B715];[.B716])" office:value-type="float" office:value="10181" calcext:value-type="float">
            <text:p>10181</text:p>
          </table:table-cell>
          <table:table-cell table:formula="of:=AVERAGE([.C713];[.C714];[.C715];[.C716])" office:value-type="float" office:value="10200.5" calcext:value-type="float">
            <text:p>10200.5</text:p>
          </table:table-cell>
        </table:table-row>
        <table:table-row table:style-name="ro1">
          <table:table-cell office:value-type="string" calcext:value-type="string">
            <text:p>0002622</text:p>
          </table:table-cell>
          <table:table-cell office:value-type="float" office:value="10188" calcext:value-type="float">
            <text:p>10188</text:p>
          </table:table-cell>
          <table:table-cell table:formula="of:=AVERAGE([.B714];[.B715];[.B716];[.B717])" office:value-type="float" office:value="10204" calcext:value-type="float">
            <text:p>10204</text:p>
          </table:table-cell>
          <table:table-cell table:formula="of:=AVERAGE([.C714];[.C715];[.C716];[.C717])" office:value-type="float" office:value="10203.3125" calcext:value-type="float">
            <text:p>10203.3125</text:p>
          </table:table-cell>
        </table:table-row>
        <table:table-row table:style-name="ro1">
          <table:table-cell office:value-type="string" calcext:value-type="string">
            <text:p>0002624</text:p>
          </table:table-cell>
          <table:table-cell office:value-type="float" office:value="10188" calcext:value-type="float">
            <text:p>10188</text:p>
          </table:table-cell>
          <table:table-cell table:formula="of:=AVERAGE([.B715];[.B716];[.B717];[.B718])" office:value-type="float" office:value="10206.25" calcext:value-type="float">
            <text:p>10206.25</text:p>
          </table:table-cell>
          <table:table-cell table:formula="of:=AVERAGE([.C715];[.C716];[.C717];[.C718])" office:value-type="float" office:value="10196.375" calcext:value-type="float">
            <text:p>10196.375</text:p>
          </table:table-cell>
        </table:table-row>
        <table:table-row table:style-name="ro1">
          <table:table-cell office:value-type="string" calcext:value-type="string">
            <text:p>0002626</text:p>
          </table:table-cell>
          <table:table-cell office:value-type="float" office:value="10243" calcext:value-type="float">
            <text:p>10243</text:p>
          </table:table-cell>
          <table:table-cell table:formula="of:=AVERAGE([.B716];[.B717];[.B718];[.B719])" office:value-type="float" office:value="10210.75" calcext:value-type="float">
            <text:p>10210.75</text:p>
          </table:table-cell>
          <table:table-cell table:formula="of:=AVERAGE([.C716];[.C717];[.C718];[.C719])" office:value-type="float" office:value="10185.4375" calcext:value-type="float">
            <text:p>10185.4375</text:p>
          </table:table-cell>
        </table:table-row>
        <table:table-row table:style-name="ro1">
          <table:table-cell office:value-type="string" calcext:value-type="string">
            <text:p>0002630</text:p>
          </table:table-cell>
          <table:table-cell office:value-type="float" office:value="10197" calcext:value-type="float">
            <text:p>10197</text:p>
          </table:table-cell>
          <table:table-cell table:formula="of:=AVERAGE([.B717];[.B718];[.B719];[.B720])" office:value-type="float" office:value="10192.25" calcext:value-type="float">
            <text:p>10192.25</text:p>
          </table:table-cell>
          <table:table-cell table:formula="of:=AVERAGE([.C717];[.C718];[.C719];[.C720])" office:value-type="float" office:value="10167.625" calcext:value-type="float">
            <text:p>10167.625</text:p>
          </table:table-cell>
        </table:table-row>
        <table:table-row table:style-name="ro1">
          <table:table-cell office:value-type="string" calcext:value-type="string">
            <text:p>0002632</text:p>
          </table:table-cell>
          <table:table-cell office:value-type="float" office:value="10197" calcext:value-type="float">
            <text:p>10197</text:p>
          </table:table-cell>
          <table:table-cell table:formula="of:=AVERAGE([.B718];[.B719];[.B720];[.B721])" office:value-type="float" office:value="10176.25" calcext:value-type="float">
            <text:p>10176.25</text:p>
          </table:table-cell>
          <table:table-cell table:formula="of:=AVERAGE([.C718];[.C719];[.C720];[.C721])" office:value-type="float" office:value="10151.5625" calcext:value-type="float">
            <text:p>10151.5625</text:p>
          </table:table-cell>
        </table:table-row>
        <table:table-row table:style-name="ro1">
          <table:table-cell office:value-type="string" calcext:value-type="string">
            <text:p>0002634</text:p>
          </table:table-cell>
          <table:table-cell office:value-type="float" office:value="10206" calcext:value-type="float">
            <text:p>10206</text:p>
          </table:table-cell>
          <table:table-cell table:formula="of:=AVERAGE([.B719];[.B720];[.B721];[.B722])" office:value-type="float" office:value="10162.5" calcext:value-type="float">
            <text:p>10162.5</text:p>
          </table:table-cell>
          <table:table-cell table:formula="of:=AVERAGE([.C719];[.C720];[.C721];[.C722])" office:value-type="float" office:value="10139.5" calcext:value-type="float">
            <text:p>10139.5</text:p>
          </table:table-cell>
        </table:table-row>
        <table:table-row table:style-name="ro1">
          <table:table-cell office:value-type="string" calcext:value-type="string">
            <text:p>0002636</text:p>
          </table:table-cell>
          <table:table-cell office:value-type="float" office:value="10169" calcext:value-type="float">
            <text:p>10169</text:p>
          </table:table-cell>
          <table:table-cell table:formula="of:=AVERAGE([.B720];[.B721];[.B722];[.B723])" office:value-type="float" office:value="10139.5" calcext:value-type="float">
            <text:p>10139.5</text:p>
          </table:table-cell>
          <table:table-cell table:formula="of:=AVERAGE([.C720];[.C721];[.C722];[.C723])" office:value-type="float" office:value="10130.875" calcext:value-type="float">
            <text:p>10130.875</text:p>
          </table:table-cell>
        </table:table-row>
        <table:table-row table:style-name="ro1">
          <table:table-cell office:value-type="string" calcext:value-type="string">
            <text:p>0002640</text:p>
          </table:table-cell>
          <table:table-cell office:value-type="float" office:value="10133" calcext:value-type="float">
            <text:p>10133</text:p>
          </table:table-cell>
          <table:table-cell table:formula="of:=AVERAGE([.B721];[.B722];[.B723];[.B724])" office:value-type="float" office:value="10128" calcext:value-type="float">
            <text:p>10128</text:p>
          </table:table-cell>
          <table:table-cell table:formula="of:=AVERAGE([.C721];[.C722];[.C723];[.C724])" office:value-type="float" office:value="10129.75" calcext:value-type="float">
            <text:p>10129.75</text:p>
          </table:table-cell>
        </table:table-row>
        <table:table-row table:style-name="ro1">
          <table:table-cell office:value-type="string" calcext:value-type="string">
            <text:p>0002642</text:p>
          </table:table-cell>
          <table:table-cell office:value-type="float" office:value="10142" calcext:value-type="float">
            <text:p>10142</text:p>
          </table:table-cell>
          <table:table-cell table:formula="of:=AVERAGE([.B722];[.B723];[.B724];[.B725])" office:value-type="float" office:value="10128" calcext:value-type="float">
            <text:p>10128</text:p>
          </table:table-cell>
          <table:table-cell table:formula="of:=AVERAGE([.C722];[.C723];[.C724];[.C725])" office:value-type="float" office:value="10129.8125" calcext:value-type="float">
            <text:p>10129.8125</text:p>
          </table:table-cell>
        </table:table-row>
        <table:table-row table:style-name="ro1">
          <table:table-cell office:value-type="string" calcext:value-type="string">
            <text:p>0002644</text:p>
          </table:table-cell>
          <table:table-cell office:value-type="float" office:value="10114" calcext:value-type="float">
            <text:p>10114</text:p>
          </table:table-cell>
          <table:table-cell table:formula="of:=AVERAGE([.B723];[.B724];[.B725];[.B726])" office:value-type="float" office:value="10128" calcext:value-type="float">
            <text:p>10128</text:p>
          </table:table-cell>
          <table:table-cell table:formula="of:=AVERAGE([.C723];[.C724];[.C725];[.C726])" office:value-type="float" office:value="10129.875" calcext:value-type="float">
            <text:p>10129.875</text:p>
          </table:table-cell>
        </table:table-row>
        <table:table-row table:style-name="ro1">
          <table:table-cell office:value-type="string" calcext:value-type="string">
            <text:p>0002646</text:p>
          </table:table-cell>
          <table:table-cell office:value-type="float" office:value="10123" calcext:value-type="float">
            <text:p>10123</text:p>
          </table:table-cell>
          <table:table-cell table:formula="of:=AVERAGE([.B724];[.B725];[.B726];[.B727])" office:value-type="float" office:value="10135" calcext:value-type="float">
            <text:p>10135</text:p>
          </table:table-cell>
          <table:table-cell table:formula="of:=AVERAGE([.C724];[.C725];[.C726];[.C727])" office:value-type="float" office:value="10132.8125" calcext:value-type="float">
            <text:p>10132.8125</text:p>
          </table:table-cell>
        </table:table-row>
        <table:table-row table:style-name="ro1">
          <table:table-cell office:value-type="string" calcext:value-type="string">
            <text:p>0002650</text:p>
          </table:table-cell>
          <table:table-cell office:value-type="float" office:value="10133" calcext:value-type="float">
            <text:p>10133</text:p>
          </table:table-cell>
          <table:table-cell table:formula="of:=AVERAGE([.B725];[.B726];[.B727];[.B728])" office:value-type="float" office:value="10128.25" calcext:value-type="float">
            <text:p>10128.25</text:p>
          </table:table-cell>
          <table:table-cell table:formula="of:=AVERAGE([.C725];[.C726];[.C727];[.C728])" office:value-type="float" office:value="10139.75" calcext:value-type="float">
            <text:p>10139.75</text:p>
          </table:table-cell>
        </table:table-row>
        <table:table-row table:style-name="ro1">
          <table:table-cell office:value-type="string" calcext:value-type="string">
            <text:p>0002652</text:p>
          </table:table-cell>
          <table:table-cell office:value-type="float" office:value="10142" calcext:value-type="float">
            <text:p>10142</text:p>
          </table:table-cell>
          <table:table-cell table:formula="of:=AVERAGE([.B726];[.B727];[.B728];[.B729])" office:value-type="float" office:value="10128.25" calcext:value-type="float">
            <text:p>10128.25</text:p>
          </table:table-cell>
          <table:table-cell table:formula="of:=AVERAGE([.C726];[.C727];[.C728];[.C729])" office:value-type="float" office:value="10154.125" calcext:value-type="float">
            <text:p>10154.125</text:p>
          </table:table-cell>
        </table:table-row>
        <table:table-row table:style-name="ro1">
          <table:table-cell office:value-type="string" calcext:value-type="string">
            <text:p>0002654</text:p>
          </table:table-cell>
          <table:table-cell office:value-type="float" office:value="10142" calcext:value-type="float">
            <text:p>10142</text:p>
          </table:table-cell>
          <table:table-cell table:formula="of:=AVERAGE([.B727];[.B728];[.B729];[.B730])" office:value-type="float" office:value="10139.75" calcext:value-type="float">
            <text:p>10139.75</text:p>
          </table:table-cell>
          <table:table-cell table:formula="of:=AVERAGE([.C727];[.C728];[.C729];[.C730])" office:value-type="float" office:value="10174.25" calcext:value-type="float">
            <text:p>10174.25</text:p>
          </table:table-cell>
        </table:table-row>
        <table:table-row table:style-name="ro1">
          <table:table-cell office:value-type="string" calcext:value-type="string">
            <text:p>0002656</text:p>
          </table:table-cell>
          <table:table-cell office:value-type="float" office:value="10096" calcext:value-type="float">
            <text:p>10096</text:p>
          </table:table-cell>
          <table:table-cell table:formula="of:=AVERAGE([.B728];[.B729];[.B730];[.B731])" office:value-type="float" office:value="10162.75" calcext:value-type="float">
            <text:p>10162.75</text:p>
          </table:table-cell>
          <table:table-cell table:formula="of:=AVERAGE([.C728];[.C729];[.C730];[.C731])" office:value-type="float" office:value="10194.375" calcext:value-type="float">
            <text:p>10194.375</text:p>
          </table:table-cell>
        </table:table-row>
        <table:table-row table:style-name="ro1">
          <table:table-cell office:value-type="string" calcext:value-type="string">
            <text:p>0002660</text:p>
          </table:table-cell>
          <table:table-cell office:value-type="float" office:value="10133" calcext:value-type="float">
            <text:p>10133</text:p>
          </table:table-cell>
          <table:table-cell table:formula="of:=AVERAGE([.B729];[.B730];[.B731];[.B732])" office:value-type="float" office:value="10185.75" calcext:value-type="float">
            <text:p>10185.75</text:p>
          </table:table-cell>
          <table:table-cell table:formula="of:=AVERAGE([.C729];[.C730];[.C731];[.C732])" office:value-type="float" office:value="10209.3125" calcext:value-type="float">
            <text:p>10209.3125</text:p>
          </table:table-cell>
        </table:table-row>
        <table:table-row table:style-name="ro1">
          <table:table-cell office:value-type="string" calcext:value-type="string">
            <text:p>0002662</text:p>
          </table:table-cell>
          <table:table-cell office:value-type="float" office:value="10188" calcext:value-type="float">
            <text:p>10188</text:p>
          </table:table-cell>
          <table:table-cell table:formula="of:=AVERAGE([.B730];[.B731];[.B732];[.B733])" office:value-type="float" office:value="10208.75" calcext:value-type="float">
            <text:p>10208.75</text:p>
          </table:table-cell>
          <table:table-cell table:formula="of:=AVERAGE([.C730];[.C731];[.C732];[.C733])" office:value-type="float" office:value="10220.25" calcext:value-type="float">
            <text:p>10220.25</text:p>
          </table:table-cell>
        </table:table-row>
        <table:table-row table:style-name="ro1">
          <table:table-cell office:value-type="string" calcext:value-type="string">
            <text:p>0002664</text:p>
          </table:table-cell>
          <table:table-cell office:value-type="float" office:value="10234" calcext:value-type="float">
            <text:p>10234</text:p>
          </table:table-cell>
          <table:table-cell table:formula="of:=AVERAGE([.B731];[.B732];[.B733];[.B734])" office:value-type="float" office:value="10220.25" calcext:value-type="float">
            <text:p>10220.25</text:p>
          </table:table-cell>
          <table:table-cell table:formula="of:=AVERAGE([.C731];[.C732];[.C733];[.C734])" office:value-type="float" office:value="10224.25" calcext:value-type="float">
            <text:p>10224.25</text:p>
          </table:table-cell>
        </table:table-row>
        <table:table-row table:style-name="ro1">
          <table:table-cell office:value-type="string" calcext:value-type="string">
            <text:p>0002666</text:p>
          </table:table-cell>
          <table:table-cell office:value-type="float" office:value="10188" calcext:value-type="float">
            <text:p>10188</text:p>
          </table:table-cell>
          <table:table-cell table:formula="of:=AVERAGE([.B732];[.B733];[.B734];[.B735])" office:value-type="float" office:value="10222.5" calcext:value-type="float">
            <text:p>10222.5</text:p>
          </table:table-cell>
          <table:table-cell table:formula="of:=AVERAGE([.C732];[.C733];[.C734];[.C735])" office:value-type="float" office:value="10220.1875" calcext:value-type="float">
            <text:p>10220.1875</text:p>
          </table:table-cell>
        </table:table-row>
        <table:table-row table:style-name="ro1">
          <table:table-cell office:value-type="string" calcext:value-type="string">
            <text:p>0002670</text:p>
          </table:table-cell>
          <table:table-cell office:value-type="float" office:value="10225" calcext:value-type="float">
            <text:p>10225</text:p>
          </table:table-cell>
          <table:table-cell table:formula="of:=AVERAGE([.B733];[.B734];[.B735];[.B736])" office:value-type="float" office:value="10229.5" calcext:value-type="float">
            <text:p>10229.5</text:p>
          </table:table-cell>
          <table:table-cell table:formula="of:=AVERAGE([.C733];[.C734];[.C735];[.C736])" office:value-type="float" office:value="10208.0625" calcext:value-type="float">
            <text:p>10208.0625</text:p>
          </table:table-cell>
        </table:table-row>
        <table:table-row table:style-name="ro1">
          <table:table-cell office:value-type="string" calcext:value-type="string">
            <text:p>0002672</text:p>
          </table:table-cell>
          <table:table-cell office:value-type="float" office:value="10234" calcext:value-type="float">
            <text:p>10234</text:p>
          </table:table-cell>
          <table:table-cell table:formula="of:=AVERAGE([.B734];[.B735];[.B736];[.B737])" office:value-type="float" office:value="10224.75" calcext:value-type="float">
            <text:p>10224.75</text:p>
          </table:table-cell>
          <table:table-cell table:formula="of:=AVERAGE([.C734];[.C735];[.C736];[.C737])" office:value-type="float" office:value="10190.125" calcext:value-type="float">
            <text:p>10190.125</text:p>
          </table:table-cell>
        </table:table-row>
        <table:table-row table:style-name="ro1">
          <table:table-cell office:value-type="string" calcext:value-type="string">
            <text:p>0002674</text:p>
          </table:table-cell>
          <table:table-cell office:value-type="float" office:value="10243" calcext:value-type="float">
            <text:p>10243</text:p>
          </table:table-cell>
          <table:table-cell table:formula="of:=AVERAGE([.B735];[.B736];[.B737];[.B738])" office:value-type="float" office:value="10204" calcext:value-type="float">
            <text:p>10204</text:p>
          </table:table-cell>
          <table:table-cell table:formula="of:=AVERAGE([.C735];[.C736];[.C737];[.C738])" office:value-type="float" office:value="10169.375" calcext:value-type="float">
            <text:p>10169.375</text:p>
          </table:table-cell>
        </table:table-row>
        <table:table-row table:style-name="ro1">
          <table:table-cell office:value-type="string" calcext:value-type="string">
            <text:p>0002676</text:p>
          </table:table-cell>
          <table:table-cell office:value-type="float" office:value="10216" calcext:value-type="float">
            <text:p>10216</text:p>
          </table:table-cell>
          <table:table-cell table:formula="of:=AVERAGE([.B736];[.B737];[.B738];[.B739])" office:value-type="float" office:value="10174" calcext:value-type="float">
            <text:p>10174</text:p>
          </table:table-cell>
          <table:table-cell table:formula="of:=AVERAGE([.C736];[.C737];[.C738];[.C739])" office:value-type="float" office:value="10153.8125" calcext:value-type="float">
            <text:p>10153.8125</text:p>
          </table:table-cell>
        </table:table-row>
        <table:table-row table:style-name="ro1">
          <table:table-cell office:value-type="string" calcext:value-type="string">
            <text:p>0002700</text:p>
          </table:table-cell>
          <table:table-cell office:value-type="float" office:value="10206" calcext:value-type="float">
            <text:p>10206</text:p>
          </table:table-cell>
          <table:table-cell table:formula="of:=AVERAGE([.B737];[.B738];[.B739];[.B740])" office:value-type="float" office:value="10157.75" calcext:value-type="float">
            <text:p>10157.75</text:p>
          </table:table-cell>
          <table:table-cell table:formula="of:=AVERAGE([.C737];[.C738];[.C739];[.C740])" office:value-type="float" office:value="10145.1875" calcext:value-type="float">
            <text:p>10145.1875</text:p>
          </table:table-cell>
        </table:table-row>
        <table:table-row table:style-name="ro1">
          <table:table-cell office:value-type="string" calcext:value-type="string">
            <text:p>0002702</text:p>
          </table:table-cell>
          <table:table-cell office:value-type="float" office:value="10151" calcext:value-type="float">
            <text:p>10151</text:p>
          </table:table-cell>
          <table:table-cell table:formula="of:=AVERAGE([.B738];[.B739];[.B740];[.B741])" office:value-type="float" office:value="10141.75" calcext:value-type="float">
            <text:p>10141.75</text:p>
          </table:table-cell>
          <table:table-cell table:formula="of:=AVERAGE([.C738];[.C739];[.C740];[.C741])" office:value-type="float" office:value="10138.3125" calcext:value-type="float">
            <text:p>10138.3125</text:p>
          </table:table-cell>
        </table:table-row>
        <table:table-row table:style-name="ro1">
          <table:table-cell office:value-type="string" calcext:value-type="string">
            <text:p>0002704</text:p>
          </table:table-cell>
          <table:table-cell office:value-type="float" office:value="10123" calcext:value-type="float">
            <text:p>10123</text:p>
          </table:table-cell>
          <table:table-cell table:formula="of:=AVERAGE([.B739];[.B740];[.B741];[.B742])" office:value-type="float" office:value="10141.75" calcext:value-type="float">
            <text:p>10141.75</text:p>
          </table:table-cell>
          <table:table-cell table:formula="of:=AVERAGE([.C739];[.C740];[.C741];[.C742])" office:value-type="float" office:value="10133.6875" calcext:value-type="float">
            <text:p>10133.6875</text:p>
          </table:table-cell>
        </table:table-row>
        <table:table-row table:style-name="ro1">
          <table:table-cell office:value-type="string" calcext:value-type="string">
            <text:p>0002706</text:p>
          </table:table-cell>
          <table:table-cell office:value-type="float" office:value="10151" calcext:value-type="float">
            <text:p>10151</text:p>
          </table:table-cell>
          <table:table-cell table:formula="of:=AVERAGE([.B740];[.B741];[.B742];[.B743])" office:value-type="float" office:value="10139.5" calcext:value-type="float">
            <text:p>10139.5</text:p>
          </table:table-cell>
          <table:table-cell table:formula="of:=AVERAGE([.C740];[.C741];[.C742];[.C743])" office:value-type="float" office:value="10129.625" calcext:value-type="float">
            <text:p>10129.625</text:p>
          </table:table-cell>
        </table:table-row>
        <table:table-row table:style-name="ro1">
          <table:table-cell office:value-type="string" calcext:value-type="string">
            <text:p>0002710</text:p>
          </table:table-cell>
          <table:table-cell office:value-type="float" office:value="10142" calcext:value-type="float">
            <text:p>10142</text:p>
          </table:table-cell>
          <table:table-cell table:formula="of:=AVERAGE([.B741];[.B742];[.B743];[.B744])" office:value-type="float" office:value="10130.25" calcext:value-type="float">
            <text:p>10130.25</text:p>
          </table:table-cell>
          <table:table-cell table:formula="of:=AVERAGE([.C741];[.C742];[.C743];[.C744])" office:value-type="float" office:value="10130.75" calcext:value-type="float">
            <text:p>10130.75</text:p>
          </table:table-cell>
        </table:table-row>
        <table:table-row table:style-name="ro1">
          <table:table-cell office:value-type="string" calcext:value-type="string">
            <text:p>0002712</text:p>
          </table:table-cell>
          <table:table-cell office:value-type="float" office:value="10151" calcext:value-type="float">
            <text:p>10151</text:p>
          </table:table-cell>
          <table:table-cell table:formula="of:=AVERAGE([.B742];[.B743];[.B744];[.B745])" office:value-type="float" office:value="10123.25" calcext:value-type="float">
            <text:p>10123.25</text:p>
          </table:table-cell>
          <table:table-cell table:formula="of:=AVERAGE([.C742];[.C743];[.C744];[.C745])" office:value-type="float" office:value="10139.375" calcext:value-type="float">
            <text:p>10139.375</text:p>
          </table:table-cell>
        </table:table-row>
        <table:table-row table:style-name="ro1">
          <table:table-cell office:value-type="string" calcext:value-type="string">
            <text:p>0002714</text:p>
          </table:table-cell>
          <table:table-cell office:value-type="float" office:value="10114" calcext:value-type="float">
            <text:p>10114</text:p>
          </table:table-cell>
          <table:table-cell table:formula="of:=AVERAGE([.B743];[.B744];[.B745];[.B746])" office:value-type="float" office:value="10125.5" calcext:value-type="float">
            <text:p>10125.5</text:p>
          </table:table-cell>
          <table:table-cell table:formula="of:=AVERAGE([.C743];[.C744];[.C745];[.C746])" office:value-type="float" office:value="10155.5" calcext:value-type="float">
            <text:p>10155.5</text:p>
          </table:table-cell>
        </table:table-row>
        <table:table-row table:style-name="ro1">
          <table:table-cell office:value-type="string" calcext:value-type="string">
            <text:p>0002716</text:p>
          </table:table-cell>
          <table:table-cell office:value-type="float" office:value="10114" calcext:value-type="float">
            <text:p>10114</text:p>
          </table:table-cell>
          <table:table-cell table:formula="of:=AVERAGE([.B744];[.B745];[.B746];[.B747])" office:value-type="float" office:value="10144" calcext:value-type="float">
            <text:p>10144</text:p>
          </table:table-cell>
          <table:table-cell table:formula="of:=AVERAGE([.C744];[.C745];[.C746];[.C747])" office:value-type="float" office:value="10173.9375" calcext:value-type="float">
            <text:p>10173.9375</text:p>
          </table:table-cell>
        </table:table-row>
        <table:table-row table:style-name="ro1">
          <table:table-cell office:value-type="string" calcext:value-type="string">
            <text:p>0002720</text:p>
          </table:table-cell>
          <table:table-cell office:value-type="float" office:value="10114" calcext:value-type="float">
            <text:p>10114</text:p>
          </table:table-cell>
          <table:table-cell table:formula="of:=AVERAGE([.B745];[.B746];[.B747];[.B748])" office:value-type="float" office:value="10164.75" calcext:value-type="float">
            <text:p>10164.75</text:p>
          </table:table-cell>
          <table:table-cell table:formula="of:=AVERAGE([.C745];[.C746];[.C747];[.C748])" office:value-type="float" office:value="10188.875" calcext:value-type="float">
            <text:p>10188.875</text:p>
          </table:table-cell>
        </table:table-row>
        <table:table-row table:style-name="ro1">
          <table:table-cell office:value-type="string" calcext:value-type="string">
            <text:p>0002722</text:p>
          </table:table-cell>
          <table:table-cell office:value-type="float" office:value="10160" calcext:value-type="float">
            <text:p>10160</text:p>
          </table:table-cell>
          <table:table-cell table:formula="of:=AVERAGE([.B746];[.B747];[.B748];[.B749])" office:value-type="float" office:value="10187.75" calcext:value-type="float">
            <text:p>10187.75</text:p>
          </table:table-cell>
          <table:table-cell table:formula="of:=AVERAGE([.C746];[.C747];[.C748];[.C749])" office:value-type="float" office:value="10199.1875" calcext:value-type="float">
            <text:p>10199.1875</text:p>
          </table:table-cell>
        </table:table-row>
        <table:table-row table:style-name="ro1">
          <table:table-cell office:value-type="string" calcext:value-type="string">
            <text:p>0002724</text:p>
          </table:table-cell>
          <table:table-cell office:value-type="float" office:value="10188" calcext:value-type="float">
            <text:p>10188</text:p>
          </table:table-cell>
          <table:table-cell table:formula="of:=AVERAGE([.B747];[.B748];[.B749];[.B750])" office:value-type="float" office:value="10199.25" calcext:value-type="float">
            <text:p>10199.25</text:p>
          </table:table-cell>
          <table:table-cell table:formula="of:=AVERAGE([.C747];[.C748];[.C749];[.C750])" office:value-type="float" office:value="10202.625" calcext:value-type="float">
            <text:p>10202.625</text:p>
          </table:table-cell>
        </table:table-row>
        <table:table-row table:style-name="ro1">
          <table:table-cell office:value-type="string" calcext:value-type="string">
            <text:p>0002726</text:p>
          </table:table-cell>
          <table:table-cell office:value-type="float" office:value="10197" calcext:value-type="float">
            <text:p>10197</text:p>
          </table:table-cell>
          <table:table-cell table:formula="of:=AVERAGE([.B748];[.B749];[.B750];[.B751])" office:value-type="float" office:value="10203.75" calcext:value-type="float">
            <text:p>10203.75</text:p>
          </table:table-cell>
          <table:table-cell table:formula="of:=AVERAGE([.C748];[.C749];[.C750];[.C751])" office:value-type="float" office:value="10196.875" calcext:value-type="float">
            <text:p>10196.875</text:p>
          </table:table-cell>
        </table:table-row>
        <table:table-row table:style-name="ro1">
          <table:table-cell office:value-type="string" calcext:value-type="string">
            <text:p>0002730</text:p>
          </table:table-cell>
          <table:table-cell office:value-type="float" office:value="10206" calcext:value-type="float">
            <text:p>10206</text:p>
          </table:table-cell>
          <table:table-cell table:formula="of:=AVERAGE([.B749];[.B750];[.B751];[.B752])" office:value-type="float" office:value="10206" calcext:value-type="float">
            <text:p>10206</text:p>
          </table:table-cell>
          <table:table-cell table:formula="of:=AVERAGE([.C749];[.C750];[.C751];[.C752])" office:value-type="float" office:value="10182.5" calcext:value-type="float">
            <text:p>10182.5</text:p>
          </table:table-cell>
        </table:table-row>
        <table:table-row table:style-name="ro1">
          <table:table-cell office:value-type="string" calcext:value-type="string">
            <text:p>0002732</text:p>
          </table:table-cell>
          <table:table-cell office:value-type="float" office:value="10206" calcext:value-type="float">
            <text:p>10206</text:p>
          </table:table-cell>
          <table:table-cell table:formula="of:=AVERAGE([.B750];[.B751];[.B752];[.B753])" office:value-type="float" office:value="10201.5" calcext:value-type="float">
            <text:p>10201.5</text:p>
          </table:table-cell>
          <table:table-cell table:formula="of:=AVERAGE([.C750];[.C751];[.C752];[.C753])" office:value-type="float" office:value="10161.8125" calcext:value-type="float">
            <text:p>10161.8125</text:p>
          </table:table-cell>
        </table:table-row>
        <table:table-row table:style-name="ro1">
          <table:table-cell office:value-type="string" calcext:value-type="string">
            <text:p>0002734</text:p>
          </table:table-cell>
          <table:table-cell office:value-type="float" office:value="10206" calcext:value-type="float">
            <text:p>10206</text:p>
          </table:table-cell>
          <table:table-cell table:formula="of:=AVERAGE([.B751];[.B752];[.B753];[.B754])" office:value-type="float" office:value="10176.25" calcext:value-type="float">
            <text:p>10176.25</text:p>
          </table:table-cell>
          <table:table-cell table:formula="of:=AVERAGE([.C751];[.C752];[.C753];[.C754])" office:value-type="float" office:value="10136.5" calcext:value-type="float">
            <text:p>10136.5</text:p>
          </table:table-cell>
        </table:table-row>
        <table:table-row table:style-name="ro1">
          <table:table-cell office:value-type="string" calcext:value-type="string">
            <text:p>0002736</text:p>
          </table:table-cell>
          <table:table-cell office:value-type="float" office:value="10206" calcext:value-type="float">
            <text:p>10206</text:p>
          </table:table-cell>
          <table:table-cell table:formula="of:=AVERAGE([.B752];[.B753];[.B754];[.B755])" office:value-type="float" office:value="10146.25" calcext:value-type="float">
            <text:p>10146.25</text:p>
          </table:table-cell>
          <table:table-cell table:formula="of:=AVERAGE([.C752];[.C753];[.C754];[.C755])" office:value-type="float" office:value="10118.0625" calcext:value-type="float">
            <text:p>10118.0625</text:p>
          </table:table-cell>
        </table:table-row>
        <table:table-row table:style-name="ro1">
          <table:table-cell office:value-type="string" calcext:value-type="string">
            <text:p>0002740</text:p>
          </table:table-cell>
          <table:table-cell office:value-type="float" office:value="10188" calcext:value-type="float">
            <text:p>10188</text:p>
          </table:table-cell>
          <table:table-cell table:formula="of:=AVERAGE([.B753];[.B754];[.B755];[.B756])" office:value-type="float" office:value="10123.25" calcext:value-type="float">
            <text:p>10123.25</text:p>
          </table:table-cell>
          <table:table-cell table:formula="of:=AVERAGE([.C753];[.C754];[.C755];[.C756])" office:value-type="float" office:value="10108.875" calcext:value-type="float">
            <text:p>10108.875</text:p>
          </table:table-cell>
        </table:table-row>
        <table:table-row table:style-name="ro1">
          <table:table-cell office:value-type="string" calcext:value-type="string">
            <text:p>0002742</text:p>
          </table:table-cell>
          <table:table-cell office:value-type="float" office:value="10105" calcext:value-type="float">
            <text:p>10105</text:p>
          </table:table-cell>
          <table:table-cell table:formula="of:=AVERAGE([.B754];[.B755];[.B756];[.B757])" office:value-type="float" office:value="10100.25" calcext:value-type="float">
            <text:p>10100.25</text:p>
          </table:table-cell>
          <table:table-cell table:formula="of:=AVERAGE([.C754];[.C755];[.C756];[.C757])" office:value-type="float" office:value="10102" calcext:value-type="float">
            <text:p>10102</text:p>
          </table:table-cell>
        </table:table-row>
        <table:table-row table:style-name="ro1">
          <table:table-cell office:value-type="string" calcext:value-type="string">
            <text:p>0002744</text:p>
          </table:table-cell>
          <table:table-cell office:value-type="float" office:value="10086" calcext:value-type="float">
            <text:p>10086</text:p>
          </table:table-cell>
          <table:table-cell table:formula="of:=AVERAGE([.B755];[.B756];[.B757];[.B758])" office:value-type="float" office:value="10102.5" calcext:value-type="float">
            <text:p>10102.5</text:p>
          </table:table-cell>
          <table:table-cell table:formula="of:=AVERAGE([.C755];[.C756];[.C757];[.C758])" office:value-type="float" office:value="10097.9375" calcext:value-type="float">
            <text:p>10097.9375</text:p>
          </table:table-cell>
        </table:table-row>
        <table:table-row table:style-name="ro1">
          <table:table-cell office:value-type="string" calcext:value-type="string">
            <text:p>0002746</text:p>
          </table:table-cell>
          <table:table-cell office:value-type="float" office:value="10114" calcext:value-type="float">
            <text:p>10114</text:p>
          </table:table-cell>
          <table:table-cell table:formula="of:=AVERAGE([.B756];[.B757];[.B758];[.B759])" office:value-type="float" office:value="10109.5" calcext:value-type="float">
            <text:p>10109.5</text:p>
          </table:table-cell>
          <table:table-cell table:formula="of:=AVERAGE([.C756];[.C757];[.C758];[.C759])" office:value-type="float" office:value="10089.25" calcext:value-type="float">
            <text:p>10089.25</text:p>
          </table:table-cell>
        </table:table-row>
        <table:table-row table:style-name="ro1">
          <table:table-cell office:value-type="string" calcext:value-type="string">
            <text:p>0002750</text:p>
          </table:table-cell>
          <table:table-cell office:value-type="float" office:value="10096" calcext:value-type="float">
            <text:p>10096</text:p>
          </table:table-cell>
          <table:table-cell table:formula="of:=AVERAGE([.B757];[.B758];[.B759];[.B760])" office:value-type="float" office:value="10095.75" calcext:value-type="float">
            <text:p>10095.75</text:p>
          </table:table-cell>
          <table:table-cell table:formula="of:=AVERAGE([.C757];[.C758];[.C759];[.C760])" office:value-type="float" office:value="10079.375" calcext:value-type="float">
            <text:p>10079.375</text:p>
          </table:table-cell>
        </table:table-row>
        <table:table-row table:style-name="ro1">
          <table:table-cell office:value-type="string" calcext:value-type="string">
            <text:p>0002752</text:p>
          </table:table-cell>
          <table:table-cell office:value-type="float" office:value="10114" calcext:value-type="float">
            <text:p>10114</text:p>
          </table:table-cell>
          <table:table-cell table:formula="of:=AVERAGE([.B758];[.B759];[.B760];[.B761])" office:value-type="float" office:value="10084" calcext:value-type="float">
            <text:p>10084</text:p>
          </table:table-cell>
          <table:table-cell table:formula="of:=AVERAGE([.C758];[.C759];[.C760];[.C761])" office:value-type="float" office:value="10079.25" calcext:value-type="float">
            <text:p>10079.25</text:p>
          </table:table-cell>
        </table:table-row>
        <table:table-row table:style-name="ro1">
          <table:table-cell office:value-type="string" calcext:value-type="string">
            <text:p>0002754</text:p>
          </table:table-cell>
          <table:table-cell office:value-type="float" office:value="10114" calcext:value-type="float">
            <text:p>10114</text:p>
          </table:table-cell>
          <table:table-cell table:formula="of:=AVERAGE([.B759];[.B760];[.B761];[.B762])" office:value-type="float" office:value="10067.75" calcext:value-type="float">
            <text:p>10067.75</text:p>
          </table:table-cell>
          <table:table-cell table:formula="of:=AVERAGE([.C759];[.C760];[.C761];[.C762])" office:value-type="float" office:value="10090.75" calcext:value-type="float">
            <text:p>10090.75</text:p>
          </table:table-cell>
        </table:table-row>
        <table:table-row table:style-name="ro1">
          <table:table-cell office:value-type="string" calcext:value-type="string">
            <text:p>0002756</text:p>
          </table:table-cell>
          <table:table-cell office:value-type="float" office:value="10059" calcext:value-type="float">
            <text:p>10059</text:p>
          </table:table-cell>
          <table:table-cell table:formula="of:=AVERAGE([.B760];[.B761];[.B762];[.B763])" office:value-type="float" office:value="10070" calcext:value-type="float">
            <text:p>10070</text:p>
          </table:table-cell>
          <table:table-cell table:formula="of:=AVERAGE([.C760];[.C761];[.C762];[.C763])" office:value-type="float" office:value="10112.6875" calcext:value-type="float">
            <text:p>10112.6875</text:p>
          </table:table-cell>
        </table:table-row>
        <table:table-row table:style-name="ro1">
          <table:table-cell office:value-type="string" calcext:value-type="string">
            <text:p>0002760</text:p>
          </table:table-cell>
          <table:table-cell office:value-type="float" office:value="10049" calcext:value-type="float">
            <text:p>10049</text:p>
          </table:table-cell>
          <table:table-cell table:formula="of:=AVERAGE([.B761];[.B762];[.B763];[.B764])" office:value-type="float" office:value="10095.25" calcext:value-type="float">
            <text:p>10095.25</text:p>
          </table:table-cell>
          <table:table-cell table:formula="of:=AVERAGE([.C761];[.C762];[.C763];[.C764])" office:value-type="float" office:value="10139.875" calcext:value-type="float">
            <text:p>10139.875</text:p>
          </table:table-cell>
        </table:table-row>
        <table:table-row table:style-name="ro1">
          <table:table-cell office:value-type="string" calcext:value-type="string">
            <text:p>0002762</text:p>
          </table:table-cell>
          <table:table-cell office:value-type="float" office:value="10049" calcext:value-type="float">
            <text:p>10049</text:p>
          </table:table-cell>
          <table:table-cell table:formula="of:=AVERAGE([.B762];[.B763];[.B764];[.B765])" office:value-type="float" office:value="10130" calcext:value-type="float">
            <text:p>10130</text:p>
          </table:table-cell>
          <table:table-cell table:formula="of:=AVERAGE([.C762];[.C763];[.C764];[.C765])" office:value-type="float" office:value="10161.9375" calcext:value-type="float">
            <text:p>10161.9375</text:p>
          </table:table-cell>
        </table:table-row>
        <table:table-row table:style-name="ro1">
          <table:table-cell office:value-type="string" calcext:value-type="string">
            <text:p>0002764</text:p>
          </table:table-cell>
          <table:table-cell office:value-type="float" office:value="10123" calcext:value-type="float">
            <text:p>10123</text:p>
          </table:table-cell>
          <table:table-cell table:formula="of:=AVERAGE([.B763];[.B764];[.B765];[.B766])" office:value-type="float" office:value="10155.5" calcext:value-type="float">
            <text:p>10155.5</text:p>
          </table:table-cell>
          <table:table-cell table:formula="of:=AVERAGE([.C763];[.C764];[.C765];[.C766])" office:value-type="float" office:value="10176.4375" calcext:value-type="float">
            <text:p>10176.4375</text:p>
          </table:table-cell>
        </table:table-row>
        <table:table-row table:style-name="ro1">
          <table:table-cell office:value-type="string" calcext:value-type="string">
            <text:p>0002766</text:p>
          </table:table-cell>
          <table:table-cell office:value-type="float" office:value="10160" calcext:value-type="float">
            <text:p>10160</text:p>
          </table:table-cell>
          <table:table-cell table:formula="of:=AVERAGE([.B764];[.B765];[.B766];[.B767])" office:value-type="float" office:value="10178.75" calcext:value-type="float">
            <text:p>10178.75</text:p>
          </table:table-cell>
          <table:table-cell table:formula="of:=AVERAGE([.C764];[.C765];[.C766];[.C767])" office:value-type="float" office:value="10185.6875" calcext:value-type="float">
            <text:p>10185.6875</text:p>
          </table:table-cell>
        </table:table-row>
        <table:table-row table:style-name="ro1">
          <table:table-cell office:value-type="string" calcext:value-type="string">
            <text:p>0002770</text:p>
          </table:table-cell>
          <table:table-cell office:value-type="float" office:value="10188" calcext:value-type="float">
            <text:p>10188</text:p>
          </table:table-cell>
          <table:table-cell table:formula="of:=AVERAGE([.B765];[.B766];[.B767];[.B768])" office:value-type="float" office:value="10183.5" calcext:value-type="float">
            <text:p>10183.5</text:p>
          </table:table-cell>
          <table:table-cell table:formula="of:=AVERAGE([.C765];[.C766];[.C767];[.C768])" office:value-type="float" office:value="10182.1875" calcext:value-type="float">
            <text:p>10182.1875</text:p>
          </table:table-cell>
        </table:table-row>
        <table:table-row table:style-name="ro1">
          <table:table-cell office:value-type="string" calcext:value-type="string">
            <text:p>0002772</text:p>
          </table:table-cell>
          <table:table-cell office:value-type="float" office:value="10151" calcext:value-type="float">
            <text:p>10151</text:p>
          </table:table-cell>
          <table:table-cell table:formula="of:=AVERAGE([.B766];[.B767];[.B768];[.B769])" office:value-type="float" office:value="10188" calcext:value-type="float">
            <text:p>10188</text:p>
          </table:table-cell>
          <table:table-cell table:formula="of:=AVERAGE([.C766];[.C767];[.C768];[.C769])" office:value-type="float" office:value="10171.6875" calcext:value-type="float">
            <text:p>10171.6875</text:p>
          </table:table-cell>
        </table:table-row>
        <table:table-row table:style-name="ro1">
          <table:table-cell office:value-type="string" calcext:value-type="string">
            <text:p>0002774</text:p>
          </table:table-cell>
          <table:table-cell office:value-type="float" office:value="10216" calcext:value-type="float">
            <text:p>10216</text:p>
          </table:table-cell>
          <table:table-cell table:formula="of:=AVERAGE([.B767];[.B768];[.B769];[.B770])" office:value-type="float" office:value="10192.5" calcext:value-type="float">
            <text:p>10192.5</text:p>
          </table:table-cell>
          <table:table-cell table:formula="of:=AVERAGE([.C767];[.C768];[.C769];[.C770])" office:value-type="float" office:value="10154.3125" calcext:value-type="float">
            <text:p>10154.3125</text:p>
          </table:table-cell>
        </table:table-row>
        <table:table-row table:style-name="ro1">
          <table:table-cell office:value-type="string" calcext:value-type="string">
            <text:p>0002776</text:p>
          </table:table-cell>
          <table:table-cell office:value-type="float" office:value="10179" calcext:value-type="float">
            <text:p>10179</text:p>
          </table:table-cell>
          <table:table-cell table:formula="of:=AVERAGE([.B768];[.B769];[.B770];[.B771])" office:value-type="float" office:value="10164.75" calcext:value-type="float">
            <text:p>10164.75</text:p>
          </table:table-cell>
          <table:table-cell table:formula="of:=AVERAGE([.C768];[.C769];[.C770];[.C771])" office:value-type="float" office:value="10132.375" calcext:value-type="float">
            <text:p>10132.375</text:p>
          </table:table-cell>
        </table:table-row>
        <table:table-row table:style-name="ro1">
          <table:table-cell office:value-type="string" calcext:value-type="string">
            <text:p>0003000</text:p>
          </table:table-cell>
          <table:table-cell office:value-type="float" office:value="10206" calcext:value-type="float">
            <text:p>10206</text:p>
          </table:table-cell>
          <table:table-cell table:formula="of:=AVERAGE([.B769];[.B770];[.B771];[.B772])" office:value-type="float" office:value="10141.5" calcext:value-type="float">
            <text:p>10141.5</text:p>
          </table:table-cell>
          <table:table-cell table:formula="of:=AVERAGE([.C769];[.C770];[.C771];[.C772])" office:value-type="float" office:value="10119.125" calcext:value-type="float">
            <text:p>10119.125</text:p>
          </table:table-cell>
        </table:table-row>
        <table:table-row table:style-name="ro1">
          <table:table-cell office:value-type="string" calcext:value-type="string">
            <text:p>0003002</text:p>
          </table:table-cell>
          <table:table-cell office:value-type="float" office:value="10169" calcext:value-type="float">
            <text:p>10169</text:p>
          </table:table-cell>
          <table:table-cell table:formula="of:=AVERAGE([.B770];[.B771];[.B772];[.B773])" office:value-type="float" office:value="10118.5" calcext:value-type="float">
            <text:p>10118.5</text:p>
          </table:table-cell>
          <table:table-cell table:formula="of:=AVERAGE([.C770];[.C771];[.C772];[.C773])" office:value-type="float" office:value="10113.4375" calcext:value-type="float">
            <text:p>10113.4375</text:p>
          </table:table-cell>
        </table:table-row>
        <table:table-row table:style-name="ro1">
          <table:table-cell office:value-type="string" calcext:value-type="string">
            <text:p>0003004</text:p>
          </table:table-cell>
          <table:table-cell office:value-type="float" office:value="10105" calcext:value-type="float">
            <text:p>10105</text:p>
          </table:table-cell>
          <table:table-cell table:formula="of:=AVERAGE([.B771];[.B772];[.B773];[.B774])" office:value-type="float" office:value="10104.75" calcext:value-type="float">
            <text:p>10104.75</text:p>
          </table:table-cell>
          <table:table-cell table:formula="of:=AVERAGE([.C771];[.C772];[.C773];[.C774])" office:value-type="float" office:value="10112.9375" calcext:value-type="float">
            <text:p>10112.9375</text:p>
          </table:table-cell>
        </table:table-row>
        <table:table-row table:style-name="ro1">
          <table:table-cell office:value-type="string" calcext:value-type="string">
            <text:p>0003006</text:p>
          </table:table-cell>
          <table:table-cell office:value-type="float" office:value="10086" calcext:value-type="float">
            <text:p>10086</text:p>
          </table:table-cell>
          <table:table-cell table:formula="of:=AVERAGE([.B772];[.B773];[.B774];[.B775])" office:value-type="float" office:value="10111.75" calcext:value-type="float">
            <text:p>10111.75</text:p>
          </table:table-cell>
          <table:table-cell table:formula="of:=AVERAGE([.C772];[.C773];[.C774];[.C775])" office:value-type="float" office:value="10116.4375" calcext:value-type="float">
            <text:p>10116.4375</text:p>
          </table:table-cell>
        </table:table-row>
        <table:table-row table:style-name="ro1">
          <table:table-cell office:value-type="string" calcext:value-type="string">
            <text:p>0003010</text:p>
          </table:table-cell>
          <table:table-cell office:value-type="float" office:value="10114" calcext:value-type="float">
            <text:p>10114</text:p>
          </table:table-cell>
          <table:table-cell table:formula="of:=AVERAGE([.B773];[.B774];[.B775];[.B776])" office:value-type="float" office:value="10118.75" calcext:value-type="float">
            <text:p>10118.75</text:p>
          </table:table-cell>
          <table:table-cell table:formula="of:=AVERAGE([.C773];[.C774];[.C775];[.C776])" office:value-type="float" office:value="10119.3125" calcext:value-type="float">
            <text:p>10119.3125</text:p>
          </table:table-cell>
        </table:table-row>
        <table:table-row table:style-name="ro1">
          <table:table-cell office:value-type="string" calcext:value-type="string">
            <text:p>0003012</text:p>
          </table:table-cell>
          <table:table-cell office:value-type="float" office:value="10114" calcext:value-type="float">
            <text:p>10114</text:p>
          </table:table-cell>
          <table:table-cell table:formula="of:=AVERAGE([.B774];[.B775];[.B776];[.B777])" office:value-type="float" office:value="10116.5" calcext:value-type="float">
            <text:p>10116.5</text:p>
          </table:table-cell>
          <table:table-cell table:formula="of:=AVERAGE([.C774];[.C775];[.C776];[.C777])" office:value-type="float" office:value="10123.875" calcext:value-type="float">
            <text:p>10123.875</text:p>
          </table:table-cell>
        </table:table-row>
        <table:table-row table:style-name="ro1">
          <table:table-cell office:value-type="string" calcext:value-type="string">
            <text:p>0003014</text:p>
          </table:table-cell>
          <table:table-cell office:value-type="float" office:value="10133" calcext:value-type="float">
            <text:p>10133</text:p>
          </table:table-cell>
          <table:table-cell table:formula="of:=AVERAGE([.B775];[.B776];[.B777];[.B778])" office:value-type="float" office:value="10118.75" calcext:value-type="float">
            <text:p>10118.75</text:p>
          </table:table-cell>
          <table:table-cell table:formula="of:=AVERAGE([.C775];[.C776];[.C777];[.C778])" office:value-type="float" office:value="10134.1875" calcext:value-type="float">
            <text:p>10134.1875</text:p>
          </table:table-cell>
        </table:table-row>
        <table:table-row table:style-name="ro1">
          <table:table-cell office:value-type="string" calcext:value-type="string">
            <text:p>0003016</text:p>
          </table:table-cell>
          <table:table-cell office:value-type="float" office:value="10114" calcext:value-type="float">
            <text:p>10114</text:p>
          </table:table-cell>
          <table:table-cell table:formula="of:=AVERAGE([.B776];[.B777];[.B778];[.B779])" office:value-type="float" office:value="10123.25" calcext:value-type="float">
            <text:p>10123.25</text:p>
          </table:table-cell>
          <table:table-cell table:formula="of:=AVERAGE([.C776];[.C777];[.C778];[.C779])" office:value-type="float" office:value="10153.75" calcext:value-type="float">
            <text:p>10153.75</text:p>
          </table:table-cell>
        </table:table-row>
        <table:table-row table:style-name="ro1">
          <table:table-cell office:value-type="string" calcext:value-type="string">
            <text:p>0003020</text:p>
          </table:table-cell>
          <table:table-cell office:value-type="float" office:value="10105" calcext:value-type="float">
            <text:p>10105</text:p>
          </table:table-cell>
          <table:table-cell table:formula="of:=AVERAGE([.B777];[.B778];[.B779];[.B780])" office:value-type="float" office:value="10137" calcext:value-type="float">
            <text:p>10137</text:p>
          </table:table-cell>
          <table:table-cell table:formula="of:=AVERAGE([.C777];[.C778];[.C779];[.C780])" office:value-type="float" office:value="10180.25" calcext:value-type="float">
            <text:p>10180.25</text:p>
          </table:table-cell>
        </table:table-row>
        <table:table-row table:style-name="ro1">
          <table:table-cell office:value-type="string" calcext:value-type="string">
            <text:p>0003022</text:p>
          </table:table-cell>
          <table:table-cell office:value-type="float" office:value="10123" calcext:value-type="float">
            <text:p>10123</text:p>
          </table:table-cell>
          <table:table-cell table:formula="of:=AVERAGE([.B778];[.B779];[.B780];[.B781])" office:value-type="float" office:value="10157.75" calcext:value-type="float">
            <text:p>10157.75</text:p>
          </table:table-cell>
          <table:table-cell table:formula="of:=AVERAGE([.C778];[.C779];[.C780];[.C781])" office:value-type="float" office:value="10211.4375" calcext:value-type="float">
            <text:p>10211.4375</text:p>
          </table:table-cell>
        </table:table-row>
        <table:table-row table:style-name="ro1">
          <table:table-cell office:value-type="string" calcext:value-type="string">
            <text:p>0003024</text:p>
          </table:table-cell>
          <table:table-cell office:value-type="float" office:value="10151" calcext:value-type="float">
            <text:p>10151</text:p>
          </table:table-cell>
          <table:table-cell table:formula="of:=AVERAGE([.B779];[.B780];[.B781];[.B782])" office:value-type="float" office:value="10197" calcext:value-type="float">
            <text:p>10197</text:p>
          </table:table-cell>
          <table:table-cell table:formula="of:=AVERAGE([.C779];[.C780];[.C781];[.C782])" office:value-type="float" office:value="10244.9375" calcext:value-type="float">
            <text:p>10244.9375</text:p>
          </table:table-cell>
        </table:table-row>
        <table:table-row table:style-name="ro1">
          <table:table-cell office:value-type="string" calcext:value-type="string">
            <text:p>0003026</text:p>
          </table:table-cell>
          <table:table-cell office:value-type="float" office:value="10169" calcext:value-type="float">
            <text:p>10169</text:p>
          </table:table-cell>
          <table:table-cell table:formula="of:=AVERAGE([.B780];[.B781];[.B782];[.B783])" office:value-type="float" office:value="10229.25" calcext:value-type="float">
            <text:p>10229.25</text:p>
          </table:table-cell>
          <table:table-cell table:formula="of:=AVERAGE([.C780];[.C781];[.C782];[.C783])" office:value-type="float" office:value="10267.5" calcext:value-type="float">
            <text:p>10267.5</text:p>
          </table:table-cell>
        </table:table-row>
        <table:table-row table:style-name="ro1">
          <table:table-cell office:value-type="string" calcext:value-type="string">
            <text:p>0003030</text:p>
          </table:table-cell>
          <table:table-cell office:value-type="float" office:value="10188" calcext:value-type="float">
            <text:p>10188</text:p>
          </table:table-cell>
          <table:table-cell table:formula="of:=AVERAGE([.B781];[.B782];[.B783];[.B784])" office:value-type="float" office:value="10261.75" calcext:value-type="float">
            <text:p>10261.75</text:p>
          </table:table-cell>
          <table:table-cell table:formula="of:=AVERAGE([.C781];[.C782];[.C783];[.C784])" office:value-type="float" office:value="10278.5625" calcext:value-type="float">
            <text:p>10278.5625</text:p>
          </table:table-cell>
        </table:table-row>
        <table:table-row table:style-name="ro1">
          <table:table-cell office:value-type="string" calcext:value-type="string">
            <text:p>0003032</text:p>
          </table:table-cell>
          <table:table-cell office:value-type="float" office:value="10280" calcext:value-type="float">
            <text:p>10280</text:p>
          </table:table-cell>
          <table:table-cell table:formula="of:=AVERAGE([.B782];[.B783];[.B784];[.B785])" office:value-type="float" office:value="10291.75" calcext:value-type="float">
            <text:p>10291.75</text:p>
          </table:table-cell>
          <table:table-cell table:formula="of:=AVERAGE([.C782];[.C783];[.C784];[.C785])" office:value-type="float" office:value="10274.5625" calcext:value-type="float">
            <text:p>10274.5625</text:p>
          </table:table-cell>
        </table:table-row>
        <table:table-row table:style-name="ro1">
          <table:table-cell office:value-type="string" calcext:value-type="string">
            <text:p>0003034</text:p>
          </table:table-cell>
          <table:table-cell office:value-type="float" office:value="10280" calcext:value-type="float">
            <text:p>10280</text:p>
          </table:table-cell>
          <table:table-cell table:formula="of:=AVERAGE([.B783];[.B784];[.B785];[.B786])" office:value-type="float" office:value="10287.25" calcext:value-type="float">
            <text:p>10287.25</text:p>
          </table:table-cell>
          <table:table-cell table:formula="of:=AVERAGE([.C783];[.C784];[.C785];[.C786])" office:value-type="float" office:value="10256.6875" calcext:value-type="float">
            <text:p>10256.6875</text:p>
          </table:table-cell>
        </table:table-row>
        <table:table-row table:style-name="ro1">
          <table:table-cell office:value-type="string" calcext:value-type="string">
            <text:p>0003036</text:p>
          </table:table-cell>
          <table:table-cell office:value-type="float" office:value="10299" calcext:value-type="float">
            <text:p>10299</text:p>
          </table:table-cell>
          <table:table-cell table:formula="of:=AVERAGE([.B784];[.B785];[.B786];[.B787])" office:value-type="float" office:value="10273.5" calcext:value-type="float">
            <text:p>10273.5</text:p>
          </table:table-cell>
          <table:table-cell table:formula="of:=AVERAGE([.C784];[.C785];[.C786];[.C787])" office:value-type="float" office:value="10236.4375" calcext:value-type="float">
            <text:p>10236.4375</text:p>
          </table:table-cell>
        </table:table-row>
        <table:table-row table:style-name="ro1">
          <table:table-cell office:value-type="string" calcext:value-type="string">
            <text:p>0003040</text:p>
          </table:table-cell>
          <table:table-cell office:value-type="float" office:value="10308" calcext:value-type="float">
            <text:p>10308</text:p>
          </table:table-cell>
          <table:table-cell table:formula="of:=AVERAGE([.B785];[.B786];[.B787];[.B788])" office:value-type="float" office:value="10245.75" calcext:value-type="float">
            <text:p>10245.75</text:p>
          </table:table-cell>
          <table:table-cell table:formula="of:=AVERAGE([.C785];[.C786];[.C787];[.C788])" office:value-type="float" office:value="10219.625" calcext:value-type="float">
            <text:p>10219.625</text:p>
          </table:table-cell>
        </table:table-row>
        <table:table-row table:style-name="ro1">
          <table:table-cell office:value-type="string" calcext:value-type="string">
            <text:p>0003042</text:p>
          </table:table-cell>
          <table:table-cell office:value-type="float" office:value="10262" calcext:value-type="float">
            <text:p>10262</text:p>
          </table:table-cell>
          <table:table-cell table:formula="of:=AVERAGE([.B786];[.B787];[.B788];[.B789])" office:value-type="float" office:value="10220.25" calcext:value-type="float">
            <text:p>10220.25</text:p>
          </table:table-cell>
          <table:table-cell table:formula="of:=AVERAGE([.C786];[.C787];[.C788];[.C789])" office:value-type="float" office:value="10212.0625" calcext:value-type="float">
            <text:p>10212.0625</text:p>
          </table:table-cell>
        </table:table-row>
        <table:table-row table:style-name="ro1">
          <table:table-cell office:value-type="string" calcext:value-type="string">
            <text:p>0003044</text:p>
          </table:table-cell>
          <table:table-cell office:value-type="float" office:value="10225" calcext:value-type="float">
            <text:p>10225</text:p>
          </table:table-cell>
          <table:table-cell table:formula="of:=AVERAGE([.B787];[.B788];[.B789];[.B790])" office:value-type="float" office:value="10206.25" calcext:value-type="float">
            <text:p>10206.25</text:p>
          </table:table-cell>
          <table:table-cell table:formula="of:=AVERAGE([.C787];[.C788];[.C789];[.C790])" office:value-type="float" office:value="10210.3125" calcext:value-type="float">
            <text:p>10210.3125</text:p>
          </table:table-cell>
        </table:table-row>
        <table:table-row table:style-name="ro1">
          <table:table-cell office:value-type="string" calcext:value-type="string">
            <text:p>0003046</text:p>
          </table:table-cell>
          <table:table-cell office:value-type="float" office:value="10188" calcext:value-type="float">
            <text:p>10188</text:p>
          </table:table-cell>
          <table:table-cell table:formula="of:=AVERAGE([.B788];[.B789];[.B790];[.B791])" office:value-type="float" office:value="10206.25" calcext:value-type="float">
            <text:p>10206.25</text:p>
          </table:table-cell>
          <table:table-cell table:formula="of:=AVERAGE([.C788];[.C789];[.C790];[.C791])" office:value-type="float" office:value="10212.0625" calcext:value-type="float">
            <text:p>10212.0625</text:p>
          </table:table-cell>
        </table:table-row>
        <table:table-row table:style-name="ro1">
          <table:table-cell office:value-type="string" calcext:value-type="string">
            <text:p>0003050</text:p>
          </table:table-cell>
          <table:table-cell office:value-type="float" office:value="10206" calcext:value-type="float">
            <text:p>10206</text:p>
          </table:table-cell>
          <table:table-cell table:formula="of:=AVERAGE([.B789];[.B790];[.B791];[.B792])" office:value-type="float" office:value="10215.5" calcext:value-type="float">
            <text:p>10215.5</text:p>
          </table:table-cell>
          <table:table-cell table:formula="of:=AVERAGE([.C789];[.C790];[.C791];[.C792])" office:value-type="float" office:value="10212.0625" calcext:value-type="float">
            <text:p>10212.0625</text:p>
          </table:table-cell>
        </table:table-row>
        <table:table-row table:style-name="ro1">
          <table:table-cell office:value-type="string" calcext:value-type="string">
            <text:p>0003052</text:p>
          </table:table-cell>
          <table:table-cell office:value-type="float" office:value="10206" calcext:value-type="float">
            <text:p>10206</text:p>
          </table:table-cell>
          <table:table-cell table:formula="of:=AVERAGE([.B790];[.B791];[.B792];[.B793])" office:value-type="float" office:value="10213.25" calcext:value-type="float">
            <text:p>10213.25</text:p>
          </table:table-cell>
          <table:table-cell table:formula="of:=AVERAGE([.C790];[.C791];[.C792];[.C793])" office:value-type="float" office:value="10211.5" calcext:value-type="float">
            <text:p>10211.5</text:p>
          </table:table-cell>
        </table:table-row>
        <table:table-row table:style-name="ro1">
          <table:table-cell office:value-type="string" calcext:value-type="string">
            <text:p>0003054</text:p>
          </table:table-cell>
          <table:table-cell office:value-type="float" office:value="10225" calcext:value-type="float">
            <text:p>10225</text:p>
          </table:table-cell>
          <table:table-cell table:formula="of:=AVERAGE([.B791];[.B792];[.B793];[.B794])" office:value-type="float" office:value="10213.25" calcext:value-type="float">
            <text:p>10213.25</text:p>
          </table:table-cell>
          <table:table-cell table:formula="of:=AVERAGE([.C791];[.C792];[.C793];[.C794])" office:value-type="float" office:value="10217.3125" calcext:value-type="float">
            <text:p>10217.3125</text:p>
          </table:table-cell>
        </table:table-row>
        <table:table-row table:style-name="ro1">
          <table:table-cell office:value-type="string" calcext:value-type="string">
            <text:p>0003056</text:p>
          </table:table-cell>
          <table:table-cell office:value-type="float" office:value="10225" calcext:value-type="float">
            <text:p>10225</text:p>
          </table:table-cell>
          <table:table-cell table:formula="of:=AVERAGE([.B792];[.B793];[.B794];[.B795])" office:value-type="float" office:value="10206.25" calcext:value-type="float">
            <text:p>10206.25</text:p>
          </table:table-cell>
          <table:table-cell table:formula="of:=AVERAGE([.C792];[.C793];[.C794];[.C795])" office:value-type="float" office:value="10229.5" calcext:value-type="float">
            <text:p>10229.5</text:p>
          </table:table-cell>
        </table:table-row>
        <table:table-row table:style-name="ro1">
          <table:table-cell office:value-type="string" calcext:value-type="string">
            <text:p>0003060</text:p>
          </table:table-cell>
          <table:table-cell office:value-type="float" office:value="10197" calcext:value-type="float">
            <text:p>10197</text:p>
          </table:table-cell>
          <table:table-cell table:formula="of:=AVERAGE([.B793];[.B794];[.B795];[.B796])" office:value-type="float" office:value="10213.25" calcext:value-type="float">
            <text:p>10213.25</text:p>
          </table:table-cell>
          <table:table-cell table:formula="of:=AVERAGE([.C793];[.C794];[.C795];[.C796])" office:value-type="float" office:value="10249.25" calcext:value-type="float">
            <text:p>10249.25</text:p>
          </table:table-cell>
        </table:table-row>
        <table:table-row table:style-name="ro1">
          <table:table-cell office:value-type="string" calcext:value-type="string">
            <text:p>0003062</text:p>
          </table:table-cell>
          <table:table-cell office:value-type="float" office:value="10206" calcext:value-type="float">
            <text:p>10206</text:p>
          </table:table-cell>
          <table:table-cell table:formula="of:=AVERAGE([.B794];[.B795];[.B796];[.B797])" office:value-type="float" office:value="10236.5" calcext:value-type="float">
            <text:p>10236.5</text:p>
          </table:table-cell>
          <table:table-cell table:formula="of:=AVERAGE([.C794];[.C795];[.C796];[.C797])" office:value-type="float" office:value="10270.125" calcext:value-type="float">
            <text:p>10270.125</text:p>
          </table:table-cell>
        </table:table-row>
        <table:table-row table:style-name="ro1">
          <table:table-cell office:value-type="string" calcext:value-type="string">
            <text:p>0003064</text:p>
          </table:table-cell>
          <table:table-cell office:value-type="float" office:value="10197" calcext:value-type="float">
            <text:p>10197</text:p>
          </table:table-cell>
          <table:table-cell table:formula="of:=AVERAGE([.B795];[.B796];[.B797];[.B798])" office:value-type="float" office:value="10262" calcext:value-type="float">
            <text:p>10262</text:p>
          </table:table-cell>
          <table:table-cell table:formula="of:=AVERAGE([.C795];[.C796];[.C797];[.C798])" office:value-type="float" office:value="10286.875" calcext:value-type="float">
            <text:p>10286.875</text:p>
          </table:table-cell>
        </table:table-row>
        <table:table-row table:style-name="ro1">
          <table:table-cell office:value-type="string" calcext:value-type="string">
            <text:p>0003066</text:p>
          </table:table-cell>
          <table:table-cell office:value-type="float" office:value="10253" calcext:value-type="float">
            <text:p>10253</text:p>
          </table:table-cell>
          <table:table-cell table:formula="of:=AVERAGE([.B796];[.B797];[.B798];[.B799])" office:value-type="float" office:value="10285.25" calcext:value-type="float">
            <text:p>10285.25</text:p>
          </table:table-cell>
          <table:table-cell table:formula="of:=AVERAGE([.C796];[.C797];[.C798];[.C799])" office:value-type="float" office:value="10297.25" calcext:value-type="float">
            <text:p>10297.25</text:p>
          </table:table-cell>
        </table:table-row>
        <table:table-row table:style-name="ro1">
          <table:table-cell office:value-type="string" calcext:value-type="string">
            <text:p>0003070</text:p>
          </table:table-cell>
          <table:table-cell office:value-type="float" office:value="10290" calcext:value-type="float">
            <text:p>10290</text:p>
          </table:table-cell>
          <table:table-cell table:formula="of:=AVERAGE([.B797];[.B798];[.B799];[.B800])" office:value-type="float" office:value="10296.75" calcext:value-type="float">
            <text:p>10296.75</text:p>
          </table:table-cell>
          <table:table-cell table:formula="of:=AVERAGE([.C797];[.C798];[.C799];[.C800])"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0003072</text:p>
          </table:table-cell>
          <table:table-cell office:value-type="float" office:value="10308" calcext:value-type="float">
            <text:p>10308</text:p>
          </table:table-cell>
          <table:table-cell table:formula="of:=AVERAGE([.B798];[.B799];[.B800];[.B801])" office:value-type="float" office:value="10303.5" calcext:value-type="float">
            <text:p>10303.5</text:p>
          </table:table-cell>
          <table:table-cell table:formula="of:=AVERAGE([.C798];[.C799];[.C800];[.C801])" office:value-type="float" office:value="10283.1875" calcext:value-type="float">
            <text:p>10283.1875</text:p>
          </table:table-cell>
        </table:table-row>
        <table:table-row table:style-name="ro1">
          <table:table-cell office:value-type="string" calcext:value-type="string">
            <text:p>0003074</text:p>
          </table:table-cell>
          <table:table-cell office:value-type="float" office:value="10290" calcext:value-type="float">
            <text:p>10290</text:p>
          </table:table-cell>
          <table:table-cell table:formula="of:=AVERAGE([.B799];[.B800];[.B801];[.B802])" office:value-type="float" office:value="10303.5" calcext:value-type="float">
            <text:p>10303.5</text:p>
          </table:table-cell>
          <table:table-cell table:formula="of:=AVERAGE([.C799];[.C800];[.C801];[.C802])" office:value-type="float" office:value="10256.5625" calcext:value-type="float">
            <text:p>10256.5625</text:p>
          </table:table-cell>
        </table:table-row>
        <table:table-row table:style-name="ro1">
          <table:table-cell office:value-type="string" calcext:value-type="string">
            <text:p>0003076</text:p>
          </table:table-cell>
          <table:table-cell office:value-type="float" office:value="10299" calcext:value-type="float">
            <text:p>10299</text:p>
          </table:table-cell>
          <table:table-cell table:formula="of:=AVERAGE([.B800];[.B801];[.B802];[.B803])" office:value-type="float" office:value="10280.25" calcext:value-type="float">
            <text:p>10280.25</text:p>
          </table:table-cell>
          <table:table-cell table:formula="of:=AVERAGE([.C800];[.C801];[.C802];[.C803])" office:value-type="float" office:value="10216.0625" calcext:value-type="float">
            <text:p>10216.0625</text:p>
          </table:table-cell>
        </table:table-row>
        <table:table-row table:style-name="ro1">
          <table:table-cell office:value-type="string" calcext:value-type="string">
            <text:p>0003100</text:p>
          </table:table-cell>
          <table:table-cell office:value-type="float" office:value="10317" calcext:value-type="float">
            <text:p>10317</text:p>
          </table:table-cell>
          <table:table-cell table:formula="of:=AVERAGE([.B801];[.B802];[.B803];[.B804])" office:value-type="float" office:value="10245.5" calcext:value-type="float">
            <text:p>10245.5</text:p>
          </table:table-cell>
          <table:table-cell table:formula="of:=AVERAGE([.C801];[.C802];[.C803];[.C804])" office:value-type="float" office:value="10176.75" calcext:value-type="float">
            <text:p>10176.75</text:p>
          </table:table-cell>
        </table:table-row>
        <table:table-row table:style-name="ro1">
          <table:table-cell office:value-type="string" calcext:value-type="string">
            <text:p>0003102</text:p>
          </table:table-cell>
          <table:table-cell office:value-type="float" office:value="10308" calcext:value-type="float">
            <text:p>10308</text:p>
          </table:table-cell>
          <table:table-cell table:formula="of:=AVERAGE([.B802];[.B803];[.B804];[.B805])" office:value-type="float" office:value="10197" calcext:value-type="float">
            <text:p>10197</text:p>
          </table:table-cell>
          <table:table-cell table:formula="of:=AVERAGE([.C802];[.C803];[.C804];[.C805])" office:value-type="float" office:value="10142.125" calcext:value-type="float">
            <text:p>10142.125</text:p>
          </table:table-cell>
        </table:table-row>
        <table:table-row table:style-name="ro1">
          <table:table-cell office:value-type="string" calcext:value-type="string">
            <text:p>0003104</text:p>
          </table:table-cell>
          <table:table-cell office:value-type="float" office:value="10197" calcext:value-type="float">
            <text:p>10197</text:p>
          </table:table-cell>
          <table:table-cell table:formula="of:=AVERAGE([.B803];[.B804];[.B805];[.B806])" office:value-type="float" office:value="10141.5" calcext:value-type="float">
            <text:p>10141.5</text:p>
          </table:table-cell>
          <table:table-cell table:formula="of:=AVERAGE([.C803];[.C804];[.C805];[.C806])" office:value-type="float" office:value="10117.9375" calcext:value-type="float">
            <text:p>10117.9375</text:p>
          </table:table-cell>
        </table:table-row>
        <table:table-row table:style-name="ro1">
          <table:table-cell office:value-type="string" calcext:value-type="string">
            <text:p>0003106</text:p>
          </table:table-cell>
          <table:table-cell office:value-type="float" office:value="10160" calcext:value-type="float">
            <text:p>10160</text:p>
          </table:table-cell>
          <table:table-cell table:formula="of:=AVERAGE([.B804];[.B805];[.B806];[.B807])" office:value-type="float" office:value="10123" calcext:value-type="float">
            <text:p>10123</text:p>
          </table:table-cell>
          <table:table-cell table:formula="of:=AVERAGE([.C804];[.C805];[.C806];[.C807])" office:value-type="float" office:value="10108.25" calcext:value-type="float">
            <text:p>10108.25</text:p>
          </table:table-cell>
        </table:table-row>
        <table:table-row table:style-name="ro1">
          <table:table-cell office:value-type="string" calcext:value-type="string">
            <text:p>0003110</text:p>
          </table:table-cell>
          <table:table-cell office:value-type="float" office:value="10123" calcext:value-type="float">
            <text:p>10123</text:p>
          </table:table-cell>
          <table:table-cell table:formula="of:=AVERAGE([.B805];[.B806];[.B807];[.B808])" office:value-type="float" office:value="10107" calcext:value-type="float">
            <text:p>10107</text:p>
          </table:table-cell>
          <table:table-cell table:formula="of:=AVERAGE([.C805];[.C806];[.C807];[.C808])" office:value-type="float" office:value="10102.0625" calcext:value-type="float">
            <text:p>10102.0625</text:p>
          </table:table-cell>
        </table:table-row>
        <table:table-row table:style-name="ro1">
          <table:table-cell office:value-type="string" calcext:value-type="string">
            <text:p>0003112</text:p>
          </table:table-cell>
          <table:table-cell office:value-type="float" office:value="10086" calcext:value-type="float">
            <text:p>10086</text:p>
          </table:table-cell>
          <table:table-cell table:formula="of:=AVERAGE([.B806];[.B807];[.B808];[.B809])" office:value-type="float" office:value="10100.25" calcext:value-type="float">
            <text:p>10100.25</text:p>
          </table:table-cell>
          <table:table-cell table:formula="of:=AVERAGE([.C806];[.C807];[.C808];[.C809])" office:value-type="float" office:value="10101.5625" calcext:value-type="float">
            <text:p>10101.5625</text:p>
          </table:table-cell>
        </table:table-row>
        <table:table-row table:style-name="ro1">
          <table:table-cell office:value-type="string" calcext:value-type="string">
            <text:p>0003114</text:p>
          </table:table-cell>
          <table:table-cell office:value-type="float" office:value="10123" calcext:value-type="float">
            <text:p>10123</text:p>
          </table:table-cell>
          <table:table-cell table:formula="of:=AVERAGE([.B807];[.B808];[.B809];[.B810])" office:value-type="float" office:value="10102.75" calcext:value-type="float">
            <text:p>10102.75</text:p>
          </table:table-cell>
          <table:table-cell table:formula="of:=AVERAGE([.C807];[.C808];[.C809];[.C810])" office:value-type="float" office:value="10106.75" calcext:value-type="float">
            <text:p>10106.75</text:p>
          </table:table-cell>
        </table:table-row>
        <table:table-row table:style-name="ro1">
          <table:table-cell office:value-type="string" calcext:value-type="string">
            <text:p>0003116</text:p>
          </table:table-cell>
          <table:table-cell office:value-type="float" office:value="10096" calcext:value-type="float">
            <text:p>10096</text:p>
          </table:table-cell>
          <table:table-cell table:formula="of:=AVERAGE([.B808];[.B809];[.B810];[.B811])" office:value-type="float" office:value="10098.25" calcext:value-type="float">
            <text:p>10098.25</text:p>
          </table:table-cell>
          <table:table-cell table:formula="of:=AVERAGE([.C808];[.C809];[.C810];[.C811])" office:value-type="float" office:value="10115.875" calcext:value-type="float">
            <text:p>10115.875</text:p>
          </table:table-cell>
        </table:table-row>
        <table:table-row table:style-name="ro1">
          <table:table-cell office:value-type="string" calcext:value-type="string">
            <text:p>0003120</text:p>
          </table:table-cell>
          <table:table-cell office:value-type="float" office:value="10096" calcext:value-type="float">
            <text:p>10096</text:p>
          </table:table-cell>
          <table:table-cell table:formula="of:=AVERAGE([.B809];[.B810];[.B811];[.B812])" office:value-type="float" office:value="10105" calcext:value-type="float">
            <text:p>10105</text:p>
          </table:table-cell>
          <table:table-cell table:formula="of:=AVERAGE([.C809];[.C810];[.C811];[.C812])" office:value-type="float" office:value="10130.125" calcext:value-type="float">
            <text:p>10130.125</text:p>
          </table:table-cell>
        </table:table-row>
        <table:table-row table:style-name="ro1">
          <table:table-cell office:value-type="string" calcext:value-type="string">
            <text:p>0003122</text:p>
          </table:table-cell>
          <table:table-cell office:value-type="float" office:value="10096" calcext:value-type="float">
            <text:p>10096</text:p>
          </table:table-cell>
          <table:table-cell table:formula="of:=AVERAGE([.B810];[.B811];[.B812];[.B813])" office:value-type="float" office:value="10121" calcext:value-type="float">
            <text:p>10121</text:p>
          </table:table-cell>
          <table:table-cell table:formula="of:=AVERAGE([.C810];[.C811];[.C812];[.C813])" office:value-type="float" office:value="10147.3125" calcext:value-type="float">
            <text:p>10147.3125</text:p>
          </table:table-cell>
        </table:table-row>
        <table:table-row table:style-name="ro1">
          <table:table-cell office:value-type="string" calcext:value-type="string">
            <text:p>0003124</text:p>
          </table:table-cell>
          <table:table-cell office:value-type="float" office:value="10105" calcext:value-type="float">
            <text:p>10105</text:p>
          </table:table-cell>
          <table:table-cell table:formula="of:=AVERAGE([.B811];[.B812];[.B813];[.B814])" office:value-type="float" office:value="10139.25" calcext:value-type="float">
            <text:p>10139.25</text:p>
          </table:table-cell>
          <table:table-cell table:formula="of:=AVERAGE([.C811];[.C812];[.C813];[.C814])" office:value-type="float" office:value="10163.375" calcext:value-type="float">
            <text:p>10163.375</text:p>
          </table:table-cell>
        </table:table-row>
        <table:table-row table:style-name="ro1">
          <table:table-cell office:value-type="string" calcext:value-type="string">
            <text:p>0003126</text:p>
          </table:table-cell>
          <table:table-cell office:value-type="float" office:value="10123" calcext:value-type="float">
            <text:p>10123</text:p>
          </table:table-cell>
          <table:table-cell table:formula="of:=AVERAGE([.B812];[.B813];[.B814];[.B815])" office:value-type="float" office:value="10155.25" calcext:value-type="float">
            <text:p>10155.25</text:p>
          </table:table-cell>
          <table:table-cell table:formula="of:=AVERAGE([.C812];[.C813];[.C814];[.C815])" office:value-type="float" office:value="10177.8125" calcext:value-type="float">
            <text:p>10177.8125</text:p>
          </table:table-cell>
        </table:table-row>
        <table:table-row table:style-name="ro1">
          <table:table-cell office:value-type="string" calcext:value-type="string">
            <text:p>0003130</text:p>
          </table:table-cell>
          <table:table-cell office:value-type="float" office:value="10160" calcext:value-type="float">
            <text:p>10160</text:p>
          </table:table-cell>
          <table:table-cell table:formula="of:=AVERAGE([.B813];[.B814];[.B815];[.B816])" office:value-type="float" office:value="10173.75" calcext:value-type="float">
            <text:p>10173.75</text:p>
          </table:table-cell>
          <table:table-cell table:formula="of:=AVERAGE([.C813];[.C814];[.C815];[.C816])" office:value-type="float" office:value="10188.875" calcext:value-type="float">
            <text:p>10188.875</text:p>
          </table:table-cell>
        </table:table-row>
        <table:table-row table:style-name="ro1">
          <table:table-cell office:value-type="string" calcext:value-type="string">
            <text:p>0003132</text:p>
          </table:table-cell>
          <table:table-cell office:value-type="float" office:value="10169" calcext:value-type="float">
            <text:p>10169</text:p>
          </table:table-cell>
          <table:table-cell table:formula="of:=AVERAGE([.B814];[.B815];[.B816];[.B817])" office:value-type="float" office:value="10185.25" calcext:value-type="float">
            <text:p>10185.25</text:p>
          </table:table-cell>
          <table:table-cell table:formula="of:=AVERAGE([.C814];[.C815];[.C816];[.C817])" office:value-type="float" office:value="10187.8125" calcext:value-type="float">
            <text:p>10187.8125</text:p>
          </table:table-cell>
        </table:table-row>
        <table:table-row table:style-name="ro1">
          <table:table-cell office:value-type="string" calcext:value-type="string">
            <text:p>0003134</text:p>
          </table:table-cell>
          <table:table-cell office:value-type="float" office:value="10169" calcext:value-type="float">
            <text:p>10169</text:p>
          </table:table-cell>
          <table:table-cell table:formula="of:=AVERAGE([.B815];[.B816];[.B817];[.B818])" office:value-type="float" office:value="10197" calcext:value-type="float">
            <text:p>10197</text:p>
          </table:table-cell>
          <table:table-cell table:formula="of:=AVERAGE([.C815];[.C816];[.C817];[.C818])" office:value-type="float" office:value="10175.8125" calcext:value-type="float">
            <text:p>10175.8125</text:p>
          </table:table-cell>
        </table:table-row>
        <table:table-row table:style-name="ro1">
          <table:table-cell office:value-type="string" calcext:value-type="string">
            <text:p>0003136</text:p>
          </table:table-cell>
          <table:table-cell office:value-type="float" office:value="10197" calcext:value-type="float">
            <text:p>10197</text:p>
          </table:table-cell>
          <table:table-cell table:formula="of:=AVERAGE([.B816];[.B817];[.B818];[.B819])" office:value-type="float" office:value="10199.5" calcext:value-type="float">
            <text:p>10199.5</text:p>
          </table:table-cell>
          <table:table-cell table:formula="of:=AVERAGE([.C816];[.C817];[.C818];[.C819])" office:value-type="float" office:value="10150.4375" calcext:value-type="float">
            <text:p>10150.4375</text:p>
          </table:table-cell>
        </table:table-row>
        <table:table-row table:style-name="ro1">
          <table:table-cell office:value-type="string" calcext:value-type="string">
            <text:p>0003140</text:p>
          </table:table-cell>
          <table:table-cell office:value-type="float" office:value="10206" calcext:value-type="float">
            <text:p>10206</text:p>
          </table:table-cell>
          <table:table-cell table:formula="of:=AVERAGE([.B817];[.B818];[.B819];[.B820])" office:value-type="float" office:value="10169.5" calcext:value-type="float">
            <text:p>10169.5</text:p>
          </table:table-cell>
          <table:table-cell table:formula="of:=AVERAGE([.C817];[.C818];[.C819];[.C820])" office:value-type="float" office:value="10117.5" calcext:value-type="float">
            <text:p>10117.5</text:p>
          </table:table-cell>
        </table:table-row>
        <table:table-row table:style-name="ro1">
          <table:table-cell office:value-type="string" calcext:value-type="string">
            <text:p>0003142</text:p>
          </table:table-cell>
          <table:table-cell office:value-type="float" office:value="10216" calcext:value-type="float">
            <text:p>10216</text:p>
          </table:table-cell>
          <table:table-cell table:formula="of:=AVERAGE([.B818];[.B819];[.B820];[.B821])" office:value-type="float" office:value="10137.25" calcext:value-type="float">
            <text:p>10137.25</text:p>
          </table:table-cell>
          <table:table-cell table:formula="of:=AVERAGE([.C818];[.C819];[.C820];[.C821])" office:value-type="float" office:value="10091.5" calcext:value-type="float">
            <text:p>10091.5</text:p>
          </table:table-cell>
        </table:table-row>
        <table:table-row table:style-name="ro1">
          <table:table-cell office:value-type="string" calcext:value-type="string">
            <text:p>0003144</text:p>
          </table:table-cell>
          <table:table-cell office:value-type="float" office:value="10179" calcext:value-type="float">
            <text:p>10179</text:p>
          </table:table-cell>
          <table:table-cell table:formula="of:=AVERAGE([.B819];[.B820];[.B821];[.B822])" office:value-type="float" office:value="10095.5" calcext:value-type="float">
            <text:p>10095.5</text:p>
          </table:table-cell>
          <table:table-cell table:formula="of:=AVERAGE([.C819];[.C820];[.C821];[.C822])" office:value-type="float" office:value="10073.5625" calcext:value-type="float">
            <text:p>10073.5625</text:p>
          </table:table-cell>
        </table:table-row>
        <table:table-row table:style-name="ro1">
          <table:table-cell office:value-type="string" calcext:value-type="string">
            <text:p>0003146</text:p>
          </table:table-cell>
          <table:table-cell office:value-type="float" office:value="10077" calcext:value-type="float">
            <text:p>10077</text:p>
          </table:table-cell>
          <table:table-cell table:formula="of:=AVERAGE([.B820];[.B821];[.B822];[.B823])" office:value-type="float" office:value="10067.75" calcext:value-type="float">
            <text:p>10067.75</text:p>
          </table:table-cell>
          <table:table-cell table:formula="of:=AVERAGE([.C820];[.C821];[.C822];[.C823])" office:value-type="float" office:value="10066.0625" calcext:value-type="float">
            <text:p>10066.0625</text:p>
          </table:table-cell>
        </table:table-row>
        <table:table-row table:style-name="ro1">
          <table:table-cell office:value-type="string" calcext:value-type="string">
            <text:p>0003150</text:p>
          </table:table-cell>
          <table:table-cell office:value-type="float" office:value="10077" calcext:value-type="float">
            <text:p>10077</text:p>
          </table:table-cell>
          <table:table-cell table:formula="of:=AVERAGE([.B821];[.B822];[.B823];[.B824])" office:value-type="float" office:value="10065.5" calcext:value-type="float">
            <text:p>10065.5</text:p>
          </table:table-cell>
          <table:table-cell table:formula="of:=AVERAGE([.C821];[.C822];[.C823];[.C824])" office:value-type="float" office:value="10064.3125" calcext:value-type="float">
            <text:p>10064.3125</text:p>
          </table:table-cell>
        </table:table-row>
        <table:table-row table:style-name="ro1">
          <table:table-cell office:value-type="string" calcext:value-type="string">
            <text:p>0003152</text:p>
          </table:table-cell>
          <table:table-cell office:value-type="float" office:value="10049" calcext:value-type="float">
            <text:p>10049</text:p>
          </table:table-cell>
          <table:table-cell table:formula="of:=AVERAGE([.B822];[.B823];[.B824];[.B825])" office:value-type="float" office:value="10065.5" calcext:value-type="float">
            <text:p>10065.5</text:p>
          </table:table-cell>
          <table:table-cell table:formula="of:=AVERAGE([.C822];[.C823];[.C824];[.C825])" office:value-type="float" office:value="10061.9375" calcext:value-type="float">
            <text:p>10061.9375</text:p>
          </table:table-cell>
        </table:table-row>
        <table:table-row table:style-name="ro1">
          <table:table-cell office:value-type="string" calcext:value-type="string">
            <text:p>0003154</text:p>
          </table:table-cell>
          <table:table-cell office:value-type="float" office:value="10068" calcext:value-type="float">
            <text:p>10068</text:p>
          </table:table-cell>
          <table:table-cell table:formula="of:=AVERAGE([.B823];[.B824];[.B825];[.B826])" office:value-type="float" office:value="10065.5" calcext:value-type="float">
            <text:p>10065.5</text:p>
          </table:table-cell>
          <table:table-cell table:formula="of:=AVERAGE([.C823];[.C824];[.C825];[.C826])" office:value-type="float" office:value="10058.4375" calcext:value-type="float">
            <text:p>10058.4375</text:p>
          </table:table-cell>
        </table:table-row>
        <table:table-row table:style-name="ro1">
          <table:table-cell office:value-type="string" calcext:value-type="string">
            <text:p>0003156</text:p>
          </table:table-cell>
          <table:table-cell office:value-type="float" office:value="10068" calcext:value-type="float">
            <text:p>10068</text:p>
          </table:table-cell>
          <table:table-cell table:formula="of:=AVERAGE([.B824];[.B825];[.B826];[.B827])" office:value-type="float" office:value="10060.75" calcext:value-type="float">
            <text:p>10060.75</text:p>
          </table:table-cell>
          <table:table-cell table:formula="of:=AVERAGE([.C824];[.C825];[.C826];[.C827])" office:value-type="float" office:value="10060.1875" calcext:value-type="float">
            <text:p>10060.1875</text:p>
          </table:table-cell>
        </table:table-row>
        <table:table-row table:style-name="ro1">
          <table:table-cell office:value-type="string" calcext:value-type="string">
            <text:p>0003160</text:p>
          </table:table-cell>
          <table:table-cell office:value-type="float" office:value="10077" calcext:value-type="float">
            <text:p>10077</text:p>
          </table:table-cell>
          <table:table-cell table:formula="of:=AVERAGE([.B825];[.B826];[.B827];[.B828])" office:value-type="float" office:value="10056" calcext:value-type="float">
            <text:p>10056</text:p>
          </table:table-cell>
          <table:table-cell table:formula="of:=AVERAGE([.C825];[.C826];[.C827];[.C828])" office:value-type="float" office:value="10069.5" calcext:value-type="float">
            <text:p>10069.5</text:p>
          </table:table-cell>
        </table:table-row>
        <table:table-row table:style-name="ro1">
          <table:table-cell office:value-type="string" calcext:value-type="string">
            <text:p>0003162</text:p>
          </table:table-cell>
          <table:table-cell office:value-type="float" office:value="10049" calcext:value-type="float">
            <text:p>10049</text:p>
          </table:table-cell>
          <table:table-cell table:formula="of:=AVERAGE([.B826];[.B827];[.B828];[.B829])" office:value-type="float" office:value="10051.5" calcext:value-type="float">
            <text:p>10051.5</text:p>
          </table:table-cell>
          <table:table-cell table:formula="of:=AVERAGE([.C826];[.C827];[.C828];[.C829])" office:value-type="float" office:value="10088.125" calcext:value-type="float">
            <text:p>10088.125</text:p>
          </table:table-cell>
        </table:table-row>
        <table:table-row table:style-name="ro1">
          <table:table-cell office:value-type="string" calcext:value-type="string">
            <text:p>0003164</text:p>
          </table:table-cell>
          <table:table-cell office:value-type="float" office:value="10049" calcext:value-type="float">
            <text:p>10049</text:p>
          </table:table-cell>
          <table:table-cell table:formula="of:=AVERAGE([.B827];[.B828];[.B829];[.B830])" office:value-type="float" office:value="10072.5" calcext:value-type="float">
            <text:p>10072.5</text:p>
          </table:table-cell>
          <table:table-cell table:formula="of:=AVERAGE([.C827];[.C828];[.C829];[.C830])" office:value-type="float" office:value="10114.75" calcext:value-type="float">
            <text:p>10114.75</text:p>
          </table:table-cell>
        </table:table-row>
        <table:table-row table:style-name="ro1">
          <table:table-cell office:value-type="string" calcext:value-type="string">
            <text:p>0003166</text:p>
          </table:table-cell>
          <table:table-cell office:value-type="float" office:value="10049" calcext:value-type="float">
            <text:p>10049</text:p>
          </table:table-cell>
          <table:table-cell table:formula="of:=AVERAGE([.B828];[.B829];[.B830];[.B831])" office:value-type="float" office:value="10098" calcext:value-type="float">
            <text:p>10098</text:p>
          </table:table-cell>
          <table:table-cell table:formula="of:=AVERAGE([.C828];[.C829];[.C830];[.C831])" office:value-type="float" office:value="10138.375" calcext:value-type="float">
            <text:p>10138.375</text:p>
          </table:table-cell>
        </table:table-row>
        <table:table-row table:style-name="ro1">
          <table:table-cell office:value-type="string" calcext:value-type="string">
            <text:p>0003170</text:p>
          </table:table-cell>
          <table:table-cell office:value-type="float" office:value="10059" calcext:value-type="float">
            <text:p>10059</text:p>
          </table:table-cell>
          <table:table-cell table:formula="of:=AVERAGE([.B829];[.B830];[.B831];[.B832])" office:value-type="float" office:value="10130.5" calcext:value-type="float">
            <text:p>10130.5</text:p>
          </table:table-cell>
          <table:table-cell table:formula="of:=AVERAGE([.C829];[.C830];[.C831];[.C832])" office:value-type="float" office:value="10156.75" calcext:value-type="float">
            <text:p>10156.75</text:p>
          </table:table-cell>
        </table:table-row>
        <table:table-row table:style-name="ro1">
          <table:table-cell office:value-type="string" calcext:value-type="string">
            <text:p>0003172</text:p>
          </table:table-cell>
          <table:table-cell office:value-type="float" office:value="10133" calcext:value-type="float">
            <text:p>10133</text:p>
          </table:table-cell>
          <table:table-cell table:formula="of:=AVERAGE([.B830];[.B831];[.B832];[.B833])" office:value-type="float" office:value="10158" calcext:value-type="float">
            <text:p>10158</text:p>
          </table:table-cell>
          <table:table-cell table:formula="of:=AVERAGE([.C830];[.C831];[.C832];[.C833])" office:value-type="float" office:value="10161.8125" calcext:value-type="float">
            <text:p>10161.8125</text:p>
          </table:table-cell>
        </table:table-row>
        <table:table-row table:style-name="ro1">
          <table:table-cell office:value-type="string" calcext:value-type="string">
            <text:p>0003174</text:p>
          </table:table-cell>
          <table:table-cell office:value-type="float" office:value="10151" calcext:value-type="float">
            <text:p>10151</text:p>
          </table:table-cell>
          <table:table-cell table:formula="of:=AVERAGE([.B831];[.B832];[.B833];[.B834])" office:value-type="float" office:value="10167" calcext:value-type="float">
            <text:p>10167</text:p>
          </table:table-cell>
          <table:table-cell table:formula="of:=AVERAGE([.C831];[.C832];[.C833];[.C834])" office:value-type="float" office:value="10151.9375" calcext:value-type="float">
            <text:p>10151.9375</text:p>
          </table:table-cell>
        </table:table-row>
        <table:table-row table:style-name="ro1">
          <table:table-cell office:value-type="string" calcext:value-type="string">
            <text:p>0003176</text:p>
          </table:table-cell>
          <table:table-cell office:value-type="float" office:value="10179" calcext:value-type="float">
            <text:p>10179</text:p>
          </table:table-cell>
          <table:table-cell table:formula="of:=AVERAGE([.B832];[.B833];[.B834];[.B835])" office:value-type="float" office:value="10171.5" calcext:value-type="float">
            <text:p>10171.5</text:p>
          </table:table-cell>
          <table:table-cell table:formula="of:=AVERAGE([.C832];[.C833];[.C834];[.C835])" office:value-type="float" office:value="10131.75" calcext:value-type="float">
            <text:p>10131.75</text:p>
          </table:table-cell>
        </table:table-row>
        <table:table-row table:style-name="ro1">
          <table:table-cell office:value-type="string" calcext:value-type="string">
            <text:p>0003200</text:p>
          </table:table-cell>
          <table:table-cell office:value-type="float" office:value="10169" calcext:value-type="float">
            <text:p>10169</text:p>
          </table:table-cell>
          <table:table-cell table:formula="of:=AVERAGE([.B833];[.B834];[.B835];[.B836])" office:value-type="float" office:value="10150.75" calcext:value-type="float">
            <text:p>10150.75</text:p>
          </table:table-cell>
          <table:table-cell table:formula="of:=AVERAGE([.C833];[.C834];[.C835];[.C836])" office:value-type="float" office:value="10102.9375" calcext:value-type="float">
            <text:p>10102.9375</text:p>
          </table:table-cell>
        </table:table-row>
        <table:table-row table:style-name="ro1">
          <table:table-cell office:value-type="string" calcext:value-type="string">
            <text:p>0003202</text:p>
          </table:table-cell>
          <table:table-cell office:value-type="float" office:value="10169" calcext:value-type="float">
            <text:p>10169</text:p>
          </table:table-cell>
          <table:table-cell table:formula="of:=AVERAGE([.B834];[.B835];[.B836];[.B837])" office:value-type="float" office:value="10118.5" calcext:value-type="float">
            <text:p>10118.5</text:p>
          </table:table-cell>
          <table:table-cell table:formula="of:=AVERAGE([.C834];[.C835];[.C836];[.C837])" office:value-type="float" office:value="10075.25" calcext:value-type="float">
            <text:p>10075.25</text:p>
          </table:table-cell>
        </table:table-row>
        <table:table-row table:style-name="ro1">
          <table:table-cell office:value-type="string" calcext:value-type="string">
            <text:p>0003204</text:p>
          </table:table-cell>
          <table:table-cell office:value-type="float" office:value="10169" calcext:value-type="float">
            <text:p>10169</text:p>
          </table:table-cell>
          <table:table-cell table:formula="of:=AVERAGE([.B835];[.B836];[.B837];[.B838])" office:value-type="float" office:value="10086.25" calcext:value-type="float">
            <text:p>10086.25</text:p>
          </table:table-cell>
          <table:table-cell table:formula="of:=AVERAGE([.C835];[.C836];[.C837];[.C838])" office:value-type="float" office:value="10055.625" calcext:value-type="float">
            <text:p>10055.625</text:p>
          </table:table-cell>
        </table:table-row>
        <table:table-row table:style-name="ro1">
          <table:table-cell office:value-type="string" calcext:value-type="string">
            <text:p>0003206</text:p>
          </table:table-cell>
          <table:table-cell office:value-type="float" office:value="10096" calcext:value-type="float">
            <text:p>10096</text:p>
          </table:table-cell>
          <table:table-cell table:formula="of:=AVERAGE([.B836];[.B837];[.B838];[.B839])" office:value-type="float" office:value="10056.25" calcext:value-type="float">
            <text:p>10056.25</text:p>
          </table:table-cell>
          <table:table-cell table:formula="of:=AVERAGE([.C836];[.C837];[.C838];[.C839])" office:value-type="float" office:value="10044.625" calcext:value-type="float">
            <text:p>10044.625</text:p>
          </table:table-cell>
        </table:table-row>
        <table:table-row table:style-name="ro1">
          <table:table-cell office:value-type="string" calcext:value-type="string">
            <text:p>0003210</text:p>
          </table:table-cell>
          <table:table-cell office:value-type="float" office:value="10040" calcext:value-type="float">
            <text:p>10040</text:p>
          </table:table-cell>
          <table:table-cell table:formula="of:=AVERAGE([.B837];[.B838];[.B839];[.B840])" office:value-type="float" office:value="10040" calcext:value-type="float">
            <text:p>10040</text:p>
          </table:table-cell>
          <table:table-cell table:formula="of:=AVERAGE([.C837];[.C838];[.C839];[.C840])" office:value-type="float" office:value="10039.4375" calcext:value-type="float">
            <text:p>10039.4375</text:p>
          </table:table-cell>
        </table:table-row>
        <table:table-row table:style-name="ro1">
          <table:table-cell office:value-type="string" calcext:value-type="string">
            <text:p>0003212</text:p>
          </table:table-cell>
          <table:table-cell office:value-type="float" office:value="10040" calcext:value-type="float">
            <text:p>10040</text:p>
          </table:table-cell>
          <table:table-cell table:formula="of:=AVERAGE([.B838];[.B839];[.B840];[.B841])" office:value-type="float" office:value="10040" calcext:value-type="float">
            <text:p>10040</text:p>
          </table:table-cell>
          <table:table-cell table:formula="of:=AVERAGE([.C838];[.C839];[.C840];[.C841])" office:value-type="float" office:value="10037.75" calcext:value-type="float">
            <text:p>10037.75</text:p>
          </table:table-cell>
        </table:table-row>
        <table:table-row table:style-name="ro1">
          <table:table-cell office:value-type="string" calcext:value-type="string">
            <text:p>0003214</text:p>
          </table:table-cell>
          <table:table-cell office:value-type="float" office:value="10049" calcext:value-type="float">
            <text:p>10049</text:p>
          </table:table-cell>
          <table:table-cell table:formula="of:=AVERAGE([.B839];[.B840];[.B841];[.B842])" office:value-type="float" office:value="10042.25" calcext:value-type="float">
            <text:p>10042.25</text:p>
          </table:table-cell>
          <table:table-cell table:formula="of:=AVERAGE([.C839];[.C840];[.C841];[.C842])" office:value-type="float" office:value="10034.3125" calcext:value-type="float">
            <text:p>10034.3125</text:p>
          </table:table-cell>
        </table:table-row>
        <table:table-row table:style-name="ro1">
          <table:table-cell office:value-type="string" calcext:value-type="string">
            <text:p>0003216</text:p>
          </table:table-cell>
          <table:table-cell office:value-type="float" office:value="10031" calcext:value-type="float">
            <text:p>10031</text:p>
          </table:table-cell>
          <table:table-cell table:formula="of:=AVERAGE([.B840];[.B841];[.B842];[.B843])" office:value-type="float" office:value="10035.5" calcext:value-type="float">
            <text:p>10035.5</text:p>
          </table:table-cell>
          <table:table-cell table:formula="of:=AVERAGE([.C840];[.C841];[.C842];[.C843])" office:value-type="float" office:value="10032.0625" calcext:value-type="float">
            <text:p>10032.0625</text:p>
          </table:table-cell>
        </table:table-row>
        <table:table-row table:style-name="ro1">
          <table:table-cell office:value-type="string" calcext:value-type="string">
            <text:p>0003220</text:p>
          </table:table-cell>
          <table:table-cell office:value-type="float" office:value="10040" calcext:value-type="float">
            <text:p>10040</text:p>
          </table:table-cell>
          <table:table-cell table:formula="of:=AVERAGE([.B841];[.B842];[.B843];[.B844])" office:value-type="float" office:value="10033.25" calcext:value-type="float">
            <text:p>10033.25</text:p>
          </table:table-cell>
          <table:table-cell table:formula="of:=AVERAGE([.C841];[.C842];[.C843];[.C844])" office:value-type="float" office:value="10037.25" calcext:value-type="float">
            <text:p>10037.25</text:p>
          </table:table-cell>
        </table:table-row>
        <table:table-row table:style-name="ro1">
          <table:table-cell office:value-type="string" calcext:value-type="string">
            <text:p>0003222</text:p>
          </table:table-cell>
          <table:table-cell office:value-type="float" office:value="10049" calcext:value-type="float">
            <text:p>10049</text:p>
          </table:table-cell>
          <table:table-cell table:formula="of:=AVERAGE([.B842];[.B843];[.B844];[.B845])" office:value-type="float" office:value="10026.25" calcext:value-type="float">
            <text:p>10026.25</text:p>
          </table:table-cell>
          <table:table-cell table:formula="of:=AVERAGE([.C842];[.C843];[.C844];[.C845])" office:value-type="float" office:value="10049.3125" calcext:value-type="float">
            <text:p>10049.3125</text:p>
          </table:table-cell>
        </table:table-row>
        <table:table-row table:style-name="ro1">
          <table:table-cell office:value-type="string" calcext:value-type="string">
            <text:p>0003224</text:p>
          </table:table-cell>
          <table:table-cell office:value-type="float" office:value="10022" calcext:value-type="float">
            <text:p>10022</text:p>
          </table:table-cell>
          <table:table-cell table:formula="of:=AVERAGE([.B843];[.B844];[.B845];[.B846])" office:value-type="float" office:value="10033.25" calcext:value-type="float">
            <text:p>10033.25</text:p>
          </table:table-cell>
          <table:table-cell table:formula="of:=AVERAGE([.C843];[.C844];[.C845];[.C846])" office:value-type="float" office:value="10072.375" calcext:value-type="float">
            <text:p>10072.375</text:p>
          </table:table-cell>
        </table:table-row>
        <table:table-row table:style-name="ro1">
          <table:table-cell office:value-type="string" calcext:value-type="string">
            <text:p>0003226</text:p>
          </table:table-cell>
          <table:table-cell office:value-type="float" office:value="10022" calcext:value-type="float">
            <text:p>10022</text:p>
          </table:table-cell>
          <table:table-cell table:formula="of:=AVERAGE([.B844];[.B845];[.B846];[.B847])" office:value-type="float" office:value="10056.25" calcext:value-type="float">
            <text:p>10056.25</text:p>
          </table:table-cell>
          <table:table-cell table:formula="of:=AVERAGE([.C844];[.C845];[.C846];[.C847])" office:value-type="float" office:value="10097.75" calcext:value-type="float">
            <text:p>10097.75</text:p>
          </table:table-cell>
        </table:table-row>
        <table:table-row table:style-name="ro1">
          <table:table-cell office:value-type="string" calcext:value-type="string">
            <text:p>0003230</text:p>
          </table:table-cell>
          <table:table-cell office:value-type="float" office:value="10012" calcext:value-type="float">
            <text:p>10012</text:p>
          </table:table-cell>
          <table:table-cell table:formula="of:=AVERAGE([.B845];[.B846];[.B847];[.B848])" office:value-type="float" office:value="10081.5" calcext:value-type="float">
            <text:p>10081.5</text:p>
          </table:table-cell>
          <table:table-cell table:formula="of:=AVERAGE([.C845];[.C846];[.C847];[.C848])" office:value-type="float" office:value="10118.5625" calcext:value-type="float">
            <text:p>10118.5625</text:p>
          </table:table-cell>
        </table:table-row>
        <table:table-row table:style-name="ro1">
          <table:table-cell office:value-type="string" calcext:value-type="string">
            <text:p>0003232</text:p>
          </table:table-cell>
          <table:table-cell office:value-type="float" office:value="10077" calcext:value-type="float">
            <text:p>10077</text:p>
          </table:table-cell>
          <table:table-cell table:formula="of:=AVERAGE([.B846];[.B847];[.B848];[.B849])" office:value-type="float" office:value="10118.5" calcext:value-type="float">
            <text:p>10118.5</text:p>
          </table:table-cell>
          <table:table-cell table:formula="of:=AVERAGE([.C846];[.C847];[.C848];[.C849])" office:value-type="float" office:value="10130.75" calcext:value-type="float">
            <text:p>10130.75</text:p>
          </table:table-cell>
        </table:table-row>
        <table:table-row table:style-name="ro1">
          <table:table-cell office:value-type="string" calcext:value-type="string">
            <text:p>0003234</text:p>
          </table:table-cell>
          <table:table-cell office:value-type="float" office:value="10114" calcext:value-type="float">
            <text:p>10114</text:p>
          </table:table-cell>
          <table:table-cell table:formula="of:=AVERAGE([.B847];[.B848];[.B849];[.B850])" office:value-type="float" office:value="10134.75" calcext:value-type="float">
            <text:p>10134.75</text:p>
          </table:table-cell>
          <table:table-cell table:formula="of:=AVERAGE([.C847];[.C848];[.C849];[.C850])" office:value-type="float" office:value="10126.1875" calcext:value-type="float">
            <text:p>10126.1875</text:p>
          </table:table-cell>
        </table:table-row>
        <table:table-row table:style-name="ro1">
          <table:table-cell office:value-type="string" calcext:value-type="string">
            <text:p>0003236</text:p>
          </table:table-cell>
          <table:table-cell office:value-type="float" office:value="10123" calcext:value-type="float">
            <text:p>10123</text:p>
          </table:table-cell>
          <table:table-cell table:formula="of:=AVERAGE([.B848];[.B849];[.B850];[.B851])" office:value-type="float" office:value="10139.5" calcext:value-type="float">
            <text:p>10139.5</text:p>
          </table:table-cell>
          <table:table-cell table:formula="of:=AVERAGE([.C848];[.C849];[.C850];[.C851])" office:value-type="float" office:value="10110.625" calcext:value-type="float">
            <text:p>10110.625</text:p>
          </table:table-cell>
        </table:table-row>
        <table:table-row table:style-name="ro1">
          <table:table-cell office:value-type="string" calcext:value-type="string">
            <text:p>0003240</text:p>
          </table:table-cell>
          <table:table-cell office:value-type="float" office:value="10160" calcext:value-type="float">
            <text:p>10160</text:p>
          </table:table-cell>
          <table:table-cell table:formula="of:=AVERAGE([.B849];[.B850];[.B851];[.B852])" office:value-type="float" office:value="10130.25" calcext:value-type="float">
            <text:p>10130.25</text:p>
          </table:table-cell>
          <table:table-cell table:formula="of:=AVERAGE([.C849];[.C850];[.C851];[.C852])" office:value-type="float" office:value="10085.75" calcext:value-type="float">
            <text:p>10085.75</text:p>
          </table:table-cell>
        </table:table-row>
        <table:table-row table:style-name="ro1">
          <table:table-cell office:value-type="string" calcext:value-type="string">
            <text:p>0003242</text:p>
          </table:table-cell>
          <table:table-cell office:value-type="float" office:value="10142" calcext:value-type="float">
            <text:p>10142</text:p>
          </table:table-cell>
          <table:table-cell table:formula="of:=AVERAGE([.B850];[.B851];[.B852];[.B853])" office:value-type="float" office:value="10100.25" calcext:value-type="float">
            <text:p>10100.25</text:p>
          </table:table-cell>
          <table:table-cell table:formula="of:=AVERAGE([.C850];[.C851];[.C852];[.C853])" office:value-type="float" office:value="10060.3125" calcext:value-type="float">
            <text:p>10060.3125</text:p>
          </table:table-cell>
        </table:table-row>
        <table:table-row table:style-name="ro1">
          <table:table-cell office:value-type="string" calcext:value-type="string">
            <text:p>0003244</text:p>
          </table:table-cell>
          <table:table-cell office:value-type="float" office:value="10133" calcext:value-type="float">
            <text:p>10133</text:p>
          </table:table-cell>
          <table:table-cell table:formula="of:=AVERAGE([.B851];[.B852];[.B853];[.B854])" office:value-type="float" office:value="10072.5" calcext:value-type="float">
            <text:p>10072.5</text:p>
          </table:table-cell>
          <table:table-cell table:formula="of:=AVERAGE([.C851];[.C852];[.C853];[.C854])" office:value-type="float" office:value="10044.125" calcext:value-type="float">
            <text:p>10044.125</text:p>
          </table:table-cell>
        </table:table-row>
        <table:table-row table:style-name="ro1">
          <table:table-cell office:value-type="string" calcext:value-type="string">
            <text:p>0003246</text:p>
          </table:table-cell>
          <table:table-cell office:value-type="float" office:value="10086" calcext:value-type="float">
            <text:p>10086</text:p>
          </table:table-cell>
          <table:table-cell table:formula="of:=AVERAGE([.B852];[.B853];[.B854];[.B855])" office:value-type="float" office:value="10040" calcext:value-type="float">
            <text:p>10040</text:p>
          </table:table-cell>
          <table:table-cell table:formula="of:=AVERAGE([.C852];[.C853];[.C854];[.C855])" office:value-type="float" office:value="10046.4375" calcext:value-type="float">
            <text:p>10046.4375</text:p>
          </table:table-cell>
        </table:table-row>
        <table:table-row table:style-name="ro1">
          <table:table-cell office:value-type="string" calcext:value-type="string">
            <text:p>0003250</text:p>
          </table:table-cell>
          <table:table-cell office:value-type="float" office:value="10040" calcext:value-type="float">
            <text:p>10040</text:p>
          </table:table-cell>
          <table:table-cell table:formula="of:=AVERAGE([.B853];[.B854];[.B855];[.B856])" office:value-type="float" office:value="10028.5" calcext:value-type="float">
            <text:p>10028.5</text:p>
          </table:table-cell>
          <table:table-cell table:formula="of:=AVERAGE([.C853];[.C854];[.C855];[.C856])" office:value-type="float" office:value="10071.3125" calcext:value-type="float">
            <text:p>10071.3125</text:p>
          </table:table-cell>
        </table:table-row>
        <table:table-row table:style-name="ro1">
          <table:table-cell office:value-type="string" calcext:value-type="string">
            <text:p>0003252</text:p>
          </table:table-cell>
          <table:table-cell office:value-type="float" office:value="10031" calcext:value-type="float">
            <text:p>10031</text:p>
          </table:table-cell>
          <table:table-cell table:formula="of:=AVERAGE([.B854];[.B855];[.B856];[.B857])" office:value-type="float" office:value="10035.5" calcext:value-type="float">
            <text:p>10035.5</text:p>
          </table:table-cell>
          <table:table-cell table:formula="of:=AVERAGE([.C854];[.C855];[.C856];[.C857])" office:value-type="float" office:value="10110.625" calcext:value-type="float">
            <text:p>10110.625</text:p>
          </table:table-cell>
        </table:table-row>
        <table:table-row table:style-name="ro1">
          <table:table-cell office:value-type="string" calcext:value-type="string">
            <text:p>0003254</text:p>
          </table:table-cell>
          <table:table-cell office:value-type="float" office:value="10003" calcext:value-type="float">
            <text:p>10003</text:p>
          </table:table-cell>
          <table:table-cell table:formula="of:=AVERAGE([.B855];[.B856];[.B857];[.B858])" office:value-type="float" office:value="10081.75" calcext:value-type="float">
            <text:p>10081.75</text:p>
          </table:table-cell>
          <table:table-cell table:formula="of:=AVERAGE([.C855];[.C856];[.C857];[.C858])" office:value-type="float" office:value="10157.4375" calcext:value-type="float">
            <text:p>10157.4375</text:p>
          </table:table-cell>
        </table:table-row>
        <table:table-row table:style-name="ro1">
          <table:table-cell office:value-type="string" calcext:value-type="string">
            <text:p>0003256</text:p>
          </table:table-cell>
          <table:table-cell office:value-type="float" office:value="10040" calcext:value-type="float">
            <text:p>10040</text:p>
          </table:table-cell>
          <table:table-cell table:formula="of:=AVERAGE([.B856];[.B857];[.B858];[.B859])" office:value-type="float" office:value="10139.5" calcext:value-type="float">
            <text:p>10139.5</text:p>
          </table:table-cell>
          <table:table-cell table:formula="of:=AVERAGE([.C856];[.C857];[.C858];[.C859])" office:value-type="float" office:value="10192.0625" calcext:value-type="float">
            <text:p>10192.0625</text:p>
          </table:table-cell>
        </table:table-row>
        <table:table-row table:style-name="ro1">
          <table:table-cell office:value-type="string" calcext:value-type="string">
            <text:p>0003260</text:p>
          </table:table-cell>
          <table:table-cell office:value-type="float" office:value="10068" calcext:value-type="float">
            <text:p>10068</text:p>
          </table:table-cell>
          <table:table-cell table:formula="of:=AVERAGE([.B857];[.B858];[.B859];[.B860])" office:value-type="float" office:value="10185.75" calcext:value-type="float">
            <text:p>10185.75</text:p>
          </table:table-cell>
          <table:table-cell table:formula="of:=AVERAGE([.C857];[.C858];[.C859];[.C860])" office:value-type="float" office:value="10211.125" calcext:value-type="float">
            <text:p>10211.125</text:p>
          </table:table-cell>
        </table:table-row>
        <table:table-row table:style-name="ro1">
          <table:table-cell office:value-type="string" calcext:value-type="string">
            <text:p>0003262</text:p>
          </table:table-cell>
          <table:table-cell office:value-type="float" office:value="10216" calcext:value-type="float">
            <text:p>10216</text:p>
          </table:table-cell>
          <table:table-cell table:formula="of:=AVERAGE([.B858];[.B859];[.B860];[.B861])" office:value-type="float" office:value="10222.75" calcext:value-type="float">
            <text:p>10222.75</text:p>
          </table:table-cell>
          <table:table-cell table:formula="of:=AVERAGE([.C858];[.C859];[.C860];[.C861])" office:value-type="float" office:value="10215.125" calcext:value-type="float">
            <text:p>10215.125</text:p>
          </table:table-cell>
        </table:table-row>
        <table:table-row table:style-name="ro1">
          <table:table-cell office:value-type="string" calcext:value-type="string">
            <text:p>0003264</text:p>
          </table:table-cell>
          <table:table-cell office:value-type="float" office:value="10234" calcext:value-type="float">
            <text:p>10234</text:p>
          </table:table-cell>
          <table:table-cell table:formula="of:=AVERAGE([.B859];[.B860];[.B861];[.B862])" office:value-type="float" office:value="10220.25" calcext:value-type="float">
            <text:p>10220.25</text:p>
          </table:table-cell>
          <table:table-cell table:formula="of:=AVERAGE([.C859];[.C860];[.C861];[.C862])" office:value-type="float" office:value="10203.5" calcext:value-type="float">
            <text:p>10203.5</text:p>
          </table:table-cell>
        </table:table-row>
        <table:table-row table:style-name="ro1">
          <table:table-cell office:value-type="string" calcext:value-type="string">
            <text:p>0003266</text:p>
          </table:table-cell>
          <table:table-cell office:value-type="float" office:value="10225" calcext:value-type="float">
            <text:p>10225</text:p>
          </table:table-cell>
          <table:table-cell table:formula="of:=AVERAGE([.B860];[.B861];[.B862];[.B863])" office:value-type="float" office:value="10215.75" calcext:value-type="float">
            <text:p>10215.75</text:p>
          </table:table-cell>
          <table:table-cell table:formula="of:=AVERAGE([.C860];[.C861];[.C862];[.C863])" office:value-type="float" office:value="10187.9375" calcext:value-type="float">
            <text:p>10187.9375</text:p>
          </table:table-cell>
        </table:table-row>
        <table:table-row table:style-name="ro1">
          <table:table-cell office:value-type="string" calcext:value-type="string">
            <text:p>0003270</text:p>
          </table:table-cell>
          <table:table-cell office:value-type="float" office:value="10216" calcext:value-type="float">
            <text:p>10216</text:p>
          </table:table-cell>
          <table:table-cell table:formula="of:=AVERAGE([.B861];[.B862];[.B863];[.B864])" office:value-type="float" office:value="10201.75" calcext:value-type="float">
            <text:p>10201.75</text:p>
          </table:table-cell>
          <table:table-cell table:formula="of:=AVERAGE([.C861];[.C862];[.C863];[.C864])" office:value-type="float" office:value="10167.125" calcext:value-type="float">
            <text:p>10167.125</text:p>
          </table:table-cell>
        </table:table-row>
        <table:table-row table:style-name="ro1">
          <table:table-cell office:value-type="string" calcext:value-type="string">
            <text:p>0003272</text:p>
          </table:table-cell>
          <table:table-cell office:value-type="float" office:value="10206" calcext:value-type="float">
            <text:p>10206</text:p>
          </table:table-cell>
          <table:table-cell table:formula="of:=AVERAGE([.B862];[.B863];[.B864];[.B865])" office:value-type="float" office:value="10176.25" calcext:value-type="float">
            <text:p>10176.25</text:p>
          </table:table-cell>
          <table:table-cell table:formula="of:=AVERAGE([.C862];[.C863];[.C864];[.C865])" office:value-type="float" office:value="10148.6875" calcext:value-type="float">
            <text:p>10148.6875</text:p>
          </table:table-cell>
        </table:table-row>
        <table:table-row table:style-name="ro1">
          <table:table-cell office:value-type="string" calcext:value-type="string">
            <text:p>0003274</text:p>
          </table:table-cell>
          <table:table-cell office:value-type="float" office:value="10216" calcext:value-type="float">
            <text:p>10216</text:p>
          </table:table-cell>
          <table:table-cell table:formula="of:=AVERAGE([.B863];[.B864];[.B865];[.B866])" office:value-type="float" office:value="10158" calcext:value-type="float">
            <text:p>10158</text:p>
          </table:table-cell>
          <table:table-cell table:formula="of:=AVERAGE([.C863];[.C864];[.C865];[.C866])" office:value-type="float" office:value="10137.8125" calcext:value-type="float">
            <text:p>10137.8125</text:p>
          </table:table-cell>
        </table:table-row>
        <table:table-row table:style-name="ro1">
          <table:table-cell office:value-type="string" calcext:value-type="string">
            <text:p>0003276</text:p>
          </table:table-cell>
          <table:table-cell office:value-type="float" office:value="10169" calcext:value-type="float">
            <text:p>10169</text:p>
          </table:table-cell>
          <table:table-cell table:formula="of:=AVERAGE([.B864];[.B865];[.B866];[.B867])" office:value-type="float" office:value="10132.5" calcext:value-type="float">
            <text:p>10132.5</text:p>
          </table:table-cell>
          <table:table-cell table:formula="of:=AVERAGE([.C864];[.C865];[.C866];[.C867])" office:value-type="float" office:value="10132.625" calcext:value-type="float">
            <text:p>10132.625</text:p>
          </table:table-cell>
        </table:table-row>
        <table:table-row table:style-name="ro1">
          <table:table-cell office:value-type="string" calcext:value-type="string">
            <text:p>0003300</text:p>
          </table:table-cell>
          <table:table-cell office:value-type="float" office:value="10114" calcext:value-type="float">
            <text:p>10114</text:p>
          </table:table-cell>
          <table:table-cell table:formula="of:=AVERAGE([.B865];[.B866];[.B867];[.B868])" office:value-type="float" office:value="10128" calcext:value-type="float">
            <text:p>10128</text:p>
          </table:table-cell>
          <table:table-cell table:formula="of:=AVERAGE([.C865];[.C866];[.C867];[.C868])" office:value-type="float" office:value="10135.5625" calcext:value-type="float">
            <text:p>10135.5625</text:p>
          </table:table-cell>
        </table:table-row>
        <table:table-row table:style-name="ro1">
          <table:table-cell office:value-type="string" calcext:value-type="string">
            <text:p>0003302</text:p>
          </table:table-cell>
          <table:table-cell office:value-type="float" office:value="10133" calcext:value-type="float">
            <text:p>10133</text:p>
          </table:table-cell>
          <table:table-cell table:formula="of:=AVERAGE([.B866];[.B867];[.B868];[.B869])" office:value-type="float" office:value="10132.75" calcext:value-type="float">
            <text:p>10132.75</text:p>
          </table:table-cell>
          <table:table-cell table:formula="of:=AVERAGE([.C866];[.C867];[.C868];[.C869])" office:value-type="float" office:value="10135.5625" calcext:value-type="float">
            <text:p>10135.5625</text:p>
          </table:table-cell>
        </table:table-row>
        <table:table-row table:style-name="ro1">
          <table:table-cell office:value-type="string" calcext:value-type="string">
            <text:p>0003304</text:p>
          </table:table-cell>
          <table:table-cell office:value-type="float" office:value="10114" calcext:value-type="float">
            <text:p>10114</text:p>
          </table:table-cell>
          <table:table-cell table:formula="of:=AVERAGE([.B867];[.B868];[.B869];[.B870])" office:value-type="float" office:value="10137.25" calcext:value-type="float">
            <text:p>10137.25</text:p>
          </table:table-cell>
          <table:table-cell table:formula="of:=AVERAGE([.C867];[.C868];[.C869];[.C870])" office:value-type="float" office:value="10137.8125" calcext:value-type="float">
            <text:p>10137.8125</text:p>
          </table:table-cell>
        </table:table-row>
        <table:table-row table:style-name="ro1">
          <table:table-cell office:value-type="string" calcext:value-type="string">
            <text:p>0003306</text:p>
          </table:table-cell>
          <table:table-cell office:value-type="float" office:value="10151" calcext:value-type="float">
            <text:p>10151</text:p>
          </table:table-cell>
          <table:table-cell table:formula="of:=AVERAGE([.B868];[.B869];[.B870];[.B871])" office:value-type="float" office:value="10144.25" calcext:value-type="float">
            <text:p>10144.25</text:p>
          </table:table-cell>
          <table:table-cell table:formula="of:=AVERAGE([.C868];[.C869];[.C870];[.C871])" office:value-type="float" office:value="10142.375" calcext:value-type="float">
            <text:p>10142.375</text:p>
          </table:table-cell>
        </table:table-row>
        <table:table-row table:style-name="ro1">
          <table:table-cell office:value-type="string" calcext:value-type="string">
            <text:p>0003310</text:p>
          </table:table-cell>
          <table:table-cell office:value-type="float" office:value="10133" calcext:value-type="float">
            <text:p>10133</text:p>
          </table:table-cell>
          <table:table-cell table:formula="of:=AVERAGE([.B869];[.B870];[.B871];[.B872])" office:value-type="float" office:value="10128" calcext:value-type="float">
            <text:p>10128</text:p>
          </table:table-cell>
          <table:table-cell table:formula="of:=AVERAGE([.C869];[.C870];[.C871];[.C872])" office:value-type="float" office:value="10150.9375" calcext:value-type="float">
            <text:p>10150.9375</text:p>
          </table:table-cell>
        </table:table-row>
        <table:table-row table:style-name="ro1">
          <table:table-cell office:value-type="string" calcext:value-type="string">
            <text:p>0003312</text:p>
          </table:table-cell>
          <table:table-cell office:value-type="float" office:value="10151" calcext:value-type="float">
            <text:p>10151</text:p>
          </table:table-cell>
          <table:table-cell table:formula="of:=AVERAGE([.B870];[.B871];[.B872];[.B873])" office:value-type="float" office:value="10141.75" calcext:value-type="float">
            <text:p>10141.75</text:p>
          </table:table-cell>
          <table:table-cell table:formula="of:=AVERAGE([.C870];[.C871];[.C872];[.C873])"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0003314</text:p>
          </table:table-cell>
          <table:table-cell office:value-type="float" office:value="10142" calcext:value-type="float">
            <text:p>10142</text:p>
          </table:table-cell>
          <table:table-cell table:formula="of:=AVERAGE([.B871];[.B872];[.B873];[.B874])" office:value-type="float" office:value="10155.5" calcext:value-type="float">
            <text:p>10155.5</text:p>
          </table:table-cell>
          <table:table-cell table:formula="of:=AVERAGE([.C871];[.C872];[.C873];[.C874])" office:value-type="float" office:value="10197.0625" calcext:value-type="float">
            <text:p>10197.0625</text:p>
          </table:table-cell>
        </table:table-row>
        <table:table-row table:style-name="ro1">
          <table:table-cell office:value-type="string" calcext:value-type="string">
            <text:p>0003316</text:p>
          </table:table-cell>
          <table:table-cell office:value-type="float" office:value="10086" calcext:value-type="float">
            <text:p>10086</text:p>
          </table:table-cell>
          <table:table-cell table:formula="of:=AVERAGE([.B872];[.B873];[.B874];[.B875])" office:value-type="float" office:value="10178.5" calcext:value-type="float">
            <text:p>10178.5</text:p>
          </table:table-cell>
          <table:table-cell table:formula="of:=AVERAGE([.C872];[.C873];[.C874];[.C875])" office:value-type="float" office:value="10219" calcext:value-type="float">
            <text:p>10219</text:p>
          </table:table-cell>
        </table:table-row>
        <table:table-row table:style-name="ro1">
          <table:table-cell office:value-type="string" calcext:value-type="string">
            <text:p>0003320</text:p>
          </table:table-cell>
          <table:table-cell office:value-type="float" office:value="10188" calcext:value-type="float">
            <text:p>10188</text:p>
          </table:table-cell>
          <table:table-cell table:formula="of:=AVERAGE([.B873];[.B874];[.B875];[.B876])" office:value-type="float" office:value="10220.25" calcext:value-type="float">
            <text:p>10220.25</text:p>
          </table:table-cell>
          <table:table-cell table:formula="of:=AVERAGE([.C873];[.C874];[.C875];[.C876])" office:value-type="float" office:value="10236.9375" calcext:value-type="float">
            <text:p>10236.9375</text:p>
          </table:table-cell>
        </table:table-row>
        <table:table-row table:style-name="ro1">
          <table:table-cell office:value-type="string" calcext:value-type="string">
            <text:p>0003322</text:p>
          </table:table-cell>
          <table:table-cell office:value-type="float" office:value="10206" calcext:value-type="float">
            <text:p>10206</text:p>
          </table:table-cell>
          <table:table-cell table:formula="of:=AVERAGE([.B874];[.B875];[.B876];[.B877])" office:value-type="float" office:value="10234" calcext:value-type="float">
            <text:p>10234</text:p>
          </table:table-cell>
          <table:table-cell table:formula="of:=AVERAGE([.C874];[.C875];[.C876];[.C877])" office:value-type="float" office:value="10240.375" calcext:value-type="float">
            <text:p>10240.375</text:p>
          </table:table-cell>
        </table:table-row>
        <table:table-row table:style-name="ro1">
          <table:table-cell office:value-type="string" calcext:value-type="string">
            <text:p>0003324</text:p>
          </table:table-cell>
          <table:table-cell office:value-type="float" office:value="10234" calcext:value-type="float">
            <text:p>10234</text:p>
          </table:table-cell>
          <table:table-cell table:formula="of:=AVERAGE([.B875];[.B876];[.B877];[.B878])" office:value-type="float" office:value="10243.25" calcext:value-type="float">
            <text:p>10243.25</text:p>
          </table:table-cell>
          <table:table-cell table:formula="of:=AVERAGE([.C875];[.C876];[.C877];[.C878])" office:value-type="float" office:value="10231.1875" calcext:value-type="float">
            <text:p>10231.1875</text:p>
          </table:table-cell>
        </table:table-row>
        <table:table-row table:style-name="ro1">
          <table:table-cell office:value-type="string" calcext:value-type="string">
            <text:p>0003326</text:p>
          </table:table-cell>
          <table:table-cell office:value-type="float" office:value="10253" calcext:value-type="float">
            <text:p>10253</text:p>
          </table:table-cell>
          <table:table-cell table:formula="of:=AVERAGE([.B876];[.B877];[.B878];[.B879])" office:value-type="float" office:value="10250.25" calcext:value-type="float">
            <text:p>10250.25</text:p>
          </table:table-cell>
          <table:table-cell table:formula="of:=AVERAGE([.C876];[.C877];[.C878];[.C879])" office:value-type="float" office:value="10209.875" calcext:value-type="float">
            <text:p>10209.875</text:p>
          </table:table-cell>
        </table:table-row>
        <table:table-row table:style-name="ro1">
          <table:table-cell office:value-type="string" calcext:value-type="string">
            <text:p>0003330</text:p>
          </table:table-cell>
          <table:table-cell office:value-type="float" office:value="10243" calcext:value-type="float">
            <text:p>10243</text:p>
          </table:table-cell>
          <table:table-cell table:formula="of:=AVERAGE([.B877];[.B878];[.B879];[.B880])" office:value-type="float" office:value="10234" calcext:value-type="float">
            <text:p>10234</text:p>
          </table:table-cell>
          <table:table-cell table:formula="of:=AVERAGE([.C877];[.C878];[.C879];[.C880])" office:value-type="float" office:value="10174.6875" calcext:value-type="float">
            <text:p>10174.6875</text:p>
          </table:table-cell>
        </table:table-row>
        <table:table-row table:style-name="ro1">
          <table:table-cell office:value-type="string" calcext:value-type="string">
            <text:p>0003332</text:p>
          </table:table-cell>
          <table:table-cell office:value-type="float" office:value="10243" calcext:value-type="float">
            <text:p>10243</text:p>
          </table:table-cell>
          <table:table-cell table:formula="of:=AVERAGE([.B878];[.B879];[.B880];[.B881])" office:value-type="float" office:value="10197.25" calcext:value-type="float">
            <text:p>10197.25</text:p>
          </table:table-cell>
          <table:table-cell table:formula="of:=AVERAGE([.C878];[.C879];[.C880];[.C881])" office:value-type="float" office:value="10134.875" calcext:value-type="float">
            <text:p>10134.875</text:p>
          </table:table-cell>
        </table:table-row>
        <table:table-row table:style-name="ro1">
          <table:table-cell office:value-type="string" calcext:value-type="string">
            <text:p>0003334</text:p>
          </table:table-cell>
          <table:table-cell office:value-type="float" office:value="10262" calcext:value-type="float">
            <text:p>10262</text:p>
          </table:table-cell>
          <table:table-cell table:formula="of:=AVERAGE([.B879];[.B880];[.B881];[.B882])" office:value-type="float" office:value="10158" calcext:value-type="float">
            <text:p>10158</text:p>
          </table:table-cell>
          <table:table-cell table:formula="of:=AVERAGE([.C879];[.C880];[.C881];[.C882])" office:value-type="float" office:value="10101.9375" calcext:value-type="float">
            <text:p>10101.9375</text:p>
          </table:table-cell>
        </table:table-row>
        <table:table-row table:style-name="ro1">
          <table:table-cell office:value-type="string" calcext:value-type="string">
            <text:p>0003336</text:p>
          </table:table-cell>
          <table:table-cell office:value-type="float" office:value="10188" calcext:value-type="float">
            <text:p>10188</text:p>
          </table:table-cell>
          <table:table-cell table:formula="of:=AVERAGE([.B880];[.B881];[.B882];[.B883])" office:value-type="float" office:value="10109.5" calcext:value-type="float">
            <text:p>10109.5</text:p>
          </table:table-cell>
          <table:table-cell table:formula="of:=AVERAGE([.C880];[.C881];[.C882];[.C883])" office:value-type="float" office:value="10076.5" calcext:value-type="float">
            <text:p>10076.5</text:p>
          </table:table-cell>
        </table:table-row>
        <table:table-row table:style-name="ro1">
          <table:table-cell office:value-type="string" calcext:value-type="string">
            <text:p>0003340</text:p>
          </table:table-cell>
          <table:table-cell office:value-type="float" office:value="10096" calcext:value-type="float">
            <text:p>10096</text:p>
          </table:table-cell>
          <table:table-cell table:formula="of:=AVERAGE([.B881];[.B882];[.B883];[.B884])" office:value-type="float" office:value="10074.75" calcext:value-type="float">
            <text:p>10074.75</text:p>
          </table:table-cell>
          <table:table-cell table:formula="of:=AVERAGE([.C881];[.C882];[.C883];[.C884])" office:value-type="float" office:value="10062.625" calcext:value-type="float">
            <text:p>10062.625</text:p>
          </table:table-cell>
        </table:table-row>
        <table:table-row table:style-name="ro1">
          <table:table-cell office:value-type="string" calcext:value-type="string">
            <text:p>0003342</text:p>
          </table:table-cell>
          <table:table-cell office:value-type="float" office:value="10086" calcext:value-type="float">
            <text:p>10086</text:p>
          </table:table-cell>
          <table:table-cell table:formula="of:=AVERAGE([.B882];[.B883];[.B884];[.B885])" office:value-type="float" office:value="10065.5" calcext:value-type="float">
            <text:p>10065.5</text:p>
          </table:table-cell>
          <table:table-cell table:formula="of:=AVERAGE([.C882];[.C883];[.C884];[.C885])" office:value-type="float" office:value="10058.0625" calcext:value-type="float">
            <text:p>10058.0625</text:p>
          </table:table-cell>
        </table:table-row>
        <table:table-row table:style-name="ro1">
          <table:table-cell office:value-type="string" calcext:value-type="string">
            <text:p>0003344</text:p>
          </table:table-cell>
          <table:table-cell office:value-type="float" office:value="10068" calcext:value-type="float">
            <text:p>10068</text:p>
          </table:table-cell>
          <table:table-cell table:formula="of:=AVERAGE([.B883];[.B884];[.B885];[.B886])" office:value-type="float" office:value="10056.25" calcext:value-type="float">
            <text:p>10056.25</text:p>
          </table:table-cell>
          <table:table-cell table:formula="of:=AVERAGE([.C883];[.C884];[.C885];[.C886])" office:value-type="float" office:value="10056.9375" calcext:value-type="float">
            <text:p>10056.9375</text:p>
          </table:table-cell>
        </table:table-row>
        <table:table-row table:style-name="ro1">
          <table:table-cell office:value-type="string" calcext:value-type="string">
            <text:p>0003346</text:p>
          </table:table-cell>
          <table:table-cell office:value-type="float" office:value="10049" calcext:value-type="float">
            <text:p>10049</text:p>
          </table:table-cell>
          <table:table-cell table:formula="of:=AVERAGE([.B884];[.B885];[.B886];[.B887])" office:value-type="float" office:value="10054" calcext:value-type="float">
            <text:p>10054</text:p>
          </table:table-cell>
          <table:table-cell table:formula="of:=AVERAGE([.C884];[.C885];[.C886];[.C887])" office:value-type="float" office:value="10063.375" calcext:value-type="float">
            <text:p>10063.375</text:p>
          </table:table-cell>
        </table:table-row>
        <table:table-row table:style-name="ro1">
          <table:table-cell office:value-type="string" calcext:value-type="string">
            <text:p>0003350</text:p>
          </table:table-cell>
          <table:table-cell office:value-type="float" office:value="10059" calcext:value-type="float">
            <text:p>10059</text:p>
          </table:table-cell>
          <table:table-cell table:formula="of:=AVERAGE([.B885];[.B886];[.B887];[.B888])" office:value-type="float" office:value="10056.5" calcext:value-type="float">
            <text:p>10056.5</text:p>
          </table:table-cell>
          <table:table-cell table:formula="of:=AVERAGE([.C885];[.C886];[.C887];[.C888])" office:value-type="float" office:value="10077.875" calcext:value-type="float">
            <text:p>10077.875</text:p>
          </table:table-cell>
        </table:table-row>
        <table:table-row table:style-name="ro1">
          <table:table-cell office:value-type="string" calcext:value-type="string">
            <text:p>0003352</text:p>
          </table:table-cell>
          <table:table-cell office:value-type="float" office:value="10049" calcext:value-type="float">
            <text:p>10049</text:p>
          </table:table-cell>
          <table:table-cell table:formula="of:=AVERAGE([.B886];[.B887];[.B888];[.B889])" office:value-type="float" office:value="10061" calcext:value-type="float">
            <text:p>10061</text:p>
          </table:table-cell>
          <table:table-cell table:formula="of:=AVERAGE([.C886];[.C887];[.C888];[.C889])" office:value-type="float" office:value="10102.125" calcext:value-type="float">
            <text:p>10102.125</text:p>
          </table:table-cell>
        </table:table-row>
        <table:table-row table:style-name="ro1">
          <table:table-cell office:value-type="string" calcext:value-type="string">
            <text:p>0003354</text:p>
          </table:table-cell>
          <table:table-cell office:value-type="float" office:value="10059" calcext:value-type="float">
            <text:p>10059</text:p>
          </table:table-cell>
          <table:table-cell table:formula="of:=AVERAGE([.B887];[.B888];[.B889];[.B890])" office:value-type="float" office:value="10082" calcext:value-type="float">
            <text:p>10082</text:p>
          </table:table-cell>
          <table:table-cell table:formula="of:=AVERAGE([.C887];[.C888];[.C889];[.C890])" office:value-type="float" office:value="10134.5" calcext:value-type="float">
            <text:p>10134.5</text:p>
          </table:table-cell>
        </table:table-row>
        <table:table-row table:style-name="ro1">
          <table:table-cell office:value-type="string" calcext:value-type="string">
            <text:p>0003356</text:p>
          </table:table-cell>
          <table:table-cell office:value-type="float" office:value="10059" calcext:value-type="float">
            <text:p>10059</text:p>
          </table:table-cell>
          <table:table-cell table:formula="of:=AVERAGE([.B888];[.B889];[.B890];[.B891])" office:value-type="float" office:value="10112" calcext:value-type="float">
            <text:p>10112</text:p>
          </table:table-cell>
          <table:table-cell table:formula="of:=AVERAGE([.C888];[.C889];[.C890];[.C891])" office:value-type="float" office:value="10169.125" calcext:value-type="float">
            <text:p>10169.125</text:p>
          </table:table-cell>
        </table:table-row>
        <table:table-row table:style-name="ro1">
          <table:table-cell office:value-type="string" calcext:value-type="string">
            <text:p>0003360</text:p>
          </table:table-cell>
          <table:table-cell office:value-type="float" office:value="10077" calcext:value-type="float">
            <text:p>10077</text:p>
          </table:table-cell>
          <table:table-cell table:formula="of:=AVERAGE([.B889];[.B890];[.B891];[.B892])" office:value-type="float" office:value="10153.5" calcext:value-type="float">
            <text:p>10153.5</text:p>
          </table:table-cell>
          <table:table-cell table:formula="of:=AVERAGE([.C889];[.C890];[.C891];[.C892])" office:value-type="float" office:value="10200.25" calcext:value-type="float">
            <text:p>10200.25</text:p>
          </table:table-cell>
        </table:table-row>
        <table:table-row table:style-name="ro1">
          <table:table-cell office:value-type="string" calcext:value-type="string">
            <text:p>0003362</text:p>
          </table:table-cell>
          <table:table-cell office:value-type="float" office:value="10133" calcext:value-type="float">
            <text:p>10133</text:p>
          </table:table-cell>
          <table:table-cell table:formula="of:=AVERAGE([.B890];[.B891];[.B892];[.B893])" office:value-type="float" office:value="10190.5" calcext:value-type="float">
            <text:p>10190.5</text:p>
          </table:table-cell>
          <table:table-cell table:formula="of:=AVERAGE([.C890];[.C891];[.C892];[.C893])" office:value-type="float" office:value="10219.25" calcext:value-type="float">
            <text:p>10219.25</text:p>
          </table:table-cell>
        </table:table-row>
        <table:table-row table:style-name="ro1">
          <table:table-cell office:value-type="string" calcext:value-type="string">
            <text:p>0003364</text:p>
          </table:table-cell>
          <table:table-cell office:value-type="float" office:value="10179" calcext:value-type="float">
            <text:p>10179</text:p>
          </table:table-cell>
          <table:table-cell table:formula="of:=AVERAGE([.B891];[.B892];[.B893];[.B894])" office:value-type="float" office:value="10220.5" calcext:value-type="float">
            <text:p>10220.5</text:p>
          </table:table-cell>
          <table:table-cell table:formula="of:=AVERAGE([.C891];[.C892];[.C893];[.C894])" office:value-type="float" office:value="10223.8125" calcext:value-type="float">
            <text:p>10223.8125</text:p>
          </table:table-cell>
        </table:table-row>
        <table:table-row table:style-name="ro1">
          <table:table-cell office:value-type="string" calcext:value-type="string">
            <text:p>0003366</text:p>
          </table:table-cell>
          <table:table-cell office:value-type="float" office:value="10225" calcext:value-type="float">
            <text:p>10225</text:p>
          </table:table-cell>
          <table:table-cell table:formula="of:=AVERAGE([.B892];[.B893];[.B894];[.B895])" office:value-type="float" office:value="10236.5" calcext:value-type="float">
            <text:p>10236.5</text:p>
          </table:table-cell>
          <table:table-cell table:formula="of:=AVERAGE([.C892];[.C893];[.C894];[.C895])" office:value-type="float" office:value="10215.0625" calcext:value-type="float">
            <text:p>10215.0625</text:p>
          </table:table-cell>
        </table:table-row>
        <table:table-row table:style-name="ro1">
          <table:table-cell office:value-type="string" calcext:value-type="string">
            <text:p>0003370</text:p>
          </table:table-cell>
          <table:table-cell office:value-type="float" office:value="10225" calcext:value-type="float">
            <text:p>10225</text:p>
          </table:table-cell>
          <table:table-cell table:formula="of:=AVERAGE([.B893];[.B894];[.B895];[.B896])" office:value-type="float" office:value="10229.5" calcext:value-type="float">
            <text:p>10229.5</text:p>
          </table:table-cell>
          <table:table-cell table:formula="of:=AVERAGE([.C893];[.C894];[.C895];[.C896])" office:value-type="float" office:value="10194.25" calcext:value-type="float">
            <text:p>10194.25</text:p>
          </table:table-cell>
        </table:table-row>
        <table:table-row table:style-name="ro1">
          <table:table-cell office:value-type="string" calcext:value-type="string">
            <text:p>0003372</text:p>
          </table:table-cell>
          <table:table-cell office:value-type="float" office:value="10253" calcext:value-type="float">
            <text:p>10253</text:p>
          </table:table-cell>
          <table:table-cell table:formula="of:=AVERAGE([.B894];[.B895];[.B896];[.B897])" office:value-type="float" office:value="10208.75" calcext:value-type="float">
            <text:p>10208.75</text:p>
          </table:table-cell>
          <table:table-cell table:formula="of:=AVERAGE([.C894];[.C895];[.C896];[.C897])" office:value-type="float" office:value="10170.5625" calcext:value-type="float">
            <text:p>10170.5625</text:p>
          </table:table-cell>
        </table:table-row>
        <table:table-row table:style-name="ro1">
          <table:table-cell office:value-type="string" calcext:value-type="string">
            <text:p>0003374</text:p>
          </table:table-cell>
          <table:table-cell office:value-type="float" office:value="10243" calcext:value-type="float">
            <text:p>10243</text:p>
          </table:table-cell>
          <table:table-cell table:formula="of:=AVERAGE([.B895];[.B896];[.B897];[.B898])" office:value-type="float" office:value="10185.5" calcext:value-type="float">
            <text:p>10185.5</text:p>
          </table:table-cell>
          <table:table-cell table:formula="of:=AVERAGE([.C895];[.C896];[.C897];[.C898])" office:value-type="float" office:value="10152.0625" calcext:value-type="float">
            <text:p>10152.0625</text:p>
          </table:table-cell>
        </table:table-row>
        <table:table-row table:style-name="ro1">
          <table:table-cell office:value-type="string" calcext:value-type="string">
            <text:p>0003376</text:p>
          </table:table-cell>
          <table:table-cell office:value-type="float" office:value="10197" calcext:value-type="float">
            <text:p>10197</text:p>
          </table:table-cell>
          <table:table-cell table:formula="of:=AVERAGE([.B896];[.B897];[.B898];[.B899])" office:value-type="float" office:value="10153.25" calcext:value-type="float">
            <text:p>10153.25</text:p>
          </table:table-cell>
          <table:table-cell table:formula="of:=AVERAGE([.C896];[.C897];[.C898];[.C899])" office:value-type="float" office:value="10137.0625" calcext:value-type="float">
            <text:p>10137.0625</text:p>
          </table:table-cell>
        </table:table-row>
        <table:table-row table:style-name="ro1">
          <table:table-cell office:value-type="string" calcext:value-type="string">
            <text:p>0003400</text:p>
          </table:table-cell>
          <table:table-cell office:value-type="float" office:value="10142" calcext:value-type="float">
            <text:p>10142</text:p>
          </table:table-cell>
          <table:table-cell table:formula="of:=AVERAGE([.B897];[.B898];[.B899];[.B900])" office:value-type="float" office:value="10134.75" calcext:value-type="float">
            <text:p>10134.75</text:p>
          </table:table-cell>
          <table:table-cell table:formula="of:=AVERAGE([.C897];[.C898];[.C899];[.C900])" office:value-type="float" office:value="10127.8125" calcext:value-type="float">
            <text:p>10127.8125</text:p>
          </table:table-cell>
        </table:table-row>
        <table:table-row table:style-name="ro1">
          <table:table-cell office:value-type="string" calcext:value-type="string">
            <text:p>0003402</text:p>
          </table:table-cell>
          <table:table-cell office:value-type="float" office:value="10160" calcext:value-type="float">
            <text:p>10160</text:p>
          </table:table-cell>
          <table:table-cell table:formula="of:=AVERAGE([.B898];[.B899];[.B900];[.B901])" office:value-type="float" office:value="10134.75" calcext:value-type="float">
            <text:p>10134.75</text:p>
          </table:table-cell>
          <table:table-cell table:formula="of:=AVERAGE([.C898];[.C899];[.C900];[.C901])" office:value-type="float" office:value="10120.3125" calcext:value-type="float">
            <text:p>10120.3125</text:p>
          </table:table-cell>
        </table:table-row>
        <table:table-row table:style-name="ro1">
          <table:table-cell office:value-type="string" calcext:value-type="string">
            <text:p>0003404</text:p>
          </table:table-cell>
          <table:table-cell office:value-type="float" office:value="10114" calcext:value-type="float">
            <text:p>10114</text:p>
          </table:table-cell>
          <table:table-cell table:formula="of:=AVERAGE([.B899];[.B900];[.B901];[.B902])" office:value-type="float" office:value="10125.5" calcext:value-type="float">
            <text:p>10125.5</text:p>
          </table:table-cell>
          <table:table-cell table:formula="of:=AVERAGE([.C899];[.C900];[.C901];[.C902])" office:value-type="float" office:value="10107.625" calcext:value-type="float">
            <text:p>10107.625</text:p>
          </table:table-cell>
        </table:table-row>
        <table:table-row table:style-name="ro1">
          <table:table-cell office:value-type="string" calcext:value-type="string">
            <text:p>0003406</text:p>
          </table:table-cell>
          <table:table-cell office:value-type="float" office:value="10123" calcext:value-type="float">
            <text:p>10123</text:p>
          </table:table-cell>
          <table:table-cell table:formula="of:=AVERAGE([.B900];[.B901];[.B902];[.B903])" office:value-type="float" office:value="10116.25" calcext:value-type="float">
            <text:p>10116.25</text:p>
          </table:table-cell>
          <table:table-cell table:formula="of:=AVERAGE([.C900];[.C901];[.C902];[.C903])" office:value-type="float" office:value="10097.875" calcext:value-type="float">
            <text:p>10097.875</text:p>
          </table:table-cell>
        </table:table-row>
        <table:table-row table:style-name="ro1">
          <table:table-cell office:value-type="string" calcext:value-type="string">
            <text:p>0003410</text:p>
          </table:table-cell>
          <table:table-cell office:value-type="float" office:value="10142" calcext:value-type="float">
            <text:p>10142</text:p>
          </table:table-cell>
          <table:table-cell table:formula="of:=AVERAGE([.B901];[.B902];[.B903];[.B904])" office:value-type="float" office:value="10104.75" calcext:value-type="float">
            <text:p>10104.75</text:p>
          </table:table-cell>
          <table:table-cell table:formula="of:=AVERAGE([.C901];[.C902];[.C903];[.C904])" office:value-type="float" office:value="10095.625" calcext:value-type="float">
            <text:p>10095.625</text:p>
          </table:table-cell>
        </table:table-row>
        <table:table-row table:style-name="ro1">
          <table:table-cell office:value-type="string" calcext:value-type="string">
            <text:p>0003412</text:p>
          </table:table-cell>
          <table:table-cell office:value-type="float" office:value="10123" calcext:value-type="float">
            <text:p>10123</text:p>
          </table:table-cell>
          <table:table-cell table:formula="of:=AVERAGE([.B902];[.B903];[.B904];[.B905])" office:value-type="float" office:value="10084" calcext:value-type="float">
            <text:p>10084</text:p>
          </table:table-cell>
          <table:table-cell table:formula="of:=AVERAGE([.C902];[.C903];[.C904];[.C905])" office:value-type="float" office:value="10103.75" calcext:value-type="float">
            <text:p>10103.75</text:p>
          </table:table-cell>
        </table:table-row>
        <table:table-row table:style-name="ro1">
          <table:table-cell office:value-type="string" calcext:value-type="string">
            <text:p>0003414</text:p>
          </table:table-cell>
          <table:table-cell office:value-type="float" office:value="10077" calcext:value-type="float">
            <text:p>10077</text:p>
          </table:table-cell>
          <table:table-cell table:formula="of:=AVERAGE([.B903];[.B904];[.B905];[.B906])" office:value-type="float" office:value="10086.5" calcext:value-type="float">
            <text:p>10086.5</text:p>
          </table:table-cell>
          <table:table-cell table:formula="of:=AVERAGE([.C903];[.C904];[.C905];[.C906])" office:value-type="float" office:value="10128" calcext:value-type="float">
            <text:p>10128</text:p>
          </table:table-cell>
        </table:table-row>
        <table:table-row table:style-name="ro1">
          <table:table-cell office:value-type="string" calcext:value-type="string">
            <text:p>0003416</text:p>
          </table:table-cell>
          <table:table-cell office:value-type="float" office:value="10077" calcext:value-type="float">
            <text:p>10077</text:p>
          </table:table-cell>
          <table:table-cell table:formula="of:=AVERAGE([.B904];[.B905];[.B906];[.B907])" office:value-type="float" office:value="10107.25" calcext:value-type="float">
            <text:p>10107.25</text:p>
          </table:table-cell>
          <table:table-cell table:formula="of:=AVERAGE([.C904];[.C905];[.C906];[.C907])" office:value-type="float" office:value="10154.5" calcext:value-type="float">
            <text:p>10154.5</text:p>
          </table:table-cell>
        </table:table-row>
        <table:table-row table:style-name="ro1">
          <table:table-cell office:value-type="string" calcext:value-type="string">
            <text:p>0003420</text:p>
          </table:table-cell>
          <table:table-cell office:value-type="float" office:value="10059" calcext:value-type="float">
            <text:p>10059</text:p>
          </table:table-cell>
          <table:table-cell table:formula="of:=AVERAGE([.B905];[.B906];[.B907];[.B908])" office:value-type="float" office:value="10137.25" calcext:value-type="float">
            <text:p>10137.25</text:p>
          </table:table-cell>
          <table:table-cell table:formula="of:=AVERAGE([.C905];[.C906];[.C907];[.C908])" office:value-type="float" office:value="10178.6875" calcext:value-type="float">
            <text:p>10178.6875</text:p>
          </table:table-cell>
        </table:table-row>
        <table:table-row table:style-name="ro1">
          <table:table-cell office:value-type="string" calcext:value-type="string">
            <text:p>0003422</text:p>
          </table:table-cell>
          <table:table-cell office:value-type="float" office:value="10133" calcext:value-type="float">
            <text:p>10133</text:p>
          </table:table-cell>
          <table:table-cell table:formula="of:=AVERAGE([.B906];[.B907];[.B908];[.B909])" office:value-type="float" office:value="10181" calcext:value-type="float">
            <text:p>10181</text:p>
          </table:table-cell>
          <table:table-cell table:formula="of:=AVERAGE([.C906];[.C907];[.C908];[.C909])" office:value-type="float" office:value="10191.9375" calcext:value-type="float">
            <text:p>10191.9375</text:p>
          </table:table-cell>
        </table:table-row>
        <table:table-row table:style-name="ro1">
          <table:table-cell office:value-type="string" calcext:value-type="string">
            <text:p>0003424</text:p>
          </table:table-cell>
          <table:table-cell office:value-type="float" office:value="10160" calcext:value-type="float">
            <text:p>10160</text:p>
          </table:table-cell>
          <table:table-cell table:formula="of:=AVERAGE([.B907];[.B908];[.B909];[.B910])" office:value-type="float" office:value="10192.5" calcext:value-type="float">
            <text:p>10192.5</text:p>
          </table:table-cell>
          <table:table-cell table:formula="of:=AVERAGE([.C907];[.C908];[.C909];[.C910])" office:value-type="float" office:value="9554.5625" calcext:value-type="float">
            <text:p>9554.5625</text:p>
          </table:table-cell>
        </table:table-row>
        <table:table-row table:style-name="ro1">
          <table:table-cell office:value-type="string" calcext:value-type="string">
            <text:p>0003426</text:p>
          </table:table-cell>
          <table:table-cell office:value-type="float" office:value="10197" calcext:value-type="float">
            <text:p>10197</text:p>
          </table:table-cell>
          <table:table-cell table:formula="of:=AVERAGE([.B908];[.B909];[.B910];[.B911])" office:value-type="float" office:value="10204" calcext:value-type="float">
            <text:p>10204</text:p>
          </table:table-cell>
          <table:table-cell table:formula="of:=AVERAGE([.C908];[.C909];[.C910];[.C911])" office:value-type="float" office:value="8278.0625" calcext:value-type="float">
            <text:p>8278.0625</text:p>
          </table:table-cell>
        </table:table-row>
        <table:table-row table:style-name="ro1">
          <table:table-cell office:value-type="string" calcext:value-type="string">
            <text:p>0003430</text:p>
          </table:table-cell>
          <table:table-cell office:value-type="float" office:value="10234" calcext:value-type="float">
            <text:p>10234</text:p>
          </table:table-cell>
          <table:table-cell table:formula="of:=AVERAGE([.B909];[.B910];[.B911];[.B912])" office:value-type="float" office:value="10190.25" calcext:value-type="float">
            <text:p>10190.25</text:p>
          </table:table-cell>
          <table:table-cell table:formula="of:=AVERAGE([.C909];[.C910];[.C911];[.C912])" office:value-type="float" office:value="6360.75" calcext:value-type="float">
            <text:p>6360.75</text:p>
          </table:table-cell>
        </table:table-row>
        <table:table-row table:style-name="ro1">
          <table:table-cell office:value-type="string" calcext:value-type="string">
            <text:p>0003432</text:p>
          </table:table-cell>
          <table:table-cell office:value-type="float" office:value="10179" calcext:value-type="float">
            <text:p>10179</text:p>
          </table:table-cell>
          <table:table-cell table:formula="of:=AVERAGE([.B910];[.B911];[.B912];[.B913])" office:value-type="float" office:value="7631.5" calcext:value-type="float">
            <text:p>7631.5</text:p>
          </table:table-cell>
          <table:table-cell table:formula="of:=AVERAGE([.C910];[.C911];[.C912];[.C913])" office:value-type="float" office:value="3812.9375" calcext:value-type="float">
            <text:p>3812.9375</text:p>
          </table:table-cell>
        </table:table-row>
        <table:table-row table:style-name="ro1">
          <table:table-cell office:value-type="string" calcext:value-type="string">
            <text:p>0003434</text:p>
          </table:table-cell>
          <table:table-cell office:value-type="float" office:value="10206" calcext:value-type="float">
            <text:p>10206</text:p>
          </table:table-cell>
          <table:table-cell table:formula="of:=AVERAGE([.B911];[.B912];[.B913];[.B914])" office:value-type="float" office:value="5086.5" calcext:value-type="float">
            <text:p>5086.5</text:p>
          </table:table-cell>
          <table:table-cell table:formula="of:=AVERAGE([.C911];[.C912];[.C913];[.C914])" office:value-type="float" office:value="1904.8125" calcext:value-type="float">
            <text:p>1904.8125</text:p>
          </table:table-cell>
        </table:table-row>
        <table:table-row table:style-name="ro1">
          <table:table-cell office:value-type="string" calcext:value-type="string">
            <text:p>0003436</text:p>
          </table:table-cell>
          <table:table-cell office:value-type="float" office:value="10142" calcext:value-type="float">
            <text:p>10142</text:p>
          </table:table-cell>
          <table:table-cell table:formula="of:=AVERAGE([.B912];[.B913];[.B914];[.B915])" office:value-type="float" office:value="2534.75" calcext:value-type="float">
            <text:p>2534.75</text:p>
          </table:table-cell>
          <table:table-cell table:formula="of:=AVERAGE([.C912];[.C913];[.C914];[.C915])" office:value-type="float" office:value="632.9375" calcext:value-type="float">
            <text:p>632.9375</text:p>
          </table:table-cell>
        </table:table-row>
        <table:table-row table:style-name="ro1">
          <table:table-cell office:value-type="string" calcext:value-type="string">
            <text:p>0003440</text:p>
          </table:table-cell>
          <table:table-cell office:value-type="float" office:value="-1" calcext:value-type="float">
            <text:p>-1</text:p>
          </table:table-cell>
          <table:table-cell table:formula="of:=AVERAGE([.B913];[.B914];[.B915];[.B916])" office:value-type="float" office:value="-1" calcext:value-type="float">
            <text:p>-1</text:p>
          </table:table-cell>
          <table:table-cell table:formula="of:=AVERAGE([.C913];[.C914];[.C915];[.C91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42</text:p>
          </table:table-cell>
          <table:table-cell office:value-type="float" office:value="-1" calcext:value-type="float">
            <text:p>-1</text:p>
          </table:table-cell>
          <table:table-cell table:formula="of:=AVERAGE([.B914];[.B915];[.B916];[.B917])" office:value-type="float" office:value="-1" calcext:value-type="float">
            <text:p>-1</text:p>
          </table:table-cell>
          <table:table-cell table:formula="of:=AVERAGE([.C914];[.C915];[.C916];[.C91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44</text:p>
          </table:table-cell>
          <table:table-cell office:value-type="float" office:value="-1" calcext:value-type="float">
            <text:p>-1</text:p>
          </table:table-cell>
          <table:table-cell table:formula="of:=AVERAGE([.B915];[.B916];[.B917];[.B918])" office:value-type="float" office:value="-1" calcext:value-type="float">
            <text:p>-1</text:p>
          </table:table-cell>
          <table:table-cell table:formula="of:=AVERAGE([.C915];[.C916];[.C917];[.C9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46</text:p>
          </table:table-cell>
          <table:table-cell office:value-type="float" office:value="-1" calcext:value-type="float">
            <text:p>-1</text:p>
          </table:table-cell>
          <table:table-cell table:formula="of:=AVERAGE([.B916];[.B917];[.B918];[.B919])" office:value-type="float" office:value="-1" calcext:value-type="float">
            <text:p>-1</text:p>
          </table:table-cell>
          <table:table-cell table:formula="of:=AVERAGE([.C916];[.C917];[.C918];[.C91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50</text:p>
          </table:table-cell>
          <table:table-cell office:value-type="float" office:value="-1" calcext:value-type="float">
            <text:p>-1</text:p>
          </table:table-cell>
          <table:table-cell table:formula="of:=AVERAGE([.B917];[.B918];[.B919];[.B920])" office:value-type="float" office:value="-1" calcext:value-type="float">
            <text:p>-1</text:p>
          </table:table-cell>
          <table:table-cell table:formula="of:=AVERAGE([.C917];[.C918];[.C919];[.C92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52</text:p>
          </table:table-cell>
          <table:table-cell office:value-type="float" office:value="-1" calcext:value-type="float">
            <text:p>-1</text:p>
          </table:table-cell>
          <table:table-cell table:formula="of:=AVERAGE([.B918];[.B919];[.B920];[.B921])" office:value-type="float" office:value="-1" calcext:value-type="float">
            <text:p>-1</text:p>
          </table:table-cell>
          <table:table-cell table:formula="of:=AVERAGE([.C918];[.C919];[.C920];[.C9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54</text:p>
          </table:table-cell>
          <table:table-cell office:value-type="float" office:value="-1" calcext:value-type="float">
            <text:p>-1</text:p>
          </table:table-cell>
          <table:table-cell table:formula="of:=AVERAGE([.B919];[.B920];[.B921];[.B922])" office:value-type="float" office:value="-1" calcext:value-type="float">
            <text:p>-1</text:p>
          </table:table-cell>
          <table:table-cell table:formula="of:=AVERAGE([.C919];[.C920];[.C921];[.C92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56</text:p>
          </table:table-cell>
          <table:table-cell office:value-type="float" office:value="-1" calcext:value-type="float">
            <text:p>-1</text:p>
          </table:table-cell>
          <table:table-cell table:formula="of:=AVERAGE([.B920];[.B921];[.B922];[.B923])" office:value-type="float" office:value="-1" calcext:value-type="float">
            <text:p>-1</text:p>
          </table:table-cell>
          <table:table-cell table:formula="of:=AVERAGE([.C920];[.C921];[.C922];[.C92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60</text:p>
          </table:table-cell>
          <table:table-cell office:value-type="float" office:value="-1" calcext:value-type="float">
            <text:p>-1</text:p>
          </table:table-cell>
          <table:table-cell table:formula="of:=AVERAGE([.B921];[.B922];[.B923];[.B924])" office:value-type="float" office:value="-1" calcext:value-type="float">
            <text:p>-1</text:p>
          </table:table-cell>
          <table:table-cell table:formula="of:=AVERAGE([.C921];[.C922];[.C923];[.C92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62</text:p>
          </table:table-cell>
          <table:table-cell office:value-type="float" office:value="-1" calcext:value-type="float">
            <text:p>-1</text:p>
          </table:table-cell>
          <table:table-cell table:formula="of:=AVERAGE([.B922];[.B923];[.B924];[.B925])" office:value-type="float" office:value="-1" calcext:value-type="float">
            <text:p>-1</text:p>
          </table:table-cell>
          <table:table-cell table:formula="of:=AVERAGE([.C922];[.C923];[.C924];[.C92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64</text:p>
          </table:table-cell>
          <table:table-cell office:value-type="float" office:value="-1" calcext:value-type="float">
            <text:p>-1</text:p>
          </table:table-cell>
          <table:table-cell table:formula="of:=AVERAGE([.B923];[.B924];[.B925];[.B926])" office:value-type="float" office:value="-1" calcext:value-type="float">
            <text:p>-1</text:p>
          </table:table-cell>
          <table:table-cell table:formula="of:=AVERAGE([.C923];[.C924];[.C925];[.C92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66</text:p>
          </table:table-cell>
          <table:table-cell office:value-type="float" office:value="-1" calcext:value-type="float">
            <text:p>-1</text:p>
          </table:table-cell>
          <table:table-cell table:formula="of:=AVERAGE([.B924];[.B925];[.B926];[.B927])" office:value-type="float" office:value="-1" calcext:value-type="float">
            <text:p>-1</text:p>
          </table:table-cell>
          <table:table-cell table:formula="of:=AVERAGE([.C924];[.C925];[.C926];[.C92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70</text:p>
          </table:table-cell>
          <table:table-cell office:value-type="float" office:value="-1" calcext:value-type="float">
            <text:p>-1</text:p>
          </table:table-cell>
          <table:table-cell table:formula="of:=AVERAGE([.B925];[.B926];[.B927];[.B928])" office:value-type="float" office:value="-1" calcext:value-type="float">
            <text:p>-1</text:p>
          </table:table-cell>
          <table:table-cell table:formula="of:=AVERAGE([.C925];[.C926];[.C927];[.C92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72</text:p>
          </table:table-cell>
          <table:table-cell office:value-type="float" office:value="-1" calcext:value-type="float">
            <text:p>-1</text:p>
          </table:table-cell>
          <table:table-cell table:formula="of:=AVERAGE([.B926];[.B927];[.B928];[.B929])" office:value-type="float" office:value="-1" calcext:value-type="float">
            <text:p>-1</text:p>
          </table:table-cell>
          <table:table-cell table:formula="of:=AVERAGE([.C926];[.C927];[.C928];[.C92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74</text:p>
          </table:table-cell>
          <table:table-cell office:value-type="float" office:value="-1" calcext:value-type="float">
            <text:p>-1</text:p>
          </table:table-cell>
          <table:table-cell table:formula="of:=AVERAGE([.B927];[.B928];[.B929];[.B930])" office:value-type="float" office:value="-1" calcext:value-type="float">
            <text:p>-1</text:p>
          </table:table-cell>
          <table:table-cell table:formula="of:=AVERAGE([.C927];[.C928];[.C929];[.C93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476</text:p>
          </table:table-cell>
          <table:table-cell office:value-type="float" office:value="-1" calcext:value-type="float">
            <text:p>-1</text:p>
          </table:table-cell>
          <table:table-cell table:formula="of:=AVERAGE([.B928];[.B929];[.B930];[.B931])" office:value-type="float" office:value="-1" calcext:value-type="float">
            <text:p>-1</text:p>
          </table:table-cell>
          <table:table-cell table:formula="of:=AVERAGE([.C928];[.C929];[.C930];[.C93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00</text:p>
          </table:table-cell>
          <table:table-cell office:value-type="float" office:value="-1" calcext:value-type="float">
            <text:p>-1</text:p>
          </table:table-cell>
          <table:table-cell table:formula="of:=AVERAGE([.B929];[.B930];[.B931];[.B932])" office:value-type="float" office:value="-1" calcext:value-type="float">
            <text:p>-1</text:p>
          </table:table-cell>
          <table:table-cell table:formula="of:=AVERAGE([.C929];[.C930];[.C931];[.C93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02</text:p>
          </table:table-cell>
          <table:table-cell office:value-type="float" office:value="-1" calcext:value-type="float">
            <text:p>-1</text:p>
          </table:table-cell>
          <table:table-cell table:formula="of:=AVERAGE([.B930];[.B931];[.B932];[.B933])" office:value-type="float" office:value="-1" calcext:value-type="float">
            <text:p>-1</text:p>
          </table:table-cell>
          <table:table-cell table:formula="of:=AVERAGE([.C930];[.C931];[.C932];[.C93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04</text:p>
          </table:table-cell>
          <table:table-cell office:value-type="float" office:value="-1" calcext:value-type="float">
            <text:p>-1</text:p>
          </table:table-cell>
          <table:table-cell table:formula="of:=AVERAGE([.B931];[.B932];[.B933];[.B934])" office:value-type="float" office:value="-1" calcext:value-type="float">
            <text:p>-1</text:p>
          </table:table-cell>
          <table:table-cell table:formula="of:=AVERAGE([.C931];[.C932];[.C933];[.C93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06</text:p>
          </table:table-cell>
          <table:table-cell office:value-type="float" office:value="-1" calcext:value-type="float">
            <text:p>-1</text:p>
          </table:table-cell>
          <table:table-cell table:formula="of:=AVERAGE([.B932];[.B933];[.B934];[.B935])" office:value-type="float" office:value="-1" calcext:value-type="float">
            <text:p>-1</text:p>
          </table:table-cell>
          <table:table-cell table:formula="of:=AVERAGE([.C932];[.C933];[.C934];[.C93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10</text:p>
          </table:table-cell>
          <table:table-cell office:value-type="float" office:value="-1" calcext:value-type="float">
            <text:p>-1</text:p>
          </table:table-cell>
          <table:table-cell table:formula="of:=AVERAGE([.B933];[.B934];[.B935];[.B936])" office:value-type="float" office:value="-1" calcext:value-type="float">
            <text:p>-1</text:p>
          </table:table-cell>
          <table:table-cell table:formula="of:=AVERAGE([.C933];[.C934];[.C935];[.C93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12</text:p>
          </table:table-cell>
          <table:table-cell office:value-type="float" office:value="-1" calcext:value-type="float">
            <text:p>-1</text:p>
          </table:table-cell>
          <table:table-cell table:formula="of:=AVERAGE([.B934];[.B935];[.B936];[.B937])" office:value-type="float" office:value="-1" calcext:value-type="float">
            <text:p>-1</text:p>
          </table:table-cell>
          <table:table-cell table:formula="of:=AVERAGE([.C934];[.C935];[.C936];[.C93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14</text:p>
          </table:table-cell>
          <table:table-cell office:value-type="float" office:value="-1" calcext:value-type="float">
            <text:p>-1</text:p>
          </table:table-cell>
          <table:table-cell table:formula="of:=AVERAGE([.B935];[.B936];[.B937];[.B938])" office:value-type="float" office:value="-1" calcext:value-type="float">
            <text:p>-1</text:p>
          </table:table-cell>
          <table:table-cell table:formula="of:=AVERAGE([.C935];[.C936];[.C937];[.C93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16</text:p>
          </table:table-cell>
          <table:table-cell office:value-type="float" office:value="-1" calcext:value-type="float">
            <text:p>-1</text:p>
          </table:table-cell>
          <table:table-cell table:formula="of:=AVERAGE([.B936];[.B937];[.B938];[.B939])" office:value-type="float" office:value="-1" calcext:value-type="float">
            <text:p>-1</text:p>
          </table:table-cell>
          <table:table-cell table:formula="of:=AVERAGE([.C936];[.C937];[.C938];[.C93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20</text:p>
          </table:table-cell>
          <table:table-cell office:value-type="float" office:value="-1" calcext:value-type="float">
            <text:p>-1</text:p>
          </table:table-cell>
          <table:table-cell table:formula="of:=AVERAGE([.B937];[.B938];[.B939];[.B940])" office:value-type="float" office:value="-1" calcext:value-type="float">
            <text:p>-1</text:p>
          </table:table-cell>
          <table:table-cell table:formula="of:=AVERAGE([.C937];[.C938];[.C939];[.C94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22</text:p>
          </table:table-cell>
          <table:table-cell office:value-type="float" office:value="-1" calcext:value-type="float">
            <text:p>-1</text:p>
          </table:table-cell>
          <table:table-cell table:formula="of:=AVERAGE([.B938];[.B939];[.B940];[.B941])" office:value-type="float" office:value="-1" calcext:value-type="float">
            <text:p>-1</text:p>
          </table:table-cell>
          <table:table-cell table:formula="of:=AVERAGE([.C938];[.C939];[.C940];[.C94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24</text:p>
          </table:table-cell>
          <table:table-cell office:value-type="float" office:value="-1" calcext:value-type="float">
            <text:p>-1</text:p>
          </table:table-cell>
          <table:table-cell table:formula="of:=AVERAGE([.B939];[.B940];[.B941];[.B942])" office:value-type="float" office:value="-1" calcext:value-type="float">
            <text:p>-1</text:p>
          </table:table-cell>
          <table:table-cell table:formula="of:=AVERAGE([.C939];[.C940];[.C941];[.C94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26</text:p>
          </table:table-cell>
          <table:table-cell office:value-type="float" office:value="-1" calcext:value-type="float">
            <text:p>-1</text:p>
          </table:table-cell>
          <table:table-cell table:formula="of:=AVERAGE([.B940];[.B941];[.B942];[.B943])" office:value-type="float" office:value="-1" calcext:value-type="float">
            <text:p>-1</text:p>
          </table:table-cell>
          <table:table-cell table:formula="of:=AVERAGE([.C940];[.C941];[.C942];[.C94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30</text:p>
          </table:table-cell>
          <table:table-cell office:value-type="float" office:value="-1" calcext:value-type="float">
            <text:p>-1</text:p>
          </table:table-cell>
          <table:table-cell table:formula="of:=AVERAGE([.B941];[.B942];[.B943];[.B944])" office:value-type="float" office:value="-1" calcext:value-type="float">
            <text:p>-1</text:p>
          </table:table-cell>
          <table:table-cell table:formula="of:=AVERAGE([.C941];[.C942];[.C943];[.C94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32</text:p>
          </table:table-cell>
          <table:table-cell office:value-type="float" office:value="-1" calcext:value-type="float">
            <text:p>-1</text:p>
          </table:table-cell>
          <table:table-cell table:formula="of:=AVERAGE([.B942];[.B943];[.B944];[.B945])" office:value-type="float" office:value="-1" calcext:value-type="float">
            <text:p>-1</text:p>
          </table:table-cell>
          <table:table-cell table:formula="of:=AVERAGE([.C942];[.C943];[.C944];[.C94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34</text:p>
          </table:table-cell>
          <table:table-cell office:value-type="float" office:value="-1" calcext:value-type="float">
            <text:p>-1</text:p>
          </table:table-cell>
          <table:table-cell table:formula="of:=AVERAGE([.B943];[.B944];[.B945];[.B946])" office:value-type="float" office:value="-1" calcext:value-type="float">
            <text:p>-1</text:p>
          </table:table-cell>
          <table:table-cell table:formula="of:=AVERAGE([.C943];[.C944];[.C945];[.C94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36</text:p>
          </table:table-cell>
          <table:table-cell office:value-type="float" office:value="-1" calcext:value-type="float">
            <text:p>-1</text:p>
          </table:table-cell>
          <table:table-cell table:formula="of:=AVERAGE([.B944];[.B945];[.B946];[.B947])" office:value-type="float" office:value="-1" calcext:value-type="float">
            <text:p>-1</text:p>
          </table:table-cell>
          <table:table-cell table:formula="of:=AVERAGE([.C944];[.C945];[.C946];[.C94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40</text:p>
          </table:table-cell>
          <table:table-cell office:value-type="float" office:value="-1" calcext:value-type="float">
            <text:p>-1</text:p>
          </table:table-cell>
          <table:table-cell table:formula="of:=AVERAGE([.B945];[.B946];[.B947];[.B948])" office:value-type="float" office:value="-1" calcext:value-type="float">
            <text:p>-1</text:p>
          </table:table-cell>
          <table:table-cell table:formula="of:=AVERAGE([.C945];[.C946];[.C947];[.C94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42</text:p>
          </table:table-cell>
          <table:table-cell office:value-type="float" office:value="-1" calcext:value-type="float">
            <text:p>-1</text:p>
          </table:table-cell>
          <table:table-cell table:formula="of:=AVERAGE([.B946];[.B947];[.B948];[.B949])" office:value-type="float" office:value="-1" calcext:value-type="float">
            <text:p>-1</text:p>
          </table:table-cell>
          <table:table-cell table:formula="of:=AVERAGE([.C946];[.C947];[.C948];[.C94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44</text:p>
          </table:table-cell>
          <table:table-cell office:value-type="float" office:value="-1" calcext:value-type="float">
            <text:p>-1</text:p>
          </table:table-cell>
          <table:table-cell table:formula="of:=AVERAGE([.B947];[.B948];[.B949];[.B950])" office:value-type="float" office:value="-1" calcext:value-type="float">
            <text:p>-1</text:p>
          </table:table-cell>
          <table:table-cell table:formula="of:=AVERAGE([.C947];[.C948];[.C949];[.C95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46</text:p>
          </table:table-cell>
          <table:table-cell office:value-type="float" office:value="-1" calcext:value-type="float">
            <text:p>-1</text:p>
          </table:table-cell>
          <table:table-cell table:formula="of:=AVERAGE([.B948];[.B949];[.B950];[.B951])" office:value-type="float" office:value="-1" calcext:value-type="float">
            <text:p>-1</text:p>
          </table:table-cell>
          <table:table-cell table:formula="of:=AVERAGE([.C948];[.C949];[.C950];[.C95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50</text:p>
          </table:table-cell>
          <table:table-cell office:value-type="float" office:value="-1" calcext:value-type="float">
            <text:p>-1</text:p>
          </table:table-cell>
          <table:table-cell table:formula="of:=AVERAGE([.B949];[.B950];[.B951];[.B952])" office:value-type="float" office:value="-1" calcext:value-type="float">
            <text:p>-1</text:p>
          </table:table-cell>
          <table:table-cell table:formula="of:=AVERAGE([.C949];[.C950];[.C951];[.C95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52</text:p>
          </table:table-cell>
          <table:table-cell office:value-type="float" office:value="-1" calcext:value-type="float">
            <text:p>-1</text:p>
          </table:table-cell>
          <table:table-cell table:formula="of:=AVERAGE([.B950];[.B951];[.B952];[.B953])" office:value-type="float" office:value="-1" calcext:value-type="float">
            <text:p>-1</text:p>
          </table:table-cell>
          <table:table-cell table:formula="of:=AVERAGE([.C950];[.C951];[.C952];[.C95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54</text:p>
          </table:table-cell>
          <table:table-cell office:value-type="float" office:value="-1" calcext:value-type="float">
            <text:p>-1</text:p>
          </table:table-cell>
          <table:table-cell table:formula="of:=AVERAGE([.B951];[.B952];[.B953];[.B954])" office:value-type="float" office:value="-1" calcext:value-type="float">
            <text:p>-1</text:p>
          </table:table-cell>
          <table:table-cell table:formula="of:=AVERAGE([.C951];[.C952];[.C953];[.C95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56</text:p>
          </table:table-cell>
          <table:table-cell office:value-type="float" office:value="-1" calcext:value-type="float">
            <text:p>-1</text:p>
          </table:table-cell>
          <table:table-cell table:formula="of:=AVERAGE([.B952];[.B953];[.B954];[.B955])" office:value-type="float" office:value="-1" calcext:value-type="float">
            <text:p>-1</text:p>
          </table:table-cell>
          <table:table-cell table:formula="of:=AVERAGE([.C952];[.C953];[.C954];[.C95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60</text:p>
          </table:table-cell>
          <table:table-cell office:value-type="float" office:value="-1" calcext:value-type="float">
            <text:p>-1</text:p>
          </table:table-cell>
          <table:table-cell table:formula="of:=AVERAGE([.B953];[.B954];[.B955];[.B956])" office:value-type="float" office:value="-1" calcext:value-type="float">
            <text:p>-1</text:p>
          </table:table-cell>
          <table:table-cell table:formula="of:=AVERAGE([.C953];[.C954];[.C955];[.C95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62</text:p>
          </table:table-cell>
          <table:table-cell office:value-type="float" office:value="-1" calcext:value-type="float">
            <text:p>-1</text:p>
          </table:table-cell>
          <table:table-cell table:formula="of:=AVERAGE([.B954];[.B955];[.B956];[.B957])" office:value-type="float" office:value="-1" calcext:value-type="float">
            <text:p>-1</text:p>
          </table:table-cell>
          <table:table-cell table:formula="of:=AVERAGE([.C954];[.C955];[.C956];[.C95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64</text:p>
          </table:table-cell>
          <table:table-cell office:value-type="float" office:value="-1" calcext:value-type="float">
            <text:p>-1</text:p>
          </table:table-cell>
          <table:table-cell table:formula="of:=AVERAGE([.B955];[.B956];[.B957];[.B958])" office:value-type="float" office:value="-1" calcext:value-type="float">
            <text:p>-1</text:p>
          </table:table-cell>
          <table:table-cell table:formula="of:=AVERAGE([.C955];[.C956];[.C957];[.C95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66</text:p>
          </table:table-cell>
          <table:table-cell office:value-type="float" office:value="-1" calcext:value-type="float">
            <text:p>-1</text:p>
          </table:table-cell>
          <table:table-cell table:formula="of:=AVERAGE([.B956];[.B957];[.B958];[.B959])" office:value-type="float" office:value="-1" calcext:value-type="float">
            <text:p>-1</text:p>
          </table:table-cell>
          <table:table-cell table:formula="of:=AVERAGE([.C956];[.C957];[.C958];[.C95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70</text:p>
          </table:table-cell>
          <table:table-cell office:value-type="float" office:value="-1" calcext:value-type="float">
            <text:p>-1</text:p>
          </table:table-cell>
          <table:table-cell table:formula="of:=AVERAGE([.B957];[.B958];[.B959];[.B960])" office:value-type="float" office:value="-1" calcext:value-type="float">
            <text:p>-1</text:p>
          </table:table-cell>
          <table:table-cell table:formula="of:=AVERAGE([.C957];[.C958];[.C959];[.C96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72</text:p>
          </table:table-cell>
          <table:table-cell office:value-type="float" office:value="-1" calcext:value-type="float">
            <text:p>-1</text:p>
          </table:table-cell>
          <table:table-cell table:formula="of:=AVERAGE([.B958];[.B959];[.B960];[.B961])" office:value-type="float" office:value="-1" calcext:value-type="float">
            <text:p>-1</text:p>
          </table:table-cell>
          <table:table-cell table:formula="of:=AVERAGE([.C958];[.C959];[.C960];[.C96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74</text:p>
          </table:table-cell>
          <table:table-cell office:value-type="float" office:value="-1" calcext:value-type="float">
            <text:p>-1</text:p>
          </table:table-cell>
          <table:table-cell table:formula="of:=AVERAGE([.B959];[.B960];[.B961];[.B962])" office:value-type="float" office:value="-1" calcext:value-type="float">
            <text:p>-1</text:p>
          </table:table-cell>
          <table:table-cell table:formula="of:=AVERAGE([.C959];[.C960];[.C961];[.C96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576</text:p>
          </table:table-cell>
          <table:table-cell office:value-type="float" office:value="-1" calcext:value-type="float">
            <text:p>-1</text:p>
          </table:table-cell>
          <table:table-cell table:formula="of:=AVERAGE([.B960];[.B961];[.B962];[.B963])" office:value-type="float" office:value="-1" calcext:value-type="float">
            <text:p>-1</text:p>
          </table:table-cell>
          <table:table-cell table:formula="of:=AVERAGE([.C960];[.C961];[.C962];[.C96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00</text:p>
          </table:table-cell>
          <table:table-cell office:value-type="float" office:value="-1" calcext:value-type="float">
            <text:p>-1</text:p>
          </table:table-cell>
          <table:table-cell table:formula="of:=AVERAGE([.B961];[.B962];[.B963];[.B964])" office:value-type="float" office:value="-1" calcext:value-type="float">
            <text:p>-1</text:p>
          </table:table-cell>
          <table:table-cell table:formula="of:=AVERAGE([.C961];[.C962];[.C963];[.C96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02</text:p>
          </table:table-cell>
          <table:table-cell office:value-type="float" office:value="-1" calcext:value-type="float">
            <text:p>-1</text:p>
          </table:table-cell>
          <table:table-cell table:formula="of:=AVERAGE([.B962];[.B963];[.B964];[.B965])" office:value-type="float" office:value="-1" calcext:value-type="float">
            <text:p>-1</text:p>
          </table:table-cell>
          <table:table-cell table:formula="of:=AVERAGE([.C962];[.C963];[.C964];[.C96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04</text:p>
          </table:table-cell>
          <table:table-cell office:value-type="float" office:value="-1" calcext:value-type="float">
            <text:p>-1</text:p>
          </table:table-cell>
          <table:table-cell table:formula="of:=AVERAGE([.B963];[.B964];[.B965];[.B966])" office:value-type="float" office:value="-1" calcext:value-type="float">
            <text:p>-1</text:p>
          </table:table-cell>
          <table:table-cell table:formula="of:=AVERAGE([.C963];[.C964];[.C965];[.C96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06</text:p>
          </table:table-cell>
          <table:table-cell office:value-type="float" office:value="-1" calcext:value-type="float">
            <text:p>-1</text:p>
          </table:table-cell>
          <table:table-cell table:formula="of:=AVERAGE([.B964];[.B965];[.B966];[.B967])" office:value-type="float" office:value="-1" calcext:value-type="float">
            <text:p>-1</text:p>
          </table:table-cell>
          <table:table-cell table:formula="of:=AVERAGE([.C964];[.C965];[.C966];[.C96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10</text:p>
          </table:table-cell>
          <table:table-cell office:value-type="float" office:value="-1" calcext:value-type="float">
            <text:p>-1</text:p>
          </table:table-cell>
          <table:table-cell table:formula="of:=AVERAGE([.B965];[.B966];[.B967];[.B968])" office:value-type="float" office:value="-1" calcext:value-type="float">
            <text:p>-1</text:p>
          </table:table-cell>
          <table:table-cell table:formula="of:=AVERAGE([.C965];[.C966];[.C967];[.C96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12</text:p>
          </table:table-cell>
          <table:table-cell office:value-type="float" office:value="-1" calcext:value-type="float">
            <text:p>-1</text:p>
          </table:table-cell>
          <table:table-cell table:formula="of:=AVERAGE([.B966];[.B967];[.B968];[.B969])" office:value-type="float" office:value="-1" calcext:value-type="float">
            <text:p>-1</text:p>
          </table:table-cell>
          <table:table-cell table:formula="of:=AVERAGE([.C966];[.C967];[.C968];[.C96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14</text:p>
          </table:table-cell>
          <table:table-cell office:value-type="float" office:value="-1" calcext:value-type="float">
            <text:p>-1</text:p>
          </table:table-cell>
          <table:table-cell table:formula="of:=AVERAGE([.B967];[.B968];[.B969];[.B970])" office:value-type="float" office:value="-1" calcext:value-type="float">
            <text:p>-1</text:p>
          </table:table-cell>
          <table:table-cell table:formula="of:=AVERAGE([.C967];[.C968];[.C969];[.C97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16</text:p>
          </table:table-cell>
          <table:table-cell office:value-type="float" office:value="-1" calcext:value-type="float">
            <text:p>-1</text:p>
          </table:table-cell>
          <table:table-cell table:formula="of:=AVERAGE([.B968];[.B969];[.B970];[.B971])" office:value-type="float" office:value="-1" calcext:value-type="float">
            <text:p>-1</text:p>
          </table:table-cell>
          <table:table-cell table:formula="of:=AVERAGE([.C968];[.C969];[.C970];[.C97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20</text:p>
          </table:table-cell>
          <table:table-cell office:value-type="float" office:value="-1" calcext:value-type="float">
            <text:p>-1</text:p>
          </table:table-cell>
          <table:table-cell table:formula="of:=AVERAGE([.B969];[.B970];[.B971];[.B972])" office:value-type="float" office:value="-1" calcext:value-type="float">
            <text:p>-1</text:p>
          </table:table-cell>
          <table:table-cell table:formula="of:=AVERAGE([.C969];[.C970];[.C971];[.C97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22</text:p>
          </table:table-cell>
          <table:table-cell office:value-type="float" office:value="-1" calcext:value-type="float">
            <text:p>-1</text:p>
          </table:table-cell>
          <table:table-cell table:formula="of:=AVERAGE([.B970];[.B971];[.B972];[.B973])" office:value-type="float" office:value="-1" calcext:value-type="float">
            <text:p>-1</text:p>
          </table:table-cell>
          <table:table-cell table:formula="of:=AVERAGE([.C970];[.C971];[.C972];[.C97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24</text:p>
          </table:table-cell>
          <table:table-cell office:value-type="float" office:value="-1" calcext:value-type="float">
            <text:p>-1</text:p>
          </table:table-cell>
          <table:table-cell table:formula="of:=AVERAGE([.B971];[.B972];[.B973];[.B974])" office:value-type="float" office:value="-1" calcext:value-type="float">
            <text:p>-1</text:p>
          </table:table-cell>
          <table:table-cell table:formula="of:=AVERAGE([.C971];[.C972];[.C973];[.C97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26</text:p>
          </table:table-cell>
          <table:table-cell office:value-type="float" office:value="-1" calcext:value-type="float">
            <text:p>-1</text:p>
          </table:table-cell>
          <table:table-cell table:formula="of:=AVERAGE([.B972];[.B973];[.B974];[.B975])" office:value-type="float" office:value="-1" calcext:value-type="float">
            <text:p>-1</text:p>
          </table:table-cell>
          <table:table-cell table:formula="of:=AVERAGE([.C972];[.C973];[.C974];[.C97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30</text:p>
          </table:table-cell>
          <table:table-cell office:value-type="float" office:value="-1" calcext:value-type="float">
            <text:p>-1</text:p>
          </table:table-cell>
          <table:table-cell table:formula="of:=AVERAGE([.B973];[.B974];[.B975];[.B976])" office:value-type="float" office:value="-1" calcext:value-type="float">
            <text:p>-1</text:p>
          </table:table-cell>
          <table:table-cell table:formula="of:=AVERAGE([.C973];[.C974];[.C975];[.C97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32</text:p>
          </table:table-cell>
          <table:table-cell office:value-type="float" office:value="-1" calcext:value-type="float">
            <text:p>-1</text:p>
          </table:table-cell>
          <table:table-cell table:formula="of:=AVERAGE([.B974];[.B975];[.B976];[.B977])" office:value-type="float" office:value="-1" calcext:value-type="float">
            <text:p>-1</text:p>
          </table:table-cell>
          <table:table-cell table:formula="of:=AVERAGE([.C974];[.C975];[.C976];[.C97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34</text:p>
          </table:table-cell>
          <table:table-cell office:value-type="float" office:value="-1" calcext:value-type="float">
            <text:p>-1</text:p>
          </table:table-cell>
          <table:table-cell table:formula="of:=AVERAGE([.B975];[.B976];[.B977];[.B978])" office:value-type="float" office:value="-1" calcext:value-type="float">
            <text:p>-1</text:p>
          </table:table-cell>
          <table:table-cell table:formula="of:=AVERAGE([.C975];[.C976];[.C977];[.C97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36</text:p>
          </table:table-cell>
          <table:table-cell office:value-type="float" office:value="-1" calcext:value-type="float">
            <text:p>-1</text:p>
          </table:table-cell>
          <table:table-cell table:formula="of:=AVERAGE([.B976];[.B977];[.B978];[.B979])" office:value-type="float" office:value="-1" calcext:value-type="float">
            <text:p>-1</text:p>
          </table:table-cell>
          <table:table-cell table:formula="of:=AVERAGE([.C976];[.C977];[.C978];[.C97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40</text:p>
          </table:table-cell>
          <table:table-cell office:value-type="float" office:value="-1" calcext:value-type="float">
            <text:p>-1</text:p>
          </table:table-cell>
          <table:table-cell table:formula="of:=AVERAGE([.B977];[.B978];[.B979];[.B980])" office:value-type="float" office:value="-1" calcext:value-type="float">
            <text:p>-1</text:p>
          </table:table-cell>
          <table:table-cell table:formula="of:=AVERAGE([.C977];[.C978];[.C979];[.C98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42</text:p>
          </table:table-cell>
          <table:table-cell office:value-type="float" office:value="-1" calcext:value-type="float">
            <text:p>-1</text:p>
          </table:table-cell>
          <table:table-cell table:formula="of:=AVERAGE([.B978];[.B979];[.B980];[.B981])" office:value-type="float" office:value="-1" calcext:value-type="float">
            <text:p>-1</text:p>
          </table:table-cell>
          <table:table-cell table:formula="of:=AVERAGE([.C978];[.C979];[.C980];[.C98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44</text:p>
          </table:table-cell>
          <table:table-cell office:value-type="float" office:value="-1" calcext:value-type="float">
            <text:p>-1</text:p>
          </table:table-cell>
          <table:table-cell table:formula="of:=AVERAGE([.B979];[.B980];[.B981];[.B982])" office:value-type="float" office:value="-1" calcext:value-type="float">
            <text:p>-1</text:p>
          </table:table-cell>
          <table:table-cell table:formula="of:=AVERAGE([.C979];[.C980];[.C981];[.C98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46</text:p>
          </table:table-cell>
          <table:table-cell office:value-type="float" office:value="-1" calcext:value-type="float">
            <text:p>-1</text:p>
          </table:table-cell>
          <table:table-cell table:formula="of:=AVERAGE([.B980];[.B981];[.B982];[.B983])" office:value-type="float" office:value="-1" calcext:value-type="float">
            <text:p>-1</text:p>
          </table:table-cell>
          <table:table-cell table:formula="of:=AVERAGE([.C980];[.C981];[.C982];[.C98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50</text:p>
          </table:table-cell>
          <table:table-cell office:value-type="float" office:value="-1" calcext:value-type="float">
            <text:p>-1</text:p>
          </table:table-cell>
          <table:table-cell table:formula="of:=AVERAGE([.B981];[.B982];[.B983];[.B984])" office:value-type="float" office:value="-1" calcext:value-type="float">
            <text:p>-1</text:p>
          </table:table-cell>
          <table:table-cell table:formula="of:=AVERAGE([.C981];[.C982];[.C983];[.C98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52</text:p>
          </table:table-cell>
          <table:table-cell office:value-type="float" office:value="-1" calcext:value-type="float">
            <text:p>-1</text:p>
          </table:table-cell>
          <table:table-cell table:formula="of:=AVERAGE([.B982];[.B983];[.B984];[.B985])" office:value-type="float" office:value="-1" calcext:value-type="float">
            <text:p>-1</text:p>
          </table:table-cell>
          <table:table-cell table:formula="of:=AVERAGE([.C982];[.C983];[.C984];[.C98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54</text:p>
          </table:table-cell>
          <table:table-cell office:value-type="float" office:value="-1" calcext:value-type="float">
            <text:p>-1</text:p>
          </table:table-cell>
          <table:table-cell table:formula="of:=AVERAGE([.B983];[.B984];[.B985];[.B986])" office:value-type="float" office:value="-1" calcext:value-type="float">
            <text:p>-1</text:p>
          </table:table-cell>
          <table:table-cell table:formula="of:=AVERAGE([.C983];[.C984];[.C985];[.C98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56</text:p>
          </table:table-cell>
          <table:table-cell office:value-type="float" office:value="-1" calcext:value-type="float">
            <text:p>-1</text:p>
          </table:table-cell>
          <table:table-cell table:formula="of:=AVERAGE([.B984];[.B985];[.B986];[.B987])" office:value-type="float" office:value="-1" calcext:value-type="float">
            <text:p>-1</text:p>
          </table:table-cell>
          <table:table-cell table:formula="of:=AVERAGE([.C984];[.C985];[.C986];[.C98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60</text:p>
          </table:table-cell>
          <table:table-cell office:value-type="float" office:value="-1" calcext:value-type="float">
            <text:p>-1</text:p>
          </table:table-cell>
          <table:table-cell table:formula="of:=AVERAGE([.B985];[.B986];[.B987];[.B988])" office:value-type="float" office:value="-1" calcext:value-type="float">
            <text:p>-1</text:p>
          </table:table-cell>
          <table:table-cell table:formula="of:=AVERAGE([.C985];[.C986];[.C987];[.C98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62</text:p>
          </table:table-cell>
          <table:table-cell office:value-type="float" office:value="-1" calcext:value-type="float">
            <text:p>-1</text:p>
          </table:table-cell>
          <table:table-cell table:formula="of:=AVERAGE([.B986];[.B987];[.B988];[.B989])" office:value-type="float" office:value="-1" calcext:value-type="float">
            <text:p>-1</text:p>
          </table:table-cell>
          <table:table-cell table:formula="of:=AVERAGE([.C986];[.C987];[.C988];[.C98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64</text:p>
          </table:table-cell>
          <table:table-cell office:value-type="float" office:value="-1" calcext:value-type="float">
            <text:p>-1</text:p>
          </table:table-cell>
          <table:table-cell table:formula="of:=AVERAGE([.B987];[.B988];[.B989];[.B990])" office:value-type="float" office:value="-1" calcext:value-type="float">
            <text:p>-1</text:p>
          </table:table-cell>
          <table:table-cell table:formula="of:=AVERAGE([.C987];[.C988];[.C989];[.C99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66</text:p>
          </table:table-cell>
          <table:table-cell office:value-type="float" office:value="-1" calcext:value-type="float">
            <text:p>-1</text:p>
          </table:table-cell>
          <table:table-cell table:formula="of:=AVERAGE([.B988];[.B989];[.B990];[.B991])" office:value-type="float" office:value="-1" calcext:value-type="float">
            <text:p>-1</text:p>
          </table:table-cell>
          <table:table-cell table:formula="of:=AVERAGE([.C988];[.C989];[.C990];[.C99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70</text:p>
          </table:table-cell>
          <table:table-cell office:value-type="float" office:value="-1" calcext:value-type="float">
            <text:p>-1</text:p>
          </table:table-cell>
          <table:table-cell table:formula="of:=AVERAGE([.B989];[.B990];[.B991];[.B992])" office:value-type="float" office:value="-1" calcext:value-type="float">
            <text:p>-1</text:p>
          </table:table-cell>
          <table:table-cell table:formula="of:=AVERAGE([.C989];[.C990];[.C991];[.C99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72</text:p>
          </table:table-cell>
          <table:table-cell office:value-type="float" office:value="-1" calcext:value-type="float">
            <text:p>-1</text:p>
          </table:table-cell>
          <table:table-cell table:formula="of:=AVERAGE([.B990];[.B991];[.B992];[.B993])" office:value-type="float" office:value="-1" calcext:value-type="float">
            <text:p>-1</text:p>
          </table:table-cell>
          <table:table-cell table:formula="of:=AVERAGE([.C990];[.C991];[.C992];[.C99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74</text:p>
          </table:table-cell>
          <table:table-cell office:value-type="float" office:value="-1" calcext:value-type="float">
            <text:p>-1</text:p>
          </table:table-cell>
          <table:table-cell table:formula="of:=AVERAGE([.B991];[.B992];[.B993];[.B994])" office:value-type="float" office:value="-1" calcext:value-type="float">
            <text:p>-1</text:p>
          </table:table-cell>
          <table:table-cell table:formula="of:=AVERAGE([.C991];[.C992];[.C993];[.C99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676</text:p>
          </table:table-cell>
          <table:table-cell office:value-type="float" office:value="-1" calcext:value-type="float">
            <text:p>-1</text:p>
          </table:table-cell>
          <table:table-cell table:formula="of:=AVERAGE([.B992];[.B993];[.B994];[.B995])" office:value-type="float" office:value="-1" calcext:value-type="float">
            <text:p>-1</text:p>
          </table:table-cell>
          <table:table-cell table:formula="of:=AVERAGE([.C992];[.C993];[.C994];[.C99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00</text:p>
          </table:table-cell>
          <table:table-cell office:value-type="float" office:value="-1" calcext:value-type="float">
            <text:p>-1</text:p>
          </table:table-cell>
          <table:table-cell table:formula="of:=AVERAGE([.B993];[.B994];[.B995];[.B996])" office:value-type="float" office:value="-1" calcext:value-type="float">
            <text:p>-1</text:p>
          </table:table-cell>
          <table:table-cell table:formula="of:=AVERAGE([.C993];[.C994];[.C995];[.C99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02</text:p>
          </table:table-cell>
          <table:table-cell office:value-type="float" office:value="-1" calcext:value-type="float">
            <text:p>-1</text:p>
          </table:table-cell>
          <table:table-cell table:formula="of:=AVERAGE([.B994];[.B995];[.B996];[.B997])" office:value-type="float" office:value="-1" calcext:value-type="float">
            <text:p>-1</text:p>
          </table:table-cell>
          <table:table-cell table:formula="of:=AVERAGE([.C994];[.C995];[.C996];[.C99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04</text:p>
          </table:table-cell>
          <table:table-cell office:value-type="float" office:value="-1" calcext:value-type="float">
            <text:p>-1</text:p>
          </table:table-cell>
          <table:table-cell table:formula="of:=AVERAGE([.B995];[.B996];[.B997];[.B998])" office:value-type="float" office:value="-1" calcext:value-type="float">
            <text:p>-1</text:p>
          </table:table-cell>
          <table:table-cell table:formula="of:=AVERAGE([.C995];[.C996];[.C997];[.C99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06</text:p>
          </table:table-cell>
          <table:table-cell office:value-type="float" office:value="-1" calcext:value-type="float">
            <text:p>-1</text:p>
          </table:table-cell>
          <table:table-cell table:formula="of:=AVERAGE([.B996];[.B997];[.B998];[.B999])" office:value-type="float" office:value="-1" calcext:value-type="float">
            <text:p>-1</text:p>
          </table:table-cell>
          <table:table-cell table:formula="of:=AVERAGE([.C996];[.C997];[.C998];[.C99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10</text:p>
          </table:table-cell>
          <table:table-cell office:value-type="float" office:value="-1" calcext:value-type="float">
            <text:p>-1</text:p>
          </table:table-cell>
          <table:table-cell table:formula="of:=AVERAGE([.B997];[.B998];[.B999];[.B1000])" office:value-type="float" office:value="-1" calcext:value-type="float">
            <text:p>-1</text:p>
          </table:table-cell>
          <table:table-cell table:formula="of:=AVERAGE([.C997];[.C998];[.C999];[.C100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12</text:p>
          </table:table-cell>
          <table:table-cell office:value-type="float" office:value="-1" calcext:value-type="float">
            <text:p>-1</text:p>
          </table:table-cell>
          <table:table-cell table:formula="of:=AVERAGE([.B998];[.B999];[.B1000];[.B1001])" office:value-type="float" office:value="-1" calcext:value-type="float">
            <text:p>-1</text:p>
          </table:table-cell>
          <table:table-cell table:formula="of:=AVERAGE([.C998];[.C999];[.C1000];[.C100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14</text:p>
          </table:table-cell>
          <table:table-cell office:value-type="float" office:value="-1" calcext:value-type="float">
            <text:p>-1</text:p>
          </table:table-cell>
          <table:table-cell table:formula="of:=AVERAGE([.B999];[.B1000];[.B1001];[.B1002])" office:value-type="float" office:value="-1" calcext:value-type="float">
            <text:p>-1</text:p>
          </table:table-cell>
          <table:table-cell table:formula="of:=AVERAGE([.C999];[.C1000];[.C1001];[.C100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16</text:p>
          </table:table-cell>
          <table:table-cell office:value-type="float" office:value="-1" calcext:value-type="float">
            <text:p>-1</text:p>
          </table:table-cell>
          <table:table-cell table:formula="of:=AVERAGE([.B1000];[.B1001];[.B1002];[.B1003])" office:value-type="float" office:value="-1" calcext:value-type="float">
            <text:p>-1</text:p>
          </table:table-cell>
          <table:table-cell table:formula="of:=AVERAGE([.C1000];[.C1001];[.C1002];[.C100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20</text:p>
          </table:table-cell>
          <table:table-cell office:value-type="float" office:value="-1" calcext:value-type="float">
            <text:p>-1</text:p>
          </table:table-cell>
          <table:table-cell table:formula="of:=AVERAGE([.B1001];[.B1002];[.B1003];[.B1004])" office:value-type="float" office:value="-1" calcext:value-type="float">
            <text:p>-1</text:p>
          </table:table-cell>
          <table:table-cell table:formula="of:=AVERAGE([.C1001];[.C1002];[.C1003];[.C100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22</text:p>
          </table:table-cell>
          <table:table-cell office:value-type="float" office:value="-1" calcext:value-type="float">
            <text:p>-1</text:p>
          </table:table-cell>
          <table:table-cell table:formula="of:=AVERAGE([.B1002];[.B1003];[.B1004];[.B1005])" office:value-type="float" office:value="-1" calcext:value-type="float">
            <text:p>-1</text:p>
          </table:table-cell>
          <table:table-cell table:formula="of:=AVERAGE([.C1002];[.C1003];[.C1004];[.C100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24</text:p>
          </table:table-cell>
          <table:table-cell office:value-type="float" office:value="-1" calcext:value-type="float">
            <text:p>-1</text:p>
          </table:table-cell>
          <table:table-cell table:formula="of:=AVERAGE([.B1003];[.B1004];[.B1005];[.B1006])" office:value-type="float" office:value="-1" calcext:value-type="float">
            <text:p>-1</text:p>
          </table:table-cell>
          <table:table-cell table:formula="of:=AVERAGE([.C1003];[.C1004];[.C1005];[.C100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26</text:p>
          </table:table-cell>
          <table:table-cell office:value-type="float" office:value="-1" calcext:value-type="float">
            <text:p>-1</text:p>
          </table:table-cell>
          <table:table-cell table:formula="of:=AVERAGE([.B1004];[.B1005];[.B1006];[.B1007])" office:value-type="float" office:value="-1" calcext:value-type="float">
            <text:p>-1</text:p>
          </table:table-cell>
          <table:table-cell table:formula="of:=AVERAGE([.C1004];[.C1005];[.C1006];[.C100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30</text:p>
          </table:table-cell>
          <table:table-cell office:value-type="float" office:value="-1" calcext:value-type="float">
            <text:p>-1</text:p>
          </table:table-cell>
          <table:table-cell table:formula="of:=AVERAGE([.B1005];[.B1006];[.B1007];[.B1008])" office:value-type="float" office:value="-1" calcext:value-type="float">
            <text:p>-1</text:p>
          </table:table-cell>
          <table:table-cell table:formula="of:=AVERAGE([.C1005];[.C1006];[.C1007];[.C100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32</text:p>
          </table:table-cell>
          <table:table-cell office:value-type="float" office:value="-1" calcext:value-type="float">
            <text:p>-1</text:p>
          </table:table-cell>
          <table:table-cell table:formula="of:=AVERAGE([.B1006];[.B1007];[.B1008];[.B1009])" office:value-type="float" office:value="-1" calcext:value-type="float">
            <text:p>-1</text:p>
          </table:table-cell>
          <table:table-cell table:formula="of:=AVERAGE([.C1006];[.C1007];[.C1008];[.C100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34</text:p>
          </table:table-cell>
          <table:table-cell office:value-type="float" office:value="-1" calcext:value-type="float">
            <text:p>-1</text:p>
          </table:table-cell>
          <table:table-cell table:formula="of:=AVERAGE([.B1007];[.B1008];[.B1009];[.B1010])" office:value-type="float" office:value="-1" calcext:value-type="float">
            <text:p>-1</text:p>
          </table:table-cell>
          <table:table-cell table:formula="of:=AVERAGE([.C1007];[.C1008];[.C1009];[.C10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36</text:p>
          </table:table-cell>
          <table:table-cell office:value-type="float" office:value="-1" calcext:value-type="float">
            <text:p>-1</text:p>
          </table:table-cell>
          <table:table-cell table:formula="of:=AVERAGE([.B1008];[.B1009];[.B1010];[.B1011])" office:value-type="float" office:value="-1" calcext:value-type="float">
            <text:p>-1</text:p>
          </table:table-cell>
          <table:table-cell table:formula="of:=AVERAGE([.C1008];[.C1009];[.C1010];[.C101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40</text:p>
          </table:table-cell>
          <table:table-cell office:value-type="float" office:value="-1" calcext:value-type="float">
            <text:p>-1</text:p>
          </table:table-cell>
          <table:table-cell table:formula="of:=AVERAGE([.B1009];[.B1010];[.B1011];[.B1012])" office:value-type="float" office:value="-1" calcext:value-type="float">
            <text:p>-1</text:p>
          </table:table-cell>
          <table:table-cell table:formula="of:=AVERAGE([.C1009];[.C1010];[.C1011];[.C101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42</text:p>
          </table:table-cell>
          <table:table-cell office:value-type="float" office:value="-1" calcext:value-type="float">
            <text:p>-1</text:p>
          </table:table-cell>
          <table:table-cell table:formula="of:=AVERAGE([.B1010];[.B1011];[.B1012];[.B1013])" office:value-type="float" office:value="-1" calcext:value-type="float">
            <text:p>-1</text:p>
          </table:table-cell>
          <table:table-cell table:formula="of:=AVERAGE([.C1010];[.C1011];[.C1012];[.C101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44</text:p>
          </table:table-cell>
          <table:table-cell office:value-type="float" office:value="-1" calcext:value-type="float">
            <text:p>-1</text:p>
          </table:table-cell>
          <table:table-cell table:formula="of:=AVERAGE([.B1011];[.B1012];[.B1013];[.B1014])" office:value-type="float" office:value="-1" calcext:value-type="float">
            <text:p>-1</text:p>
          </table:table-cell>
          <table:table-cell table:formula="of:=AVERAGE([.C1011];[.C1012];[.C1013];[.C101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46</text:p>
          </table:table-cell>
          <table:table-cell office:value-type="float" office:value="-1" calcext:value-type="float">
            <text:p>-1</text:p>
          </table:table-cell>
          <table:table-cell table:formula="of:=AVERAGE([.B1012];[.B1013];[.B1014];[.B1015])" office:value-type="float" office:value="-1" calcext:value-type="float">
            <text:p>-1</text:p>
          </table:table-cell>
          <table:table-cell table:formula="of:=AVERAGE([.C1012];[.C1013];[.C1014];[.C10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50</text:p>
          </table:table-cell>
          <table:table-cell office:value-type="float" office:value="-1" calcext:value-type="float">
            <text:p>-1</text:p>
          </table:table-cell>
          <table:table-cell table:formula="of:=AVERAGE([.B1013];[.B1014];[.B1015];[.B1016])" office:value-type="float" office:value="-1" calcext:value-type="float">
            <text:p>-1</text:p>
          </table:table-cell>
          <table:table-cell table:formula="of:=AVERAGE([.C1013];[.C1014];[.C1015];[.C101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52</text:p>
          </table:table-cell>
          <table:table-cell office:value-type="float" office:value="-1" calcext:value-type="float">
            <text:p>-1</text:p>
          </table:table-cell>
          <table:table-cell table:formula="of:=AVERAGE([.B1014];[.B1015];[.B1016];[.B1017])" office:value-type="float" office:value="-1" calcext:value-type="float">
            <text:p>-1</text:p>
          </table:table-cell>
          <table:table-cell table:formula="of:=AVERAGE([.C1014];[.C1015];[.C1016];[.C101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54</text:p>
          </table:table-cell>
          <table:table-cell office:value-type="float" office:value="-1" calcext:value-type="float">
            <text:p>-1</text:p>
          </table:table-cell>
          <table:table-cell table:formula="of:=AVERAGE([.B1015];[.B1016];[.B1017];[.B1018])" office:value-type="float" office:value="-1" calcext:value-type="float">
            <text:p>-1</text:p>
          </table:table-cell>
          <table:table-cell table:formula="of:=AVERAGE([.C1015];[.C1016];[.C1017];[.C10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56</text:p>
          </table:table-cell>
          <table:table-cell office:value-type="float" office:value="-1" calcext:value-type="float">
            <text:p>-1</text:p>
          </table:table-cell>
          <table:table-cell table:formula="of:=AVERAGE([.B1016];[.B1017];[.B1018];[.B1019])" office:value-type="float" office:value="-1" calcext:value-type="float">
            <text:p>-1</text:p>
          </table:table-cell>
          <table:table-cell table:formula="of:=AVERAGE([.C1016];[.C1017];[.C1018];[.C101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60</text:p>
          </table:table-cell>
          <table:table-cell office:value-type="float" office:value="-1" calcext:value-type="float">
            <text:p>-1</text:p>
          </table:table-cell>
          <table:table-cell table:formula="of:=AVERAGE([.B1017];[.B1018];[.B1019];[.B1020])" office:value-type="float" office:value="-1" calcext:value-type="float">
            <text:p>-1</text:p>
          </table:table-cell>
          <table:table-cell table:formula="of:=AVERAGE([.C1017];[.C1018];[.C1019];[.C102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62</text:p>
          </table:table-cell>
          <table:table-cell office:value-type="float" office:value="-1" calcext:value-type="float">
            <text:p>-1</text:p>
          </table:table-cell>
          <table:table-cell table:formula="of:=AVERAGE([.B1018];[.B1019];[.B1020];[.B1021])" office:value-type="float" office:value="-1" calcext:value-type="float">
            <text:p>-1</text:p>
          </table:table-cell>
          <table:table-cell table:formula="of:=AVERAGE([.C1018];[.C1019];[.C1020];[.C10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64</text:p>
          </table:table-cell>
          <table:table-cell office:value-type="float" office:value="-1" calcext:value-type="float">
            <text:p>-1</text:p>
          </table:table-cell>
          <table:table-cell table:formula="of:=AVERAGE([.B1019];[.B1020];[.B1021];[.B1022])" office:value-type="float" office:value="-1" calcext:value-type="float">
            <text:p>-1</text:p>
          </table:table-cell>
          <table:table-cell table:formula="of:=AVERAGE([.C1019];[.C1020];[.C1021];[.C102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66</text:p>
          </table:table-cell>
          <table:table-cell office:value-type="float" office:value="-1" calcext:value-type="float">
            <text:p>-1</text:p>
          </table:table-cell>
          <table:table-cell table:formula="of:=AVERAGE([.B1020];[.B1021];[.B1022];[.B1023])" office:value-type="float" office:value="-1" calcext:value-type="float">
            <text:p>-1</text:p>
          </table:table-cell>
          <table:table-cell table:formula="of:=AVERAGE([.C1020];[.C1021];[.C1022];[.C102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70</text:p>
          </table:table-cell>
          <table:table-cell office:value-type="float" office:value="-1" calcext:value-type="float">
            <text:p>-1</text:p>
          </table:table-cell>
          <table:table-cell table:formula="of:=AVERAGE([.B1021];[.B1022];[.B1023];[.B1024])" office:value-type="float" office:value="-1" calcext:value-type="float">
            <text:p>-1</text:p>
          </table:table-cell>
          <table:table-cell table:formula="of:=AVERAGE([.C1021];[.C1022];[.C1023];[.C102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72</text:p>
          </table:table-cell>
          <table:table-cell office:value-type="float" office:value="-1" calcext:value-type="float">
            <text:p>-1</text:p>
          </table:table-cell>
          <table:table-cell table:formula="of:=AVERAGE([.B1022];[.B1023];[.B1024];[.B1025])" office:value-type="float" office:value="-1" calcext:value-type="float">
            <text:p>-1</text:p>
          </table:table-cell>
          <table:table-cell table:formula="of:=AVERAGE([.C1022];[.C1023];[.C1024];[.C102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74</text:p>
          </table:table-cell>
          <table:table-cell office:value-type="float" office:value="-1" calcext:value-type="float">
            <text:p>-1</text:p>
          </table:table-cell>
          <table:table-cell table:formula="of:=AVERAGE([.B1023];[.B1024];[.B1025];[.B1026])" office:value-type="float" office:value="-1" calcext:value-type="float">
            <text:p>-1</text:p>
          </table:table-cell>
          <table:table-cell table:formula="of:=AVERAGE([.C1023];[.C1024];[.C1025];[.C102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3776</text:p>
          </table:table-cell>
          <table:table-cell office:value-type="float" office:value="-1" calcext:value-type="float">
            <text:p>-1</text:p>
          </table:table-cell>
          <table:table-cell table:formula="of:=AVERAGE([.B1024];[.B1025];[.B1026];[.B1027])" office:value-type="float" office:value="-1" calcext:value-type="float">
            <text:p>-1</text:p>
          </table:table-cell>
          <table:table-cell table:formula="of:=AVERAGE([.C1024];[.C1025];[.C1026];[.C102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4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d -s -</text:p>
          </table:table-cell>
          <table:table-cell office:value-type="string" calcext:value-type="string">
            <text:p>v -w2 data.dat &gt; data.tx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22:05:53.617406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9T22:23:57.821370832</dc:date>
    <meta:generator>LibreOffice/4.2.4.2$Linux_X86_64 LibreOffice_project/420$Build-2</meta:generator>
    <meta:editing-duration>P0D</meta:editing-duration>
    <meta:editing-cycles>1</meta:editing-cycles>
    <meta:document-statistic meta:table-count="1" meta:cell-count="40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800" chart:maximum="10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06cm" svg:height="13.468cm" xlink:href=".." xlink:type="simple" chart:class="chart:area" chart:style-name="ch1">
        <chart:legend chart:legend-position="end" svg:x="27.343cm" svg:y="6.435cm" style:legend-expansion="high" chart:style-name="ch2"/>
        <chart:plot-area chart:style-name="ch3" table:cell-range-address="Sheet1.A1:Sheet1.B913" chart:data-source-has-labels="column" svg:x="1.042cm" svg:y="1.211cm" svg:width="25.117cm" svg:height="11.568cm">
          <chartooo:coordinate-region svg:x="2.219cm" svg:y="1.41cm" svg:width="23.94cm" svg:height="9.923cm"/>
          <chart:axis chart:dimension="x" chart:name="primary-x" chart:style-name="ch4" chartooo:axis-type="auto">
            <chartooo:date-scale/>
            <chart:categories table:cell-range-address="Sheet1.A1:Sheet1.A9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913" chart:class="chart:area">
            <chart:data-point chart:repeated="9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1:Sheet1.A913</svg:desc>
                </draw:g>
              </table:table-cell>
              <table:table-cell office:value-type="float" office:value="9375">
                <text:p>9375</text:p>
                <draw:g>
                  <svg:desc>Sheet1.B1:Sheet1.B913</svg:desc>
                </draw:g>
              </table:table-cell>
            </table:table-row>
            <table:table-row>
              <table:table-cell office:value-type="string">
                <text:p>000000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00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0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1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01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0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02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03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03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04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0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04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05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05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05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6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0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7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7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10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1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1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11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11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012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12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12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13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13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1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14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15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1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1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16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1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17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17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17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2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0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1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21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22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3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23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3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24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4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5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6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26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27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7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0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3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30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1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31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32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3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033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33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34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34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3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5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35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36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36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36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37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37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40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40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4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41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41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4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2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2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3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43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43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044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44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44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45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5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5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46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6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46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4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7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7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7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47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0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0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50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51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1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51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2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52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52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5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53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53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53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53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54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54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4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4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55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5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5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5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56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5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57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57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7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57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6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602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04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06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10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12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1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1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2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62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2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63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63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63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063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640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0642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44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46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50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0652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065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656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0000660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66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664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66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7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7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7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70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70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70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07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7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71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71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71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20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22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2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2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3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732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73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3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74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74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74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75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75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7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76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76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76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77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77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77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00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00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00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0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01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01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1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02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02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2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02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03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03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0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3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4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4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04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04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05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0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5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6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0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07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07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07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07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0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0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0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10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1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1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11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11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12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1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12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2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3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3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4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4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14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14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15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15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15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16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6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6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7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7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7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17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0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0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0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21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21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21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2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2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22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2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22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2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23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3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3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4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2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24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25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25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26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26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26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2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27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2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27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27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3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0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0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0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1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1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31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31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2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32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3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33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3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3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33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4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4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3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3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35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36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6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6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6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7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7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37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4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40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40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41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41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1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41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42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2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42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42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4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43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43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43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4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44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45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4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4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5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46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46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46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46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7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47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5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50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50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1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5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51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5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52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52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526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1530</text:p>
              </table:table-cell>
              <table:table-cell office:value-type="float" office:value="9763">
                <text:p>9763</text:p>
              </table:table-cell>
            </table:table-row>
            <table:table-row>
              <table:table-cell office:value-type="string">
                <text:p>0001532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0001534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0001536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0001540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1542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54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1546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55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5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55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55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56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56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56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5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57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57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57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60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60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6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61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6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61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616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1620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162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162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6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3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3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4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64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4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4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65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5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65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656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66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66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66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66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6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67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67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67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70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7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7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71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7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71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71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72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2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2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3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73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7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73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74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74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4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4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7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5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7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6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76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6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6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7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7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77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77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0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0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01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02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02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02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02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03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3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3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3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4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4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5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5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05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05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06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06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06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06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07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7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7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7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21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0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0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0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1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1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1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11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12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12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212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12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13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13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3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3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14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14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14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5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215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15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16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16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16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6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7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7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17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17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20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20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0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1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2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21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216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2220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222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222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226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223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23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223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23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24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24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24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224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25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25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25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25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26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6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26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26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27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27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27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27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30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30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30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30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31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1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1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31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3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2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2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2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33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3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3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3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4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4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4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35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35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5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3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36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36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36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36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3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37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7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7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40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40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4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40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1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41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41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41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42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42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42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42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4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43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4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3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44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4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44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45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45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45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5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46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46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46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46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47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47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7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47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5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5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5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5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51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51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51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5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5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52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52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53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53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53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3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54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54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54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54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55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55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55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55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56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56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6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5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57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57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7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6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60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60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61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1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61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61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62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62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2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63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63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6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63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264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4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64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65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5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5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5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66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6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6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66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67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67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67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70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0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0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7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1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71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1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1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2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7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7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73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3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3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4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7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74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74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5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75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5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76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76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76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76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77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77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7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77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00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0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00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0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01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01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01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01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02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0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02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02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0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032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3034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3036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0003040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304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304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04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05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5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5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05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06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06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6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066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3070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3072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3074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3076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0003100</text:p>
              </table:table-cell>
              <table:table-cell office:value-type="float" office:value="10317">
                <text:p>10317</text:p>
              </table:table-cell>
            </table:table-row>
            <table:table-row>
              <table:table-cell office:value-type="string">
                <text:p>0003102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310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1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1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11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11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11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12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12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12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12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13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13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13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13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14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14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14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14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1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15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5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15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1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16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6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6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7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17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17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17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200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20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20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20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21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1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1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21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22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22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322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3230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323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23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23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24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24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24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24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2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5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25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325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26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26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326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27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27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27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27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30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30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3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3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31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31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31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31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32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32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32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3326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333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333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3334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333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34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34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3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34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35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35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35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3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3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36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36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36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3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37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337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337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40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0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4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4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41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1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41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1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2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42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42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4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43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343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4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4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4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